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メイリオ" svg:font-family="メイリオ"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2.517cm"/>
    </style:style>
    <style:style style:name="co2" style:family="table-column">
      <style:table-column-properties fo:break-before="auto" style:column-width="2.258cm"/>
    </style:style>
    <style:style style:name="co3" style:family="table-column">
      <style:table-column-properties fo:break-before="auto" style:column-width="50.415cm"/>
    </style:style>
    <style:style style:name="co4" style:family="table-column">
      <style:table-column-properties fo:break-before="auto" style:column-width="25.153cm"/>
    </style:style>
    <style:style style:name="ro1" style:family="table-row">
      <style:table-row-properties style:row-height="0.547cm" fo:break-before="auto" style:use-optimal-row-height="true"/>
    </style:style>
    <style:style style:name="ro2" style:family="table-row">
      <style:table-row-properties style:row-height="1.023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499cm" fo:break-before="auto" style:use-optimal-row-height="true"/>
    </style:style>
    <style:style style:name="ro5" style:family="table-row">
      <style:table-row-properties style:row-height="1.976cm" fo:break-before="auto" style:use-optimal-row-height="true"/>
    </style:style>
    <style:style style:name="ro6"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メイリオ" fo:font-size="9pt" style:font-name-asian="メイリオ" style:font-size-asian="9pt" style:font-size-complex="9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number-columns-repeated="60" table:default-cell-style-name="ce1"/>
        <table:table-row table:style-name="ro1">
          <table:table-cell office:value-type="string" calcext:value-type="string">
            <text:p>BUY</text:p>
          </table:table-cell>
          <table:table-cell office:value-type="string" calcext:value-type="string">
            <text:p>~~~</text:p>
          </table:table-cell>
          <table:table-cell office:value-type="string" calcext:value-type="string">
            <text:p>購入</text:p>
          </table:table-cell>
          <table:table-cell table:formula="of:=[.A1]&amp;[.B1]&amp;SUBSTITUTE([.C1];CHAR(10);&quot;`&quot;)" office:value-type="string" office:string-value="BUY~~~購入" calcext:value-type="string">
            <text:p>BUY~~~購入</text:p>
          </table:table-cell>
          <table:table-cell table:number-columns-repeated="60"/>
        </table:table-row>
        <table:table-row table:style-name="ro1">
          <table:table-cell office:value-type="string" calcext:value-type="string">
            <text:p>TRANSFER-TUBE</text:p>
          </table:table-cell>
          <table:table-cell office:value-type="string" calcext:value-type="string">
            <text:p>~~~</text:p>
          </table:table-cell>
          <table:table-cell office:value-type="string" calcext:value-type="string">
            <text:p>移送管</text:p>
          </table:table-cell>
          <table:table-cell table:formula="of:=[.A2]&amp;[.B2]&amp;SUBSTITUTE([.C2];CHAR(10);&quot;`&quot;)" office:value-type="string" office:string-value="TRANSFER-TUBE~~~移送管" calcext:value-type="string">
            <text:p>TRANSFER-TUBE~~~移送管</text:p>
          </table:table-cell>
          <table:table-cell table:number-columns-repeated="60"/>
        </table:table-row>
        <table:table-row table:style-name="ro1">
          <table:table-cell office:value-type="string" calcext:value-type="string">
            <text:p>POWER POLE</text:p>
          </table:table-cell>
          <table:table-cell office:value-type="string" calcext:value-type="string">
            <text:p>~~~</text:p>
          </table:table-cell>
          <table:table-cell office:value-type="string" calcext:value-type="string">
            <text:p>電柱</text:p>
          </table:table-cell>
          <table:table-cell table:formula="of:=[.A3]&amp;[.B3]&amp;SUBSTITUTE([.C3];CHAR(10);&quot;`&quot;)" office:value-type="string" office:string-value="POWER POLE~~~電柱" calcext:value-type="string">
            <text:p>POWER POLE~~~電柱</text:p>
          </table:table-cell>
          <table:table-cell table:number-columns-repeated="60"/>
        </table:table-row>
        <table:table-row table:style-name="ro1">
          <table:table-cell office:value-type="string" calcext:value-type="string">
            <text:p>LOAD STATION</text:p>
          </table:table-cell>
          <table:table-cell office:value-type="string" calcext:value-type="string">
            <text:p>~~~</text:p>
          </table:table-cell>
          <table:table-cell office:value-type="string" calcext:value-type="string">
            <text:p>ロードステーション</text:p>
          </table:table-cell>
          <table:table-cell table:formula="of:=[.A4]&amp;[.B4]&amp;SUBSTITUTE([.C4];CHAR(10);&quot;`&quot;)" office:value-type="string" office:string-value="LOAD STATION~~~ロードステーション" calcext:value-type="string">
            <text:p>LOAD STATION~~~ロードステーション</text:p>
          </table:table-cell>
          <table:table-cell table:number-columns-repeated="60"/>
        </table:table-row>
        <table:table-row table:style-name="ro1">
          <table:table-cell office:value-type="string" calcext:value-type="string">
            <text:p>UNLOAD STATION</text:p>
          </table:table-cell>
          <table:table-cell office:value-type="string" calcext:value-type="string">
            <text:p>~~~</text:p>
          </table:table-cell>
          <table:table-cell office:value-type="string" calcext:value-type="string">
            <text:p>アンロードステーション</text:p>
          </table:table-cell>
          <table:table-cell table:formula="of:=[.A5]&amp;[.B5]&amp;SUBSTITUTE([.C5];CHAR(10);&quot;`&quot;)" office:value-type="string" office:string-value="UNLOAD STATION~~~アンロードステーション" calcext:value-type="string">
            <text:p>UNLOAD STATION~~~アンロードステーション</text:p>
          </table:table-cell>
          <table:table-cell table:number-columns-repeated="60"/>
        </table:table-row>
        <table:table-row table:style-name="ro1">
          <table:table-cell office:value-type="string" calcext:value-type="string">
            <text:p>CLAWTRAIN TRACK</text:p>
          </table:table-cell>
          <table:table-cell office:value-type="string" calcext:value-type="string">
            <text:p>~~~</text:p>
          </table:table-cell>
          <table:table-cell office:value-type="string" calcext:value-type="string">
            <text:p>クレーンレール</text:p>
          </table:table-cell>
          <table:table-cell table:formula="of:=[.A6]&amp;[.B6]&amp;SUBSTITUTE([.C6];CHAR(10);&quot;`&quot;)" office:value-type="string" office:string-value="CLAWTRAIN TRACK~~~クレーンレール" calcext:value-type="string">
            <text:p>CLAWTRAIN TRACK~~~クレーンレール</text:p>
          </table:table-cell>
          <table:table-cell table:number-columns-repeated="60"/>
        </table:table-row>
        <table:table-row table:style-name="ro1">
          <table:table-cell office:value-type="string" calcext:value-type="string">
            <text:p>TRAIN TRACK</text:p>
          </table:table-cell>
          <table:table-cell office:value-type="string" calcext:value-type="string">
            <text:p>~~~</text:p>
          </table:table-cell>
          <table:table-cell office:value-type="string" calcext:value-type="string">
            <text:p>貨物列車のレール</text:p>
          </table:table-cell>
          <table:table-cell table:formula="of:=[.A7]&amp;[.B7]&amp;SUBSTITUTE([.C7];CHAR(10);&quot;`&quot;)" office:value-type="string" office:string-value="TRAIN TRACK~~~貨物列車のレール" calcext:value-type="string">
            <text:p>TRAIN TRACK~~~貨物列車のレール</text:p>
          </table:table-cell>
          <table:table-cell table:number-columns-repeated="60"/>
        </table:table-row>
        <table:table-row table:style-name="ro1">
          <table:table-cell office:value-type="string" calcext:value-type="string">
            <text:p>ROAD</text:p>
          </table:table-cell>
          <table:table-cell office:value-type="string" calcext:value-type="string">
            <text:p>~~~</text:p>
          </table:table-cell>
          <table:table-cell office:value-type="string" calcext:value-type="string">
            <text:p>道路</text:p>
          </table:table-cell>
          <table:table-cell table:formula="of:=[.A8]&amp;[.B8]&amp;SUBSTITUTE([.C8];CHAR(10);&quot;`&quot;)" office:value-type="string" office:string-value="ROAD~~~道路" calcext:value-type="string">
            <text:p>ROAD~~~道路</text:p>
          </table:table-cell>
          <table:table-cell table:number-columns-repeated="60"/>
        </table:table-row>
        <table:table-row table:style-name="ro2">
          <table:table-cell office:value-type="string" calcext:value-type="string">
            <text:p>This will destroy the factory and all of its contents, are you sure?</text:p>
          </table:table-cell>
          <table:table-cell office:value-type="string" calcext:value-type="string">
            <text:p>~~~</text:p>
          </table:table-cell>
          <table:table-cell office:value-type="string" calcext:value-type="string">
            <text:p>これにより、工場とその中身がすべて破壊されます。</text:p>
            <text:p>よろしいですか？</text:p>
          </table:table-cell>
          <table:table-cell table:formula="of:=[.A9]&amp;[.B9]&amp;SUBSTITUTE([.C9];CHAR(10);&quot;`&quot;)" office:value-type="string" office:string-value="This will destroy the factory and all of its contents, are you sure?~~~これにより、工場とその中身がすべて破壊されます。`よろしいですか？" calcext:value-type="string">
            <text:p>This will destroy the factory and all of its contents, are you sure?~~~これにより、工場とその中身がすべて破壊されます。`よろしいですか？</text:p>
          </table:table-cell>
          <table:table-cell table:number-columns-repeated="60"/>
        </table:table-row>
        <table:table-row table:style-name="ro2">
          <table:table-cell office:value-type="string" calcext:value-type="string">
            <text:p>Holds up to X cratesworth of one kind of resource. Allows the transfer of resources in and out via Transfer-Tubes.</text:p>
          </table:table-cell>
          <table:table-cell office:value-type="string" calcext:value-type="string">
            <text:p>~~~</text:p>
          </table:table-cell>
          <table:table-cell office:value-type="string" calcext:value-type="string">
            <text:p>１種類のリソースを保管します。容量は40です。</text:p>
            <text:p>リソースは、移送管を介して出し入れできます。</text:p>
          </table:table-cell>
          <table:table-cell table:formula="of:=[.A10]&amp;[.B10]&amp;SUBSTITUTE([.C10];CHAR(10);&quot;`&quot;)" office:value-type="string" office:string-value="Holds up to X cratesworth of one kind of resource. Allows the transfer of resources in and out via Transfer-Tubes.~~~１種類のリソースを保管します。容量は40です。`リソースは、移送管を介して出し入れできます。" calcext:value-type="string">
            <text:p>Holds up to X cratesworth of one kind of resource. Allows the transfer of resources in and out via Transfer-Tubes.~~~１種類のリソースを保管します。容量は40です。`リソースは、移送管を介して出し入れできます。</text:p>
          </table:table-cell>
          <table:table-cell table:number-columns-repeated="60"/>
        </table:table-row>
        <table:table-row table:style-name="ro2">
          <table:table-cell office:value-type="string" calcext:value-type="string">
            <text:p>Transfers Crates from one Conveyor to another Conveyor.</text:p>
          </table:table-cell>
          <table:table-cell office:value-type="string" calcext:value-type="string">
            <text:p>~~~</text:p>
          </table:table-cell>
          <table:table-cell office:value-type="string" calcext:value-type="string">
            <text:p>ボックスをあるステップコンベヤから別のステップコンベヤに移動します。</text:p>
            <text:p>屋内で構築する必要があります。</text:p>
          </table:table-cell>
          <table:table-cell table:formula="of:=[.A11]&amp;[.B11]&amp;SUBSTITUTE([.C11];CHAR(10);&quot;`&quot;)" office:value-type="string" office:string-value="Transfers Crates from one Conveyor to another Conveyor.~~~ボックスをあるステップコンベヤから別のステップコンベヤに移動します。`屋内で構築する必要があります。" calcext:value-type="string">
            <text:p>Transfers Crates from one Conveyor to another Conveyor.~~~ボックスをあるステップコンベヤから別のステップコンベヤに移動します。`屋内で構築する必要があります。</text:p>
          </table:table-cell>
          <table:table-cell table:number-columns-repeated="60"/>
        </table:table-row>
        <table:table-row table:style-name="ro1">
          <table:table-cell office:value-type="string" calcext:value-type="string">
            <text:p>CRATE MAKER</text:p>
          </table:table-cell>
          <table:table-cell office:value-type="string" calcext:value-type="string">
            <text:p>~~~</text:p>
          </table:table-cell>
          <table:table-cell office:value-type="string" calcext:value-type="string">
            <text:p>ボックスメーカー</text:p>
          </table:table-cell>
          <table:table-cell table:formula="of:=[.A12]&amp;[.B12]&amp;SUBSTITUTE([.C12];CHAR(10);&quot;`&quot;)" office:value-type="string" office:string-value="CRATE MAKER~~~ボックスメーカー" calcext:value-type="string">
            <text:p>CRATE MAKER~~~ボックスメーカー</text:p>
          </table:table-cell>
          <table:table-cell table:number-columns-repeated="60"/>
        </table:table-row>
        <table:table-row table:style-name="ro1">
          <table:table-cell office:value-type="string" calcext:value-type="string">
            <text:p>GREEN GRASS</text:p>
          </table:table-cell>
          <table:table-cell office:value-type="string" calcext:value-type="string">
            <text:p>~~~</text:p>
          </table:table-cell>
          <table:table-cell office:value-type="string" calcext:value-type="string">
            <text:p>緑の草</text:p>
          </table:table-cell>
          <table:table-cell table:formula="of:=[.A13]&amp;[.B13]&amp;SUBSTITUTE([.C13];CHAR(10);&quot;`&quot;)" office:value-type="string" office:string-value="GREEN GRASS~~~緑の草" calcext:value-type="string">
            <text:p>GREEN GRASS~~~緑の草</text:p>
          </table:table-cell>
          <table:table-cell table:number-columns-repeated="60"/>
        </table:table-row>
        <table:table-row table:style-name="ro1">
          <table:table-cell office:value-type="string" calcext:value-type="string">
            <text:p>NO</text:p>
          </table:table-cell>
          <table:table-cell office:value-type="string" calcext:value-type="string">
            <text:p>~~~</text:p>
          </table:table-cell>
          <table:table-cell office:value-type="string" calcext:value-type="string">
            <text:p>いいえ</text:p>
          </table:table-cell>
          <table:table-cell table:formula="of:=[.A14]&amp;[.B14]&amp;SUBSTITUTE([.C14];CHAR(10);&quot;`&quot;)" office:value-type="string" office:string-value="NO~~~いいえ" calcext:value-type="string">
            <text:p>NO~~~いいえ</text:p>
          </table:table-cell>
          <table:table-cell table:number-columns-repeated="60"/>
        </table:table-row>
        <table:table-row table:style-name="ro1">
          <table:table-cell office:value-type="string" calcext:value-type="string">
            <text:p>YES</text:p>
          </table:table-cell>
          <table:table-cell office:value-type="string" calcext:value-type="string">
            <text:p>~~~</text:p>
          </table:table-cell>
          <table:table-cell office:value-type="string" calcext:value-type="string">
            <text:p>はい</text:p>
          </table:table-cell>
          <table:table-cell table:formula="of:=[.A15]&amp;[.B15]&amp;SUBSTITUTE([.C15];CHAR(10);&quot;`&quot;)" office:value-type="string" office:string-value="YES~~~はい" calcext:value-type="string">
            <text:p>YES~~~はい</text:p>
          </table:table-cell>
          <table:table-cell table:number-columns-repeated="60"/>
        </table:table-row>
        <table:table-row table:style-name="ro1">
          <table:table-cell office:value-type="string" calcext:value-type="string">
            <text:p>GREEN</text:p>
          </table:table-cell>
          <table:table-cell office:value-type="string" calcext:value-type="string">
            <text:p>~~~</text:p>
          </table:table-cell>
          <table:table-cell office:value-type="string" calcext:value-type="string">
            <text:p>緑</text:p>
          </table:table-cell>
          <table:table-cell table:formula="of:=[.A16]&amp;[.B16]&amp;SUBSTITUTE([.C16];CHAR(10);&quot;`&quot;)" office:value-type="string" office:string-value="GREEN~~~緑" calcext:value-type="string">
            <text:p>GREEN~~~緑</text:p>
          </table:table-cell>
          <table:table-cell table:number-columns-repeated="60"/>
        </table:table-row>
        <table:table-row table:style-name="ro1">
          <table:table-cell office:value-type="string" calcext:value-type="string">
            <text:p>RED</text:p>
          </table:table-cell>
          <table:table-cell office:value-type="string" calcext:value-type="string">
            <text:p>~~~</text:p>
          </table:table-cell>
          <table:table-cell office:value-type="string" calcext:value-type="string">
            <text:p>赤</text:p>
          </table:table-cell>
          <table:table-cell table:formula="of:=[.A17]&amp;[.B17]&amp;SUBSTITUTE([.C17];CHAR(10);&quot;`&quot;)" office:value-type="string" office:string-value="RED~~~赤" calcext:value-type="string">
            <text:p>RED~~~赤</text:p>
          </table:table-cell>
          <table:table-cell table:number-columns-repeated="60"/>
        </table:table-row>
        <table:table-row table:style-name="ro3">
          <table:table-cell office:value-type="string" calcext:value-type="string">
            <text:p>DroneBayInfo</text:p>
          </table:table-cell>
          <table:table-cell office:value-type="string" calcext:value-type="string">
            <text:p>~~~</text:p>
          </table:table-cell>
          <table:table-cell office:value-type="string" calcext:value-type="string">
            <text:p>DroneBayInfoDroneBayInfoDroneBayInfoDroneBayInfoDroneBayInfopppppppppppppppppppppppppppppppppppppppppppp##Only connects to:##_conveyorImage</text:p>
          </table:table-cell>
          <table:table-cell table:formula="of:=[.A18]&amp;[.B18]&amp;SUBSTITUTE([.C18];CHAR(10);&quot;`&quot;)" office:value-type="string" office:string-value="DroneBayInfo~~~DroneBayInfoDroneBayInfoDroneBayInfoDroneBayInfoDroneBayInfopppppppppppppppppppppppppppppppppppppppppppp##Only connects to:##_conveyorImage" calcext:value-type="string">
            <text:p>DroneBayInfo~~~DroneBayInfoDroneBayInfoDroneBayInfoDroneBayInfoDroneBayInfopppppppppppppppppppppppppppppppppppppppppppp##Only connects to:##_conveyorImage</text:p>
          </table:table-cell>
          <table:table-cell table:number-columns-repeated="60"/>
        </table:table-row>
        <table:table-row table:style-name="ro1">
          <table:table-cell office:value-type="string" calcext:value-type="string">
            <text:p>Must unlock Water Works before unlocking farms</text:p>
          </table:table-cell>
          <table:table-cell office:value-type="string" calcext:value-type="string">
            <text:p>~~~</text:p>
          </table:table-cell>
          <table:table-cell office:value-type="string" calcext:value-type="string">
            <text:p>農場のロックを解除する前に水をロック解除する必要があります</text:p>
          </table:table-cell>
          <table:table-cell table:formula="of:=[.A19]&amp;[.B19]&amp;SUBSTITUTE([.C19];CHAR(10);&quot;`&quot;)" office:value-type="string" office:string-value="Must unlock Water Works before unlocking farms~~~農場のロックを解除する前に水をロック解除する必要があります" calcext:value-type="string">
            <text:p>Must unlock Water Works before unlocking farms~~~農場のロックを解除する前に水をロック解除する必要があります</text:p>
          </table:table-cell>
          <table:table-cell table:number-columns-repeated="60"/>
        </table:table-row>
        <table:table-row table:style-name="ro2">
          <table:table-cell office:value-type="string" calcext:value-type="string">
            <text:p>This will destroy the factory and all of its contents, are you sure?</text:p>
          </table:table-cell>
          <table:table-cell office:value-type="string" calcext:value-type="string">
            <text:p>~~~</text:p>
          </table:table-cell>
          <table:table-cell office:value-type="string" calcext:value-type="string">
            <text:p>これにより、工場とその中身がすべて破壊されます。</text:p>
            <text:p>よろしいですか？</text:p>
          </table:table-cell>
          <table:table-cell table:formula="of:=[.A20]&amp;[.B20]&amp;SUBSTITUTE([.C20];CHAR(10);&quot;`&quot;)" office:value-type="string" office:string-value="This will destroy the factory and all of its contents, are you sure?~~~これにより、工場とその中身がすべて破壊されます。`よろしいですか？" calcext:value-type="string">
            <text:p>This will destroy the factory and all of its contents, are you sure?~~~これにより、工場とその中身がすべて破壊されます。`よろしいですか？</text:p>
          </table:table-cell>
          <table:table-cell table:number-columns-repeated="60"/>
        </table:table-row>
        <table:table-row table:style-name="ro1">
          <table:table-cell office:value-type="string" calcext:value-type="string">
            <text:p>FACTORY</text:p>
          </table:table-cell>
          <table:table-cell office:value-type="string" calcext:value-type="string">
            <text:p>~~~</text:p>
          </table:table-cell>
          <table:table-cell office:value-type="string" calcext:value-type="string">
            <text:p>工場</text:p>
          </table:table-cell>
          <table:table-cell table:formula="of:=[.A21]&amp;[.B21]&amp;SUBSTITUTE([.C21];CHAR(10);&quot;`&quot;)" office:value-type="string" office:string-value="FACTORY~~~工場" calcext:value-type="string">
            <text:p>FACTORY~~~工場</text:p>
          </table:table-cell>
          <table:table-cell table:number-columns-repeated="60"/>
        </table:table-row>
        <table:table-row table:style-name="ro1">
          <table:table-cell office:value-type="string" calcext:value-type="string">
            <text:p>POWER CONNECTED</text:p>
          </table:table-cell>
          <table:table-cell office:value-type="string" calcext:value-type="string">
            <text:p>~~~</text:p>
          </table:table-cell>
          <table:table-cell office:value-type="string" calcext:value-type="string">
            <text:p>電力</text:p>
          </table:table-cell>
          <table:table-cell table:formula="of:=[.A22]&amp;[.B22]&amp;SUBSTITUTE([.C22];CHAR(10);&quot;`&quot;)" office:value-type="string" office:string-value="POWER CONNECTED~~~電力" calcext:value-type="string">
            <text:p>POWER CONNECTED~~~電力</text:p>
          </table:table-cell>
          <table:table-cell table:number-columns-repeated="60"/>
        </table:table-row>
        <table:table-row table:style-name="ro1">
          <table:table-cell office:value-type="string" calcext:value-type="string">
            <text:p>WATER CONNECTED</text:p>
          </table:table-cell>
          <table:table-cell office:value-type="string" calcext:value-type="string">
            <text:p>~~~</text:p>
          </table:table-cell>
          <table:table-cell office:value-type="string" calcext:value-type="string">
            <text:p>水</text:p>
          </table:table-cell>
          <table:table-cell table:formula="of:=[.A23]&amp;[.B23]&amp;SUBSTITUTE([.C23];CHAR(10);&quot;`&quot;)" office:value-type="string" office:string-value="WATER CONNECTED~~~水" calcext:value-type="string">
            <text:p>WATER CONNECTED~~~水</text:p>
          </table:table-cell>
          <table:table-cell table:number-columns-repeated="60"/>
        </table:table-row>
        <table:table-row table:style-name="ro1">
          <table:table-cell office:value-type="string" calcext:value-type="string">
            <text:p>CONTAINER</text:p>
          </table:table-cell>
          <table:table-cell office:value-type="string" calcext:value-type="string">
            <text:p>~~~</text:p>
          </table:table-cell>
          <table:table-cell office:value-type="string" calcext:value-type="string">
            <text:p>タンク</text:p>
          </table:table-cell>
          <table:table-cell table:formula="of:=[.A24]&amp;[.B24]&amp;SUBSTITUTE([.C24];CHAR(10);&quot;`&quot;)" office:value-type="string" office:string-value="CONTAINER~~~タンク" calcext:value-type="string">
            <text:p>CONTAINER~~~タンク</text:p>
          </table:table-cell>
          <table:table-cell table:number-columns-repeated="60"/>
        </table:table-row>
        <table:table-row table:style-name="ro1">
          <table:table-cell office:value-type="string" calcext:value-type="string">
            <text:p>ACCEPTED RESOURCE:</text:p>
          </table:table-cell>
          <table:table-cell office:value-type="string" calcext:value-type="string">
            <text:p>~~~</text:p>
          </table:table-cell>
          <table:table-cell office:value-type="string" calcext:value-type="string">
            <text:p>受け入れられたリソース：</text:p>
          </table:table-cell>
          <table:table-cell table:formula="of:=[.A25]&amp;[.B25]&amp;SUBSTITUTE([.C25];CHAR(10);&quot;`&quot;)" office:value-type="string" office:string-value="ACCEPTED RESOURCE:~~~受け入れられたリソース：" calcext:value-type="string">
            <text:p>ACCEPTED RESOURCE:~~~受け入れられたリソース：</text:p>
          </table:table-cell>
          <table:table-cell table:number-columns-repeated="60"/>
        </table:table-row>
        <table:table-row table:style-name="ro1">
          <table:table-cell office:value-type="string" calcext:value-type="string">
            <text:p>ACCEPTED RESOURCES:</text:p>
          </table:table-cell>
          <table:table-cell office:value-type="string" calcext:value-type="string">
            <text:p>~~~</text:p>
          </table:table-cell>
          <table:table-cell office:value-type="string" calcext:value-type="string">
            <text:p>受け入れられたリソース：</text:p>
          </table:table-cell>
          <table:table-cell table:formula="of:=[.A26]&amp;[.B26]&amp;SUBSTITUTE([.C26];CHAR(10);&quot;`&quot;)" office:value-type="string" office:string-value="ACCEPTED RESOURCES:~~~受け入れられたリソース：" calcext:value-type="string">
            <text:p>ACCEPTED RESOURCES:~~~受け入れられたリソース：</text:p>
          </table:table-cell>
          <table:table-cell table:number-columns-repeated="60"/>
        </table:table-row>
        <table:table-row table:style-name="ro1">
          <table:table-cell office:value-type="string" calcext:value-type="string">
            <text:p>CONTAINS:</text:p>
          </table:table-cell>
          <table:table-cell office:value-type="string" calcext:value-type="string">
            <text:p>~~~</text:p>
          </table:table-cell>
          <table:table-cell office:value-type="string" calcext:value-type="string">
            <text:p>確保：</text:p>
          </table:table-cell>
          <table:table-cell table:formula="of:=[.A27]&amp;[.B27]&amp;SUBSTITUTE([.C27];CHAR(10);&quot;`&quot;)" office:value-type="string" office:string-value="CONTAINS:~~~確保：" calcext:value-type="string">
            <text:p>CONTAINS:~~~確保：</text:p>
          </table:table-cell>
          <table:table-cell table:number-columns-repeated="60"/>
        </table:table-row>
        <table:table-row table:style-name="ro1">
          <table:table-cell office:value-type="string" calcext:value-type="string">
            <text:p>DESTROY CONTENTS</text:p>
          </table:table-cell>
          <table:table-cell office:value-type="string" calcext:value-type="string">
            <text:p>~~~</text:p>
          </table:table-cell>
          <table:table-cell office:value-type="string" calcext:value-type="string">
            <text:p>リソースを破棄</text:p>
          </table:table-cell>
          <table:table-cell table:formula="of:=[.A28]&amp;[.B28]&amp;SUBSTITUTE([.C28];CHAR(10);&quot;`&quot;)" office:value-type="string" office:string-value="DESTROY CONTENTS~~~リソースを破棄" calcext:value-type="string">
            <text:p>DESTROY CONTENTS~~~リソースを破棄</text:p>
          </table:table-cell>
          <table:table-cell table:number-columns-repeated="60"/>
        </table:table-row>
        <table:table-row table:style-name="ro1">
          <table:table-cell office:value-type="string" calcext:value-type="string">
            <text:p>ANY</text:p>
          </table:table-cell>
          <table:table-cell office:value-type="string" calcext:value-type="string">
            <text:p>~~~</text:p>
          </table:table-cell>
          <table:table-cell office:value-type="string" calcext:value-type="string">
            <text:p>どれか</text:p>
          </table:table-cell>
          <table:table-cell table:formula="of:=[.A29]&amp;[.B29]&amp;SUBSTITUTE([.C29];CHAR(10);&quot;`&quot;)" office:value-type="string" office:string-value="ANY~~~どれか" calcext:value-type="string">
            <text:p>ANY~~~どれか</text:p>
          </table:table-cell>
          <table:table-cell table:number-columns-repeated="60"/>
        </table:table-row>
        <table:table-row table:style-name="ro1">
          <table:table-cell office:value-type="string" calcext:value-type="string">
            <text:p>REMOTE CONNECTOR</text:p>
          </table:table-cell>
          <table:table-cell office:value-type="string" calcext:value-type="string">
            <text:p>~~~</text:p>
          </table:table-cell>
          <table:table-cell office:value-type="string" calcext:value-type="string">
            <text:p>リモートコネクタ</text:p>
          </table:table-cell>
          <table:table-cell table:formula="of:=[.A30]&amp;[.B30]&amp;SUBSTITUTE([.C30];CHAR(10);&quot;`&quot;)" office:value-type="string" office:string-value="REMOTE CONNECTOR~~~リモートコネクタ" calcext:value-type="string">
            <text:p>REMOTE CONNECTOR~~~リモートコネクタ</text:p>
          </table:table-cell>
          <table:table-cell table:number-columns-repeated="60"/>
        </table:table-row>
        <table:table-row table:style-name="ro4">
          <table:table-cell office:value-type="string" calcext:value-type="string">
            <text:p>REMOTCONNECTORDESCREMOTCONNECTORDESCREMOTCONNECTORDESCREMOTCONNECTORDESCREMOTCONNECTORDESC</text:p>
          </table:table-cell>
          <table:table-cell office:value-type="string" calcext:value-type="string">
            <text:p>~~~</text:p>
          </table:table-cell>
          <table:table-cell office:value-type="string" calcext:value-type="string">
            <text:p>同じ工場内のコンテナに直接接続します。 </text:p>
            <text:p>接続を形成するには、コンテナを一致する色に設定する必要があります。</text:p>
            <text:p>特定の色に設定できるのは、工場ごとに1つのコンテナのみです。</text:p>
          </table:table-cell>
          <table:table-cell table:formula="of:=[.A31]&amp;[.B31]&amp;SUBSTITUTE([.C31];CHAR(10);&quot;`&quot;)" office:value-type="string" office:string-value="REMOTCONNECTORDESCREMOTCONNECTORDESCREMOTCONNECTORDESCREMOTCONNECTORDESCREMOTCONNECTORDESC~~~同じ工場内のコンテナに直接接続します。 `接続を形成するには、コンテナを一致する色に設定する必要があります。`特定の色に設定できるのは、工場ごとに1つのコンテナのみです。" calcext:value-type="string">
            <text:p>REMOTCONNECTORDESCREMOTCONNECTORDESCREMOTCONNECTORDESCREMOTCONNECTORDESCREMOTCONNECTORDESC~~~同じ工場内のコンテナに直接接続します。 `接続を形成するには、コンテナを一致する色に設定する必要があります。`特定の色に設定できるのは、工場ごとに1つのコンテナのみです。</text:p>
          </table:table-cell>
          <table:table-cell table:number-columns-repeated="60"/>
        </table:table-row>
        <table:table-row table:style-name="ro1">
          <table:table-cell office:value-type="string" calcext:value-type="string">
            <text:p>TRANSFER-CLAW</text:p>
          </table:table-cell>
          <table:table-cell office:value-type="string" calcext:value-type="string">
            <text:p>~~~</text:p>
          </table:table-cell>
          <table:table-cell office:value-type="string" calcext:value-type="string">
            <text:p>搬送クレーン</text:p>
          </table:table-cell>
          <table:table-cell table:formula="of:=[.A32]&amp;[.B32]&amp;SUBSTITUTE([.C32];CHAR(10);&quot;`&quot;)" office:value-type="string" office:string-value="TRANSFER-CLAW~~~搬送クレーン" calcext:value-type="string">
            <text:p>TRANSFER-CLAW~~~搬送クレーン</text:p>
          </table:table-cell>
          <table:table-cell table:number-columns-repeated="60"/>
        </table:table-row>
        <table:table-row table:style-name="ro1">
          <table:table-cell office:value-type="string" calcext:value-type="string">
            <text:p>POWER STATION</text:p>
          </table:table-cell>
          <table:table-cell office:value-type="string" calcext:value-type="string">
            <text:p>~~~</text:p>
          </table:table-cell>
          <table:table-cell office:value-type="string" calcext:value-type="string">
            <text:p>発電所</text:p>
          </table:table-cell>
          <table:table-cell table:formula="of:=[.A33]&amp;[.B33]&amp;SUBSTITUTE([.C33];CHAR(10);&quot;`&quot;)" office:value-type="string" office:string-value="POWER STATION~~~発電所" calcext:value-type="string">
            <text:p>POWER STATION~~~発電所</text:p>
          </table:table-cell>
          <table:table-cell table:number-columns-repeated="60"/>
        </table:table-row>
        <table:table-row table:style-name="ro1">
          <table:table-cell office:value-type="string" calcext:value-type="string">
            <text:p>POWER STATIONDESC</text:p>
          </table:table-cell>
          <table:table-cell office:value-type="string" calcext:value-type="string">
            <text:p>~~~</text:p>
          </table:table-cell>
          <table:table-cell office:value-type="string" calcext:value-type="string">
            <text:p>電気を作り出す</text:p>
          </table:table-cell>
          <table:table-cell table:formula="of:=[.A34]&amp;[.B34]&amp;SUBSTITUTE([.C34];CHAR(10);&quot;`&quot;)" office:value-type="string" office:string-value="POWER STATIONDESC~~~電気を作り出す" calcext:value-type="string">
            <text:p>POWER STATIONDESC~~~電気を作り出す</text:p>
          </table:table-cell>
          <table:table-cell table:number-columns-repeated="60"/>
        </table:table-row>
        <table:table-row table:style-name="ro1">
          <table:table-cell office:value-type="string" calcext:value-type="string">
            <text:p>POWER POLEDESC</text:p>
          </table:table-cell>
          <table:table-cell office:value-type="string" calcext:value-type="string">
            <text:p>~~~</text:p>
          </table:table-cell>
          <table:table-cell office:value-type="string" calcext:value-type="string">
            <text:p>発電所からの電力を、それを必要とするさまざまな構造物に運びます。</text:p>
          </table:table-cell>
          <table:table-cell table:formula="of:=[.A35]&amp;[.B35]&amp;SUBSTITUTE([.C35];CHAR(10);&quot;`&quot;)" office:value-type="string" office:string-value="POWER POLEDESC~~~発電所からの電力を、それを必要とするさまざまな構造物に運びます。" calcext:value-type="string">
            <text:p>POWER POLEDESC~~~発電所からの電力を、それを必要とするさまざまな構造物に運びます。</text:p>
          </table:table-cell>
          <table:table-cell table:number-columns-repeated="60"/>
        </table:table-row>
        <table:table-row table:style-name="ro1">
          <table:table-cell office:value-type="string" calcext:value-type="string">
            <text:p>ACCEPTED CONTENTS:</text:p>
          </table:table-cell>
          <table:table-cell office:value-type="string" calcext:value-type="string">
            <text:p>~~~</text:p>
          </table:table-cell>
          <table:table-cell office:value-type="string" calcext:value-type="string">
            <text:p>許容されるリソース：</text:p>
          </table:table-cell>
          <table:table-cell table:formula="of:=[.A36]&amp;[.B36]&amp;SUBSTITUTE([.C36];CHAR(10);&quot;`&quot;)" office:value-type="string" office:string-value="ACCEPTED CONTENTS:~~~許容されるリソース：" calcext:value-type="string">
            <text:p>ACCEPTED CONTENTS:~~~許容されるリソース：</text:p>
          </table:table-cell>
          <table:table-cell table:number-columns-repeated="60"/>
        </table:table-row>
        <table:table-row table:style-name="ro1">
          <table:table-cell office:value-type="string" calcext:value-type="string">
            <text:p>ALL</text:p>
          </table:table-cell>
          <table:table-cell office:value-type="string" calcext:value-type="string">
            <text:p>~~~</text:p>
          </table:table-cell>
          <table:table-cell office:value-type="string" calcext:value-type="string">
            <text:p>すべて</text:p>
          </table:table-cell>
          <table:table-cell table:formula="of:=[.A37]&amp;[.B37]&amp;SUBSTITUTE([.C37];CHAR(10);&quot;`&quot;)" office:value-type="string" office:string-value="ALL~~~すべて" calcext:value-type="string">
            <text:p>ALL~~~すべて</text:p>
          </table:table-cell>
          <table:table-cell table:number-columns-repeated="60"/>
        </table:table-row>
        <table:table-row table:style-name="ro1">
          <table:table-cell office:value-type="string" calcext:value-type="string">
            <text:p>NONE</text:p>
          </table:table-cell>
          <table:table-cell office:value-type="string" calcext:value-type="string">
            <text:p>~~~</text:p>
          </table:table-cell>
          <table:table-cell office:value-type="string" calcext:value-type="string">
            <text:p>無し</text:p>
          </table:table-cell>
          <table:table-cell table:formula="of:=[.A38]&amp;[.B38]&amp;SUBSTITUTE([.C38];CHAR(10);&quot;`&quot;)" office:value-type="string" office:string-value="NONE~~~無し" calcext:value-type="string">
            <text:p>NONE~~~無し</text:p>
          </table:table-cell>
          <table:table-cell table:number-columns-repeated="60"/>
        </table:table-row>
        <table:table-row table:style-name="ro1">
          <table:table-cell office:value-type="string" calcext:value-type="string">
            <text:p>SKIP EVERY:</text:p>
          </table:table-cell>
          <table:table-cell office:value-type="string" calcext:value-type="string">
            <text:p>~~~</text:p>
          </table:table-cell>
          <table:table-cell office:value-type="string" calcext:value-type="string">
            <text:p>スキップ：</text:p>
          </table:table-cell>
          <table:table-cell table:formula="of:=[.A39]&amp;[.B39]&amp;SUBSTITUTE([.C39];CHAR(10);&quot;`&quot;)" office:value-type="string" office:string-value="SKIP EVERY:~~~スキップ：" calcext:value-type="string">
            <text:p>SKIP EVERY:~~~スキップ：</text:p>
          </table:table-cell>
          <table:table-cell table:number-columns-repeated="60"/>
        </table:table-row>
        <table:table-row table:style-name="ro3">
          <table:table-cell office:value-type="string" calcext:value-type="string">
            <text:p>OFF</text:p>
          </table:table-cell>
          <table:table-cell office:value-type="string" calcext:value-type="string">
            <text:p>~~~</text:p>
          </table:table-cell>
          <table:table-cell office:value-type="string" calcext:value-type="string">
            <text:p>OFF</text:p>
          </table:table-cell>
          <table:table-cell table:formula="of:=[.A40]&amp;[.B40]&amp;SUBSTITUTE([.C40];CHAR(10);&quot;`&quot;)" office:value-type="string" office:string-value="OFF~~~OFF" calcext:value-type="string">
            <text:p>OFF~~~OFF</text:p>
          </table:table-cell>
          <table:table-cell table:number-columns-repeated="60"/>
        </table:table-row>
        <table:table-row table:style-name="ro3">
          <table:table-cell office:value-type="string" calcext:value-type="string">
            <text:p>ON</text:p>
          </table:table-cell>
          <table:table-cell office:value-type="string" calcext:value-type="string">
            <text:p>~~~</text:p>
          </table:table-cell>
          <table:table-cell office:value-type="string" calcext:value-type="string">
            <text:p>ON</text:p>
          </table:table-cell>
          <table:table-cell table:formula="of:=[.A41]&amp;[.B41]&amp;SUBSTITUTE([.C41];CHAR(10);&quot;`&quot;)" office:value-type="string" office:string-value="ON~~~ON" calcext:value-type="string">
            <text:p>ON~~~ON</text:p>
          </table:table-cell>
          <table:table-cell table:number-columns-repeated="60"/>
        </table:table-row>
        <table:table-row table:style-name="ro1">
          <table:table-cell office:value-type="string" calcext:value-type="string">
            <text:p>DRONE PRIORITY:</text:p>
          </table:table-cell>
          <table:table-cell office:value-type="string" calcext:value-type="string">
            <text:p>~~~</text:p>
          </table:table-cell>
          <table:table-cell office:value-type="string" calcext:value-type="string">
            <text:p>ドローンの優先度：</text:p>
          </table:table-cell>
          <table:table-cell table:formula="of:=[.A42]&amp;[.B42]&amp;SUBSTITUTE([.C42];CHAR(10);&quot;`&quot;)" office:value-type="string" office:string-value="DRONE PRIORITY:~~~ドローンの優先度：" calcext:value-type="string">
            <text:p>DRONE PRIORITY:~~~ドローンの優先度：</text:p>
          </table:table-cell>
          <table:table-cell table:number-columns-repeated="60"/>
        </table:table-row>
        <table:table-row table:style-name="ro1">
          <table:table-cell office:value-type="string" calcext:value-type="string">
            <text:p>ACTIVE CRATES:</text:p>
          </table:table-cell>
          <table:table-cell office:value-type="string" calcext:value-type="string">
            <text:p>~~~</text:p>
          </table:table-cell>
          <table:table-cell office:value-type="string" calcext:value-type="string">
            <text:p>使用中のボックスの数：</text:p>
          </table:table-cell>
          <table:table-cell table:formula="of:=[.A43]&amp;[.B43]&amp;SUBSTITUTE([.C43];CHAR(10);&quot;`&quot;)" office:value-type="string" office:string-value="ACTIVE CRATES:~~~使用中のボックスの数：" calcext:value-type="string">
            <text:p>ACTIVE CRATES:~~~使用中のボックスの数：</text:p>
          </table:table-cell>
          <table:table-cell table:number-columns-repeated="60"/>
        </table:table-row>
        <table:table-row table:style-name="ro1">
          <table:table-cell office:value-type="string" calcext:value-type="string">
            <text:p>HIGH</text:p>
          </table:table-cell>
          <table:table-cell office:value-type="string" calcext:value-type="string">
            <text:p>~~~</text:p>
          </table:table-cell>
          <table:table-cell office:value-type="string" calcext:value-type="string">
            <text:p>高</text:p>
          </table:table-cell>
          <table:table-cell table:formula="of:=[.A44]&amp;[.B44]&amp;SUBSTITUTE([.C44];CHAR(10);&quot;`&quot;)" office:value-type="string" office:string-value="HIGH~~~高" calcext:value-type="string">
            <text:p>HIGH~~~高</text:p>
          </table:table-cell>
          <table:table-cell table:number-columns-repeated="60"/>
        </table:table-row>
        <table:table-row table:style-name="ro1">
          <table:table-cell office:value-type="string" calcext:value-type="string">
            <text:p>MEDIUM</text:p>
          </table:table-cell>
          <table:table-cell office:value-type="string" calcext:value-type="string">
            <text:p>~~~</text:p>
          </table:table-cell>
          <table:table-cell office:value-type="string" calcext:value-type="string">
            <text:p>中</text:p>
          </table:table-cell>
          <table:table-cell table:formula="of:=[.A45]&amp;[.B45]&amp;SUBSTITUTE([.C45];CHAR(10);&quot;`&quot;)" office:value-type="string" office:string-value="MEDIUM~~~中" calcext:value-type="string">
            <text:p>MEDIUM~~~中</text:p>
          </table:table-cell>
          <table:table-cell table:number-columns-repeated="60"/>
        </table:table-row>
        <table:table-row table:style-name="ro1">
          <table:table-cell office:value-type="string" calcext:value-type="string">
            <text:p>LOW</text:p>
          </table:table-cell>
          <table:table-cell office:value-type="string" calcext:value-type="string">
            <text:p>~~~</text:p>
          </table:table-cell>
          <table:table-cell office:value-type="string" calcext:value-type="string">
            <text:p>低</text:p>
          </table:table-cell>
          <table:table-cell table:formula="of:=[.A46]&amp;[.B46]&amp;SUBSTITUTE([.C46];CHAR(10);&quot;`&quot;)" office:value-type="string" office:string-value="LOW~~~低" calcext:value-type="string">
            <text:p>LOW~~~低</text:p>
          </table:table-cell>
          <table:table-cell table:number-columns-repeated="60"/>
        </table:table-row>
        <table:table-row table:style-name="ro1">
          <table:table-cell office:value-type="string" calcext:value-type="string">
            <text:p>OFF</text:p>
          </table:table-cell>
          <table:table-cell office:value-type="string" calcext:value-type="string">
            <text:p>~~~</text:p>
          </table:table-cell>
          <table:table-cell office:value-type="string" calcext:value-type="string">
            <text:p>オフ</text:p>
          </table:table-cell>
          <table:table-cell table:formula="of:=[.A47]&amp;[.B47]&amp;SUBSTITUTE([.C47];CHAR(10);&quot;`&quot;)" office:value-type="string" office:string-value="OFF~~~オフ" calcext:value-type="string">
            <text:p>OFF~~~オフ</text:p>
          </table:table-cell>
          <table:table-cell table:number-columns-repeated="60"/>
        </table:table-row>
        <table:table-row table:style-name="ro1">
          <table:table-cell office:value-type="string" calcext:value-type="string">
            <text:p>CONTENTS</text:p>
          </table:table-cell>
          <table:table-cell office:value-type="string" calcext:value-type="string">
            <text:p>~~~</text:p>
          </table:table-cell>
          <table:table-cell office:value-type="string" calcext:value-type="string">
            <text:p>ホールディングス</text:p>
          </table:table-cell>
          <table:table-cell table:formula="of:=[.A48]&amp;[.B48]&amp;SUBSTITUTE([.C48];CHAR(10);&quot;`&quot;)" office:value-type="string" office:string-value="CONTENTS~~~ホールディングス" calcext:value-type="string">
            <text:p>CONTENTS~~~ホールディングス</text:p>
          </table:table-cell>
          <table:table-cell table:number-columns-repeated="60"/>
        </table:table-row>
        <table:table-row table:style-name="ro5">
          <table:table-cell office:value-type="string" calcext:value-type="string">
            <text:p>CrateMakerDescriptionCrateMakerDescriptionCrateMakerDescription</text:p>
          </table:table-cell>
          <table:table-cell office:value-type="string" calcext:value-type="string">
            <text:p>~~~</text:p>
          </table:table-cell>
          <table:table-cell office:value-type="string" calcext:value-type="string">
            <text:p>ボックスを構築し、ステップコンベアまたはアンロードステーションに出力します。</text:p>
            <text:p>作成中にボックスを満たすことができるオプションの入力ポートがあります。</text:p>
            <text:p>屋内でも屋外でも構築できます。 </text:p>
            <text:p>（30個のボックス生産に制限されます。 ボックスは、さらにボックスを作成する前に出荷または破壊する必要があります。）</text:p>
          </table:table-cell>
          <table:table-cell table:formula="of:=[.A49]&amp;[.B49]&amp;SUBSTITUTE([.C49];CHAR(10);&quot;`&quot;)" office:value-type="string" office:string-value="CrateMakerDescriptionCrateMakerDescriptionCrateMakerDescription~~~ボックスを構築し、ステップコンベアまたはアンロードステーションに出力します。`作成中にボックスを満たすことができるオプションの入力ポートがあります。`屋内でも屋外でも構築できます。 `（30個のボックス生産に制限されます。 ボックスは、さらにボックスを作成する前に出荷または破壊する必要があります。）" calcext:value-type="string">
            <text:p>CrateMakerDescriptionCrateMakerDescriptionCrateMakerDescription~~~ボックスを構築し、ステップコンベアまたはアンロードステーションに出力します。`作成中にボックスを満たすことができるオプションの入力ポートがあります。`屋内でも屋外でも構築できます。 `（30個のボックス生産に制限されます。 ボックスは、さらにボックスを作成する前に出荷または破壊する必要があります。）</text:p>
          </table:table-cell>
          <table:table-cell table:number-columns-repeated="60"/>
        </table:table-row>
        <table:table-row table:style-name="ro1">
          <table:table-cell office:value-type="string" calcext:value-type="string">
            <text:p>ClawTrainPickupStopDescClawTrainPickupStopDescClawTrainPickupStopDesc</text:p>
          </table:table-cell>
          <table:table-cell office:value-type="string" calcext:value-type="string">
            <text:p>~~~</text:p>
          </table:table-cell>
          <table:table-cell office:value-type="string" calcext:value-type="string">
            <text:p>通過するクレーンに、その下のロード/アンロードステーションでボックスを拾うように指示します。</text:p>
          </table:table-cell>
          <table:table-cell table:formula="of:=[.A50]&amp;[.B50]&amp;SUBSTITUTE([.C50];CHAR(10);&quot;`&quot;)" office:value-type="string" office:string-value="ClawTrainPickupStopDescClawTrainPickupStopDescClawTrainPickupStopDesc~~~通過するクレーンに、その下のロード/アンロードステーションでボックスを拾うように指示します。" calcext:value-type="string">
            <text:p>ClawTrainPickupStopDescClawTrainPickupStopDescClawTrainPickupStopDesc~~~通過するクレーンに、その下のロード/アンロードステーションでボックスを拾うように指示します。</text:p>
          </table:table-cell>
          <table:table-cell table:number-columns-repeated="60"/>
        </table:table-row>
        <table:table-row table:style-name="ro1">
          <table:table-cell office:value-type="string" calcext:value-type="string">
            <text:p>CLAWTRAIN PICK-UP STOP</text:p>
          </table:table-cell>
          <table:table-cell office:value-type="string" calcext:value-type="string">
            <text:p>~~~</text:p>
          </table:table-cell>
          <table:table-cell office:value-type="string" calcext:value-type="string">
            <text:p>クレーンレールピックアップストップ</text:p>
          </table:table-cell>
          <table:table-cell table:formula="of:=[.A51]&amp;[.B51]&amp;SUBSTITUTE([.C51];CHAR(10);&quot;`&quot;)" office:value-type="string" office:string-value="CLAWTRAIN PICK-UP STOP~~~クレーンレールピックアップストップ" calcext:value-type="string">
            <text:p>CLAWTRAIN PICK-UP STOP~~~クレーンレールピックアップストップ</text:p>
          </table:table-cell>
          <table:table-cell table:number-columns-repeated="60"/>
        </table:table-row>
        <table:table-row table:style-name="ro1">
          <table:table-cell office:value-type="string" calcext:value-type="string">
            <text:p>ClawTrainDropOffStopDescClawTrainDropOffStopDescClawTrainDropOffStopDesc</text:p>
          </table:table-cell>
          <table:table-cell office:value-type="string" calcext:value-type="string">
            <text:p>~~~</text:p>
          </table:table-cell>
          <table:table-cell office:value-type="string" calcext:value-type="string">
            <text:p>通過するクレーンに、現在保持しているボックスをその下のロード/アンロードステーションに降ろすように命令します。</text:p>
          </table:table-cell>
          <table:table-cell table:formula="of:=[.A52]&amp;[.B52]&amp;SUBSTITUTE([.C52];CHAR(10);&quot;`&quot;)" office:value-type="string" office:string-value="ClawTrainDropOffStopDescClawTrainDropOffStopDescClawTrainDropOffStopDesc~~~通過するクレーンに、現在保持しているボックスをその下のロード/アンロードステーションに降ろすように命令します。" calcext:value-type="string">
            <text:p>ClawTrainDropOffStopDescClawTrainDropOffStopDescClawTrainDropOffStopDesc~~~通過するクレーンに、現在保持しているボックスをその下のロード/アンロードステーションに降ろすように命令します。</text:p>
          </table:table-cell>
          <table:table-cell table:number-columns-repeated="60"/>
        </table:table-row>
        <table:table-row table:style-name="ro1">
          <table:table-cell office:value-type="string" calcext:value-type="string">
            <text:p>CLAWTRAIN DROP-OFF STOP</text:p>
          </table:table-cell>
          <table:table-cell office:value-type="string" calcext:value-type="string">
            <text:p>~~~</text:p>
          </table:table-cell>
          <table:table-cell office:value-type="string" calcext:value-type="string">
            <text:p>クレーンレールドロップオフストップ</text:p>
          </table:table-cell>
          <table:table-cell table:formula="of:=[.A53]&amp;[.B53]&amp;SUBSTITUTE([.C53];CHAR(10);&quot;`&quot;)" office:value-type="string" office:string-value="CLAWTRAIN DROP-OFF STOP~~~クレーンレールドロップオフストップ" calcext:value-type="string">
            <text:p>CLAWTRAIN DROP-OFF STOP~~~クレーンレールドロップオフストップ</text:p>
          </table:table-cell>
          <table:table-cell table:number-columns-repeated="60"/>
        </table:table-row>
        <table:table-row table:style-name="ro1">
          <table:table-cell office:value-type="string" calcext:value-type="string">
            <text:p>CLAWTRAIN TRUCK LOADER</text:p>
          </table:table-cell>
          <table:table-cell office:value-type="string" calcext:value-type="string">
            <text:p>~~~</text:p>
          </table:table-cell>
          <table:table-cell office:value-type="string" calcext:value-type="string">
            <text:p>クレーントラックローダー</text:p>
          </table:table-cell>
          <table:table-cell table:formula="of:=[.A54]&amp;[.B54]&amp;SUBSTITUTE([.C54];CHAR(10);&quot;`&quot;)" office:value-type="string" office:string-value="CLAWTRAIN TRUCK LOADER~~~クレーントラックローダー" calcext:value-type="string">
            <text:p>CLAWTRAIN TRUCK LOADER~~~クレーントラックローダー</text:p>
          </table:table-cell>
          <table:table-cell table:number-columns-repeated="60"/>
        </table:table-row>
        <table:table-row table:style-name="ro2">
          <table:table-cell office:value-type="string" calcext:value-type="string">
            <text:p>ClawTrainTruckLoaderDescClawTrainTruckLoaderDescClawTrainTruckLoaderDesc</text:p>
          </table:table-cell>
          <table:table-cell office:value-type="string" calcext:value-type="string">
            <text:p>~~~</text:p>
          </table:table-cell>
          <table:table-cell office:value-type="string" calcext:value-type="string">
            <text:p>道路のピットストップに建てられました。</text:p>
            <text:p>現在保持されているボックスをその下のトラックに降ろすためにクレーンを渡すコマンド。</text:p>
          </table:table-cell>
          <table:table-cell table:formula="of:=[.A55]&amp;[.B55]&amp;SUBSTITUTE([.C55];CHAR(10);&quot;`&quot;)" office:value-type="string" office:string-value="ClawTrainTruckLoaderDescClawTrainTruckLoaderDescClawTrainTruckLoaderDesc~~~道路のピットストップに建てられました。`現在保持されているボックスをその下のトラックに降ろすためにクレーンを渡すコマンド。" calcext:value-type="string">
            <text:p>ClawTrainTruckLoaderDescClawTrainTruckLoaderDescClawTrainTruckLoaderDesc~~~道路のピットストップに建てられました。`現在保持されているボックスをその下のトラックに降ろすためにクレーンを渡すコマンド。</text:p>
          </table:table-cell>
          <table:table-cell table:number-columns-repeated="60"/>
        </table:table-row>
        <table:table-row table:style-name="ro1">
          <table:table-cell office:value-type="string" calcext:value-type="string">
            <text:p>CLAWTRAIN CRATE GATE</text:p>
          </table:table-cell>
          <table:table-cell office:value-type="string" calcext:value-type="string">
            <text:p>~~~</text:p>
          </table:table-cell>
          <table:table-cell office:value-type="string" calcext:value-type="string">
            <text:p>クレーンレールブロッカー</text:p>
          </table:table-cell>
          <table:table-cell table:formula="of:=[.A56]&amp;[.B56]&amp;SUBSTITUTE([.C56];CHAR(10);&quot;`&quot;)" office:value-type="string" office:string-value="CLAWTRAIN CRATE GATE~~~クレーンレールブロッカー" calcext:value-type="string">
            <text:p>CLAWTRAIN CRATE GATE~~~クレーンレールブロッカー</text:p>
          </table:table-cell>
          <table:table-cell table:number-columns-repeated="60"/>
        </table:table-row>
        <table:table-row table:style-name="ro1">
          <table:table-cell office:value-type="string" calcext:value-type="string">
            <text:p>ClawTrainCrateGateDescClawTrainCrateGateDescClawTrainCrateGateDesc</text:p>
          </table:table-cell>
          <table:table-cell office:value-type="string" calcext:value-type="string">
            <text:p>~~~</text:p>
          </table:table-cell>
          <table:table-cell office:value-type="string" calcext:value-type="string">
            <text:p>要件を満たしていないクレーンの通過を阻止します。</text:p>
          </table:table-cell>
          <table:table-cell table:formula="of:=[.A57]&amp;[.B57]&amp;SUBSTITUTE([.C57];CHAR(10);&quot;`&quot;)" office:value-type="string" office:string-value="ClawTrainCrateGateDescClawTrainCrateGateDescClawTrainCrateGateDesc~~~要件を満たしていないクレーンの通過を阻止します。" calcext:value-type="string">
            <text:p>ClawTrainCrateGateDescClawTrainCrateGateDescClawTrainCrateGateDesc~~~要件を満たしていないクレーンの通過を阻止します。</text:p>
          </table:table-cell>
          <table:table-cell table:number-columns-repeated="60"/>
        </table:table-row>
        <table:table-row table:style-name="ro1">
          <table:table-cell office:value-type="string" calcext:value-type="string">
            <text:p>PASS REQUIREMENTS:</text:p>
          </table:table-cell>
          <table:table-cell office:value-type="string" calcext:value-type="string">
            <text:p>~~~</text:p>
          </table:table-cell>
          <table:table-cell office:value-type="string" calcext:value-type="string">
            <text:p>パスの要件：</text:p>
          </table:table-cell>
          <table:table-cell table:formula="of:=[.A58]&amp;[.B58]&amp;SUBSTITUTE([.C58];CHAR(10);&quot;`&quot;)" office:value-type="string" office:string-value="PASS REQUIREMENTS:~~~パスの要件：" calcext:value-type="string">
            <text:p>PASS REQUIREMENTS:~~~パスの要件：</text:p>
          </table:table-cell>
          <table:table-cell table:number-columns-repeated="60"/>
        </table:table-row>
        <table:table-row table:style-name="ro1">
          <table:table-cell office:value-type="string" calcext:value-type="string">
            <text:p>MAXIMUM CRATES</text:p>
          </table:table-cell>
          <table:table-cell office:value-type="string" calcext:value-type="string">
            <text:p>~~~</text:p>
          </table:table-cell>
          <table:table-cell office:value-type="string" calcext:value-type="string">
            <text:p>最大保有</text:p>
          </table:table-cell>
          <table:table-cell table:formula="of:=[.A59]&amp;[.B59]&amp;SUBSTITUTE([.C59];CHAR(10);&quot;`&quot;)" office:value-type="string" office:string-value="MAXIMUM CRATES~~~最大保有" calcext:value-type="string">
            <text:p>MAXIMUM CRATES~~~最大保有</text:p>
          </table:table-cell>
          <table:table-cell table:number-columns-repeated="60"/>
        </table:table-row>
        <table:table-row table:style-name="ro1">
          <table:table-cell office:value-type="string" calcext:value-type="string">
            <text:p>MINIMUM CRATES</text:p>
          </table:table-cell>
          <table:table-cell office:value-type="string" calcext:value-type="string">
            <text:p>~~~</text:p>
          </table:table-cell>
          <table:table-cell office:value-type="string" calcext:value-type="string">
            <text:p>最低保有</text:p>
          </table:table-cell>
          <table:table-cell table:formula="of:=[.A60]&amp;[.B60]&amp;SUBSTITUTE([.C60];CHAR(10);&quot;`&quot;)" office:value-type="string" office:string-value="MINIMUM CRATES~~~最低保有" calcext:value-type="string">
            <text:p>MINIMUM CRATES~~~最低保有</text:p>
          </table:table-cell>
          <table:table-cell table:number-columns-repeated="60"/>
        </table:table-row>
        <table:table-row table:style-name="ro1">
          <table:table-cell office:value-type="string" calcext:value-type="string">
            <text:p>NEVER ALLOW</text:p>
          </table:table-cell>
          <table:table-cell office:value-type="string" calcext:value-type="string">
            <text:p>~~~</text:p>
          </table:table-cell>
          <table:table-cell office:value-type="string" calcext:value-type="string">
            <text:p>パスを禁止</text:p>
          </table:table-cell>
          <table:table-cell table:formula="of:=[.A61]&amp;[.B61]&amp;SUBSTITUTE([.C61];CHAR(10);&quot;`&quot;)" office:value-type="string" office:string-value="NEVER ALLOW~~~パスを禁止" calcext:value-type="string">
            <text:p>NEVER ALLOW~~~パスを禁止</text:p>
          </table:table-cell>
          <table:table-cell table:number-columns-repeated="60"/>
        </table:table-row>
        <table:table-row table:style-name="ro1">
          <table:table-cell office:value-type="string" calcext:value-type="string">
            <text:p>TRANSFER-TUBE G2G</text:p>
          </table:table-cell>
          <table:table-cell office:value-type="string" calcext:value-type="string">
            <text:p>~~~</text:p>
          </table:table-cell>
          <table:table-cell office:value-type="string" calcext:value-type="string">
            <text:p>移送管</text:p>
          </table:table-cell>
          <table:table-cell table:formula="of:=[.A62]&amp;[.B62]&amp;SUBSTITUTE([.C62];CHAR(10);&quot;`&quot;)" office:value-type="string" office:string-value="TRANSFER-TUBE G2G~~~移送管" calcext:value-type="string">
            <text:p>TRANSFER-TUBE G2G~~~移送管</text:p>
          </table:table-cell>
          <table:table-cell table:number-columns-repeated="60"/>
        </table:table-row>
        <table:table-row table:style-name="ro1">
          <table:table-cell office:value-type="string" calcext:value-type="string">
            <text:p>Transfer-Tube G2GDESCTransfer-Tube G2GDESCTransfer-Tube G2GDESC</text:p>
          </table:table-cell>
          <table:table-cell office:value-type="string" calcext:value-type="string">
            <text:p>~~~</text:p>
          </table:table-cell>
          <table:table-cell office:value-type="string" calcext:value-type="string">
            <text:p>ある構造物のグランドポートから別の構造物のグランドポートにリソースを転送します。</text:p>
          </table:table-cell>
          <table:table-cell table:formula="of:=[.A63]&amp;[.B63]&amp;SUBSTITUTE([.C63];CHAR(10);&quot;`&quot;)" office:value-type="string" office:string-value="Transfer-Tube G2GDESCTransfer-Tube G2GDESCTransfer-Tube G2GDESC~~~ある構造物のグランドポートから別の構造物のグランドポートにリソースを転送します。" calcext:value-type="string">
            <text:p>Transfer-Tube G2GDESCTransfer-Tube G2GDESCTransfer-Tube G2GDESC~~~ある構造物のグランドポートから別の構造物のグランドポートにリソースを転送します。</text:p>
          </table:table-cell>
          <table:table-cell table:number-columns-repeated="60"/>
        </table:table-row>
        <table:table-row table:style-name="ro1">
          <table:table-cell office:value-type="string" calcext:value-type="string">
            <text:p>TRANSFER-TUBE G2T</text:p>
          </table:table-cell>
          <table:table-cell office:value-type="string" calcext:value-type="string">
            <text:p>~~~</text:p>
          </table:table-cell>
          <table:table-cell office:value-type="string" calcext:value-type="string">
            <text:p>移送管</text:p>
          </table:table-cell>
          <table:table-cell table:formula="of:=[.A64]&amp;[.B64]&amp;SUBSTITUTE([.C64];CHAR(10);&quot;`&quot;)" office:value-type="string" office:string-value="TRANSFER-TUBE G2T~~~移送管" calcext:value-type="string">
            <text:p>TRANSFER-TUBE G2T~~~移送管</text:p>
          </table:table-cell>
          <table:table-cell table:number-columns-repeated="60"/>
        </table:table-row>
        <table:table-row table:style-name="ro1">
          <table:table-cell office:value-type="string" calcext:value-type="string">
            <text:p>TRANSFER-TUBE G2TDESCTRANSFER-TUBE G2TDESCTRANSFER-TUBE G2TDESC</text:p>
          </table:table-cell>
          <table:table-cell office:value-type="string" calcext:value-type="string">
            <text:p>~~~</text:p>
          </table:table-cell>
          <table:table-cell office:value-type="string" calcext:value-type="string">
            <text:p>構造物の接地ポートからステップコンベアまたはカートにリソースを転送します。</text:p>
          </table:table-cell>
          <table:table-cell table:formula="of:=[.A65]&amp;[.B65]&amp;SUBSTITUTE([.C65];CHAR(10);&quot;`&quot;)" office:value-type="string" office:string-value="TRANSFER-TUBE G2TDESCTRANSFER-TUBE G2TDESCTRANSFER-TUBE G2TDESC~~~構造物の接地ポートからステップコンベアまたはカートにリソースを転送します。" calcext:value-type="string">
            <text:p>TRANSFER-TUBE G2TDESCTRANSFER-TUBE G2TDESCTRANSFER-TUBE G2TDESC~~~構造物の接地ポートからステップコンベアまたはカートにリソースを転送します。</text:p>
          </table:table-cell>
          <table:table-cell table:number-columns-repeated="60"/>
        </table:table-row>
        <table:table-row table:style-name="ro1">
          <table:table-cell office:value-type="string" calcext:value-type="string">
            <text:p>TRANSFER-TUBE T2G</text:p>
          </table:table-cell>
          <table:table-cell office:value-type="string" calcext:value-type="string">
            <text:p>~~~</text:p>
          </table:table-cell>
          <table:table-cell office:value-type="string" calcext:value-type="string">
            <text:p>移送管</text:p>
          </table:table-cell>
          <table:table-cell table:formula="of:=[.A66]&amp;[.B66]&amp;SUBSTITUTE([.C66];CHAR(10);&quot;`&quot;)" office:value-type="string" office:string-value="TRANSFER-TUBE T2G~~~移送管" calcext:value-type="string">
            <text:p>TRANSFER-TUBE T2G~~~移送管</text:p>
          </table:table-cell>
          <table:table-cell table:number-columns-repeated="60"/>
        </table:table-row>
        <table:table-row table:style-name="ro1">
          <table:table-cell office:value-type="string" calcext:value-type="string">
            <text:p>TRANSFER-TUBE T2GDESCTRANSFER-TUBE T2GDESCTRANSFER-TUBE T2GDESC</text:p>
          </table:table-cell>
          <table:table-cell office:value-type="string" calcext:value-type="string">
            <text:p>~~~</text:p>
          </table:table-cell>
          <table:table-cell office:value-type="string" calcext:value-type="string">
            <text:p>ステップコンベアまたはカートから構造物のグランドポートにリソースを転送します。</text:p>
          </table:table-cell>
          <table:table-cell table:formula="of:=[.A67]&amp;[.B67]&amp;SUBSTITUTE([.C67];CHAR(10);&quot;`&quot;)" office:value-type="string" office:string-value="TRANSFER-TUBE T2GDESCTRANSFER-TUBE T2GDESCTRANSFER-TUBE T2GDESC~~~ステップコンベアまたはカートから構造物のグランドポートにリソースを転送します。" calcext:value-type="string">
            <text:p>TRANSFER-TUBE T2GDESCTRANSFER-TUBE T2GDESCTRANSFER-TUBE T2GDESC~~~ステップコンベアまたはカートから構造物のグランドポートにリソースを転送します。</text:p>
          </table:table-cell>
          <table:table-cell table:number-columns-repeated="60"/>
        </table:table-row>
        <table:table-row table:style-name="ro1">
          <table:table-cell office:value-type="string" calcext:value-type="string">
            <text:p>LOAD-STATION</text:p>
          </table:table-cell>
          <table:table-cell office:value-type="string" calcext:value-type="string">
            <text:p>~~~</text:p>
          </table:table-cell>
          <table:table-cell office:value-type="string" calcext:value-type="string">
            <text:p>ロードステーション</text:p>
          </table:table-cell>
          <table:table-cell table:formula="of:=[.A68]&amp;[.B68]&amp;SUBSTITUTE([.C68];CHAR(10);&quot;`&quot;)" office:value-type="string" office:string-value="LOAD-STATION~~~ロードステーション" calcext:value-type="string">
            <text:p>LOAD-STATION~~~ロードステーション</text:p>
          </table:table-cell>
          <table:table-cell table:number-columns-repeated="60"/>
        </table:table-row>
        <table:table-row table:style-name="ro2">
          <table:table-cell office:value-type="string" calcext:value-type="string">
            <text:p>LOAD-STATIONDESCLOAD-STATIONDESCLOAD-STATIONDESCLOAD-STATIONDESCLOAD-STATIONDESCLOAD-STATIONDESCLOAD-STATIONDESC</text:p>
          </table:table-cell>
          <table:table-cell office:value-type="string" calcext:value-type="string">
            <text:p>~~~</text:p>
          </table:table-cell>
          <table:table-cell office:value-type="string" calcext:value-type="string">
            <text:p>ドローンはここでボックスを降ろすように設定できます。</text:p>
            <text:p>クレーンレールのドロップオフ/ピックアップストップにも接続できます。</text:p>
          </table:table-cell>
          <table:table-cell table:formula="of:=[.A69]&amp;[.B69]&amp;SUBSTITUTE([.C69];CHAR(10);&quot;`&quot;)" office:value-type="string" office:string-value="LOAD-STATIONDESCLOAD-STATIONDESCLOAD-STATIONDESCLOAD-STATIONDESCLOAD-STATIONDESCLOAD-STATIONDESCLOAD-STATIONDESC~~~ドローンはここでボックスを降ろすように設定できます。`クレーンレールのドロップオフ/ピックアップストップにも接続できます。" calcext:value-type="string">
            <text:p>LOAD-STATIONDESCLOAD-STATIONDESCLOAD-STATIONDESCLOAD-STATIONDESCLOAD-STATIONDESCLOAD-STATIONDESCLOAD-STATIONDESC~~~ドローンはここでボックスを降ろすように設定できます。`クレーンレールのドロップオフ/ピックアップストップにも接続できます。</text:p>
          </table:table-cell>
          <table:table-cell table:number-columns-repeated="60"/>
        </table:table-row>
        <table:table-row table:style-name="ro1">
          <table:table-cell office:value-type="string" calcext:value-type="string">
            <text:p>UNLOAD-STATION</text:p>
          </table:table-cell>
          <table:table-cell office:value-type="string" calcext:value-type="string">
            <text:p>~~~</text:p>
          </table:table-cell>
          <table:table-cell office:value-type="string" calcext:value-type="string">
            <text:p>アンロードステーション</text:p>
          </table:table-cell>
          <table:table-cell table:formula="of:=[.A70]&amp;[.B70]&amp;SUBSTITUTE([.C70];CHAR(10);&quot;`&quot;)" office:value-type="string" office:string-value="UNLOAD-STATION~~~アンロードステーション" calcext:value-type="string">
            <text:p>UNLOAD-STATION~~~アンロードステーション</text:p>
          </table:table-cell>
          <table:table-cell table:number-columns-repeated="60"/>
        </table:table-row>
        <table:table-row table:style-name="ro4">
          <table:table-cell office:value-type="string" calcext:value-type="string">
            <text:p>UNLOAD-STATIONDESCUNLOAD-STATIONDESCUNLOAD-STATIONDESCUNLOAD-STATIONDESCUNLOAD-STATIONDESCUNLOAD-STATIONDESCUNLOAD-STATIONDESCUNLOAD-STATIONDESC</text:p>
          </table:table-cell>
          <table:table-cell office:value-type="string" calcext:value-type="string">
            <text:p>~~~</text:p>
          </table:table-cell>
          <table:table-cell office:value-type="string" calcext:value-type="string">
            <text:p>ドローンは、ここでボックスを取得するように設定できます。</text:p>
            <text:p>クレーンレールのドロップオフ/ピックアップストップにも接続できます。 </text:p>
            <text:p>（最後のボックスは破壊されます）</text:p>
          </table:table-cell>
          <table:table-cell table:formula="of:=[.A71]&amp;[.B71]&amp;SUBSTITUTE([.C71];CHAR(10);&quot;`&quot;)" office:value-type="string" office:string-value="UNLOAD-STATIONDESCUNLOAD-STATIONDESCUNLOAD-STATIONDESCUNLOAD-STATIONDESCUNLOAD-STATIONDESCUNLOAD-STATIONDESCUNLOAD-STATIONDESCUNLOAD-STATIONDESC~~~ドローンは、ここでボックスを取得するように設定できます。`クレーンレールのドロップオフ/ピックアップストップにも接続できます。 `（最後のボックスは破壊されます）" calcext:value-type="string">
            <text:p>UNLOAD-STATIONDESCUNLOAD-STATIONDESCUNLOAD-STATIONDESCUNLOAD-STATIONDESCUNLOAD-STATIONDESCUNLOAD-STATIONDESCUNLOAD-STATIONDESCUNLOAD-STATIONDESC~~~ドローンは、ここでボックスを取得するように設定できます。`クレーンレールのドロップオフ/ピックアップストップにも接続できます。 `（最後のボックスは破壊されます）</text:p>
          </table:table-cell>
          <table:table-cell table:number-columns-repeated="60"/>
        </table:table-row>
        <table:table-row table:style-name="ro1">
          <table:table-cell office:value-type="string" calcext:value-type="string">
            <text:p>DESTROY ALL CRATES:</text:p>
          </table:table-cell>
          <table:table-cell office:value-type="string" calcext:value-type="string">
            <text:p>~~~</text:p>
          </table:table-cell>
          <table:table-cell office:value-type="string" calcext:value-type="string">
            <text:p>すべてのボックスを破壊します。</text:p>
          </table:table-cell>
          <table:table-cell table:formula="of:=[.A72]&amp;[.B72]&amp;SUBSTITUTE([.C72];CHAR(10);&quot;`&quot;)" office:value-type="string" office:string-value="DESTROY ALL CRATES:~~~すべてのボックスを破壊します。" calcext:value-type="string">
            <text:p>DESTROY ALL CRATES:~~~すべてのボックスを破壊します。</text:p>
          </table:table-cell>
          <table:table-cell table:number-columns-repeated="60"/>
        </table:table-row>
        <table:table-row table:style-name="ro1">
          <table:table-cell office:value-type="string" calcext:value-type="string">
            <text:p>ROAD PITSTOP</text:p>
          </table:table-cell>
          <table:table-cell office:value-type="string" calcext:value-type="string">
            <text:p>~~~</text:p>
          </table:table-cell>
          <table:table-cell office:value-type="string" calcext:value-type="string">
            <text:p>ロードピットストップ</text:p>
          </table:table-cell>
          <table:table-cell table:formula="of:=[.A73]&amp;[.B73]&amp;SUBSTITUTE([.C73];CHAR(10);&quot;`&quot;)" office:value-type="string" office:string-value="ROAD PITSTOP~~~ロードピットストップ" calcext:value-type="string">
            <text:p>ROAD PITSTOP~~~ロードピットストップ</text:p>
          </table:table-cell>
          <table:table-cell table:number-columns-repeated="60"/>
        </table:table-row>
        <table:table-row table:style-name="ro2">
          <table:table-cell office:value-type="string" calcext:value-type="string">
            <text:p>ROADPITSTOPDESCROADPITSTOPDESCROADPITSTOPDESCROADPITSTOPDESCROADPITSTOPDESCROADPITSTOPDESCROADPITSTOPDESC</text:p>
          </table:table-cell>
          <table:table-cell office:value-type="string" calcext:value-type="string">
            <text:p>~~~</text:p>
          </table:table-cell>
          <table:table-cell office:value-type="string" calcext:value-type="string">
            <text:p>輸送トラックはここで停止し、出荷するボックスでいっぱいになるのを待ちます。  </text:p>
            <text:p>ドローンまたはクレーンは、ここにボックスを積み込むように設定できます。</text:p>
          </table:table-cell>
          <table:table-cell table:formula="of:=[.A74]&amp;[.B74]&amp;SUBSTITUTE([.C74];CHAR(10);&quot;`&quot;)" office:value-type="string" office:string-value="ROADPITSTOPDESCROADPITSTOPDESCROADPITSTOPDESCROADPITSTOPDESCROADPITSTOPDESCROADPITSTOPDESCROADPITSTOPDESC~~~輸送トラックはここで停止し、出荷するボックスでいっぱいになるのを待ちます。  `ドローンまたはクレーンは、ここにボックスを積み込むように設定できます。" calcext:value-type="string">
            <text:p>ROADPITSTOPDESCROADPITSTOPDESCROADPITSTOPDESCROADPITSTOPDESCROADPITSTOPDESCROADPITSTOPDESCROADPITSTOPDESC~~~輸送トラックはここで停止し、出荷するボックスでいっぱいになるのを待ちます。 <text:s/>`ドローンまたはクレーンは、ここにボックスを積み込むように設定できます。</text:p>
          </table:table-cell>
          <table:table-cell table:number-columns-repeated="60"/>
        </table:table-row>
        <table:table-row table:style-name="ro1">
          <table:table-cell office:value-type="string" calcext:value-type="string">
            <text:p>TRAIN LOADING-SILO</text:p>
          </table:table-cell>
          <table:table-cell office:value-type="string" calcext:value-type="string">
            <text:p>~~~</text:p>
          </table:table-cell>
          <table:table-cell office:value-type="string" calcext:value-type="string">
            <text:p>貨物列車積込サイロ</text:p>
          </table:table-cell>
          <table:table-cell table:formula="of:=[.A75]&amp;[.B75]&amp;SUBSTITUTE([.C75];CHAR(10);&quot;`&quot;)" office:value-type="string" office:string-value="TRAIN LOADING-SILO~~~貨物列車積込サイロ" calcext:value-type="string">
            <text:p>TRAIN LOADING-SILO~~~貨物列車積込サイロ</text:p>
          </table:table-cell>
          <table:table-cell table:number-columns-repeated="60"/>
        </table:table-row>
        <table:table-row table:style-name="ro2">
          <table:table-cell office:value-type="string" calcext:value-type="string">
            <text:p>TRAINLOADINGSILODESCTRAINLOADINGSILODESCTRAINLOADINGSILODESCTRAINLOADINGSILODESCTRAINLOADINGSILODESC</text:p>
          </table:table-cell>
          <table:table-cell office:value-type="string" calcext:value-type="string">
            <text:p>~~~</text:p>
          </table:table-cell>
          <table:table-cell office:value-type="string" calcext:value-type="string">
            <text:p>通過する貨物列車にリソースを転送します。</text:p>
            <text:p>単一のリソースタイプを16個保持します。</text:p>
          </table:table-cell>
          <table:table-cell table:formula="of:=[.A76]&amp;[.B76]&amp;SUBSTITUTE([.C76];CHAR(10);&quot;`&quot;)" office:value-type="string" office:string-value="TRAINLOADINGSILODESCTRAINLOADINGSILODESCTRAINLOADINGSILODESCTRAINLOADINGSILODESCTRAINLOADINGSILODESC~~~通過する貨物列車にリソースを転送します。`単一のリソースタイプを16個保持します。" calcext:value-type="string">
            <text:p>TRAINLOADINGSILODESCTRAINLOADINGSILODESCTRAINLOADINGSILODESCTRAINLOADINGSILODESCTRAINLOADINGSILODESC~~~通過する貨物列車にリソースを転送します。`単一のリソースタイプを16個保持します。</text:p>
          </table:table-cell>
          <table:table-cell table:number-columns-repeated="60"/>
        </table:table-row>
        <table:table-row table:style-name="ro1">
          <table:table-cell office:value-type="string" calcext:value-type="string">
            <text:p>DRONE BAY</text:p>
          </table:table-cell>
          <table:table-cell office:value-type="string" calcext:value-type="string">
            <text:p>~~~</text:p>
          </table:table-cell>
          <table:table-cell office:value-type="string" calcext:value-type="string">
            <text:p>ドローンベイ</text:p>
          </table:table-cell>
          <table:table-cell table:formula="of:=[.A77]&amp;[.B77]&amp;SUBSTITUTE([.C77];CHAR(10);&quot;`&quot;)" office:value-type="string" office:string-value="DRONE BAY~~~ドローンベイ" calcext:value-type="string">
            <text:p>DRONE BAY~~~ドローンベイ</text:p>
          </table:table-cell>
          <table:table-cell table:number-columns-repeated="60"/>
        </table:table-row>
        <table:table-row table:style-name="ro1">
          <table:table-cell office:value-type="string" calcext:value-type="string">
            <text:p>DRONEBAYDESCDRONEBAYDESCDRONEBAYDESCDRONEBAYDESCDRONEBAYDESCDRONEBAYDESCDRONEBAYDESC</text:p>
          </table:table-cell>
          <table:table-cell office:value-type="string" calcext:value-type="string">
            <text:p>~~~</text:p>
          </table:table-cell>
          <table:table-cell office:value-type="string" calcext:value-type="string">
            <text:p>4つのドローンにワイヤレスコンピューティングパワーを提供します。</text:p>
          </table:table-cell>
          <table:table-cell table:formula="of:=[.A78]&amp;[.B78]&amp;SUBSTITUTE([.C78];CHAR(10);&quot;`&quot;)" office:value-type="string" office:string-value="DRONEBAYDESCDRONEBAYDESCDRONEBAYDESCDRONEBAYDESCDRONEBAYDESCDRONEBAYDESCDRONEBAYDESC~~~4つのドローンにワイヤレスコンピューティングパワーを提供します。" calcext:value-type="string">
            <text:p>DRONEBAYDESCDRONEBAYDESCDRONEBAYDESCDRONEBAYDESCDRONEBAYDESCDRONEBAYDESCDRONEBAYDESC~~~4つのドローンにワイヤレスコンピューティングパワーを提供します。</text:p>
          </table:table-cell>
          <table:table-cell table:number-columns-repeated="60"/>
        </table:table-row>
        <table:table-row table:style-name="ro1">
          <table:table-cell office:value-type="string" calcext:value-type="string">
            <text:p>MINING RIG</text:p>
          </table:table-cell>
          <table:table-cell office:value-type="string" calcext:value-type="string">
            <text:p>~~~</text:p>
          </table:table-cell>
          <table:table-cell office:value-type="string" calcext:value-type="string">
            <text:p>マイニングリグ</text:p>
          </table:table-cell>
          <table:table-cell table:formula="of:=[.A79]&amp;[.B79]&amp;SUBSTITUTE([.C79];CHAR(10);&quot;`&quot;)" office:value-type="string" office:string-value="MINING RIG~~~マイニングリグ" calcext:value-type="string">
            <text:p>MINING RIG~~~マイニングリグ</text:p>
          </table:table-cell>
          <table:table-cell table:number-columns-repeated="60"/>
        </table:table-row>
        <table:table-row table:style-name="ro2">
          <table:table-cell office:value-type="string" calcext:value-type="string">
            <text:p>MININGRIGDESCMININGRIGDESCMININGRIGDESCMININGRIGDESCMININGRIGDESCMININGRIGDESCMININGRIGDESCMININGRIGDESC</text:p>
          </table:table-cell>
          <table:table-cell office:value-type="string" calcext:value-type="string">
            <text:p>~~~</text:p>
          </table:table-cell>
          <table:table-cell office:value-type="string" calcext:value-type="string">
            <text:p>石炭鉱石、鉄鉱石、金鉱石などの原料を地面から抽出します。</text:p>
            <text:p>鉱物資源上に構築する必要があります。</text:p>
          </table:table-cell>
          <table:table-cell table:formula="of:=[.A80]&amp;[.B80]&amp;SUBSTITUTE([.C80];CHAR(10);&quot;`&quot;)" office:value-type="string" office:string-value="MININGRIGDESCMININGRIGDESCMININGRIGDESCMININGRIGDESCMININGRIGDESCMININGRIGDESCMININGRIGDESCMININGRIGDESC~~~石炭鉱石、鉄鉱石、金鉱石などの原料を地面から抽出します。`鉱物資源上に構築する必要があります。" calcext:value-type="string">
            <text:p>MININGRIGDESCMININGRIGDESCMININGRIGDESCMININGRIGDESCMININGRIGDESCMININGRIGDESCMININGRIGDESCMININGRIGDESC~~~石炭鉱石、鉄鉱石、金鉱石などの原料を地面から抽出します。`鉱物資源上に構築する必要があります。</text:p>
          </table:table-cell>
          <table:table-cell table:number-columns-repeated="60"/>
        </table:table-row>
        <table:table-row table:style-name="ro1">
          <table:table-cell office:value-type="string" calcext:value-type="string">
            <text:p>CURRENTLY MINING:</text:p>
          </table:table-cell>
          <table:table-cell office:value-type="string" calcext:value-type="string">
            <text:p>~~~</text:p>
          </table:table-cell>
          <table:table-cell office:value-type="string" calcext:value-type="string">
            <text:p>現在マイニング：</text:p>
          </table:table-cell>
          <table:table-cell table:formula="of:=[.A81]&amp;[.B81]&amp;SUBSTITUTE([.C81];CHAR(10);&quot;`&quot;)" office:value-type="string" office:string-value="CURRENTLY MINING:~~~現在マイニング：" calcext:value-type="string">
            <text:p>CURRENTLY MINING:~~~現在マイニング：</text:p>
          </table:table-cell>
          <table:table-cell table:number-columns-repeated="60"/>
        </table:table-row>
        <table:table-row table:style-name="ro1">
          <table:table-cell office:value-type="string" calcext:value-type="string">
            <text:p>1 PER</text:p>
          </table:table-cell>
          <table:table-cell office:value-type="string" calcext:value-type="string">
            <text:p>~~~</text:p>
          </table:table-cell>
          <table:table-cell office:value-type="string" calcext:value-type="string">
            <text:p>1個/</text:p>
          </table:table-cell>
          <table:table-cell table:formula="of:=[.A82]&amp;[.B82]&amp;SUBSTITUTE([.C82];CHAR(10);&quot;`&quot;)" office:value-type="string" office:string-value="1 PER~~~1個/" calcext:value-type="string">
            <text:p>1 PER~~~1個/</text:p>
          </table:table-cell>
          <table:table-cell table:number-columns-repeated="60"/>
        </table:table-row>
        <table:table-row table:style-name="ro1">
          <table:table-cell office:value-type="string" calcext:value-type="string">
            <text:p>SECONDS</text:p>
          </table:table-cell>
          <table:table-cell office:value-type="string" calcext:value-type="string">
            <text:p>~~~</text:p>
          </table:table-cell>
          <table:table-cell office:value-type="string" calcext:value-type="string">
            <text:p>秒</text:p>
          </table:table-cell>
          <table:table-cell table:formula="of:=[.A83]&amp;[.B83]&amp;SUBSTITUTE([.C83];CHAR(10);&quot;`&quot;)" office:value-type="string" office:string-value="SECONDS~~~秒" calcext:value-type="string">
            <text:p>SECONDS~~~秒</text:p>
          </table:table-cell>
          <table:table-cell table:number-columns-repeated="60"/>
        </table:table-row>
        <table:table-row table:style-name="ro1">
          <table:table-cell office:value-type="string" calcext:value-type="string">
            <text:p>OIL DERRICK</text:p>
          </table:table-cell>
          <table:table-cell office:value-type="string" calcext:value-type="string">
            <text:p>~~~</text:p>
          </table:table-cell>
          <table:table-cell office:value-type="string" calcext:value-type="string">
            <text:p>オイルデリック</text:p>
          </table:table-cell>
          <table:table-cell table:formula="of:=[.A84]&amp;[.B84]&amp;SUBSTITUTE([.C84];CHAR(10);&quot;`&quot;)" office:value-type="string" office:string-value="OIL DERRICK~~~オイルデリック" calcext:value-type="string">
            <text:p>OIL DERRICK~~~オイルデリック</text:p>
          </table:table-cell>
          <table:table-cell table:number-columns-repeated="60"/>
        </table:table-row>
        <table:table-row table:style-name="ro4">
          <table:table-cell office:value-type="string" calcext:value-type="string">
            <text:p>OILDERRICKDESCOILDERRICKDESCOILDERRICKDESCOILDERRICKDESCOILDERRICKDESC</text:p>
          </table:table-cell>
          <table:table-cell office:value-type="string" calcext:value-type="string">
            <text:p>~~~</text:p>
          </table:table-cell>
          <table:table-cell office:value-type="string" calcext:value-type="string">
            <text:p>原油を地面から抽出します。</text:p>
            <text:p>油田の上に構築する必要があります。 </text:p>
            <text:p>1か月あたり1,000ドルの電力をワイヤレスで使用します。</text:p>
          </table:table-cell>
          <table:table-cell table:formula="of:=[.A85]&amp;[.B85]&amp;SUBSTITUTE([.C85];CHAR(10);&quot;`&quot;)" office:value-type="string" office:string-value="OILDERRICKDESCOILDERRICKDESCOILDERRICKDESCOILDERRICKDESCOILDERRICKDESC~~~原油を地面から抽出します。`油田の上に構築する必要があります。 `1か月あたり1,000ドルの電力をワイヤレスで使用します。" calcext:value-type="string">
            <text:p>OILDERRICKDESCOILDERRICKDESCOILDERRICKDESCOILDERRICKDESCOILDERRICKDESC~~~原油を地面から抽出します。`油田の上に構築する必要があります。 `1か月あたり1,000ドルの電力をワイヤレスで使用します。</text:p>
          </table:table-cell>
          <table:table-cell table:number-columns-repeated="60"/>
        </table:table-row>
        <table:table-row table:style-name="ro1">
          <table:table-cell office:value-type="string" calcext:value-type="string">
            <text:p>CURRENTLY EXTRACTING:</text:p>
          </table:table-cell>
          <table:table-cell office:value-type="string" calcext:value-type="string">
            <text:p>~~~</text:p>
          </table:table-cell>
          <table:table-cell office:value-type="string" calcext:value-type="string">
            <text:p>現在抽出中：</text:p>
          </table:table-cell>
          <table:table-cell table:formula="of:=[.A86]&amp;[.B86]&amp;SUBSTITUTE([.C86];CHAR(10);&quot;`&quot;)" office:value-type="string" office:string-value="CURRENTLY EXTRACTING:~~~現在抽出中：" calcext:value-type="string">
            <text:p>CURRENTLY EXTRACTING:~~~現在抽出中：</text:p>
          </table:table-cell>
          <table:table-cell table:number-columns-repeated="60"/>
        </table:table-row>
        <table:table-row table:style-name="ro1">
          <table:table-cell office:value-type="string" calcext:value-type="string">
            <text:p>FARM PLATFORM</text:p>
          </table:table-cell>
          <table:table-cell office:value-type="string" calcext:value-type="string">
            <text:p>~~~</text:p>
          </table:table-cell>
          <table:table-cell office:value-type="string" calcext:value-type="string">
            <text:p>農場プラットフォーム</text:p>
          </table:table-cell>
          <table:table-cell table:formula="of:=[.A87]&amp;[.B87]&amp;SUBSTITUTE([.C87];CHAR(10);&quot;`&quot;)" office:value-type="string" office:string-value="FARM PLATFORM~~~農場プラットフォーム" calcext:value-type="string">
            <text:p>FARM PLATFORM~~~農場プラットフォーム</text:p>
          </table:table-cell>
          <table:table-cell table:number-columns-repeated="60"/>
        </table:table-row>
        <table:table-row table:style-name="ro1">
          <table:table-cell office:value-type="string" calcext:value-type="string">
            <text:p>FARM PLATFORM <text:s/></text:p>
          </table:table-cell>
          <table:table-cell office:value-type="string" calcext:value-type="string">
            <text:p>~~~</text:p>
          </table:table-cell>
          <table:table-cell office:value-type="string" calcext:value-type="string">
            <text:p>農場プラットフォーム</text:p>
          </table:table-cell>
          <table:table-cell table:formula="of:=[.A88]&amp;[.B88]&amp;SUBSTITUTE([.C88];CHAR(10);&quot;`&quot;)" office:value-type="string" office:string-value="FARM PLATFORM  ~~~農場プラットフォーム" calcext:value-type="string">
            <text:p>FARM PLATFORM <text:s/>~~~農場プラットフォーム</text:p>
          </table:table-cell>
          <table:table-cell table:number-columns-repeated="60"/>
        </table:table-row>
        <table:table-row table:style-name="ro2">
          <table:table-cell office:value-type="string" calcext:value-type="string">
            <text:p>FARM PLATFORMDESCFARM PLATFORMDESCFARM PLATFORMDESC</text:p>
          </table:table-cell>
          <table:table-cell office:value-type="string" calcext:value-type="string">
            <text:p>~~~</text:p>
          </table:table-cell>
          <table:table-cell office:value-type="string" calcext:value-type="string">
            <text:p>草の成長プラットフォームとして機能します。 </text:p>
            <text:p>1か月あたり400ドルの電力をワイヤレスで使用します。</text:p>
          </table:table-cell>
          <table:table-cell table:formula="of:=[.A89]&amp;[.B89]&amp;SUBSTITUTE([.C89];CHAR(10);&quot;`&quot;)" office:value-type="string" office:string-value="FARM PLATFORMDESCFARM PLATFORMDESCFARM PLATFORMDESC~~~草の成長プラットフォームとして機能します。 `1か月あたり400ドルの電力をワイヤレスで使用します。" calcext:value-type="string">
            <text:p>FARM PLATFORMDESCFARM PLATFORMDESCFARM PLATFORMDESC~~~草の成長プラットフォームとして機能します。 `1か月あたり400ドルの電力をワイヤレスで使用します。</text:p>
          </table:table-cell>
          <table:table-cell table:number-columns-repeated="60"/>
        </table:table-row>
        <table:table-row table:style-name="ro1">
          <table:table-cell office:value-type="string" calcext:value-type="string">
            <text:p>GRASS TYPE</text:p>
          </table:table-cell>
          <table:table-cell office:value-type="string" calcext:value-type="string">
            <text:p>~~~</text:p>
          </table:table-cell>
          <table:table-cell office:value-type="string" calcext:value-type="string">
            <text:p>草のタイプ</text:p>
          </table:table-cell>
          <table:table-cell table:formula="of:=[.A90]&amp;[.B90]&amp;SUBSTITUTE([.C90];CHAR(10);&quot;`&quot;)" office:value-type="string" office:string-value="GRASS TYPE~~~草のタイプ" calcext:value-type="string">
            <text:p>GRASS TYPE~~~草のタイプ</text:p>
          </table:table-cell>
          <table:table-cell table:number-columns-repeated="60"/>
        </table:table-row>
        <table:table-row table:style-name="ro1">
          <table:table-cell office:value-type="string" calcext:value-type="string">
            <text:p>6 PER</text:p>
          </table:table-cell>
          <table:table-cell office:value-type="string" calcext:value-type="string">
            <text:p>~~~</text:p>
          </table:table-cell>
          <table:table-cell office:value-type="string" calcext:value-type="string">
            <text:p>6個/</text:p>
          </table:table-cell>
          <table:table-cell table:formula="of:=[.A91]&amp;[.B91]&amp;SUBSTITUTE([.C91];CHAR(10);&quot;`&quot;)" office:value-type="string" office:string-value="6 PER~~~6個/" calcext:value-type="string">
            <text:p>6 PER~~~6個/</text:p>
          </table:table-cell>
          <table:table-cell table:number-columns-repeated="60"/>
        </table:table-row>
        <table:table-row table:style-name="ro1">
          <table:table-cell office:value-type="string" calcext:value-type="string">
            <text:p>REFINER</text:p>
          </table:table-cell>
          <table:table-cell office:value-type="string" calcext:value-type="string">
            <text:p>~~~</text:p>
          </table:table-cell>
          <table:table-cell office:value-type="string" calcext:value-type="string">
            <text:p>リファイナー</text:p>
          </table:table-cell>
          <table:table-cell table:formula="of:=[.A92]&amp;[.B92]&amp;SUBSTITUTE([.C92];CHAR(10);&quot;`&quot;)" office:value-type="string" office:string-value="REFINER~~~リファイナー" calcext:value-type="string">
            <text:p>REFINER~~~リファイナー</text:p>
          </table:table-cell>
          <table:table-cell table:number-columns-repeated="60"/>
        </table:table-row>
        <table:table-row table:style-name="ro4">
          <table:table-cell office:value-type="string" calcext:value-type="string">
            <text:p>REFINERDESCREFINERDESCREFINERDESCREFINERDESCREFINERDESCREFINERDESCREFINERDESCREFINERDESC</text:p>
          </table:table-cell>
          <table:table-cell office:value-type="string" calcext:value-type="string">
            <text:p>~~~</text:p>
          </table:table-cell>
          <table:table-cell office:value-type="string" calcext:value-type="string">
            <text:p>リソースを粗い形式から純粋な形式に変換します。</text:p>
            <text:p>工場で組み立てる必要があります。</text:p>
            <text:p>ロードステーション、ステップコンベア、ボックスメーカーからの入力としてボックスを受け取ります。</text:p>
          </table:table-cell>
          <table:table-cell table:formula="of:=[.A93]&amp;[.B93]&amp;SUBSTITUTE([.C93];CHAR(10);&quot;`&quot;)" office:value-type="string" office:string-value="REFINERDESCREFINERDESCREFINERDESCREFINERDESCREFINERDESCREFINERDESCREFINERDESCREFINERDESC~~~リソースを粗い形式から純粋な形式に変換します。`工場で組み立てる必要があります。`ロードステーション、ステップコンベア、ボックスメーカーからの入力としてボックスを受け取ります。" calcext:value-type="string">
            <text:p>REFINERDESCREFINERDESCREFINERDESCREFINERDESCREFINERDESCREFINERDESCREFINERDESCREFINERDESC~~~リソースを粗い形式から純粋な形式に変換します。`工場で組み立てる必要があります。`ロードステーション、ステップコンベア、ボックスメーカーからの入力としてボックスを受け取ります。</text:p>
          </table:table-cell>
          <table:table-cell table:number-columns-repeated="60"/>
        </table:table-row>
        <table:table-row table:style-name="ro1">
          <table:table-cell office:value-type="string" calcext:value-type="string">
            <text:p>CURRENTLY REFINING:</text:p>
          </table:table-cell>
          <table:table-cell office:value-type="string" calcext:value-type="string">
            <text:p>~~~</text:p>
          </table:table-cell>
          <table:table-cell office:value-type="string" calcext:value-type="string">
            <text:p>現在精製中：</text:p>
          </table:table-cell>
          <table:table-cell table:formula="of:=[.A94]&amp;[.B94]&amp;SUBSTITUTE([.C94];CHAR(10);&quot;`&quot;)" office:value-type="string" office:string-value="CURRENTLY REFINING:~~~現在精製中：" calcext:value-type="string">
            <text:p>CURRENTLY REFINING:~~~現在精製中：</text:p>
          </table:table-cell>
          <table:table-cell table:number-columns-repeated="60"/>
        </table:table-row>
        <table:table-row table:style-name="ro1">
          <table:table-cell office:value-type="string" calcext:value-type="string">
            <text:p>COMBINER</text:p>
          </table:table-cell>
          <table:table-cell office:value-type="string" calcext:value-type="string">
            <text:p>~~~</text:p>
          </table:table-cell>
          <table:table-cell office:value-type="string" calcext:value-type="string">
            <text:p>コンバイナー</text:p>
          </table:table-cell>
          <table:table-cell table:formula="of:=[.A95]&amp;[.B95]&amp;SUBSTITUTE([.C95];CHAR(10);&quot;`&quot;)" office:value-type="string" office:string-value="COMBINER~~~コンバイナー" calcext:value-type="string">
            <text:p>COMBINER~~~コンバイナー</text:p>
          </table:table-cell>
          <table:table-cell table:number-columns-repeated="60"/>
        </table:table-row>
        <table:table-row table:style-name="ro5">
          <table:table-cell office:value-type="string" calcext:value-type="string">
            <text:p>COMBINERDESCCOMBINERDESCCOMBINERDESCCOMBINERDESCCOMBINERDESCCOMBINERDESCCOMBINERDESCCOMBINERDESCCOMBINERDESCCOMBINERDESCCOMBINERDESC</text:p>
          </table:table-cell>
          <table:table-cell office:value-type="string" calcext:value-type="string">
            <text:p>~~~</text:p>
          </table:table-cell>
          <table:table-cell office:value-type="string" calcext:value-type="string">
            <text:p>2つのリソースを組み合わせて、プロセスで新しいリソースを作成します。</text:p>
            <text:p>サイドポートからリソースを取り込みます。</text:p>
            <text:p>最終製品をフロントポートに出力します。</text:p>
            <text:p>工場で建設する必要があります。</text:p>
          </table:table-cell>
          <table:table-cell table:formula="of:=[.A96]&amp;[.B96]&amp;SUBSTITUTE([.C96];CHAR(10);&quot;`&quot;)" office:value-type="string" office:string-value="COMBINERDESCCOMBINERDESCCOMBINERDESCCOMBINERDESCCOMBINERDESCCOMBINERDESCCOMBINERDESCCOMBINERDESCCOMBINERDESCCOMBINERDESCCOMBINERDESC~~~2つのリソースを組み合わせて、プロセスで新しいリソースを作成します。`サイドポートからリソースを取り込みます。`最終製品をフロントポートに出力します。`工場で建設する必要があります。" calcext:value-type="string">
            <text:p>COMBINERDESCCOMBINERDESCCOMBINERDESCCOMBINERDESCCOMBINERDESCCOMBINERDESCCOMBINERDESCCOMBINERDESCCOMBINERDESCCOMBINERDESCCOMBINERDESC~~~2つのリソースを組み合わせて、プロセスで新しいリソースを作成します。`サイドポートからリソースを取り込みます。`最終製品をフロントポートに出力します。`工場で建設する必要があります。</text:p>
          </table:table-cell>
          <table:table-cell table:number-columns-repeated="60"/>
        </table:table-row>
        <table:table-row table:style-name="ro1">
          <table:table-cell office:value-type="string" calcext:value-type="string">
            <text:p>CURRENTLY COMBINING:</text:p>
          </table:table-cell>
          <table:table-cell office:value-type="string" calcext:value-type="string">
            <text:p>~~~</text:p>
          </table:table-cell>
          <table:table-cell office:value-type="string" calcext:value-type="string">
            <text:p>現在の組み合わせ：</text:p>
          </table:table-cell>
          <table:table-cell table:formula="of:=[.A97]&amp;[.B97]&amp;SUBSTITUTE([.C97];CHAR(10);&quot;`&quot;)" office:value-type="string" office:string-value="CURRENTLY COMBINING:~~~現在の組み合わせ：" calcext:value-type="string">
            <text:p>CURRENTLY COMBINING:~~~現在の組み合わせ：</text:p>
          </table:table-cell>
          <table:table-cell table:number-columns-repeated="60"/>
        </table:table-row>
        <table:table-row table:style-name="ro1">
          <table:table-cell office:value-type="string" calcext:value-type="string">
            <text:p>RESEARCH BAY</text:p>
          </table:table-cell>
          <table:table-cell office:value-type="string" calcext:value-type="string">
            <text:p>~~~</text:p>
          </table:table-cell>
          <table:table-cell office:value-type="string" calcext:value-type="string">
            <text:p>リサーチベイ</text:p>
          </table:table-cell>
          <table:table-cell table:formula="of:=[.A98]&amp;[.B98]&amp;SUBSTITUTE([.C98];CHAR(10);&quot;`&quot;)" office:value-type="string" office:string-value="RESEARCH BAY~~~リサーチベイ" calcext:value-type="string">
            <text:p>RESEARCH BAY~~~リサーチベイ</text:p>
          </table:table-cell>
          <table:table-cell table:number-columns-repeated="60"/>
        </table:table-row>
        <table:table-row table:style-name="ro4">
          <table:table-cell office:value-type="string" calcext:value-type="string">
            <text:p>RESEARCHBAYDESCRESEARCHBAYDESCRESEARCHBAYDESCRESEARCHBAYDESCRESEARCHBAYDESCRESEARCHBAYDESCRESEARCHBAYDESCRESEARCHBAYDESCRESEARCHBAYDESCRESEARCHBAYDESCRESEARCHBAYDESC</text:p>
          </table:table-cell>
          <table:table-cell office:value-type="string" calcext:value-type="string">
            <text:p>~~~</text:p>
          </table:table-cell>
          <table:table-cell office:value-type="string" calcext:value-type="string">
            <text:p>アップグレードに使用できるテクノロジーポイントを生成します。</text:p>
            <text:p>入力としてリソースを受け取ります。</text:p>
            <text:p>20個のボックスを処理した後にポイントを請求できます。</text:p>
          </table:table-cell>
          <table:table-cell table:formula="of:=[.A99]&amp;[.B99]&amp;SUBSTITUTE([.C99];CHAR(10);&quot;`&quot;)" office:value-type="string" office:string-value="RESEARCHBAYDESCRESEARCHBAYDESCRESEARCHBAYDESCRESEARCHBAYDESCRESEARCHBAYDESCRESEARCHBAYDESCRESEARCHBAYDESCRESEARCHBAYDESCRESEARCHBAYDESCRESEARCHBAYDESCRESEARCHBAYDESC~~~アップグレードに使用できるテクノロジーポイントを生成します。`入力としてリソースを受け取ります。`20個のボックスを処理した後にポイントを請求できます。" calcext:value-type="string">
            <text:p>RESEARCHBAYDESCRESEARCHBAYDESCRESEARCHBAYDESCRESEARCHBAYDESCRESEARCHBAYDESCRESEARCHBAYDESCRESEARCHBAYDESCRESEARCHBAYDESCRESEARCHBAYDESCRESEARCHBAYDESCRESEARCHBAYDESC~~~アップグレードに使用できるテクノロジーポイントを生成します。`入力としてリソースを受け取ります。`20個のボックスを処理した後にポイントを請求できます。</text:p>
          </table:table-cell>
          <table:table-cell table:number-columns-repeated="60"/>
        </table:table-row>
        <table:table-row table:style-name="ro1">
          <table:table-cell office:value-type="string" calcext:value-type="string">
            <text:p>PROCESSING CONTENTS INTO:</text:p>
          </table:table-cell>
          <table:table-cell office:value-type="string" calcext:value-type="string">
            <text:p>~~~</text:p>
          </table:table-cell>
          <table:table-cell office:value-type="string" calcext:value-type="string">
            <text:p>コンテンツ処理：</text:p>
          </table:table-cell>
          <table:table-cell table:formula="of:=[.A100]&amp;[.B100]&amp;SUBSTITUTE([.C100];CHAR(10);&quot;`&quot;)" office:value-type="string" office:string-value="PROCESSING CONTENTS INTO:~~~コンテンツ処理：" calcext:value-type="string">
            <text:p>PROCESSING CONTENTS INTO:~~~コンテンツ処理：</text:p>
          </table:table-cell>
          <table:table-cell table:number-columns-repeated="60"/>
        </table:table-row>
        <table:table-row table:style-name="ro1">
          <table:table-cell office:value-type="string" calcext:value-type="string">
            <text:p>RESEARCH POINTS</text:p>
          </table:table-cell>
          <table:table-cell office:value-type="string" calcext:value-type="string">
            <text:p>~~~</text:p>
          </table:table-cell>
          <table:table-cell office:value-type="string" calcext:value-type="string">
            <text:p>テクノロジーポイント</text:p>
          </table:table-cell>
          <table:table-cell table:formula="of:=[.A101]&amp;[.B101]&amp;SUBSTITUTE([.C101];CHAR(10);&quot;`&quot;)" office:value-type="string" office:string-value="RESEARCH POINTS~~~テクノロジーポイント" calcext:value-type="string">
            <text:p>RESEARCH POINTS~~~テクノロジーポイント</text:p>
          </table:table-cell>
          <table:table-cell table:number-columns-repeated="60"/>
        </table:table-row>
        <table:table-row table:style-name="ro1">
          <table:table-cell office:value-type="string" calcext:value-type="string">
            <text:p>MINETRACK</text:p>
          </table:table-cell>
          <table:table-cell office:value-type="string" calcext:value-type="string">
            <text:p>~~~</text:p>
          </table:table-cell>
          <table:table-cell office:value-type="string" calcext:value-type="string">
            <text:p>カートレール</text:p>
          </table:table-cell>
          <table:table-cell table:formula="of:=[.A102]&amp;[.B102]&amp;SUBSTITUTE([.C102];CHAR(10);&quot;`&quot;)" office:value-type="string" office:string-value="MINETRACK~~~カートレール" calcext:value-type="string">
            <text:p>MINETRACK~~~カートレール</text:p>
          </table:table-cell>
          <table:table-cell table:number-columns-repeated="60"/>
        </table:table-row>
        <table:table-row table:style-name="ro4">
          <table:table-cell office:value-type="string" calcext:value-type="string">
            <text:p>MINECARTDESCMINECARTDESCMINECARTDESCMINECARTDESCMINECARTDESCMINECARTDESCMINECARTDESCMINECARTDESCMINECARTDESC</text:p>
          </table:table-cell>
          <table:table-cell office:value-type="string" calcext:value-type="string">
            <text:p>~~~</text:p>
          </table:table-cell>
          <table:table-cell office:value-type="string" calcext:value-type="string">
            <text:p>単一のカートセットレールとして機能します。</text:p>
            <text:p>カートがレールの端に達すると、方向が逆になります。</text:p>
            <text:p>各カートには4つのリソースを保持できます。</text:p>
          </table:table-cell>
          <table:table-cell table:formula="of:=[.A103]&amp;[.B103]&amp;SUBSTITUTE([.C103];CHAR(10);&quot;`&quot;)" office:value-type="string" office:string-value="MINECARTDESCMINECARTDESCMINECARTDESCMINECARTDESCMINECARTDESCMINECARTDESCMINECARTDESCMINECARTDESCMINECARTDESC~~~単一のカートセットレールとして機能します。`カートがレールの端に達すると、方向が逆になります。`各カートには4つのリソースを保持できます。" calcext:value-type="string">
            <text:p>MINECARTDESCMINECARTDESCMINECARTDESCMINECARTDESCMINECARTDESCMINECARTDESCMINECARTDESCMINECARTDESCMINECARTDESC~~~単一のカートセットレールとして機能します。`カートがレールの端に達すると、方向が逆になります。`各カートには4つのリソースを保持できます。</text:p>
          </table:table-cell>
          <table:table-cell table:number-columns-repeated="60"/>
        </table:table-row>
        <table:table-row table:style-name="ro1">
          <table:table-cell office:value-type="string" calcext:value-type="string">
            <text:p>MINECARTSMOVETITLE</text:p>
          </table:table-cell>
          <table:table-cell office:value-type="string" calcext:value-type="string">
            <text:p>~~~</text:p>
          </table:table-cell>
          <table:table-cell office:value-type="string" calcext:value-type="string">
            <text:p>カートレール</text:p>
          </table:table-cell>
          <table:table-cell table:formula="of:=[.A104]&amp;[.B104]&amp;SUBSTITUTE([.C104];CHAR(10);&quot;`&quot;)" office:value-type="string" office:string-value="MINECARTSMOVETITLE~~~カートレール" calcext:value-type="string">
            <text:p>MINECARTSMOVETITLE~~~カートレール</text:p>
          </table:table-cell>
          <table:table-cell table:number-columns-repeated="60"/>
        </table:table-row>
        <table:table-row table:style-name="ro1">
          <table:table-cell office:value-type="string" calcext:value-type="string">
            <text:p>MINECARTRAMPTITLE</text:p>
          </table:table-cell>
          <table:table-cell office:value-type="string" calcext:value-type="string">
            <text:p>~~~</text:p>
          </table:table-cell>
          <table:table-cell office:value-type="string" calcext:value-type="string">
            <text:p>カートレール</text:p>
          </table:table-cell>
          <table:table-cell table:formula="of:=[.A105]&amp;[.B105]&amp;SUBSTITUTE([.C105];CHAR(10);&quot;`&quot;)" office:value-type="string" office:string-value="MINECARTRAMPTITLE~~~カートレール" calcext:value-type="string">
            <text:p>MINECARTRAMPTITLE~~~カートレール</text:p>
          </table:table-cell>
          <table:table-cell table:number-columns-repeated="60"/>
        </table:table-row>
        <table:table-row table:style-name="ro1">
          <table:table-cell office:value-type="string" calcext:value-type="string">
            <text:p>CAPACITY</text:p>
          </table:table-cell>
          <table:table-cell office:value-type="string" calcext:value-type="string">
            <text:p>~~~</text:p>
          </table:table-cell>
          <table:table-cell office:value-type="string" calcext:value-type="string">
            <text:p>容量</text:p>
          </table:table-cell>
          <table:table-cell table:formula="of:=[.A106]&amp;[.B106]&amp;SUBSTITUTE([.C106];CHAR(10);&quot;`&quot;)" office:value-type="string" office:string-value="CAPACITY~~~容量" calcext:value-type="string">
            <text:p>CAPACITY~~~容量</text:p>
          </table:table-cell>
          <table:table-cell table:number-columns-repeated="60"/>
        </table:table-row>
        <table:table-row table:style-name="ro1">
          <table:table-cell office:value-type="string" calcext:value-type="string">
            <text:p>CARTS</text:p>
          </table:table-cell>
          <table:table-cell office:value-type="string" calcext:value-type="string">
            <text:p>~~~</text:p>
          </table:table-cell>
          <table:table-cell office:value-type="string" calcext:value-type="string">
            <text:p>カート</text:p>
          </table:table-cell>
          <table:table-cell table:formula="of:=[.A107]&amp;[.B107]&amp;SUBSTITUTE([.C107];CHAR(10);&quot;`&quot;)" office:value-type="string" office:string-value="CARTS~~~カート" calcext:value-type="string">
            <text:p>CARTS~~~カート</text:p>
          </table:table-cell>
          <table:table-cell table:number-columns-repeated="60"/>
        </table:table-row>
        <table:table-row table:style-name="ro1">
          <table:table-cell office:value-type="string" calcext:value-type="string">
            <text:p>ADD CART</text:p>
          </table:table-cell>
          <table:table-cell office:value-type="string" calcext:value-type="string">
            <text:p>~~~</text:p>
          </table:table-cell>
          <table:table-cell office:value-type="string" calcext:value-type="string">
            <text:p>カートを追加</text:p>
          </table:table-cell>
          <table:table-cell table:formula="of:=[.A108]&amp;[.B108]&amp;SUBSTITUTE([.C108];CHAR(10);&quot;`&quot;)" office:value-type="string" office:string-value="ADD CART~~~カートを追加" calcext:value-type="string">
            <text:p>ADD CART~~~カートを追加</text:p>
          </table:table-cell>
          <table:table-cell table:number-columns-repeated="60"/>
        </table:table-row>
        <table:table-row table:style-name="ro1">
          <table:table-cell office:value-type="string" calcext:value-type="string">
            <text:p>ADD</text:p>
          </table:table-cell>
          <table:table-cell office:value-type="string" calcext:value-type="string">
            <text:p>~~~</text:p>
          </table:table-cell>
          <table:table-cell office:value-type="string" calcext:value-type="string">
            <text:p>追加</text:p>
          </table:table-cell>
          <table:table-cell table:formula="of:=[.A109]&amp;[.B109]&amp;SUBSTITUTE([.C109];CHAR(10);&quot;`&quot;)" office:value-type="string" office:string-value="ADD~~~追加" calcext:value-type="string">
            <text:p>ADD~~~追加</text:p>
          </table:table-cell>
          <table:table-cell table:number-columns-repeated="60"/>
        </table:table-row>
        <table:table-row table:style-name="ro1">
          <table:table-cell office:value-type="string" calcext:value-type="string">
            <text:p>REMOVE CART</text:p>
          </table:table-cell>
          <table:table-cell office:value-type="string" calcext:value-type="string">
            <text:p>~~~</text:p>
          </table:table-cell>
          <table:table-cell office:value-type="string" calcext:value-type="string">
            <text:p>カートを削除</text:p>
          </table:table-cell>
          <table:table-cell table:formula="of:=[.A110]&amp;[.B110]&amp;SUBSTITUTE([.C110];CHAR(10);&quot;`&quot;)" office:value-type="string" office:string-value="REMOVE CART~~~カートを削除" calcext:value-type="string">
            <text:p>REMOVE CART~~~カートを削除</text:p>
          </table:table-cell>
          <table:table-cell table:number-columns-repeated="60"/>
        </table:table-row>
        <table:table-row table:style-name="ro1">
          <table:table-cell office:value-type="string" calcext:value-type="string">
            <text:p>REMOVE</text:p>
          </table:table-cell>
          <table:table-cell office:value-type="string" calcext:value-type="string">
            <text:p>~~~</text:p>
          </table:table-cell>
          <table:table-cell office:value-type="string" calcext:value-type="string">
            <text:p>削除</text:p>
          </table:table-cell>
          <table:table-cell table:formula="of:=[.A111]&amp;[.B111]&amp;SUBSTITUTE([.C111];CHAR(10);&quot;`&quot;)" office:value-type="string" office:string-value="REMOVE~~~削除" calcext:value-type="string">
            <text:p>REMOVE~~~削除</text:p>
          </table:table-cell>
          <table:table-cell table:number-columns-repeated="60"/>
        </table:table-row>
        <table:table-row table:style-name="ro2">
          <table:table-cell office:value-type="string" calcext:value-type="string">
            <text:p>CLAWTRAIN TRACK DESCCLAWTRAIN TRACK DESCCLAWTRAIN TRACK DESCCLAWTRAIN TRACK DESCCLAWTRAIN TRACK DESC</text:p>
          </table:table-cell>
          <table:table-cell office:value-type="string" calcext:value-type="string">
            <text:p>~~~</text:p>
          </table:table-cell>
          <table:table-cell office:value-type="string" calcext:value-type="string">
            <text:p>クレーンの単一レールセットとして機能します。 </text:p>
            <text:p>クレーンがレールの端に達すると、方向が逆になります。</text:p>
          </table:table-cell>
          <table:table-cell table:formula="of:=[.A112]&amp;[.B112]&amp;SUBSTITUTE([.C112];CHAR(10);&quot;`&quot;)" office:value-type="string" office:string-value="CLAWTRAIN TRACK DESCCLAWTRAIN TRACK DESCCLAWTRAIN TRACK DESCCLAWTRAIN TRACK DESCCLAWTRAIN TRACK DESC~~~クレーンの単一レールセットとして機能します。 `クレーンがレールの端に達すると、方向が逆になります。" calcext:value-type="string">
            <text:p>CLAWTRAIN TRACK DESCCLAWTRAIN TRACK DESCCLAWTRAIN TRACK DESCCLAWTRAIN TRACK DESCCLAWTRAIN TRACK DESC~~~クレーンの単一レールセットとして機能します。 `クレーンがレールの端に達すると、方向が逆になります。</text:p>
          </table:table-cell>
          <table:table-cell table:number-columns-repeated="60"/>
        </table:table-row>
        <table:table-row table:style-name="ro1">
          <table:table-cell office:value-type="string" calcext:value-type="string">
            <text:p>CLAWS</text:p>
          </table:table-cell>
          <table:table-cell office:value-type="string" calcext:value-type="string">
            <text:p>~~~</text:p>
          </table:table-cell>
          <table:table-cell office:value-type="string" calcext:value-type="string">
            <text:p>クレーン</text:p>
          </table:table-cell>
          <table:table-cell table:formula="of:=[.A113]&amp;[.B113]&amp;SUBSTITUTE([.C113];CHAR(10);&quot;`&quot;)" office:value-type="string" office:string-value="CLAWS~~~クレーン" calcext:value-type="string">
            <text:p>CLAWS~~~クレーン</text:p>
          </table:table-cell>
          <table:table-cell table:number-columns-repeated="60"/>
        </table:table-row>
        <table:table-row table:style-name="ro1">
          <table:table-cell office:value-type="string" calcext:value-type="string">
            <text:p>ADD CLAWS</text:p>
          </table:table-cell>
          <table:table-cell office:value-type="string" calcext:value-type="string">
            <text:p>~~~</text:p>
          </table:table-cell>
          <table:table-cell office:value-type="string" calcext:value-type="string">
            <text:p>クレーンを追加</text:p>
          </table:table-cell>
          <table:table-cell table:formula="of:=[.A114]&amp;[.B114]&amp;SUBSTITUTE([.C114];CHAR(10);&quot;`&quot;)" office:value-type="string" office:string-value="ADD CLAWS~~~クレーンを追加" calcext:value-type="string">
            <text:p>ADD CLAWS~~~クレーンを追加</text:p>
          </table:table-cell>
          <table:table-cell table:number-columns-repeated="60"/>
        </table:table-row>
        <table:table-row table:style-name="ro1">
          <table:table-cell office:value-type="string" calcext:value-type="string">
            <text:p>REMOVE CLAWS</text:p>
          </table:table-cell>
          <table:table-cell office:value-type="string" calcext:value-type="string">
            <text:p>~~~</text:p>
          </table:table-cell>
          <table:table-cell office:value-type="string" calcext:value-type="string">
            <text:p>クレーンを取り外す</text:p>
          </table:table-cell>
          <table:table-cell table:formula="of:=[.A115]&amp;[.B115]&amp;SUBSTITUTE([.C115];CHAR(10);&quot;`&quot;)" office:value-type="string" office:string-value="REMOVE CLAWS~~~クレーンを取り外す" calcext:value-type="string">
            <text:p>REMOVE CLAWS~~~クレーンを取り外す</text:p>
          </table:table-cell>
          <table:table-cell table:number-columns-repeated="60"/>
        </table:table-row>
        <table:table-row table:style-name="ro1">
          <table:table-cell office:value-type="string" calcext:value-type="string">
            <text:p>WATER RESERVOIR</text:p>
          </table:table-cell>
          <table:table-cell office:value-type="string" calcext:value-type="string">
            <text:p>~~~</text:p>
          </table:table-cell>
          <table:table-cell office:value-type="string" calcext:value-type="string">
            <text:p>貯水池</text:p>
          </table:table-cell>
          <table:table-cell table:formula="of:=[.A116]&amp;[.B116]&amp;SUBSTITUTE([.C116];CHAR(10);&quot;`&quot;)" office:value-type="string" office:string-value="WATER RESERVOIR~~~貯水池" calcext:value-type="string">
            <text:p>WATER RESERVOIR~~~貯水池</text:p>
          </table:table-cell>
          <table:table-cell table:number-columns-repeated="60"/>
        </table:table-row>
        <table:table-row table:style-name="ro1">
          <table:table-cell office:value-type="string" calcext:value-type="string">
            <text:p>COST</text:p>
          </table:table-cell>
          <table:table-cell office:value-type="string" calcext:value-type="string">
            <text:p>~~~</text:p>
          </table:table-cell>
          <table:table-cell office:value-type="string" calcext:value-type="string">
            <text:p>コスト</text:p>
          </table:table-cell>
          <table:table-cell table:formula="of:=[.A117]&amp;[.B117]&amp;SUBSTITUTE([.C117];CHAR(10);&quot;`&quot;)" office:value-type="string" office:string-value="COST~~~コスト" calcext:value-type="string">
            <text:p>COST~~~コスト</text:p>
          </table:table-cell>
          <table:table-cell table:number-columns-repeated="60"/>
        </table:table-row>
        <table:table-row table:style-name="ro1">
          <table:table-cell office:value-type="string" calcext:value-type="string">
            <text:p>UNLOCK</text:p>
          </table:table-cell>
          <table:table-cell office:value-type="string" calcext:value-type="string">
            <text:p>~~~</text:p>
          </table:table-cell>
          <table:table-cell office:value-type="string" calcext:value-type="string">
            <text:p>ロック解除</text:p>
          </table:table-cell>
          <table:table-cell table:formula="of:=[.A118]&amp;[.B118]&amp;SUBSTITUTE([.C118];CHAR(10);&quot;`&quot;)" office:value-type="string" office:string-value="UNLOCK~~~ロック解除" calcext:value-type="string">
            <text:p>UNLOCK~~~ロック解除</text:p>
          </table:table-cell>
          <table:table-cell table:number-columns-repeated="60"/>
        </table:table-row>
        <table:table-row table:style-name="ro1">
          <table:table-cell office:value-type="string" calcext:value-type="string">
            <text:p>GREENHOUSE UNLOCK TITLE</text:p>
          </table:table-cell>
          <table:table-cell office:value-type="string" calcext:value-type="string">
            <text:p>~~~</text:p>
          </table:table-cell>
          <table:table-cell office:value-type="string" calcext:value-type="string">
            <text:p>グリーンハウスのロックを解除</text:p>
          </table:table-cell>
          <table:table-cell table:formula="of:=[.A119]&amp;[.B119]&amp;SUBSTITUTE([.C119];CHAR(10);&quot;`&quot;)" office:value-type="string" office:string-value="GREENHOUSE UNLOCK TITLE~~~グリーンハウスのロックを解除" calcext:value-type="string">
            <text:p>GREENHOUSE UNLOCK TITLE~~~グリーンハウスのロックを解除</text:p>
          </table:table-cell>
          <table:table-cell table:number-columns-repeated="60"/>
        </table:table-row>
        <table:table-row table:style-name="ro1">
          <table:table-cell office:value-type="string" calcext:value-type="string">
            <text:p>FARMING UNLOCK TITLE</text:p>
          </table:table-cell>
          <table:table-cell office:value-type="string" calcext:value-type="string">
            <text:p>~~~</text:p>
          </table:table-cell>
          <table:table-cell office:value-type="string" calcext:value-type="string">
            <text:p>農業のロックを解除</text:p>
          </table:table-cell>
          <table:table-cell table:formula="of:=[.A120]&amp;[.B120]&amp;SUBSTITUTE([.C120];CHAR(10);&quot;`&quot;)" office:value-type="string" office:string-value="FARMING UNLOCK TITLE~~~農業のロックを解除" calcext:value-type="string">
            <text:p>FARMING UNLOCK TITLE~~~農業のロックを解除</text:p>
          </table:table-cell>
          <table:table-cell table:number-columns-repeated="60"/>
        </table:table-row>
        <table:table-row table:style-name="ro1">
          <table:table-cell office:value-type="string" calcext:value-type="string">
            <text:p>WATERWORKS UNLOCK TITLE</text:p>
          </table:table-cell>
          <table:table-cell office:value-type="string" calcext:value-type="string">
            <text:p>~~~</text:p>
          </table:table-cell>
          <table:table-cell office:value-type="string" calcext:value-type="string">
            <text:p>水のロックを解除</text:p>
          </table:table-cell>
          <table:table-cell table:formula="of:=[.A121]&amp;[.B121]&amp;SUBSTITUTE([.C121];CHAR(10);&quot;`&quot;)" office:value-type="string" office:string-value="WATERWORKS UNLOCK TITLE~~~水のロックを解除" calcext:value-type="string">
            <text:p>WATERWORKS UNLOCK TITLE~~~水のロックを解除</text:p>
          </table:table-cell>
          <table:table-cell table:number-columns-repeated="60"/>
        </table:table-row>
        <table:table-row table:style-name="ro1">
          <table:table-cell office:value-type="string" calcext:value-type="string">
            <text:p>ROCKET UNLOCK TITLE</text:p>
          </table:table-cell>
          <table:table-cell office:value-type="string" calcext:value-type="string">
            <text:p>~~~</text:p>
          </table:table-cell>
          <table:table-cell office:value-type="string" calcext:value-type="string">
            <text:p>ロケットのロックを解除</text:p>
          </table:table-cell>
          <table:table-cell table:formula="of:=[.A122]&amp;[.B122]&amp;SUBSTITUTE([.C122];CHAR(10);&quot;`&quot;)" office:value-type="string" office:string-value="ROCKET UNLOCK TITLE~~~ロケットのロックを解除" calcext:value-type="string">
            <text:p>ROCKET UNLOCK TITLE~~~ロケットのロックを解除</text:p>
          </table:table-cell>
          <table:table-cell table:number-columns-repeated="60"/>
        </table:table-row>
        <table:table-row table:style-name="ro1">
          <table:table-cell office:value-type="string" calcext:value-type="string">
            <text:p>OIL DERRICK UNLOCK TITLE</text:p>
          </table:table-cell>
          <table:table-cell office:value-type="string" calcext:value-type="string">
            <text:p>~~~</text:p>
          </table:table-cell>
          <table:table-cell office:value-type="string" calcext:value-type="string">
            <text:p>オイルデリックのロックを解除</text:p>
          </table:table-cell>
          <table:table-cell table:formula="of:=[.A123]&amp;[.B123]&amp;SUBSTITUTE([.C123];CHAR(10);&quot;`&quot;)" office:value-type="string" office:string-value="OIL DERRICK UNLOCK TITLE~~~オイルデリックのロックを解除" calcext:value-type="string">
            <text:p>OIL DERRICK UNLOCK TITLE~~~オイルデリックのロックを解除</text:p>
          </table:table-cell>
          <table:table-cell table:number-columns-repeated="60"/>
        </table:table-row>
        <table:table-row table:style-name="ro1">
          <table:table-cell office:value-type="string" calcext:value-type="string">
            <text:p>FREIGHT TRAIN UNLOCK TITLE</text:p>
          </table:table-cell>
          <table:table-cell office:value-type="string" calcext:value-type="string">
            <text:p>~~~</text:p>
          </table:table-cell>
          <table:table-cell office:value-type="string" calcext:value-type="string">
            <text:p>貨物列車のロックを解除</text:p>
          </table:table-cell>
          <table:table-cell table:formula="of:=[.A124]&amp;[.B124]&amp;SUBSTITUTE([.C124];CHAR(10);&quot;`&quot;)" office:value-type="string" office:string-value="FREIGHT TRAIN UNLOCK TITLE~~~貨物列車のロックを解除" calcext:value-type="string">
            <text:p>FREIGHT TRAIN UNLOCK TITLE~~~貨物列車のロックを解除</text:p>
          </table:table-cell>
          <table:table-cell table:number-columns-repeated="60"/>
        </table:table-row>
        <table:table-row table:style-name="ro1">
          <table:table-cell office:value-type="string" calcext:value-type="string">
            <text:p>REFINER UNLOCK TITLE</text:p>
          </table:table-cell>
          <table:table-cell office:value-type="string" calcext:value-type="string">
            <text:p>~~~</text:p>
          </table:table-cell>
          <table:table-cell office:value-type="string" calcext:value-type="string">
            <text:p>リファイナー/工場のロック解除</text:p>
          </table:table-cell>
          <table:table-cell table:formula="of:=[.A125]&amp;[.B125]&amp;SUBSTITUTE([.C125];CHAR(10);&quot;`&quot;)" office:value-type="string" office:string-value="REFINER UNLOCK TITLE~~~リファイナー/工場のロック解除" calcext:value-type="string">
            <text:p>REFINER UNLOCK TITLE~~~リファイナー/工場のロック解除</text:p>
          </table:table-cell>
          <table:table-cell table:number-columns-repeated="60"/>
        </table:table-row>
        <table:table-row table:style-name="ro1">
          <table:table-cell office:value-type="string" calcext:value-type="string">
            <text:p>STEP CONVEYOR UNLOCK TITLE</text:p>
          </table:table-cell>
          <table:table-cell office:value-type="string" calcext:value-type="string">
            <text:p>~~~</text:p>
          </table:table-cell>
          <table:table-cell office:value-type="string" calcext:value-type="string">
            <text:p>ステップコンベアのロックを解除</text:p>
          </table:table-cell>
          <table:table-cell table:formula="of:=[.A126]&amp;[.B126]&amp;SUBSTITUTE([.C126];CHAR(10);&quot;`&quot;)" office:value-type="string" office:string-value="STEP CONVEYOR UNLOCK TITLE~~~ステップコンベアのロックを解除" calcext:value-type="string">
            <text:p>STEP CONVEYOR UNLOCK TITLE~~~ステップコンベアのロックを解除</text:p>
          </table:table-cell>
          <table:table-cell table:number-columns-repeated="60"/>
        </table:table-row>
        <table:table-row table:style-name="ro1">
          <table:table-cell office:value-type="string" calcext:value-type="string">
            <text:p>REMOTE CONNECTOR UNLOCK TITLE</text:p>
          </table:table-cell>
          <table:table-cell office:value-type="string" calcext:value-type="string">
            <text:p>~~~</text:p>
          </table:table-cell>
          <table:table-cell office:value-type="string" calcext:value-type="string">
            <text:p>リモートコネクタのロックを解除</text:p>
          </table:table-cell>
          <table:table-cell table:formula="of:=[.A127]&amp;[.B127]&amp;SUBSTITUTE([.C127];CHAR(10);&quot;`&quot;)" office:value-type="string" office:string-value="REMOTE CONNECTOR UNLOCK TITLE~~~リモートコネクタのロックを解除" calcext:value-type="string">
            <text:p>REMOTE CONNECTOR UNLOCK TITLE~~~リモートコネクタのロックを解除</text:p>
          </table:table-cell>
          <table:table-cell table:number-columns-repeated="60"/>
        </table:table-row>
        <table:table-row table:style-name="ro1">
          <table:table-cell office:value-type="string" calcext:value-type="string">
            <text:p>COMBINER UNLOCK TITLE</text:p>
          </table:table-cell>
          <table:table-cell office:value-type="string" calcext:value-type="string">
            <text:p>~~~</text:p>
          </table:table-cell>
          <table:table-cell office:value-type="string" calcext:value-type="string">
            <text:p>コンバイナのロック解除</text:p>
          </table:table-cell>
          <table:table-cell table:formula="of:=[.A128]&amp;[.B128]&amp;SUBSTITUTE([.C128];CHAR(10);&quot;`&quot;)" office:value-type="string" office:string-value="COMBINER UNLOCK TITLE~~~コンバイナのロック解除" calcext:value-type="string">
            <text:p>COMBINER UNLOCK TITLE~~~コンバイナのロック解除</text:p>
          </table:table-cell>
          <table:table-cell table:number-columns-repeated="60"/>
        </table:table-row>
        <table:table-row table:style-name="ro1">
          <table:table-cell office:value-type="string" calcext:value-type="string">
            <text:p>CLAWTRAIN CRATE GATE UNLOCK TITLE</text:p>
          </table:table-cell>
          <table:table-cell office:value-type="string" calcext:value-type="string">
            <text:p>~~~</text:p>
          </table:table-cell>
          <table:table-cell office:value-type="string" calcext:value-type="string">
            <text:p>クレーンブロッカーのロック解除</text:p>
          </table:table-cell>
          <table:table-cell table:formula="of:=[.A129]&amp;[.B129]&amp;SUBSTITUTE([.C129];CHAR(10);&quot;`&quot;)" office:value-type="string" office:string-value="CLAWTRAIN CRATE GATE UNLOCK TITLE~~~クレーンブロッカーのロック解除" calcext:value-type="string">
            <text:p>CLAWTRAIN CRATE GATE UNLOCK TITLE~~~クレーンブロッカーのロック解除</text:p>
          </table:table-cell>
          <table:table-cell table:number-columns-repeated="60"/>
        </table:table-row>
        <table:table-row table:style-name="ro1">
          <table:table-cell office:value-type="string" calcext:value-type="string">
            <text:p>CLAWTRAIN TRUCK LOADER UNLOCK TITLE</text:p>
          </table:table-cell>
          <table:table-cell office:value-type="string" calcext:value-type="string">
            <text:p>~~~</text:p>
          </table:table-cell>
          <table:table-cell office:value-type="string" calcext:value-type="string">
            <text:p>輸送トラックローダーのロックを解除</text:p>
          </table:table-cell>
          <table:table-cell table:formula="of:=[.A130]&amp;[.B130]&amp;SUBSTITUTE([.C130];CHAR(10);&quot;`&quot;)" office:value-type="string" office:string-value="CLAWTRAIN TRUCK LOADER UNLOCK TITLE~~~輸送トラックローダーのロックを解除" calcext:value-type="string">
            <text:p>CLAWTRAIN TRUCK LOADER UNLOCK TITLE~~~輸送トラックローダーのロックを解除</text:p>
          </table:table-cell>
          <table:table-cell table:number-columns-repeated="60"/>
        </table:table-row>
        <table:table-row table:style-name="ro1">
          <table:table-cell office:value-type="string" calcext:value-type="string">
            <text:p>CLAW TRAIN UNLOCK TITLE</text:p>
          </table:table-cell>
          <table:table-cell office:value-type="string" calcext:value-type="string">
            <text:p>~~~</text:p>
          </table:table-cell>
          <table:table-cell office:value-type="string" calcext:value-type="string">
            <text:p>クレーンのロックを解除</text:p>
          </table:table-cell>
          <table:table-cell table:formula="of:=[.A131]&amp;[.B131]&amp;SUBSTITUTE([.C131];CHAR(10);&quot;`&quot;)" office:value-type="string" office:string-value="CLAW TRAIN UNLOCK TITLE~~~クレーンのロックを解除" calcext:value-type="string">
            <text:p>CLAW TRAIN UNLOCK TITLE~~~クレーンのロックを解除</text:p>
          </table:table-cell>
          <table:table-cell table:number-columns-repeated="60"/>
        </table:table-row>
        <table:table-row table:style-name="ro1">
          <table:table-cell office:value-type="string" calcext:value-type="string">
            <text:p>FREIGHT TRAIN</text:p>
          </table:table-cell>
          <table:table-cell office:value-type="string" calcext:value-type="string">
            <text:p>~~~</text:p>
          </table:table-cell>
          <table:table-cell office:value-type="string" calcext:value-type="string">
            <text:p>貨物列車</text:p>
          </table:table-cell>
          <table:table-cell table:formula="of:=[.A132]&amp;[.B132]&amp;SUBSTITUTE([.C132];CHAR(10);&quot;`&quot;)" office:value-type="string" office:string-value="FREIGHT TRAIN~~~貨物列車" calcext:value-type="string">
            <text:p>FREIGHT TRAIN~~~貨物列車</text:p>
          </table:table-cell>
          <table:table-cell table:number-columns-repeated="60"/>
        </table:table-row>
        <table:table-row table:style-name="ro1">
          <table:table-cell office:value-type="string" calcext:value-type="string">
            <text:p>FARMING</text:p>
          </table:table-cell>
          <table:table-cell office:value-type="string" calcext:value-type="string">
            <text:p>~~~</text:p>
          </table:table-cell>
          <table:table-cell office:value-type="string" calcext:value-type="string">
            <text:p>農業</text:p>
          </table:table-cell>
          <table:table-cell table:formula="of:=[.A133]&amp;[.B133]&amp;SUBSTITUTE([.C133];CHAR(10);&quot;`&quot;)" office:value-type="string" office:string-value="FARMING~~~農業" calcext:value-type="string">
            <text:p>FARMING~~~農業</text:p>
          </table:table-cell>
          <table:table-cell table:number-columns-repeated="60"/>
        </table:table-row>
        <table:table-row table:style-name="ro1">
          <table:table-cell office:value-type="string" calcext:value-type="string">
            <text:p>GREENHOUSE UNLOCK DESC</text:p>
          </table:table-cell>
          <table:table-cell office:value-type="string" calcext:value-type="string">
            <text:p>~~~</text:p>
          </table:table-cell>
          <table:table-cell office:value-type="string" calcext:value-type="string">
            <text:p>成長を25％加速します。</text:p>
          </table:table-cell>
          <table:table-cell table:formula="of:=[.A134]&amp;[.B134]&amp;SUBSTITUTE([.C134];CHAR(10);&quot;`&quot;)" office:value-type="string" office:string-value="GREENHOUSE UNLOCK DESC~~~成長を25％加速します。" calcext:value-type="string">
            <text:p>GREENHOUSE UNLOCK DESC~~~成長を25％加速します。</text:p>
          </table:table-cell>
          <table:table-cell table:number-columns-repeated="60"/>
        </table:table-row>
        <table:table-row table:style-name="ro1">
          <table:table-cell office:value-type="string" calcext:value-type="string">
            <text:p>FARMING UNLOCK DESC</text:p>
          </table:table-cell>
          <table:table-cell office:value-type="string" calcext:value-type="string">
            <text:p>~~~</text:p>
          </table:table-cell>
          <table:table-cell office:value-type="string" calcext:value-type="string">
            <text:p>農業を利用して生産を増やしましょう。</text:p>
          </table:table-cell>
          <table:table-cell table:formula="of:=[.A135]&amp;[.B135]&amp;SUBSTITUTE([.C135];CHAR(10);&quot;`&quot;)" office:value-type="string" office:string-value="FARMING UNLOCK DESC~~~農業を利用して生産を増やしましょう。" calcext:value-type="string">
            <text:p>FARMING UNLOCK DESC~~~農業を利用して生産を増やしましょう。</text:p>
          </table:table-cell>
          <table:table-cell table:number-columns-repeated="60"/>
        </table:table-row>
        <table:table-row table:style-name="ro1">
          <table:table-cell office:value-type="string" calcext:value-type="string">
            <text:p>WATERWORKS</text:p>
          </table:table-cell>
          <table:table-cell office:value-type="string" calcext:value-type="string">
            <text:p>~~~</text:p>
          </table:table-cell>
          <table:table-cell office:value-type="string" calcext:value-type="string">
            <text:p>水</text:p>
          </table:table-cell>
          <table:table-cell table:formula="of:=[.A136]&amp;[.B136]&amp;SUBSTITUTE([.C136];CHAR(10);&quot;`&quot;)" office:value-type="string" office:string-value="WATERWORKS~~~水" calcext:value-type="string">
            <text:p>WATERWORKS~~~水</text:p>
          </table:table-cell>
          <table:table-cell table:number-columns-repeated="60"/>
        </table:table-row>
        <table:table-row table:style-name="ro1">
          <table:table-cell office:value-type="string" calcext:value-type="string">
            <text:p>WATERWORKS UNLOCK DESC</text:p>
          </table:table-cell>
          <table:table-cell office:value-type="string" calcext:value-type="string">
            <text:p>~~~</text:p>
          </table:table-cell>
          <table:table-cell office:value-type="string" calcext:value-type="string">
            <text:p>さまざまなマシンを水に接続することで、それらの機能をアップグレードします。</text:p>
          </table:table-cell>
          <table:table-cell table:formula="of:=[.A137]&amp;[.B137]&amp;SUBSTITUTE([.C137];CHAR(10);&quot;`&quot;)" office:value-type="string" office:string-value="WATERWORKS UNLOCK DESC~~~さまざまなマシンを水に接続することで、それらの機能をアップグレードします。" calcext:value-type="string">
            <text:p>WATERWORKS UNLOCK DESC~~~さまざまなマシンを水に接続することで、それらの機能をアップグレードします。</text:p>
          </table:table-cell>
          <table:table-cell table:number-columns-repeated="60"/>
        </table:table-row>
        <table:table-row table:style-name="ro1">
          <table:table-cell office:value-type="string" calcext:value-type="string">
            <text:p>CARGO ROCKET</text:p>
          </table:table-cell>
          <table:table-cell office:value-type="string" calcext:value-type="string">
            <text:p>~~~</text:p>
          </table:table-cell>
          <table:table-cell office:value-type="string" calcext:value-type="string">
            <text:p>ロケット</text:p>
          </table:table-cell>
          <table:table-cell table:formula="of:=[.A138]&amp;[.B138]&amp;SUBSTITUTE([.C138];CHAR(10);&quot;`&quot;)" office:value-type="string" office:string-value="CARGO ROCKET~~~ロケット" calcext:value-type="string">
            <text:p>CARGO ROCKET~~~ロケット</text:p>
          </table:table-cell>
          <table:table-cell table:number-columns-repeated="60"/>
        </table:table-row>
        <table:table-row table:style-name="ro2">
          <table:table-cell office:value-type="string" calcext:value-type="string">
            <text:p>ROCKET UNLOCK DESC</text:p>
          </table:table-cell>
          <table:table-cell office:value-type="string" calcext:value-type="string">
            <text:p>~~~</text:p>
          </table:table-cell>
          <table:table-cell office:value-type="string" calcext:value-type="string">
            <text:p>箱で満たされたロケットを発射して、リソースを販売します。</text:p>
            <text:p>ロケットで販売されたリソースは、45％の重量と収益ボーナスを付与します。</text:p>
          </table:table-cell>
          <table:table-cell table:formula="of:=[.A139]&amp;[.B139]&amp;SUBSTITUTE([.C139];CHAR(10);&quot;`&quot;)" office:value-type="string" office:string-value="ROCKET UNLOCK DESC~~~箱で満たされたロケットを発射して、リソースを販売します。`ロケットで販売されたリソースは、45％の重量と収益ボーナスを付与します。" calcext:value-type="string">
            <text:p>ROCKET UNLOCK DESC~~~箱で満たされたロケットを発射して、リソースを販売します。`ロケットで販売されたリソースは、45％の重量と収益ボーナスを付与します。</text:p>
          </table:table-cell>
          <table:table-cell table:number-columns-repeated="60"/>
        </table:table-row>
        <table:table-row table:style-name="ro1">
          <table:table-cell office:value-type="string" calcext:value-type="string">
            <text:p>OIL DERRICK UNLOCK DESC</text:p>
          </table:table-cell>
          <table:table-cell office:value-type="string" calcext:value-type="string">
            <text:p>~~~</text:p>
          </table:table-cell>
          <table:table-cell office:value-type="string" calcext:value-type="string">
            <text:p>地面から油を抽出するために使用されます。</text:p>
          </table:table-cell>
          <table:table-cell table:formula="of:=[.A140]&amp;[.B140]&amp;SUBSTITUTE([.C140];CHAR(10);&quot;`&quot;)" office:value-type="string" office:string-value="OIL DERRICK UNLOCK DESC~~~地面から油を抽出するために使用されます。" calcext:value-type="string">
            <text:p>OIL DERRICK UNLOCK DESC~~~地面から油を抽出するために使用されます。</text:p>
          </table:table-cell>
          <table:table-cell table:number-columns-repeated="60"/>
        </table:table-row>
        <table:table-row table:style-name="ro4">
          <table:table-cell office:value-type="string" calcext:value-type="string">
            <text:p>TRAIN UNLOCK DESC</text:p>
          </table:table-cell>
          <table:table-cell office:value-type="string" calcext:value-type="string">
            <text:p>~~~</text:p>
          </table:table-cell>
          <table:table-cell office:value-type="string" calcext:value-type="string">
            <text:p>リソースを販売する効率的な方法として、コロニーで貨物列車を使用します。</text:p>
            <text:p>貨物列車は、ボックスを受け取るのではなく、ローダーサイロを介してリソースを受け取ります。</text:p>
            <text:p>これらのサイロはカートを介してロードできます。</text:p>
          </table:table-cell>
          <table:table-cell table:formula="of:=[.A141]&amp;[.B141]&amp;SUBSTITUTE([.C141];CHAR(10);&quot;`&quot;)" office:value-type="string" office:string-value="TRAIN UNLOCK DESC~~~リソースを販売する効率的な方法として、コロニーで貨物列車を使用します。`貨物列車は、ボックスを受け取るのではなく、ローダーサイロを介してリソースを受け取ります。`これらのサイロはカートを介してロードできます。" calcext:value-type="string">
            <text:p>TRAIN UNLOCK DESC~~~リソースを販売する効率的な方法として、コロニーで貨物列車を使用します。`貨物列車は、ボックスを受け取るのではなく、ローダーサイロを介してリソースを受け取ります。`これらのサイロはカートを介してロードできます。</text:p>
          </table:table-cell>
          <table:table-cell table:number-columns-repeated="60"/>
        </table:table-row>
        <table:table-row table:style-name="ro4">
          <table:table-cell office:value-type="string" calcext:value-type="string">
            <text:p>REFINER UNLOCK DESC</text:p>
          </table:table-cell>
          <table:table-cell office:value-type="string" calcext:value-type="string">
            <text:p>~~~</text:p>
          </table:table-cell>
          <table:table-cell office:value-type="string" calcext:value-type="string">
            <text:p>リファイナーを使用して、軽量鉱石をより重いリソースに精製します。</text:p>
            <text:p>また、他の多くのマシンを組み込む必要がある工場を建設します。</text:p>
            <text:p>リファイナーの入出力はボックスで行います。</text:p>
          </table:table-cell>
          <table:table-cell table:formula="of:=[.A142]&amp;[.B142]&amp;SUBSTITUTE([.C142];CHAR(10);&quot;`&quot;)" office:value-type="string" office:string-value="REFINER UNLOCK DESC~~~リファイナーを使用して、軽量鉱石をより重いリソースに精製します。`また、他の多くのマシンを組み込む必要がある工場を建設します。`リファイナーの入出力はボックスで行います。" calcext:value-type="string">
            <text:p>REFINER UNLOCK DESC~~~リファイナーを使用して、軽量鉱石をより重いリソースに精製します。`また、他の多くのマシンを組み込む必要がある工場を建設します。`リファイナーの入出力はボックスで行います。</text:p>
          </table:table-cell>
          <table:table-cell table:number-columns-repeated="60"/>
        </table:table-row>
        <table:table-row table:style-name="ro4">
          <table:table-cell office:value-type="string" calcext:value-type="string">
            <text:p>STEP CONVEYOR UNLOCK DESC</text:p>
          </table:table-cell>
          <table:table-cell office:value-type="string" calcext:value-type="string">
            <text:p>~~~</text:p>
          </table:table-cell>
          <table:table-cell office:value-type="string" calcext:value-type="string">
            <text:p>ステップコンベアを使用して、マシン間で均等かつ効率的にボックスを割り当てます。</text:p>
            <text:p>移動クレーンをシステムに組み込んで、別々のコンベア間でボックスを移動することもできます。</text:p>
            <text:p>移送管は、ステップコンベア上の通過ボックスに接続することもできます。</text:p>
          </table:table-cell>
          <table:table-cell table:formula="of:=[.A143]&amp;[.B143]&amp;SUBSTITUTE([.C143];CHAR(10);&quot;`&quot;)" office:value-type="string" office:string-value="STEP CONVEYOR UNLOCK DESC~~~ステップコンベアを使用して、マシン間で均等かつ効率的にボックスを割り当てます。`移動クレーンをシステムに組み込んで、別々のコンベア間でボックスを移動することもできます。`移送管は、ステップコンベア上の通過ボックスに接続することもできます。" calcext:value-type="string">
            <text:p>STEP CONVEYOR UNLOCK DESC~~~ステップコンベアを使用して、マシン間で均等かつ効率的にボックスを割り当てます。`移動クレーンをシステムに組み込んで、別々のコンベア間でボックスを移動することもできます。`移送管は、ステップコンベア上の通過ボックスに接続することもできます。</text:p>
          </table:table-cell>
          <table:table-cell table:number-columns-repeated="60"/>
        </table:table-row>
        <table:table-row table:style-name="ro2">
          <table:table-cell office:value-type="string" calcext:value-type="string">
            <text:p>REMOTE CONNECTOR UNLOCK DESC</text:p>
          </table:table-cell>
          <table:table-cell office:value-type="string" calcext:value-type="string">
            <text:p>~~~</text:p>
          </table:table-cell>
          <table:table-cell office:value-type="string" calcext:value-type="string">
            <text:p>このデバイスを使用して、工場内の遠隔地点からタンクにリモート接続します。</text:p>
            <text:p>リモートコネクタは、大規模なコンバイナシステムを扱うときに役立ちます。</text:p>
          </table:table-cell>
          <table:table-cell table:formula="of:=[.A144]&amp;[.B144]&amp;SUBSTITUTE([.C144];CHAR(10);&quot;`&quot;)" office:value-type="string" office:string-value="REMOTE CONNECTOR UNLOCK DESC~~~このデバイスを使用して、工場内の遠隔地点からタンクにリモート接続します。`リモートコネクタは、大規模なコンバイナシステムを扱うときに役立ちます。" calcext:value-type="string">
            <text:p>REMOTE CONNECTOR UNLOCK DESC~~~このデバイスを使用して、工場内の遠隔地点からタンクにリモート接続します。`リモートコネクタは、大規模なコンバイナシステムを扱うときに役立ちます。</text:p>
          </table:table-cell>
          <table:table-cell table:number-columns-repeated="60"/>
        </table:table-row>
        <table:table-row table:style-name="ro2">
          <table:table-cell office:value-type="string" calcext:value-type="string">
            <text:p>COMBINER UNLOCK DESC</text:p>
          </table:table-cell>
          <table:table-cell office:value-type="string" calcext:value-type="string">
            <text:p>~~~</text:p>
          </table:table-cell>
          <table:table-cell office:value-type="string" calcext:value-type="string">
            <text:p>精製されたリソースを（はるかに重い）結合リソースにグループ化します。 </text:p>
            <text:p>ボックスを受け取る代わりに、コンバイナーは移送管ポートを介してリソースを入出力します。</text:p>
          </table:table-cell>
          <table:table-cell table:formula="of:=[.A145]&amp;[.B145]&amp;SUBSTITUTE([.C145];CHAR(10);&quot;`&quot;)" office:value-type="string" office:string-value="COMBINER UNLOCK DESC~~~精製されたリソースを（はるかに重い）結合リソースにグループ化します。 `ボックスを受け取る代わりに、コンバイナーは移送管ポートを介してリソースを入出力します。" calcext:value-type="string">
            <text:p>COMBINER UNLOCK DESC~~~精製されたリソースを（はるかに重い）結合リソースにグループ化します。 `ボックスを受け取る代わりに、コンバイナーは移送管ポートを介してリソースを入出力します。</text:p>
          </table:table-cell>
          <table:table-cell table:number-columns-repeated="60"/>
        </table:table-row>
        <table:table-row table:style-name="ro1">
          <table:table-cell office:value-type="string" calcext:value-type="string">
            <text:p>CLAWTRAIN CRATE GATE UNLOCK DESC</text:p>
          </table:table-cell>
          <table:table-cell office:value-type="string" calcext:value-type="string">
            <text:p>~~~</text:p>
          </table:table-cell>
          <table:table-cell office:value-type="string" calcext:value-type="string">
            <text:p>このデバイスを使用して、定義された条件下でクレーンがレールを通過できないようにします。</text:p>
          </table:table-cell>
          <table:table-cell table:formula="of:=[.A146]&amp;[.B146]&amp;SUBSTITUTE([.C146];CHAR(10);&quot;`&quot;)" office:value-type="string" office:string-value="CLAWTRAIN CRATE GATE UNLOCK DESC~~~このデバイスを使用して、定義された条件下でクレーンがレールを通過できないようにします。" calcext:value-type="string">
            <text:p>CLAWTRAIN CRATE GATE UNLOCK DESC~~~このデバイスを使用して、定義された条件下でクレーンがレールを通過できないようにします。</text:p>
          </table:table-cell>
          <table:table-cell table:number-columns-repeated="60"/>
        </table:table-row>
        <table:table-row table:style-name="ro1">
          <table:table-cell office:value-type="string" calcext:value-type="string">
            <text:p>CLAWTRAIN TRUCK LOADER UNLOCK DESC</text:p>
          </table:table-cell>
          <table:table-cell office:value-type="string" calcext:value-type="string">
            <text:p>~~~</text:p>
          </table:table-cell>
          <table:table-cell office:value-type="string" calcext:value-type="string">
            <text:p>クレーンでトラックに直接積み込みます。道路のピットストップで構築します。</text:p>
          </table:table-cell>
          <table:table-cell table:formula="of:=[.A147]&amp;[.B147]&amp;SUBSTITUTE([.C147];CHAR(10);&quot;`&quot;)" office:value-type="string" office:string-value="CLAWTRAIN TRUCK LOADER UNLOCK DESC~~~クレーンでトラックに直接積み込みます。道路のピットストップで構築します。" calcext:value-type="string">
            <text:p>CLAWTRAIN TRUCK LOADER UNLOCK DESC~~~クレーンでトラックに直接積み込みます。道路のピットストップで構築します。</text:p>
          </table:table-cell>
          <table:table-cell table:number-columns-repeated="60"/>
        </table:table-row>
        <table:table-row table:style-name="ro2">
          <table:table-cell office:value-type="string" calcext:value-type="string">
            <text:p>CLAW TRAIN UNLOCK DESC</text:p>
          </table:table-cell>
          <table:table-cell office:value-type="string" calcext:value-type="string">
            <text:p>~~~</text:p>
          </table:table-cell>
          <table:table-cell office:value-type="string" calcext:value-type="string">
            <text:p>クレーンを使用して、コロニーの周りにボックスを効率的に輸送します。</text:p>
            <text:p>クレーンは、ロードステーションおよびアンロードステーションと相互作用します。</text:p>
          </table:table-cell>
          <table:table-cell table:formula="of:=[.A148]&amp;[.B148]&amp;SUBSTITUTE([.C148];CHAR(10);&quot;`&quot;)" office:value-type="string" office:string-value="CLAW TRAIN UNLOCK DESC~~~クレーンを使用して、コロニーの周りにボックスを効率的に輸送します。`クレーンは、ロードステーションおよびアンロードステーションと相互作用します。" calcext:value-type="string">
            <text:p>CLAW TRAIN UNLOCK DESC~~~クレーンを使用して、コロニーの周りにボックスを効率的に輸送します。`クレーンは、ロードステーションおよびアンロードステーションと相互作用します。</text:p>
          </table:table-cell>
          <table:table-cell table:number-columns-repeated="60"/>
        </table:table-row>
        <table:table-row table:style-name="ro2">
          <table:table-cell office:value-type="string" calcext:value-type="string">
            <text:p>WATERRESERVOIRDESCWATERRESERVOIRDESCWATERRESERVOIRDESC</text:p>
          </table:table-cell>
          <table:table-cell office:value-type="string" calcext:value-type="string">
            <text:p>~~~</text:p>
          </table:table-cell>
          <table:table-cell office:value-type="string" calcext:value-type="string">
            <text:p>さまざまな構造物に接続できるパイプに水を送り込みます。</text:p>
            <text:p>ワイヤレスで毎月2,000ドルの電力を使用します。</text:p>
          </table:table-cell>
          <table:table-cell table:formula="of:=[.A149]&amp;[.B149]&amp;SUBSTITUTE([.C149];CHAR(10);&quot;`&quot;)" office:value-type="string" office:string-value="WATERRESERVOIRDESCWATERRESERVOIRDESCWATERRESERVOIRDESC~~~さまざまな構造物に接続できるパイプに水を送り込みます。`ワイヤレスで毎月2,000ドルの電力を使用します。" calcext:value-type="string">
            <text:p>WATERRESERVOIRDESCWATERRESERVOIRDESCWATERRESERVOIRDESC~~~さまざまな構造物に接続できるパイプに水を送り込みます。`ワイヤレスで毎月2,000ドルの電力を使用します。</text:p>
          </table:table-cell>
          <table:table-cell table:number-columns-repeated="60"/>
        </table:table-row>
        <table:table-row table:style-name="ro1">
          <table:table-cell office:value-type="string" calcext:value-type="string">
            <text:p>ROAD ENTRY</text:p>
          </table:table-cell>
          <table:table-cell office:value-type="string" calcext:value-type="string">
            <text:p>~~~</text:p>
          </table:table-cell>
          <table:table-cell office:value-type="string" calcext:value-type="string">
            <text:p>道路入口</text:p>
          </table:table-cell>
          <table:table-cell table:formula="of:=[.A150]&amp;[.B150]&amp;SUBSTITUTE([.C150];CHAR(10);&quot;`&quot;)" office:value-type="string" office:string-value="ROAD ENTRY~~~道路入口" calcext:value-type="string">
            <text:p>ROAD ENTRY~~~道路入口</text:p>
          </table:table-cell>
          <table:table-cell table:number-columns-repeated="60"/>
        </table:table-row>
        <table:table-row table:style-name="ro2">
          <table:table-cell office:value-type="string" calcext:value-type="string">
            <text:p>ROADENTRYDESCROADENTRYDESCROADENTRYDESCROADENTRYDESC</text:p>
          </table:table-cell>
          <table:table-cell office:value-type="string" calcext:value-type="string">
            <text:p>~~~</text:p>
          </table:table-cell>
          <table:table-cell office:value-type="string" calcext:value-type="string">
            <text:p>リソースのボックスを出荷するための輸送トラックの入り口として機能します。</text:p>
            <text:p>他の道路入口トンネルが既に建設されている場合、その入口トンネルの近くに建設する必要があります。</text:p>
          </table:table-cell>
          <table:table-cell table:formula="of:=[.A151]&amp;[.B151]&amp;SUBSTITUTE([.C151];CHAR(10);&quot;`&quot;)" office:value-type="string" office:string-value="ROADENTRYDESCROADENTRYDESCROADENTRYDESCROADENTRYDESC~~~リソースのボックスを出荷するための輸送トラックの入り口として機能します。`他の道路入口トンネルが既に建設されている場合、その入口トンネルの近くに建設する必要があります。" calcext:value-type="string">
            <text:p>ROADENTRYDESCROADENTRYDESCROADENTRYDESCROADENTRYDESC~~~リソースのボックスを出荷するための輸送トラックの入り口として機能します。`他の道路入口トンネルが既に建設されている場合、その入口トンネルの近くに建設する必要があります。</text:p>
          </table:table-cell>
          <table:table-cell table:number-columns-repeated="60"/>
        </table:table-row>
        <table:table-row table:style-name="ro1">
          <table:table-cell office:value-type="string" calcext:value-type="string">
            <text:p>ROAD EXIT</text:p>
          </table:table-cell>
          <table:table-cell office:value-type="string" calcext:value-type="string">
            <text:p>~~~</text:p>
          </table:table-cell>
          <table:table-cell office:value-type="string" calcext:value-type="string">
            <text:p>道路出口</text:p>
          </table:table-cell>
          <table:table-cell table:formula="of:=[.A152]&amp;[.B152]&amp;SUBSTITUTE([.C152];CHAR(10);&quot;`&quot;)" office:value-type="string" office:string-value="ROAD EXIT~~~道路出口" calcext:value-type="string">
            <text:p>ROAD EXIT~~~道路出口</text:p>
          </table:table-cell>
          <table:table-cell table:number-columns-repeated="60"/>
        </table:table-row>
        <table:table-row table:style-name="ro2">
          <table:table-cell office:value-type="string" calcext:value-type="string">
            <text:p>ROADEXITDESCROADEXITDESCROADEXITDESCROADEXITDESC</text:p>
          </table:table-cell>
          <table:table-cell office:value-type="string" calcext:value-type="string">
            <text:p>~~~</text:p>
          </table:table-cell>
          <table:table-cell office:value-type="string" calcext:value-type="string">
            <text:p>輸送トラックの出口として機能します。</text:p>
            <text:p>トラックが出口トンネルを通過するとすぐに、出荷した積み込み分リソースの代金を受け取ります。</text:p>
          </table:table-cell>
          <table:table-cell table:formula="of:=[.A153]&amp;[.B153]&amp;SUBSTITUTE([.C153];CHAR(10);&quot;`&quot;)" office:value-type="string" office:string-value="ROADEXITDESCROADEXITDESCROADEXITDESCROADEXITDESC~~~輸送トラックの出口として機能します。`トラックが出口トンネルを通過するとすぐに、出荷した積み込み分リソースの代金を受け取ります。" calcext:value-type="string">
            <text:p>ROADEXITDESCROADEXITDESCROADEXITDESCROADEXITDESC~~~輸送トラックの出口として機能します。`トラックが出口トンネルを通過するとすぐに、出荷した積み込み分リソースの代金を受け取ります。</text:p>
          </table:table-cell>
          <table:table-cell table:number-columns-repeated="60"/>
        </table:table-row>
        <table:table-row table:style-name="ro1">
          <table:table-cell office:value-type="string" calcext:value-type="string">
            <text:p>POWER STATION</text:p>
          </table:table-cell>
          <table:table-cell office:value-type="string" calcext:value-type="string">
            <text:p>~~~</text:p>
          </table:table-cell>
          <table:table-cell office:value-type="string" calcext:value-type="string">
            <text:p>発電所</text:p>
          </table:table-cell>
          <table:table-cell table:formula="of:=[.A154]&amp;[.B154]&amp;SUBSTITUTE([.C154];CHAR(10);&quot;`&quot;)" office:value-type="string" office:string-value="POWER STATION~~~発電所" calcext:value-type="string">
            <text:p>POWER STATION~~~発電所</text:p>
          </table:table-cell>
          <table:table-cell table:number-columns-repeated="60"/>
        </table:table-row>
        <table:table-row table:style-name="ro1">
          <table:table-cell office:value-type="string" calcext:value-type="string">
            <text:p>POWERSTATIONDESCPOWERSTATIONDESCPOWERSTATIONDESCPOWERSTATIONDESC</text:p>
          </table:table-cell>
          <table:table-cell office:value-type="string" calcext:value-type="string">
            <text:p>~~~</text:p>
          </table:table-cell>
          <table:table-cell office:value-type="string" calcext:value-type="string">
            <text:p>あなたのコロニーに電力を供給します</text:p>
          </table:table-cell>
          <table:table-cell table:formula="of:=[.A155]&amp;[.B155]&amp;SUBSTITUTE([.C155];CHAR(10);&quot;`&quot;)" office:value-type="string" office:string-value="POWERSTATIONDESCPOWERSTATIONDESCPOWERSTATIONDESCPOWERSTATIONDESC~~~あなたのコロニーに電力を供給します" calcext:value-type="string">
            <text:p>POWERSTATIONDESCPOWERSTATIONDESCPOWERSTATIONDESCPOWERSTATIONDESC~~~あなたのコロニーに電力を供給します</text:p>
          </table:table-cell>
          <table:table-cell table:number-columns-repeated="60"/>
        </table:table-row>
        <table:table-row table:style-name="ro1">
          <table:table-cell office:value-type="string" calcext:value-type="string">
            <text:p>TRAIN TRACK ENTRY</text:p>
          </table:table-cell>
          <table:table-cell office:value-type="string" calcext:value-type="string">
            <text:p>~~~</text:p>
          </table:table-cell>
          <table:table-cell office:value-type="string" calcext:value-type="string">
            <text:p>貨物列車入口</text:p>
          </table:table-cell>
          <table:table-cell table:formula="of:=[.A156]&amp;[.B156]&amp;SUBSTITUTE([.C156];CHAR(10);&quot;`&quot;)" office:value-type="string" office:string-value="TRAIN TRACK ENTRY~~~貨物列車入口" calcext:value-type="string">
            <text:p>TRAIN TRACK ENTRY~~~貨物列車入口</text:p>
          </table:table-cell>
          <table:table-cell table:number-columns-repeated="60"/>
        </table:table-row>
        <table:table-row table:style-name="ro1">
          <table:table-cell office:value-type="string" calcext:value-type="string">
            <text:p>TRAIN ENTRY</text:p>
          </table:table-cell>
          <table:table-cell office:value-type="string" calcext:value-type="string">
            <text:p>~~~</text:p>
          </table:table-cell>
          <table:table-cell office:value-type="string" calcext:value-type="string">
            <text:p>貨物列車入口</text:p>
          </table:table-cell>
          <table:table-cell table:formula="of:=[.A157]&amp;[.B157]&amp;SUBSTITUTE([.C157];CHAR(10);&quot;`&quot;)" office:value-type="string" office:string-value="TRAIN ENTRY~~~貨物列車入口" calcext:value-type="string">
            <text:p>TRAIN ENTRY~~~貨物列車入口</text:p>
          </table:table-cell>
          <table:table-cell table:number-columns-repeated="60"/>
        </table:table-row>
        <table:table-row table:style-name="ro2">
          <table:table-cell office:value-type="string" calcext:value-type="string">
            <text:p>TRAIN TRACK ENTRYDESCTRAIN TRACK ENTRYDESCTRAIN TRACK ENTRYDESC</text:p>
          </table:table-cell>
          <table:table-cell office:value-type="string" calcext:value-type="string">
            <text:p>~~~</text:p>
          </table:table-cell>
          <table:table-cell office:value-type="string" calcext:value-type="string">
            <text:p>貨物列車の入り口として機能します。 </text:p>
            <text:p>以前に別の列車の入口が建設されていた場合、その入口の近くに建設する必要があります。</text:p>
          </table:table-cell>
          <table:table-cell table:formula="of:=[.A158]&amp;[.B158]&amp;SUBSTITUTE([.C158];CHAR(10);&quot;`&quot;)" office:value-type="string" office:string-value="TRAIN TRACK ENTRYDESCTRAIN TRACK ENTRYDESCTRAIN TRACK ENTRYDESC~~~貨物列車の入り口として機能します。 `以前に別の列車の入口が建設されていた場合、その入口の近くに建設する必要があります。" calcext:value-type="string">
            <text:p>TRAIN TRACK ENTRYDESCTRAIN TRACK ENTRYDESCTRAIN TRACK ENTRYDESC~~~貨物列車の入り口として機能します。 `以前に別の列車の入口が建設されていた場合、その入口の近くに建設する必要があります。</text:p>
          </table:table-cell>
          <table:table-cell table:number-columns-repeated="60"/>
        </table:table-row>
        <table:table-row table:style-name="ro1">
          <table:table-cell office:value-type="string" calcext:value-type="string">
            <text:p>TRAIN TRACK EXIT</text:p>
          </table:table-cell>
          <table:table-cell office:value-type="string" calcext:value-type="string">
            <text:p>~~~</text:p>
          </table:table-cell>
          <table:table-cell office:value-type="string" calcext:value-type="string">
            <text:p>貨物列車出口</text:p>
          </table:table-cell>
          <table:table-cell table:formula="of:=[.A159]&amp;[.B159]&amp;SUBSTITUTE([.C159];CHAR(10);&quot;`&quot;)" office:value-type="string" office:string-value="TRAIN TRACK EXIT~~~貨物列車出口" calcext:value-type="string">
            <text:p>TRAIN TRACK EXIT~~~貨物列車出口</text:p>
          </table:table-cell>
          <table:table-cell table:number-columns-repeated="60"/>
        </table:table-row>
        <table:table-row table:style-name="ro2">
          <table:table-cell office:value-type="string" calcext:value-type="string">
            <text:p>TRAINTRACKEXITDESCTRAINTRACKEXITDESCTRAINTRACKEXITDESCTRAINTRACKEXITDESC</text:p>
          </table:table-cell>
          <table:table-cell office:value-type="string" calcext:value-type="string">
            <text:p>~~~</text:p>
          </table:table-cell>
          <table:table-cell office:value-type="string" calcext:value-type="string">
            <text:p>貨物列車の出口として機能します。</text:p>
            <text:p>列車が出口トンネルを通過するとすぐに、出荷したリソースの代金を受け取ります。</text:p>
          </table:table-cell>
          <table:table-cell table:formula="of:=[.A160]&amp;[.B160]&amp;SUBSTITUTE([.C160];CHAR(10);&quot;`&quot;)" office:value-type="string" office:string-value="TRAINTRACKEXITDESCTRAINTRACKEXITDESCTRAINTRACKEXITDESCTRAINTRACKEXITDESC~~~貨物列車の出口として機能します。`列車が出口トンネルを通過するとすぐに、出荷したリソースの代金を受け取ります。" calcext:value-type="string">
            <text:p>TRAINTRACKEXITDESCTRAINTRACKEXITDESCTRAINTRACKEXITDESCTRAINTRACKEXITDESC~~~貨物列車の出口として機能します。`列車が出口トンネルを通過するとすぐに、出荷したリソースの代金を受け取ります。</text:p>
          </table:table-cell>
          <table:table-cell table:number-columns-repeated="60"/>
        </table:table-row>
        <table:table-row table:style-name="ro1">
          <table:table-cell office:value-type="string" calcext:value-type="string">
            <text:p>DRONE</text:p>
          </table:table-cell>
          <table:table-cell office:value-type="string" calcext:value-type="string">
            <text:p>~~~</text:p>
          </table:table-cell>
          <table:table-cell office:value-type="string" calcext:value-type="string">
            <text:p>ドローン</text:p>
          </table:table-cell>
          <table:table-cell table:formula="of:=[.A161]&amp;[.B161]&amp;SUBSTITUTE([.C161];CHAR(10);&quot;`&quot;)" office:value-type="string" office:string-value="DRONE~~~ドローン" calcext:value-type="string">
            <text:p>DRONE~~~ドローン</text:p>
          </table:table-cell>
          <table:table-cell table:number-columns-repeated="60"/>
        </table:table-row>
        <table:table-row table:style-name="ro4">
          <table:table-cell office:value-type="string" calcext:value-type="string">
            <text:p>DRONEDESCDRONEDESCDRONEDESCDRONEDESCDRONEDESCDRONEDESCDRONEDESCDRONEDESCDRONEDESCDRONEDESCDRONEDESCDRONEDESCDRONEDESCDRONEDESC</text:p>
          </table:table-cell>
          <table:table-cell office:value-type="string" calcext:value-type="string">
            <text:p>~~~</text:p>
          </table:table-cell>
          <table:table-cell office:value-type="string" calcext:value-type="string">
            <text:p>アンロードステーションからピットストップ、ロードステーション</text:p>
            <text:p>または輸送トラックへボックスを輸送します。 </text:p>
            <text:p>ドローンベイが必要です。</text:p>
          </table:table-cell>
          <table:table-cell table:formula="of:=[.A162]&amp;[.B162]&amp;SUBSTITUTE([.C162];CHAR(10);&quot;`&quot;)" office:value-type="string" office:string-value="DRONEDESCDRONEDESCDRONEDESCDRONEDESCDRONEDESCDRONEDESCDRONEDESCDRONEDESCDRONEDESCDRONEDESCDRONEDESCDRONEDESCDRONEDESCDRONEDESC~~~アンロードステーションからピットストップ、ロードステーション`または輸送トラックへボックスを輸送します。 `ドローンベイが必要です。" calcext:value-type="string">
            <text:p>DRONEDESCDRONEDESCDRONEDESCDRONEDESCDRONEDESCDRONEDESCDRONEDESCDRONEDESCDRONEDESCDRONEDESCDRONEDESCDRONEDESCDRONEDESCDRONEDESC~~~アンロードステーションからピットストップ、ロードステーション`または輸送トラックへボックスを輸送します。 `ドローンベイが必要です。</text:p>
          </table:table-cell>
          <table:table-cell table:number-columns-repeated="60"/>
        </table:table-row>
        <table:table-row table:style-name="ro1">
          <table:table-cell office:value-type="string" calcext:value-type="string">
            <text:p>Holding:</text:p>
          </table:table-cell>
          <table:table-cell office:value-type="string" calcext:value-type="string">
            <text:p>~~~</text:p>
          </table:table-cell>
          <table:table-cell office:value-type="string" calcext:value-type="string">
            <text:p>ホールディング：</text:p>
          </table:table-cell>
          <table:table-cell table:formula="of:=[.A163]&amp;[.B163]&amp;SUBSTITUTE([.C163];CHAR(10);&quot;`&quot;)" office:value-type="string" office:string-value="Holding:~~~ホールディング：" calcext:value-type="string">
            <text:p>Holding:~~~ホールディング：</text:p>
          </table:table-cell>
          <table:table-cell table:number-columns-repeated="60"/>
        </table:table-row>
        <table:table-row table:style-name="ro1">
          <table:table-cell office:value-type="string" calcext:value-type="string">
            <text:p>DESTROY CRATE</text:p>
          </table:table-cell>
          <table:table-cell office:value-type="string" calcext:value-type="string">
            <text:p>~~~</text:p>
          </table:table-cell>
          <table:table-cell office:value-type="string" calcext:value-type="string">
            <text:p>削除ボックス</text:p>
          </table:table-cell>
          <table:table-cell table:formula="of:=[.A164]&amp;[.B164]&amp;SUBSTITUTE([.C164];CHAR(10);&quot;`&quot;)" office:value-type="string" office:string-value="DESTROY CRATE~~~削除ボックス" calcext:value-type="string">
            <text:p>DESTROY CRATE~~~削除ボックス</text:p>
          </table:table-cell>
          <table:table-cell table:number-columns-repeated="60"/>
        </table:table-row>
        <table:table-row table:style-name="ro1">
          <table:table-cell office:value-type="string" calcext:value-type="string">
            <text:p>ROCKET LAUNCHPAD</text:p>
          </table:table-cell>
          <table:table-cell office:value-type="string" calcext:value-type="string">
            <text:p>~~~</text:p>
          </table:table-cell>
          <table:table-cell office:value-type="string" calcext:value-type="string">
            <text:p>ロケット</text:p>
          </table:table-cell>
          <table:table-cell table:formula="of:=[.A165]&amp;[.B165]&amp;SUBSTITUTE([.C165];CHAR(10);&quot;`&quot;)" office:value-type="string" office:string-value="ROCKET LAUNCHPAD~~~ロケット" calcext:value-type="string">
            <text:p>ROCKET LAUNCHPAD~~~ロケット</text:p>
          </table:table-cell>
          <table:table-cell table:number-columns-repeated="60"/>
        </table:table-row>
        <table:table-row table:style-name="ro4">
          <table:table-cell office:value-type="string" calcext:value-type="string">
            <text:p>ROCKETDESCROCKETDESCROCKETDESCROCKETDESCROCKETDESCROCKETDESCROCKETDESCROCKETDESCROCKETDESCROCKETDESCROCKETDESCROCKETDESCROCKETDESCROCKETDESCROCKETDESCROCKETDESCROCKETDESC</text:p>
          </table:table-cell>
          <table:table-cell office:value-type="string" calcext:value-type="string">
            <text:p>~~~</text:p>
          </table:table-cell>
          <table:table-cell office:value-type="string" calcext:value-type="string">
            <text:p>ロードステーション経由でボックスを受け取ります。</text:p>
            <text:p>ロケットがいっぱいになると、 ロケットは45％の重量/収益ボーナスで販売されるボックスとともに飛び立ちます。</text:p>
            <text:p>1か月あたり1,000ドルの電力をワイヤレスで使用します。</text:p>
          </table:table-cell>
          <table:table-cell table:formula="of:=[.A166]&amp;[.B166]&amp;SUBSTITUTE([.C166];CHAR(10);&quot;`&quot;)" office:value-type="string" office:string-value="ROCKETDESCROCKETDESCROCKETDESCROCKETDESCROCKETDESCROCKETDESCROCKETDESCROCKETDESCROCKETDESCROCKETDESCROCKETDESCROCKETDESCROCKETDESCROCKETDESCROCKETDESCROCKETDESCROCKETDESC~~~ロードステーション経由でボックスを受け取ります。`ロケットがいっぱいになると、 ロケットは45％の重量/収益ボーナスで販売されるボックスとともに飛び立ちます。`1か月あたり1,000ドルの電力をワイヤレスで使用します。" calcext:value-type="string">
            <text:p>ROCKETDESCROCKETDESCROCKETDESCROCKETDESCROCKETDESCROCKETDESCROCKETDESCROCKETDESCROCKETDESCROCKETDESCROCKETDESCROCKETDESCROCKETDESCROCKETDESCROCKETDESCROCKETDESCROCKETDESC~~~ロードステーション経由でボックスを受け取ります。`ロケットがいっぱいになると、 ロケットは45％の重量/収益ボーナスで販売されるボックスとともに飛び立ちます。`1か月あたり1,000ドルの電力をワイヤレスで使用します。</text:p>
          </table:table-cell>
          <table:table-cell table:number-columns-repeated="60"/>
        </table:table-row>
        <table:table-row table:style-name="ro1">
          <table:table-cell office:value-type="string" calcext:value-type="string">
            <text:p>PAD CONTENTS:</text:p>
          </table:table-cell>
          <table:table-cell office:value-type="string" calcext:value-type="string">
            <text:p>~~~</text:p>
          </table:table-cell>
          <table:table-cell office:value-type="string" calcext:value-type="string">
            <text:p>パッドの内容：</text:p>
          </table:table-cell>
          <table:table-cell table:formula="of:=[.A167]&amp;[.B167]&amp;SUBSTITUTE([.C167];CHAR(10);&quot;`&quot;)" office:value-type="string" office:string-value="PAD CONTENTS:~~~パッドの内容：" calcext:value-type="string">
            <text:p>PAD CONTENTS:~~~パッドの内容：</text:p>
          </table:table-cell>
          <table:table-cell table:number-columns-repeated="60"/>
        </table:table-row>
        <table:table-row table:style-name="ro1">
          <table:table-cell office:value-type="string" calcext:value-type="string">
            <text:p>ROCKET CONTENTS:</text:p>
          </table:table-cell>
          <table:table-cell office:value-type="string" calcext:value-type="string">
            <text:p>~~~</text:p>
          </table:table-cell>
          <table:table-cell office:value-type="string" calcext:value-type="string">
            <text:p>ロケットの内容：</text:p>
          </table:table-cell>
          <table:table-cell table:formula="of:=[.A168]&amp;[.B168]&amp;SUBSTITUTE([.C168];CHAR(10);&quot;`&quot;)" office:value-type="string" office:string-value="ROCKET CONTENTS:~~~ロケットの内容：" calcext:value-type="string">
            <text:p>ROCKET CONTENTS:~~~ロケットの内容：</text:p>
          </table:table-cell>
          <table:table-cell table:number-columns-repeated="60"/>
        </table:table-row>
        <table:table-row table:style-name="ro1">
          <table:table-cell office:value-type="string" calcext:value-type="string">
            <text:p>FACTORY</text:p>
          </table:table-cell>
          <table:table-cell office:value-type="string" calcext:value-type="string">
            <text:p>~~~</text:p>
          </table:table-cell>
          <table:table-cell office:value-type="string" calcext:value-type="string">
            <text:p>工場</text:p>
          </table:table-cell>
          <table:table-cell table:formula="of:=[.A169]&amp;[.B169]&amp;SUBSTITUTE([.C169];CHAR(10);&quot;`&quot;)" office:value-type="string" office:string-value="FACTORY~~~工場" calcext:value-type="string">
            <text:p>FACTORY~~~工場</text:p>
          </table:table-cell>
          <table:table-cell table:number-columns-repeated="60"/>
        </table:table-row>
        <table:table-row table:style-name="ro2">
          <table:table-cell office:value-type="string" calcext:value-type="string">
            <text:p>FACTORYDESC</text:p>
          </table:table-cell>
          <table:table-cell office:value-type="string" calcext:value-type="string">
            <text:p>~~~</text:p>
          </table:table-cell>
          <table:table-cell office:value-type="string" calcext:value-type="string">
            <text:p>リファイナーとコンバイナーを構築する必要がある屋内スペースを提供します。 </text:p>
            <text:p>収容されたマシンにエネルギーを供給するために、電源に接続する必要があります。</text:p>
          </table:table-cell>
          <table:table-cell table:formula="of:=[.A170]&amp;[.B170]&amp;SUBSTITUTE([.C170];CHAR(10);&quot;`&quot;)" office:value-type="string" office:string-value="FACTORYDESC~~~リファイナーとコンバイナーを構築する必要がある屋内スペースを提供します。 `収容されたマシンにエネルギーを供給するために、電源に接続する必要があります。" calcext:value-type="string">
            <text:p>FACTORYDESC~~~リファイナーとコンバイナーを構築する必要がある屋内スペースを提供します。 `収容されたマシンにエネルギーを供給するために、電源に接続する必要があります。</text:p>
          </table:table-cell>
          <table:table-cell table:number-columns-repeated="60"/>
        </table:table-row>
        <table:table-row table:style-name="ro1">
          <table:table-cell office:value-type="string" calcext:value-type="string">
            <text:p>DOORWAY</text:p>
          </table:table-cell>
          <table:table-cell office:value-type="string" calcext:value-type="string">
            <text:p>~~~</text:p>
          </table:table-cell>
          <table:table-cell office:value-type="string" calcext:value-type="string">
            <text:p>工場出入口</text:p>
          </table:table-cell>
          <table:table-cell table:formula="of:=[.A171]&amp;[.B171]&amp;SUBSTITUTE([.C171];CHAR(10);&quot;`&quot;)" office:value-type="string" office:string-value="DOORWAY~~~工場出入口" calcext:value-type="string">
            <text:p>DOORWAY~~~工場出入口</text:p>
          </table:table-cell>
          <table:table-cell table:number-columns-repeated="60"/>
        </table:table-row>
        <table:table-row table:style-name="ro1">
          <table:table-cell office:value-type="string" calcext:value-type="string">
            <text:p>DOORWAYDESC</text:p>
          </table:table-cell>
          <table:table-cell office:value-type="string" calcext:value-type="string">
            <text:p>~~~</text:p>
          </table:table-cell>
          <table:table-cell office:value-type="string" calcext:value-type="string">
            <text:p>ドローン、カート、またはクレーンが使用する工場への出入口を提供します。</text:p>
          </table:table-cell>
          <table:table-cell table:formula="of:=[.A172]&amp;[.B172]&amp;SUBSTITUTE([.C172];CHAR(10);&quot;`&quot;)" office:value-type="string" office:string-value="DOORWAYDESC~~~ドローン、カート、またはクレーンが使用する工場への出入口を提供します。" calcext:value-type="string">
            <text:p>DOORWAYDESC~~~ドローン、カート、またはクレーンが使用する工場への出入口を提供します。</text:p>
          </table:table-cell>
          <table:table-cell table:number-columns-repeated="60"/>
        </table:table-row>
        <table:table-row table:style-name="ro1">
          <table:table-cell office:value-type="string" calcext:value-type="string">
            <text:p>SMALL CONTAINER</text:p>
          </table:table-cell>
          <table:table-cell office:value-type="string" calcext:value-type="string">
            <text:p>~~~</text:p>
          </table:table-cell>
          <table:table-cell office:value-type="string" calcext:value-type="string">
            <text:p>小型タンク</text:p>
          </table:table-cell>
          <table:table-cell table:formula="of:=[.A173]&amp;[.B173]&amp;SUBSTITUTE([.C173];CHAR(10);&quot;`&quot;)" office:value-type="string" office:string-value="SMALL CONTAINER~~~小型タンク" calcext:value-type="string">
            <text:p>SMALL CONTAINER~~~小型タンク</text:p>
          </table:table-cell>
          <table:table-cell table:number-columns-repeated="60"/>
        </table:table-row>
        <table:table-row table:style-name="ro2">
          <table:table-cell office:value-type="string" calcext:value-type="string">
            <text:p>SMALLCONTAINERDESC</text:p>
          </table:table-cell>
          <table:table-cell office:value-type="string" calcext:value-type="string">
            <text:p>~~~</text:p>
          </table:table-cell>
          <table:table-cell office:value-type="string" calcext:value-type="string">
            <text:p>1種類のリソースを最大40個保持します。</text:p>
            <text:p>移送管を介したリソースの入出庫が可能です。</text:p>
          </table:table-cell>
          <table:table-cell table:formula="of:=[.A174]&amp;[.B174]&amp;SUBSTITUTE([.C174];CHAR(10);&quot;`&quot;)" office:value-type="string" office:string-value="SMALLCONTAINERDESC~~~1種類のリソースを最大40個保持します。`移送管を介したリソースの入出庫が可能です。" calcext:value-type="string">
            <text:p>SMALLCONTAINERDESC~~~1種類のリソースを最大40個保持します。`移送管を介したリソースの入出庫が可能です。</text:p>
          </table:table-cell>
          <table:table-cell table:number-columns-repeated="60"/>
        </table:table-row>
        <table:table-row table:style-name="ro1">
          <table:table-cell office:value-type="string" calcext:value-type="string">
            <text:p>LARGE CONTAINER</text:p>
          </table:table-cell>
          <table:table-cell office:value-type="string" calcext:value-type="string">
            <text:p>~~~</text:p>
          </table:table-cell>
          <table:table-cell office:value-type="string" calcext:value-type="string">
            <text:p>大型タンク</text:p>
          </table:table-cell>
          <table:table-cell table:formula="of:=[.A175]&amp;[.B175]&amp;SUBSTITUTE([.C175];CHAR(10);&quot;`&quot;)" office:value-type="string" office:string-value="LARGE CONTAINER~~~大型タンク" calcext:value-type="string">
            <text:p>LARGE CONTAINER~~~大型タンク</text:p>
          </table:table-cell>
          <table:table-cell table:number-columns-repeated="60"/>
        </table:table-row>
        <table:table-row table:style-name="ro2">
          <table:table-cell office:value-type="string" calcext:value-type="string">
            <text:p>LARGECONTAINERDESC</text:p>
          </table:table-cell>
          <table:table-cell office:value-type="string" calcext:value-type="string">
            <text:p>~~~</text:p>
          </table:table-cell>
          <table:table-cell office:value-type="string" calcext:value-type="string">
            <text:p>1種類のリソースを最大120個保持します。</text:p>
            <text:p>移送管を介したリソースの入出庫が可能です。</text:p>
          </table:table-cell>
          <table:table-cell table:formula="of:=[.A176]&amp;[.B176]&amp;SUBSTITUTE([.C176];CHAR(10);&quot;`&quot;)" office:value-type="string" office:string-value="LARGECONTAINERDESC~~~1種類のリソースを最大120個保持します。`移送管を介したリソースの入出庫が可能です。" calcext:value-type="string">
            <text:p>LARGECONTAINERDESC~~~1種類のリソースを最大120個保持します。`移送管を介したリソースの入出庫が可能です。</text:p>
          </table:table-cell>
          <table:table-cell table:number-columns-repeated="60"/>
        </table:table-row>
        <table:table-row table:style-name="ro2">
          <table:table-cell office:value-type="string" calcext:value-type="string">
            <text:p>GENERALCONTAINERDESCGENERALCONTAINERDESCGENERALCONTAINERDESCGENERALCONTAINERDESCGENERALCONTAINERDESC</text:p>
          </table:table-cell>
          <table:table-cell office:value-type="string" calcext:value-type="string">
            <text:p>~~~</text:p>
          </table:table-cell>
          <table:table-cell office:value-type="string" calcext:value-type="string">
            <text:p>特異なタイプのリソースを保持します。</text:p>
            <text:p>移送管を介したリソースの出し入れが可能です。</text:p>
          </table:table-cell>
          <table:table-cell table:formula="of:=[.A177]&amp;[.B177]&amp;SUBSTITUTE([.C177];CHAR(10);&quot;`&quot;)" office:value-type="string" office:string-value="GENERALCONTAINERDESCGENERALCONTAINERDESCGENERALCONTAINERDESCGENERALCONTAINERDESCGENERALCONTAINERDESC~~~特異なタイプのリソースを保持します。`移送管を介したリソースの出し入れが可能です。" calcext:value-type="string">
            <text:p>GENERALCONTAINERDESCGENERALCONTAINERDESCGENERALCONTAINERDESCGENERALCONTAINERDESCGENERALCONTAINERDESC~~~特異なタイプのリソースを保持します。`移送管を介したリソースの出し入れが可能です。</text:p>
          </table:table-cell>
          <table:table-cell table:number-columns-repeated="60"/>
        </table:table-row>
        <table:table-row table:style-name="ro1">
          <table:table-cell office:value-type="string" calcext:value-type="string">
            <text:p>WATER RESERVOIR</text:p>
          </table:table-cell>
          <table:table-cell office:value-type="string" calcext:value-type="string">
            <text:p>~~~</text:p>
          </table:table-cell>
          <table:table-cell office:value-type="string" calcext:value-type="string">
            <text:p>貯水池</text:p>
          </table:table-cell>
          <table:table-cell table:formula="of:=[.A178]&amp;[.B178]&amp;SUBSTITUTE([.C178];CHAR(10);&quot;`&quot;)" office:value-type="string" office:string-value="WATER RESERVOIR~~~貯水池" calcext:value-type="string">
            <text:p>WATER RESERVOIR~~~貯水池</text:p>
          </table:table-cell>
          <table:table-cell table:number-columns-repeated="60"/>
        </table:table-row>
        <table:table-row table:style-name="ro2">
          <table:table-cell office:value-type="string" calcext:value-type="string">
            <text:p>WATER RESERVOIRDESC</text:p>
          </table:table-cell>
          <table:table-cell office:value-type="string" calcext:value-type="string">
            <text:p>~~~</text:p>
          </table:table-cell>
          <table:table-cell office:value-type="string" calcext:value-type="string">
            <text:p>さまざまな構造物に接続できるパイプに水を送り込みます。</text:p>
            <text:p>1か月あたり2,000ドルの電力をワイヤレスで使用します。</text:p>
          </table:table-cell>
          <table:table-cell table:formula="of:=[.A179]&amp;[.B179]&amp;SUBSTITUTE([.C179];CHAR(10);&quot;`&quot;)" office:value-type="string" office:string-value="WATER RESERVOIRDESC~~~さまざまな構造物に接続できるパイプに水を送り込みます。`1か月あたり2,000ドルの電力をワイヤレスで使用します。" calcext:value-type="string">
            <text:p>WATER RESERVOIRDESC~~~さまざまな構造物に接続できるパイプに水を送り込みます。`1か月あたり2,000ドルの電力をワイヤレスで使用します。</text:p>
          </table:table-cell>
          <table:table-cell table:number-columns-repeated="60"/>
        </table:table-row>
        <table:table-row table:style-name="ro1">
          <table:table-cell office:value-type="string" calcext:value-type="string">
            <text:p>WATER PIPE</text:p>
          </table:table-cell>
          <table:table-cell office:value-type="string" calcext:value-type="string">
            <text:p>~~~</text:p>
          </table:table-cell>
          <table:table-cell office:value-type="string" calcext:value-type="string">
            <text:p>水道管</text:p>
          </table:table-cell>
          <table:table-cell table:formula="of:=[.A180]&amp;[.B180]&amp;SUBSTITUTE([.C180];CHAR(10);&quot;`&quot;)" office:value-type="string" office:string-value="WATER PIPE~~~水道管" calcext:value-type="string">
            <text:p>WATER PIPE~~~水道管</text:p>
          </table:table-cell>
          <table:table-cell table:number-columns-repeated="60"/>
        </table:table-row>
        <table:table-row table:style-name="ro1">
          <table:table-cell office:value-type="string" calcext:value-type="string">
            <text:p>WATER PIPEDESC</text:p>
          </table:table-cell>
          <table:table-cell office:value-type="string" calcext:value-type="string">
            <text:p>~~~</text:p>
          </table:table-cell>
          <table:table-cell office:value-type="string" calcext:value-type="string">
            <text:p>貯水池からさまざまな構造に水を運びます。</text:p>
          </table:table-cell>
          <table:table-cell table:formula="of:=[.A181]&amp;[.B181]&amp;SUBSTITUTE([.C181];CHAR(10);&quot;`&quot;)" office:value-type="string" office:string-value="WATER PIPEDESC~~~貯水池からさまざまな構造に水を運びます。" calcext:value-type="string">
            <text:p>WATER PIPEDESC~~~貯水池からさまざまな構造に水を運びます。</text:p>
          </table:table-cell>
          <table:table-cell table:number-columns-repeated="60"/>
        </table:table-row>
        <table:table-row table:style-name="ro1">
          <table:table-cell office:value-type="string" calcext:value-type="string">
            <text:p>GREENHOUSE UPGRADE</text:p>
          </table:table-cell>
          <table:table-cell office:value-type="string" calcext:value-type="string">
            <text:p>~~~</text:p>
          </table:table-cell>
          <table:table-cell office:value-type="string" calcext:value-type="string">
            <text:p>グリーンハウスのアップグレード</text:p>
          </table:table-cell>
          <table:table-cell table:formula="of:=[.A182]&amp;[.B182]&amp;SUBSTITUTE([.C182];CHAR(10);&quot;`&quot;)" office:value-type="string" office:string-value="GREENHOUSE UPGRADE~~~グリーンハウスのアップグレード" calcext:value-type="string">
            <text:p>GREENHOUSE UPGRADE~~~グリーンハウスのアップグレード</text:p>
          </table:table-cell>
          <table:table-cell table:number-columns-repeated="60"/>
        </table:table-row>
        <table:table-row table:style-name="ro2">
          <table:table-cell office:value-type="string" calcext:value-type="string">
            <text:p>GREENHOUSE DESC</text:p>
          </table:table-cell>
          <table:table-cell office:value-type="string" calcext:value-type="string">
            <text:p>~~~</text:p>
          </table:table-cell>
          <table:table-cell office:value-type="string" calcext:value-type="string">
            <text:p>ファームプラットフォーム用にアップグレードします。</text:p>
            <text:p>植物の成長を25％加速します。</text:p>
          </table:table-cell>
          <table:table-cell table:formula="of:=[.A183]&amp;[.B183]&amp;SUBSTITUTE([.C183];CHAR(10);&quot;`&quot;)" office:value-type="string" office:string-value="GREENHOUSE DESC~~~ファームプラットフォーム用にアップグレードします。`植物の成長を25％加速します。" calcext:value-type="string">
            <text:p>GREENHOUSE DESC~~~ファームプラットフォーム用にアップグレードします。`植物の成長を25％加速します。</text:p>
          </table:table-cell>
          <table:table-cell table:number-columns-repeated="60"/>
        </table:table-row>
        <table:table-row table:style-name="ro1">
          <table:table-cell office:value-type="string" calcext:value-type="string">
            <text:p>STEP CONVEYOR</text:p>
          </table:table-cell>
          <table:table-cell office:value-type="string" calcext:value-type="string">
            <text:p>~~~</text:p>
          </table:table-cell>
          <table:table-cell office:value-type="string" calcext:value-type="string">
            <text:p>ステップコンベア</text:p>
          </table:table-cell>
          <table:table-cell table:formula="of:=[.A184]&amp;[.B184]&amp;SUBSTITUTE([.C184];CHAR(10);&quot;`&quot;)" office:value-type="string" office:string-value="STEP CONVEYOR~~~ステップコンベア" calcext:value-type="string">
            <text:p>STEP CONVEYOR~~~ステップコンベア</text:p>
          </table:table-cell>
          <table:table-cell table:number-columns-repeated="60"/>
        </table:table-row>
        <table:table-row table:style-name="ro2">
          <table:table-cell office:value-type="string" calcext:value-type="string">
            <text:p>STEP CONVEYORDESC</text:p>
          </table:table-cell>
          <table:table-cell office:value-type="string" calcext:value-type="string">
            <text:p>~~~</text:p>
          </table:table-cell>
          <table:table-cell office:value-type="string" calcext:value-type="string">
            <text:p>1秒間隔でボックスを移動します。</text:p>
            <text:p>すべてのボックスに移動するスペースがない限り、移動させません。</text:p>
          </table:table-cell>
          <table:table-cell table:formula="of:=[.A185]&amp;[.B185]&amp;SUBSTITUTE([.C185];CHAR(10);&quot;`&quot;)" office:value-type="string" office:string-value="STEP CONVEYORDESC~~~1秒間隔でボックスを移動します。`すべてのボックスに移動するスペースがない限り、移動させません。" calcext:value-type="string">
            <text:p>STEP CONVEYORDESC~~~1秒間隔でボックスを移動します。`すべてのボックスに移動するスペースがない限り、移動させません。</text:p>
          </table:table-cell>
          <table:table-cell table:number-columns-repeated="60"/>
        </table:table-row>
        <table:table-row table:style-name="ro1">
          <table:table-cell office:value-type="string" calcext:value-type="string">
            <text:p>RESEARCH UNLOCKS</text:p>
          </table:table-cell>
          <table:table-cell office:value-type="string" calcext:value-type="string">
            <text:p>~~~</text:p>
          </table:table-cell>
          <table:table-cell office:value-type="string" calcext:value-type="string">
            <text:p>研究のロック解除</text:p>
          </table:table-cell>
          <table:table-cell table:formula="of:=[.A186]&amp;[.B186]&amp;SUBSTITUTE([.C186];CHAR(10);&quot;`&quot;)" office:value-type="string" office:string-value="RESEARCH UNLOCKS~~~研究のロック解除" calcext:value-type="string">
            <text:p>RESEARCH UNLOCKS~~~研究のロック解除</text:p>
          </table:table-cell>
          <table:table-cell table:number-columns-repeated="60"/>
        </table:table-row>
        <table:table-row table:style-name="ro6">
          <table:table-cell office:value-type="string" calcext:value-type="string">
            <text:p>+10% Minecart speed:</text:p>
          </table:table-cell>
          <table:table-cell office:value-type="string" calcext:value-type="string">
            <text:p>~~~</text:p>
          </table:table-cell>
          <table:table-cell office:value-type="string" calcext:value-type="string">
            <text:p>カート速度 +10％</text:p>
          </table:table-cell>
          <table:table-cell table:formula="of:=[.A187]&amp;[.B187]&amp;SUBSTITUTE([.C187];CHAR(10);&quot;`&quot;)" office:value-type="string" office:string-value="+10% Minecart speed:~~~カート速度 +10％" calcext:value-type="string">
            <text:p>+10% Minecart speed:~~~カート速度 +10％</text:p>
          </table:table-cell>
          <table:table-cell table:number-columns-repeated="60"/>
        </table:table-row>
        <table:table-row table:style-name="ro6">
          <table:table-cell office:value-type="string" calcext:value-type="string">
            <text:p>+20% Minecart speed:</text:p>
          </table:table-cell>
          <table:table-cell office:value-type="string" calcext:value-type="string">
            <text:p>~~~</text:p>
          </table:table-cell>
          <table:table-cell office:value-type="string" calcext:value-type="string">
            <text:p>カート速度 +20％</text:p>
          </table:table-cell>
          <table:table-cell table:formula="of:=[.A188]&amp;[.B188]&amp;SUBSTITUTE([.C188];CHAR(10);&quot;`&quot;)" office:value-type="string" office:string-value="+20% Minecart speed:~~~カート速度 +20％" calcext:value-type="string">
            <text:p>+20% Minecart speed:~~~カート速度 +20％</text:p>
          </table:table-cell>
          <table:table-cell table:number-columns-repeated="60"/>
        </table:table-row>
        <table:table-row table:style-name="ro6">
          <table:table-cell office:value-type="string" calcext:value-type="string">
            <text:p>+30% Minecart speed:</text:p>
          </table:table-cell>
          <table:table-cell office:value-type="string" calcext:value-type="string">
            <text:p>~~~</text:p>
          </table:table-cell>
          <table:table-cell office:value-type="string" calcext:value-type="string">
            <text:p>カート速度 +30％</text:p>
          </table:table-cell>
          <table:table-cell table:formula="of:=[.A189]&amp;[.B189]&amp;SUBSTITUTE([.C189];CHAR(10);&quot;`&quot;)" office:value-type="string" office:string-value="+30% Minecart speed:~~~カート速度 +30％" calcext:value-type="string">
            <text:p>+30% Minecart speed:~~~カート速度 +30％</text:p>
          </table:table-cell>
          <table:table-cell table:number-columns-repeated="60"/>
        </table:table-row>
        <table:table-row table:style-name="ro6">
          <table:table-cell office:value-type="string" calcext:value-type="string">
            <text:p>+40% Minecart speed:</text:p>
          </table:table-cell>
          <table:table-cell office:value-type="string" calcext:value-type="string">
            <text:p>~~~</text:p>
          </table:table-cell>
          <table:table-cell office:value-type="string" calcext:value-type="string">
            <text:p>カート速度 +40％</text:p>
          </table:table-cell>
          <table:table-cell table:formula="of:=[.A190]&amp;[.B190]&amp;SUBSTITUTE([.C190];CHAR(10);&quot;`&quot;)" office:value-type="string" office:string-value="+40% Minecart speed:~~~カート速度 +40％" calcext:value-type="string">
            <text:p>+40% Minecart speed:~~~カート速度 +40％</text:p>
          </table:table-cell>
          <table:table-cell table:number-columns-repeated="60"/>
        </table:table-row>
        <table:table-row table:style-name="ro6">
          <table:table-cell office:value-type="string" calcext:value-type="string">
            <text:p>+50% Minecart speed:</text:p>
          </table:table-cell>
          <table:table-cell office:value-type="string" calcext:value-type="string">
            <text:p>~~~</text:p>
          </table:table-cell>
          <table:table-cell office:value-type="string" calcext:value-type="string">
            <text:p>カート速度 +50％</text:p>
          </table:table-cell>
          <table:table-cell table:formula="of:=[.A191]&amp;[.B191]&amp;SUBSTITUTE([.C191];CHAR(10);&quot;`&quot;)" office:value-type="string" office:string-value="+50% Minecart speed:~~~カート速度 +50％" calcext:value-type="string">
            <text:p>+50% Minecart speed:~~~カート速度 +50％</text:p>
          </table:table-cell>
          <table:table-cell table:number-columns-repeated="60"/>
        </table:table-row>
        <table:table-row table:style-name="ro1">
          <table:table-cell office:value-type="string" calcext:value-type="string">
            <text:p>+10% highway Minecart speed:</text:p>
          </table:table-cell>
          <table:table-cell office:value-type="string" calcext:value-type="string">
            <text:p>~~~</text:p>
          </table:table-cell>
          <table:table-cell office:value-type="string" calcext:value-type="string">
            <text:p>カート高速レール速度 +10％</text:p>
          </table:table-cell>
          <table:table-cell table:formula="of:=[.A192]&amp;[.B192]&amp;SUBSTITUTE([.C192];CHAR(10);&quot;`&quot;)" office:value-type="string" office:string-value="+10% highway Minecart speed:~~~カート高速レール速度 +10％" calcext:value-type="string">
            <text:p>+10% highway Minecart speed:~~~カート高速レール速度 +10％</text:p>
          </table:table-cell>
          <table:table-cell table:number-columns-repeated="60"/>
        </table:table-row>
        <table:table-row table:style-name="ro1">
          <table:table-cell office:value-type="string" calcext:value-type="string">
            <text:p>+20% highway Minecart speed:</text:p>
          </table:table-cell>
          <table:table-cell office:value-type="string" calcext:value-type="string">
            <text:p>~~~</text:p>
          </table:table-cell>
          <table:table-cell office:value-type="string" calcext:value-type="string">
            <text:p>カート高速レール速度 +20％</text:p>
          </table:table-cell>
          <table:table-cell table:formula="of:=[.A193]&amp;[.B193]&amp;SUBSTITUTE([.C193];CHAR(10);&quot;`&quot;)" office:value-type="string" office:string-value="+20% highway Minecart speed:~~~カート高速レール速度 +20％" calcext:value-type="string">
            <text:p>+20% highway Minecart speed:~~~カート高速レール速度 +20％</text:p>
          </table:table-cell>
          <table:table-cell table:number-columns-repeated="60"/>
        </table:table-row>
        <table:table-row table:style-name="ro1">
          <table:table-cell office:value-type="string" calcext:value-type="string">
            <text:p>+30% highway Minecart speed:</text:p>
          </table:table-cell>
          <table:table-cell office:value-type="string" calcext:value-type="string">
            <text:p>~~~</text:p>
          </table:table-cell>
          <table:table-cell office:value-type="string" calcext:value-type="string">
            <text:p>カート高速レール速度 +30％</text:p>
          </table:table-cell>
          <table:table-cell table:formula="of:=[.A194]&amp;[.B194]&amp;SUBSTITUTE([.C194];CHAR(10);&quot;`&quot;)" office:value-type="string" office:string-value="+30% highway Minecart speed:~~~カート高速レール速度 +30％" calcext:value-type="string">
            <text:p>+30% highway Minecart speed:~~~カート高速レール速度 +30％</text:p>
          </table:table-cell>
          <table:table-cell table:number-columns-repeated="60"/>
        </table:table-row>
        <table:table-row table:style-name="ro1">
          <table:table-cell office:value-type="string" calcext:value-type="string">
            <text:p>+40% highway Minecart speed:</text:p>
          </table:table-cell>
          <table:table-cell office:value-type="string" calcext:value-type="string">
            <text:p>~~~</text:p>
          </table:table-cell>
          <table:table-cell office:value-type="string" calcext:value-type="string">
            <text:p>カート高速レール速度 +40％</text:p>
          </table:table-cell>
          <table:table-cell table:formula="of:=[.A195]&amp;[.B195]&amp;SUBSTITUTE([.C195];CHAR(10);&quot;`&quot;)" office:value-type="string" office:string-value="+40% highway Minecart speed:~~~カート高速レール速度 +40％" calcext:value-type="string">
            <text:p>+40% highway Minecart speed:~~~カート高速レール速度 +40％</text:p>
          </table:table-cell>
          <table:table-cell table:number-columns-repeated="60"/>
        </table:table-row>
        <table:table-row table:style-name="ro1">
          <table:table-cell office:value-type="string" calcext:value-type="string">
            <text:p>+50% highway Minecart speed:</text:p>
          </table:table-cell>
          <table:table-cell office:value-type="string" calcext:value-type="string">
            <text:p>~~~</text:p>
          </table:table-cell>
          <table:table-cell office:value-type="string" calcext:value-type="string">
            <text:p>カート高速レール速度 +50％</text:p>
          </table:table-cell>
          <table:table-cell table:formula="of:=[.A196]&amp;[.B196]&amp;SUBSTITUTE([.C196];CHAR(10);&quot;`&quot;)" office:value-type="string" office:string-value="+50% highway Minecart speed:~~~カート高速レール速度 +50％" calcext:value-type="string">
            <text:p>+50% highway Minecart speed:~~~カート高速レール速度 +50％</text:p>
          </table:table-cell>
          <table:table-cell table:number-columns-repeated="60"/>
        </table:table-row>
        <table:table-row table:style-name="ro1">
          <table:table-cell office:value-type="string" calcext:value-type="string">
            <text:p>+10% Clawtrain speed</text:p>
          </table:table-cell>
          <table:table-cell office:value-type="string" calcext:value-type="string">
            <text:p>~~~</text:p>
          </table:table-cell>
          <table:table-cell office:value-type="string" calcext:value-type="string">
            <text:p>クレーン速度 +10%</text:p>
          </table:table-cell>
          <table:table-cell table:formula="of:=[.A197]&amp;[.B197]&amp;SUBSTITUTE([.C197];CHAR(10);&quot;`&quot;)" office:value-type="string" office:string-value="+10% Clawtrain speed~~~クレーン速度 +10%" calcext:value-type="string">
            <text:p>+10% Clawtrain speed~~~クレーン速度 +10%</text:p>
          </table:table-cell>
          <table:table-cell table:number-columns-repeated="60"/>
        </table:table-row>
        <table:table-row table:style-name="ro1">
          <table:table-cell office:value-type="string" calcext:value-type="string">
            <text:p>+20% Clawtrain speed</text:p>
          </table:table-cell>
          <table:table-cell office:value-type="string" calcext:value-type="string">
            <text:p>~~~</text:p>
          </table:table-cell>
          <table:table-cell office:value-type="string" calcext:value-type="string">
            <text:p>クレーン速度 +20%</text:p>
          </table:table-cell>
          <table:table-cell table:formula="of:=[.A198]&amp;[.B198]&amp;SUBSTITUTE([.C198];CHAR(10);&quot;`&quot;)" office:value-type="string" office:string-value="+20% Clawtrain speed~~~クレーン速度 +20%" calcext:value-type="string">
            <text:p>+20% Clawtrain speed~~~クレーン速度 +20%</text:p>
          </table:table-cell>
          <table:table-cell table:number-columns-repeated="60"/>
        </table:table-row>
        <table:table-row table:style-name="ro1">
          <table:table-cell office:value-type="string" calcext:value-type="string">
            <text:p>+30% Clawtrain speed</text:p>
          </table:table-cell>
          <table:table-cell office:value-type="string" calcext:value-type="string">
            <text:p>~~~</text:p>
          </table:table-cell>
          <table:table-cell office:value-type="string" calcext:value-type="string">
            <text:p>クレーン速度 +30%</text:p>
          </table:table-cell>
          <table:table-cell table:formula="of:=[.A199]&amp;[.B199]&amp;SUBSTITUTE([.C199];CHAR(10);&quot;`&quot;)" office:value-type="string" office:string-value="+30% Clawtrain speed~~~クレーン速度 +30%" calcext:value-type="string">
            <text:p>+30% Clawtrain speed~~~クレーン速度 +30%</text:p>
          </table:table-cell>
          <table:table-cell table:number-columns-repeated="60"/>
        </table:table-row>
        <table:table-row table:style-name="ro1">
          <table:table-cell office:value-type="string" calcext:value-type="string">
            <text:p>+40% Clawtrain speed</text:p>
          </table:table-cell>
          <table:table-cell office:value-type="string" calcext:value-type="string">
            <text:p>~~~</text:p>
          </table:table-cell>
          <table:table-cell office:value-type="string" calcext:value-type="string">
            <text:p>クレーン速度 +40%</text:p>
          </table:table-cell>
          <table:table-cell table:formula="of:=[.A200]&amp;[.B200]&amp;SUBSTITUTE([.C200];CHAR(10);&quot;`&quot;)" office:value-type="string" office:string-value="+40% Clawtrain speed~~~クレーン速度 +40%" calcext:value-type="string">
            <text:p>+40% Clawtrain speed~~~クレーン速度 +40%</text:p>
          </table:table-cell>
          <table:table-cell table:number-columns-repeated="60"/>
        </table:table-row>
        <table:table-row table:style-name="ro1">
          <table:table-cell office:value-type="string" calcext:value-type="string">
            <text:p>+50% Clawtrain speed</text:p>
          </table:table-cell>
          <table:table-cell office:value-type="string" calcext:value-type="string">
            <text:p>~~~</text:p>
          </table:table-cell>
          <table:table-cell office:value-type="string" calcext:value-type="string">
            <text:p>クレーン速度 +50%</text:p>
          </table:table-cell>
          <table:table-cell table:formula="of:=[.A201]&amp;[.B201]&amp;SUBSTITUTE([.C201];CHAR(10);&quot;`&quot;)" office:value-type="string" office:string-value="+50% Clawtrain speed~~~クレーン速度 +50%" calcext:value-type="string">
            <text:p>+50% Clawtrain speed~~~クレーン速度 +50%</text:p>
          </table:table-cell>
          <table:table-cell table:number-columns-repeated="60"/>
        </table:table-row>
        <table:table-row table:style-name="ro1">
          <table:table-cell office:value-type="string" calcext:value-type="string">
            <text:p>+10% Drone speed</text:p>
          </table:table-cell>
          <table:table-cell office:value-type="string" calcext:value-type="string">
            <text:p>~~~</text:p>
          </table:table-cell>
          <table:table-cell office:value-type="string" calcext:value-type="string">
            <text:p>ドローン速度 +10%</text:p>
          </table:table-cell>
          <table:table-cell table:formula="of:=[.A202]&amp;[.B202]&amp;SUBSTITUTE([.C202];CHAR(10);&quot;`&quot;)" office:value-type="string" office:string-value="+10% Drone speed~~~ドローン速度 +10%" calcext:value-type="string">
            <text:p>+10% Drone speed~~~ドローン速度 +10%</text:p>
          </table:table-cell>
          <table:table-cell table:number-columns-repeated="60"/>
        </table:table-row>
        <table:table-row table:style-name="ro1">
          <table:table-cell office:value-type="string" calcext:value-type="string">
            <text:p>+20% Drone speed</text:p>
          </table:table-cell>
          <table:table-cell office:value-type="string" calcext:value-type="string">
            <text:p>~~~</text:p>
          </table:table-cell>
          <table:table-cell office:value-type="string" calcext:value-type="string">
            <text:p>ドローン速度 +20%</text:p>
          </table:table-cell>
          <table:table-cell table:formula="of:=[.A203]&amp;[.B203]&amp;SUBSTITUTE([.C203];CHAR(10);&quot;`&quot;)" office:value-type="string" office:string-value="+20% Drone speed~~~ドローン速度 +20%" calcext:value-type="string">
            <text:p>+20% Drone speed~~~ドローン速度 +20%</text:p>
          </table:table-cell>
          <table:table-cell table:number-columns-repeated="60"/>
        </table:table-row>
        <table:table-row table:style-name="ro1">
          <table:table-cell office:value-type="string" calcext:value-type="string">
            <text:p>+30% Drone speed</text:p>
          </table:table-cell>
          <table:table-cell office:value-type="string" calcext:value-type="string">
            <text:p>~~~</text:p>
          </table:table-cell>
          <table:table-cell office:value-type="string" calcext:value-type="string">
            <text:p>ドローン速度 +30%</text:p>
          </table:table-cell>
          <table:table-cell table:formula="of:=[.A204]&amp;[.B204]&amp;SUBSTITUTE([.C204];CHAR(10);&quot;`&quot;)" office:value-type="string" office:string-value="+30% Drone speed~~~ドローン速度 +30%" calcext:value-type="string">
            <text:p>+30% Drone speed~~~ドローン速度 +30%</text:p>
          </table:table-cell>
          <table:table-cell table:number-columns-repeated="60"/>
        </table:table-row>
        <table:table-row table:style-name="ro1">
          <table:table-cell office:value-type="string" calcext:value-type="string">
            <text:p>+40% Drone speed</text:p>
          </table:table-cell>
          <table:table-cell office:value-type="string" calcext:value-type="string">
            <text:p>~~~</text:p>
          </table:table-cell>
          <table:table-cell office:value-type="string" calcext:value-type="string">
            <text:p>ドローン速度 +40%</text:p>
          </table:table-cell>
          <table:table-cell table:formula="of:=[.A205]&amp;[.B205]&amp;SUBSTITUTE([.C205];CHAR(10);&quot;`&quot;)" office:value-type="string" office:string-value="+40% Drone speed~~~ドローン速度 +40%" calcext:value-type="string">
            <text:p>+40% Drone speed~~~ドローン速度 +40%</text:p>
          </table:table-cell>
          <table:table-cell table:number-columns-repeated="60"/>
        </table:table-row>
        <table:table-row table:style-name="ro1">
          <table:table-cell office:value-type="string" calcext:value-type="string">
            <text:p>+50% Drone speed</text:p>
          </table:table-cell>
          <table:table-cell office:value-type="string" calcext:value-type="string">
            <text:p>~~~</text:p>
          </table:table-cell>
          <table:table-cell office:value-type="string" calcext:value-type="string">
            <text:p>ドローン速度 +50%</text:p>
          </table:table-cell>
          <table:table-cell table:formula="of:=[.A206]&amp;[.B206]&amp;SUBSTITUTE([.C206];CHAR(10);&quot;`&quot;)" office:value-type="string" office:string-value="+50% Drone speed~~~ドローン速度 +50%" calcext:value-type="string">
            <text:p>+50% Drone speed~~~ドローン速度 +50%</text:p>
          </table:table-cell>
          <table:table-cell table:number-columns-repeated="60"/>
        </table:table-row>
        <table:table-row table:style-name="ro1">
          <table:table-cell office:value-type="string" calcext:value-type="string">
            <text:p>+2 Max Minecarts per track</text:p>
          </table:table-cell>
          <table:table-cell office:value-type="string" calcext:value-type="string">
            <text:p>~~~</text:p>
          </table:table-cell>
          <table:table-cell office:value-type="string" calcext:value-type="string">
            <text:p>レールあたりの最大カート数 +2</text:p>
          </table:table-cell>
          <table:table-cell table:formula="of:=[.A207]&amp;[.B207]&amp;SUBSTITUTE([.C207];CHAR(10);&quot;`&quot;)" office:value-type="string" office:string-value="+2 Max Minecarts per track~~~レールあたりの最大カート数 +2" calcext:value-type="string">
            <text:p>+2 Max Minecarts per track~~~レールあたりの最大カート数 +2</text:p>
          </table:table-cell>
          <table:table-cell table:number-columns-repeated="60"/>
        </table:table-row>
        <table:table-row table:style-name="ro1">
          <table:table-cell office:value-type="string" calcext:value-type="string">
            <text:p>+4 Max Minecarts per track</text:p>
          </table:table-cell>
          <table:table-cell office:value-type="string" calcext:value-type="string">
            <text:p>~~~</text:p>
          </table:table-cell>
          <table:table-cell office:value-type="string" calcext:value-type="string">
            <text:p>レールあたりの最大カート数 +4</text:p>
          </table:table-cell>
          <table:table-cell table:formula="of:=[.A208]&amp;[.B208]&amp;SUBSTITUTE([.C208];CHAR(10);&quot;`&quot;)" office:value-type="string" office:string-value="+4 Max Minecarts per track~~~レールあたりの最大カート数 +4" calcext:value-type="string">
            <text:p>+4 Max Minecarts per track~~~レールあたりの最大カート数 +4</text:p>
          </table:table-cell>
          <table:table-cell table:number-columns-repeated="60"/>
        </table:table-row>
        <table:table-row table:style-name="ro1">
          <table:table-cell office:value-type="string" calcext:value-type="string">
            <text:p>+6 Max Minecarts per track</text:p>
          </table:table-cell>
          <table:table-cell office:value-type="string" calcext:value-type="string">
            <text:p>~~~</text:p>
          </table:table-cell>
          <table:table-cell office:value-type="string" calcext:value-type="string">
            <text:p>レールあたりの最大カート数 +6</text:p>
          </table:table-cell>
          <table:table-cell table:formula="of:=[.A209]&amp;[.B209]&amp;SUBSTITUTE([.C209];CHAR(10);&quot;`&quot;)" office:value-type="string" office:string-value="+6 Max Minecarts per track~~~レールあたりの最大カート数 +6" calcext:value-type="string">
            <text:p>+6 Max Minecarts per track~~~レールあたりの最大カート数 +6</text:p>
          </table:table-cell>
          <table:table-cell table:number-columns-repeated="60"/>
        </table:table-row>
        <table:table-row table:style-name="ro1">
          <table:table-cell office:value-type="string" calcext:value-type="string">
            <text:p>+8 Max Minecarts per track</text:p>
          </table:table-cell>
          <table:table-cell office:value-type="string" calcext:value-type="string">
            <text:p>~~~</text:p>
          </table:table-cell>
          <table:table-cell office:value-type="string" calcext:value-type="string">
            <text:p>レールあたりの最大カート数 +8</text:p>
          </table:table-cell>
          <table:table-cell table:formula="of:=[.A210]&amp;[.B210]&amp;SUBSTITUTE([.C210];CHAR(10);&quot;`&quot;)" office:value-type="string" office:string-value="+8 Max Minecarts per track~~~レールあたりの最大カート数 +8" calcext:value-type="string">
            <text:p>+8 Max Minecarts per track~~~レールあたりの最大カート数 +8</text:p>
          </table:table-cell>
          <table:table-cell table:number-columns-repeated="60"/>
        </table:table-row>
        <table:table-row table:style-name="ro1">
          <table:table-cell office:value-type="string" calcext:value-type="string">
            <text:p>+10 Max Minecarts per track</text:p>
          </table:table-cell>
          <table:table-cell office:value-type="string" calcext:value-type="string">
            <text:p>~~~</text:p>
          </table:table-cell>
          <table:table-cell office:value-type="string" calcext:value-type="string">
            <text:p>レールあたりの最大カート数 +10</text:p>
          </table:table-cell>
          <table:table-cell table:formula="of:=[.A211]&amp;[.B211]&amp;SUBSTITUTE([.C211];CHAR(10);&quot;`&quot;)" office:value-type="string" office:string-value="+10 Max Minecarts per track~~~レールあたりの最大カート数 +10" calcext:value-type="string">
            <text:p>+10 Max Minecarts per track~~~レールあたりの最大カート数 +10</text:p>
          </table:table-cell>
          <table:table-cell table:number-columns-repeated="60"/>
        </table:table-row>
        <table:table-row table:style-name="ro1">
          <table:table-cell office:value-type="string" calcext:value-type="string">
            <text:p>+2 Max Clawtrains per track</text:p>
          </table:table-cell>
          <table:table-cell office:value-type="string" calcext:value-type="string">
            <text:p>~~~</text:p>
          </table:table-cell>
          <table:table-cell office:value-type="string" calcext:value-type="string">
            <text:p>レールあたりのクレーンの最大数 +2</text:p>
          </table:table-cell>
          <table:table-cell table:formula="of:=[.A212]&amp;[.B212]&amp;SUBSTITUTE([.C212];CHAR(10);&quot;`&quot;)" office:value-type="string" office:string-value="+2 Max Clawtrains per track~~~レールあたりのクレーンの最大数 +2" calcext:value-type="string">
            <text:p>+2 Max Clawtrains per track~~~レールあたりのクレーンの最大数 +2</text:p>
          </table:table-cell>
          <table:table-cell table:number-columns-repeated="60"/>
        </table:table-row>
        <table:table-row table:style-name="ro1">
          <table:table-cell office:value-type="string" calcext:value-type="string">
            <text:p>+4 Max Clawtrains per track</text:p>
          </table:table-cell>
          <table:table-cell office:value-type="string" calcext:value-type="string">
            <text:p>~~~</text:p>
          </table:table-cell>
          <table:table-cell office:value-type="string" calcext:value-type="string">
            <text:p>レールあたりのクレーンの最大数 +4</text:p>
          </table:table-cell>
          <table:table-cell table:formula="of:=[.A213]&amp;[.B213]&amp;SUBSTITUTE([.C213];CHAR(10);&quot;`&quot;)" office:value-type="string" office:string-value="+4 Max Clawtrains per track~~~レールあたりのクレーンの最大数 +4" calcext:value-type="string">
            <text:p>+4 Max Clawtrains per track~~~レールあたりのクレーンの最大数 +4</text:p>
          </table:table-cell>
          <table:table-cell table:number-columns-repeated="60"/>
        </table:table-row>
        <table:table-row table:style-name="ro1">
          <table:table-cell office:value-type="string" calcext:value-type="string">
            <text:p>+6 Max Clawtrains per track</text:p>
          </table:table-cell>
          <table:table-cell office:value-type="string" calcext:value-type="string">
            <text:p>~~~</text:p>
          </table:table-cell>
          <table:table-cell office:value-type="string" calcext:value-type="string">
            <text:p>レールあたりのクレーンの最大数 +6</text:p>
          </table:table-cell>
          <table:table-cell table:formula="of:=[.A214]&amp;[.B214]&amp;SUBSTITUTE([.C214];CHAR(10);&quot;`&quot;)" office:value-type="string" office:string-value="+6 Max Clawtrains per track~~~レールあたりのクレーンの最大数 +6" calcext:value-type="string">
            <text:p>+6 Max Clawtrains per track~~~レールあたりのクレーンの最大数 +6</text:p>
          </table:table-cell>
          <table:table-cell table:number-columns-repeated="60"/>
        </table:table-row>
        <table:table-row table:style-name="ro1">
          <table:table-cell office:value-type="string" calcext:value-type="string">
            <text:p>+8 Max Clawtrains per track</text:p>
          </table:table-cell>
          <table:table-cell office:value-type="string" calcext:value-type="string">
            <text:p>~~~</text:p>
          </table:table-cell>
          <table:table-cell office:value-type="string" calcext:value-type="string">
            <text:p>レールあたりのクレーンの最大数 +8 </text:p>
          </table:table-cell>
          <table:table-cell table:formula="of:=[.A215]&amp;[.B215]&amp;SUBSTITUTE([.C215];CHAR(10);&quot;`&quot;)" office:value-type="string" office:string-value="+8 Max Clawtrains per track~~~レールあたりのクレーンの最大数 +8 " calcext:value-type="string">
            <text:p>+8 Max Clawtrains per track~~~レールあたりのクレーンの最大数 +8 </text:p>
          </table:table-cell>
          <table:table-cell table:number-columns-repeated="60"/>
        </table:table-row>
        <table:table-row table:style-name="ro1">
          <table:table-cell office:value-type="string" calcext:value-type="string">
            <text:p>+10 Max Clawtrains per track</text:p>
          </table:table-cell>
          <table:table-cell office:value-type="string" calcext:value-type="string">
            <text:p>~~~</text:p>
          </table:table-cell>
          <table:table-cell office:value-type="string" calcext:value-type="string">
            <text:p>レールあたりのクレーンの最大数 +10 </text:p>
          </table:table-cell>
          <table:table-cell table:formula="of:=[.A216]&amp;[.B216]&amp;SUBSTITUTE([.C216];CHAR(10);&quot;`&quot;)" office:value-type="string" office:string-value="+10 Max Clawtrains per track~~~レールあたりのクレーンの最大数 +10 " calcext:value-type="string">
            <text:p>+10 Max Clawtrains per track~~~レールあたりのクレーンの最大数 +10 </text:p>
          </table:table-cell>
          <table:table-cell table:number-columns-repeated="60"/>
        </table:table-row>
        <table:table-row table:style-name="ro1">
          <table:table-cell office:value-type="string" calcext:value-type="string">
            <text:p>Train interval -5 sec</text:p>
          </table:table-cell>
          <table:table-cell office:value-type="string" calcext:value-type="string">
            <text:p>~~~</text:p>
          </table:table-cell>
          <table:table-cell office:value-type="string" calcext:value-type="string">
            <text:p>貨物列車間隔-5秒</text:p>
          </table:table-cell>
          <table:table-cell table:formula="of:=[.A217]&amp;[.B217]&amp;SUBSTITUTE([.C217];CHAR(10);&quot;`&quot;)" office:value-type="string" office:string-value="Train interval -5 sec~~~貨物列車間隔-5秒" calcext:value-type="string">
            <text:p>Train interval -5 sec~~~貨物列車間隔-5秒</text:p>
          </table:table-cell>
          <table:table-cell table:number-columns-repeated="60"/>
        </table:table-row>
        <table:table-row table:style-name="ro1">
          <table:table-cell office:value-type="string" calcext:value-type="string">
            <text:p>Train interval -10 sec</text:p>
          </table:table-cell>
          <table:table-cell office:value-type="string" calcext:value-type="string">
            <text:p>~~~</text:p>
          </table:table-cell>
          <table:table-cell office:value-type="string" calcext:value-type="string">
            <text:p><text:span text:style-name="T1">貨物</text:span>列車間隔-10秒</text:p>
          </table:table-cell>
          <table:table-cell table:formula="of:=[.A218]&amp;[.B218]&amp;SUBSTITUTE([.C218];CHAR(10);&quot;`&quot;)" office:value-type="string" office:string-value="Train interval -10 sec~~~貨物列車間隔-10秒" calcext:value-type="string">
            <text:p>Train interval -10 sec~~~貨物列車間隔-10秒</text:p>
          </table:table-cell>
          <table:table-cell table:number-columns-repeated="60"/>
        </table:table-row>
        <table:table-row table:style-name="ro1">
          <table:table-cell office:value-type="string" calcext:value-type="string">
            <text:p>Train interval -15 sec</text:p>
          </table:table-cell>
          <table:table-cell office:value-type="string" calcext:value-type="string">
            <text:p>~~~</text:p>
          </table:table-cell>
          <table:table-cell office:value-type="string" calcext:value-type="string">
            <text:p><text:span text:style-name="T1">貨物</text:span>列車間隔-15秒</text:p>
          </table:table-cell>
          <table:table-cell table:formula="of:=[.A219]&amp;[.B219]&amp;SUBSTITUTE([.C219];CHAR(10);&quot;`&quot;)" office:value-type="string" office:string-value="Train interval -15 sec~~~貨物列車間隔-15秒" calcext:value-type="string">
            <text:p>Train interval -15 sec~~~貨物列車間隔-15秒</text:p>
          </table:table-cell>
          <table:table-cell table:number-columns-repeated="60"/>
        </table:table-row>
        <table:table-row table:style-name="ro1">
          <table:table-cell office:value-type="string" calcext:value-type="string">
            <text:p>Train interval -20 sec</text:p>
          </table:table-cell>
          <table:table-cell office:value-type="string" calcext:value-type="string">
            <text:p>~~~</text:p>
          </table:table-cell>
          <table:table-cell office:value-type="string" calcext:value-type="string">
            <text:p><text:span text:style-name="T1">貨物</text:span>列車間隔-20秒</text:p>
          </table:table-cell>
          <table:table-cell table:formula="of:=[.A220]&amp;[.B220]&amp;SUBSTITUTE([.C220];CHAR(10);&quot;`&quot;)" office:value-type="string" office:string-value="Train interval -20 sec~~~貨物列車間隔-20秒" calcext:value-type="string">
            <text:p>Train interval -20 sec~~~貨物列車間隔-20秒</text:p>
          </table:table-cell>
          <table:table-cell table:number-columns-repeated="60"/>
        </table:table-row>
        <table:table-row table:style-name="ro1">
          <table:table-cell office:value-type="string" calcext:value-type="string">
            <text:p>Train interval -25 sec</text:p>
          </table:table-cell>
          <table:table-cell office:value-type="string" calcext:value-type="string">
            <text:p>~~~</text:p>
          </table:table-cell>
          <table:table-cell office:value-type="string" calcext:value-type="string">
            <text:p><text:span text:style-name="T1">貨物</text:span>列車間隔-25秒</text:p>
          </table:table-cell>
          <table:table-cell table:formula="of:=[.A221]&amp;[.B221]&amp;SUBSTITUTE([.C221];CHAR(10);&quot;`&quot;)" office:value-type="string" office:string-value="Train interval -25 sec~~~貨物列車間隔-25秒" calcext:value-type="string">
            <text:p>Train interval -25 sec~~~貨物列車間隔-25秒</text:p>
          </table:table-cell>
          <table:table-cell table:number-columns-repeated="60"/>
        </table:table-row>
        <table:table-row table:style-name="ro1">
          <table:table-cell office:value-type="string" calcext:value-type="string">
            <text:p>Truck interval -1.5 sec</text:p>
          </table:table-cell>
          <table:table-cell office:value-type="string" calcext:value-type="string">
            <text:p>~~~</text:p>
          </table:table-cell>
          <table:table-cell office:value-type="string" calcext:value-type="string">
            <text:p>輸送トラック間隔-1.5秒</text:p>
          </table:table-cell>
          <table:table-cell table:formula="of:=[.A222]&amp;[.B222]&amp;SUBSTITUTE([.C222];CHAR(10);&quot;`&quot;)" office:value-type="string" office:string-value="Truck interval -1.5 sec~~~輸送トラック間隔-1.5秒" calcext:value-type="string">
            <text:p>Truck interval -1.5 sec~~~輸送トラック間隔-1.5秒</text:p>
          </table:table-cell>
          <table:table-cell table:number-columns-repeated="60"/>
        </table:table-row>
        <table:table-row table:style-name="ro1">
          <table:table-cell office:value-type="string" calcext:value-type="string">
            <text:p>Truck interval -3 sec</text:p>
          </table:table-cell>
          <table:table-cell office:value-type="string" calcext:value-type="string">
            <text:p>~~~</text:p>
          </table:table-cell>
          <table:table-cell office:value-type="string" calcext:value-type="string">
            <text:p><text:span text:style-name="T1">輸送</text:span>トラック間隔-3秒</text:p>
          </table:table-cell>
          <table:table-cell table:formula="of:=[.A223]&amp;[.B223]&amp;SUBSTITUTE([.C223];CHAR(10);&quot;`&quot;)" office:value-type="string" office:string-value="Truck interval -3 sec~~~輸送トラック間隔-3秒" calcext:value-type="string">
            <text:p>Truck interval -3 sec~~~輸送トラック間隔-3秒</text:p>
          </table:table-cell>
          <table:table-cell table:number-columns-repeated="60"/>
        </table:table-row>
        <table:table-row table:style-name="ro1">
          <table:table-cell office:value-type="string" calcext:value-type="string">
            <text:p>Truck interval -4.5 sec</text:p>
          </table:table-cell>
          <table:table-cell office:value-type="string" calcext:value-type="string">
            <text:p>~~~</text:p>
          </table:table-cell>
          <table:table-cell office:value-type="string" calcext:value-type="string">
            <text:p><text:span text:style-name="T1">輸送</text:span>トラック間隔-4.5秒</text:p>
          </table:table-cell>
          <table:table-cell table:formula="of:=[.A224]&amp;[.B224]&amp;SUBSTITUTE([.C224];CHAR(10);&quot;`&quot;)" office:value-type="string" office:string-value="Truck interval -4.5 sec~~~輸送トラック間隔-4.5秒" calcext:value-type="string">
            <text:p>Truck interval -4.5 sec~~~輸送トラック間隔-4.5秒</text:p>
          </table:table-cell>
          <table:table-cell table:number-columns-repeated="60"/>
        </table:table-row>
        <table:table-row table:style-name="ro1">
          <table:table-cell office:value-type="string" calcext:value-type="string">
            <text:p>Truck interval -6 sec</text:p>
          </table:table-cell>
          <table:table-cell office:value-type="string" calcext:value-type="string">
            <text:p>~~~</text:p>
          </table:table-cell>
          <table:table-cell office:value-type="string" calcext:value-type="string">
            <text:p><text:span text:style-name="T1">輸送</text:span>トラック間隔-6秒</text:p>
          </table:table-cell>
          <table:table-cell table:formula="of:=[.A225]&amp;[.B225]&amp;SUBSTITUTE([.C225];CHAR(10);&quot;`&quot;)" office:value-type="string" office:string-value="Truck interval -6 sec~~~輸送トラック間隔-6秒" calcext:value-type="string">
            <text:p>Truck interval -6 sec~~~輸送トラック間隔-6秒</text:p>
          </table:table-cell>
          <table:table-cell table:number-columns-repeated="60"/>
        </table:table-row>
        <table:table-row table:style-name="ro1">
          <table:table-cell office:value-type="string" calcext:value-type="string">
            <text:p>Truck interval -7.5 sec</text:p>
          </table:table-cell>
          <table:table-cell office:value-type="string" calcext:value-type="string">
            <text:p>~~~</text:p>
          </table:table-cell>
          <table:table-cell office:value-type="string" calcext:value-type="string">
            <text:p><text:span text:style-name="T1">輸送</text:span>トラック間隔-7.5秒</text:p>
          </table:table-cell>
          <table:table-cell table:formula="of:=[.A226]&amp;[.B226]&amp;SUBSTITUTE([.C226];CHAR(10);&quot;`&quot;)" office:value-type="string" office:string-value="Truck interval -7.5 sec~~~輸送トラック間隔-7.5秒" calcext:value-type="string">
            <text:p>Truck interval -7.5 sec~~~輸送トラック間隔-7.5秒</text:p>
          </table:table-cell>
          <table:table-cell table:number-columns-repeated="60"/>
        </table:table-row>
        <table:table-row table:style-name="ro1">
          <table:table-cell office:value-type="string" calcext:value-type="string">
            <text:p>FINANCES</text:p>
          </table:table-cell>
          <table:table-cell office:value-type="string" calcext:value-type="string">
            <text:p>~~~</text:p>
          </table:table-cell>
          <table:table-cell office:value-type="string" calcext:value-type="string">
            <text:p>資金</text:p>
          </table:table-cell>
          <table:table-cell table:formula="of:=[.A227]&amp;[.B227]&amp;SUBSTITUTE([.C227];CHAR(10);&quot;`&quot;)" office:value-type="string" office:string-value="FINANCES~~~資金" calcext:value-type="string">
            <text:p>FINANCES~~~資金</text:p>
          </table:table-cell>
          <table:table-cell table:number-columns-repeated="60"/>
        </table:table-row>
        <table:table-row table:style-name="ro1">
          <table:table-cell office:value-type="string" calcext:value-type="string">
            <text:p>Previous month's revenue:</text:p>
          </table:table-cell>
          <table:table-cell office:value-type="string" calcext:value-type="string">
            <text:p>~~~</text:p>
          </table:table-cell>
          <table:table-cell office:value-type="string" calcext:value-type="string">
            <text:p>前月の収益：</text:p>
          </table:table-cell>
          <table:table-cell table:formula="of:=[.A228]&amp;[.B228]&amp;SUBSTITUTE([.C228];CHAR(10);&quot;`&quot;)" office:value-type="string" office:string-value="Previous month's revenue:~~~前月の収益：" calcext:value-type="string">
            <text:p>Previous month's revenue:~~~前月の収益：</text:p>
          </table:table-cell>
          <table:table-cell table:number-columns-repeated="60"/>
        </table:table-row>
        <table:table-row table:style-name="ro1">
          <table:table-cell office:value-type="string" calcext:value-type="string">
            <text:p>Previous 3 month's revenue:</text:p>
          </table:table-cell>
          <table:table-cell office:value-type="string" calcext:value-type="string">
            <text:p>~~~</text:p>
          </table:table-cell>
          <table:table-cell office:value-type="string" calcext:value-type="string">
            <text:p>過去3か月の収益：</text:p>
          </table:table-cell>
          <table:table-cell table:formula="of:=[.A229]&amp;[.B229]&amp;SUBSTITUTE([.C229];CHAR(10);&quot;`&quot;)" office:value-type="string" office:string-value="Previous 3 month's revenue:~~~過去3か月の収益：" calcext:value-type="string">
            <text:p>Previous 3 month's revenue:~~~過去3か月の収益：</text:p>
          </table:table-cell>
          <table:table-cell table:number-columns-repeated="60"/>
        </table:table-row>
        <table:table-row table:style-name="ro1">
          <table:table-cell office:value-type="string" calcext:value-type="string">
            <text:p>Previous 6 month's revenue:</text:p>
          </table:table-cell>
          <table:table-cell office:value-type="string" calcext:value-type="string">
            <text:p>~~~</text:p>
          </table:table-cell>
          <table:table-cell office:value-type="string" calcext:value-type="string">
            <text:p>過去6か月の収益：</text:p>
          </table:table-cell>
          <table:table-cell table:formula="of:=[.A230]&amp;[.B230]&amp;SUBSTITUTE([.C230];CHAR(10);&quot;`&quot;)" office:value-type="string" office:string-value="Previous 6 month's revenue:~~~過去6か月の収益：" calcext:value-type="string">
            <text:p>Previous 6 month's revenue:~~~過去6か月の収益：</text:p>
          </table:table-cell>
          <table:table-cell table:number-columns-repeated="60"/>
        </table:table-row>
        <table:table-row table:style-name="ro1">
          <table:table-cell office:value-type="string" calcext:value-type="string">
            <text:p>Previous month's power and taxes:</text:p>
          </table:table-cell>
          <table:table-cell office:value-type="string" calcext:value-type="string">
            <text:p>~~~</text:p>
          </table:table-cell>
          <table:table-cell office:value-type="string" calcext:value-type="string">
            <text:p>前月の支出（電力費＋税金）：</text:p>
          </table:table-cell>
          <table:table-cell table:formula="of:=[.A231]&amp;[.B231]&amp;SUBSTITUTE([.C231];CHAR(10);&quot;`&quot;)" office:value-type="string" office:string-value="Previous month's power and taxes:~~~前月の支出（電力費＋税金）：" calcext:value-type="string">
            <text:p>Previous month's power and taxes:~~~前月の支出（電力費＋税金）：</text:p>
          </table:table-cell>
          <table:table-cell table:number-columns-repeated="60"/>
        </table:table-row>
        <table:table-row table:style-name="ro1">
          <table:table-cell office:value-type="string" calcext:value-type="string">
            <text:p>Previous 3 month's power and taxes:</text:p>
          </table:table-cell>
          <table:table-cell office:value-type="string" calcext:value-type="string">
            <text:p>~~~</text:p>
          </table:table-cell>
          <table:table-cell office:value-type="string" calcext:value-type="string">
            <text:p><text:span text:style-name="T1">過去3か月の支出（電力費＋税金）</text:span>：</text:p>
          </table:table-cell>
          <table:table-cell table:formula="of:=[.A232]&amp;[.B232]&amp;SUBSTITUTE([.C232];CHAR(10);&quot;`&quot;)" office:value-type="string" office:string-value="Previous 3 month's power and taxes:~~~過去3か月の支出（電力費＋税金）：" calcext:value-type="string">
            <text:p>Previous 3 month's power and taxes:~~~過去3か月の支出（電力費＋税金）：</text:p>
          </table:table-cell>
          <table:table-cell table:number-columns-repeated="60"/>
        </table:table-row>
        <table:table-row table:style-name="ro1">
          <table:table-cell office:value-type="string" calcext:value-type="string">
            <text:p>Previous 6 month's power and taxes:</text:p>
          </table:table-cell>
          <table:table-cell office:value-type="string" calcext:value-type="string">
            <text:p>~~~</text:p>
          </table:table-cell>
          <table:table-cell office:value-type="string" calcext:value-type="string">
            <text:p><text:span text:style-name="T1">過去6か月の支出（電力費＋税金）</text:span>：</text:p>
          </table:table-cell>
          <table:table-cell table:formula="of:=[.A233]&amp;[.B233]&amp;SUBSTITUTE([.C233];CHAR(10);&quot;`&quot;)" office:value-type="string" office:string-value="Previous 6 month's power and taxes:~~~過去6か月の支出（電力費＋税金）：" calcext:value-type="string">
            <text:p>Previous 6 month's power and taxes:~~~過去6か月の支出（電力費＋税金）：</text:p>
          </table:table-cell>
          <table:table-cell table:number-columns-repeated="60"/>
        </table:table-row>
        <table:table-row table:style-name="ro1">
          <table:table-cell office:value-type="string" calcext:value-type="string">
            <text:p>Record 3-month weight output:</text:p>
          </table:table-cell>
          <table:table-cell office:value-type="string" calcext:value-type="string">
            <text:p>~~~</text:p>
          </table:table-cell>
          <table:table-cell office:value-type="string" calcext:value-type="string">
            <text:p>過去最大の3ヶ月間の出荷重量：</text:p>
          </table:table-cell>
          <table:table-cell table:formula="of:=[.A234]&amp;[.B234]&amp;SUBSTITUTE([.C234];CHAR(10);&quot;`&quot;)" office:value-type="string" office:string-value="Record 3-month weight output:~~~過去最大の3ヶ月間の出荷重量：" calcext:value-type="string">
            <text:p>Record 3-month weight output:~~~過去最大の3ヶ月間の出荷重量：</text:p>
          </table:table-cell>
          <table:table-cell table:number-columns-repeated="60"/>
        </table:table-row>
        <table:table-row table:style-name="ro1">
          <table:table-cell office:value-type="string" calcext:value-type="string">
            <text:p>CURRENT MONTH:</text:p>
          </table:table-cell>
          <table:table-cell office:value-type="string" calcext:value-type="string">
            <text:p>~~~</text:p>
          </table:table-cell>
          <table:table-cell office:value-type="string" calcext:value-type="string">
            <text:p>今月：</text:p>
          </table:table-cell>
          <table:table-cell table:formula="of:=[.A235]&amp;[.B235]&amp;SUBSTITUTE([.C235];CHAR(10);&quot;`&quot;)" office:value-type="string" office:string-value="CURRENT MONTH:~~~今月：" calcext:value-type="string">
            <text:p>CURRENT MONTH:~~~今月：</text:p>
          </table:table-cell>
          <table:table-cell table:number-columns-repeated="60"/>
        </table:table-row>
        <table:table-row table:style-name="ro1">
          <table:table-cell office:value-type="string" calcext:value-type="string">
            <text:p>Current month's power and taxes:</text:p>
          </table:table-cell>
          <table:table-cell office:value-type="string" calcext:value-type="string">
            <text:p>~~~</text:p>
          </table:table-cell>
          <table:table-cell office:value-type="string" calcext:value-type="string">
            <text:p><text:span text:style-name="T1">今月の支出（電力費＋税金）</text:span>：</text:p>
          </table:table-cell>
          <table:table-cell table:formula="of:=[.A236]&amp;[.B236]&amp;SUBSTITUTE([.C236];CHAR(10);&quot;`&quot;)" office:value-type="string" office:string-value="Current month's power and taxes:~~~今月の支出（電力費＋税金）：" calcext:value-type="string">
            <text:p>Current month's power and taxes:~~~今月の支出（電力費＋税金）：</text:p>
          </table:table-cell>
          <table:table-cell table:number-columns-repeated="60"/>
        </table:table-row>
        <table:table-row table:style-name="ro1">
          <table:table-cell office:value-type="string" calcext:value-type="string">
            <text:p>Current month's revenue:</text:p>
          </table:table-cell>
          <table:table-cell office:value-type="string" calcext:value-type="string">
            <text:p>~~~</text:p>
          </table:table-cell>
          <table:table-cell office:value-type="string" calcext:value-type="string">
            <text:p>今月の収益：</text:p>
          </table:table-cell>
          <table:table-cell table:formula="of:=[.A237]&amp;[.B237]&amp;SUBSTITUTE([.C237];CHAR(10);&quot;`&quot;)" office:value-type="string" office:string-value="Current month's revenue:~~~今月の収益：" calcext:value-type="string">
            <text:p>Current month's revenue:~~~今月の収益：</text:p>
          </table:table-cell>
          <table:table-cell table:number-columns-repeated="60"/>
        </table:table-row>
        <table:table-row table:style-name="ro1">
          <table:table-cell office:value-type="string" calcext:value-type="string">
            <text:p>Current 3-month weight output:</text:p>
          </table:table-cell>
          <table:table-cell office:value-type="string" calcext:value-type="string">
            <text:p>~~~</text:p>
          </table:table-cell>
          <table:table-cell office:value-type="string" calcext:value-type="string">
            <text:p>現在の3か月の出荷重量：</text:p>
          </table:table-cell>
          <table:table-cell table:formula="of:=[.A238]&amp;[.B238]&amp;SUBSTITUTE([.C238];CHAR(10);&quot;`&quot;)" office:value-type="string" office:string-value="Current 3-month weight output:~~~現在の3か月の出荷重量：" calcext:value-type="string">
            <text:p>Current 3-month weight output:~~~現在の3か月の出荷重量：</text:p>
          </table:table-cell>
          <table:table-cell table:number-columns-repeated="60"/>
        </table:table-row>
        <table:table-row table:style-name="ro1">
          <table:table-cell office:value-type="string" calcext:value-type="string">
            <text:p>DEMAND BONUS</text:p>
          </table:table-cell>
          <table:table-cell office:value-type="string" calcext:value-type="string">
            <text:p>~~~</text:p>
          </table:table-cell>
          <table:table-cell office:value-type="string" calcext:value-type="string">
            <text:p>デマンドボーナス</text:p>
          </table:table-cell>
          <table:table-cell table:formula="of:=[.A239]&amp;[.B239]&amp;SUBSTITUTE([.C239];CHAR(10);&quot;`&quot;)" office:value-type="string" office:string-value="DEMAND BONUS~~~デマンドボーナス" calcext:value-type="string">
            <text:p>DEMAND BONUS~~~デマンドボーナス</text:p>
          </table:table-cell>
          <table:table-cell table:number-columns-repeated="60"/>
        </table:table-row>
        <table:table-row table:style-name="ro1">
          <table:table-cell office:value-type="string" calcext:value-type="string">
            <text:p>WEIGHTS</text:p>
          </table:table-cell>
          <table:table-cell office:value-type="string" calcext:value-type="string">
            <text:p>~~~</text:p>
          </table:table-cell>
          <table:table-cell office:value-type="string" calcext:value-type="string">
            <text:p>重量</text:p>
          </table:table-cell>
          <table:table-cell table:formula="of:=[.A240]&amp;[.B240]&amp;SUBSTITUTE([.C240];CHAR(10);&quot;`&quot;)" office:value-type="string" office:string-value="WEIGHTS~~~重量" calcext:value-type="string">
            <text:p>WEIGHTS~~~重量</text:p>
          </table:table-cell>
          <table:table-cell table:number-columns-repeated="60"/>
        </table:table-row>
        <table:table-row table:style-name="ro1">
          <table:table-cell office:value-type="string" calcext:value-type="string">
            <text:p>WEIGHT PER 1 CRATESWORTH</text:p>
          </table:table-cell>
          <table:table-cell office:value-type="string" calcext:value-type="string">
            <text:p>~~~</text:p>
          </table:table-cell>
          <table:table-cell office:value-type="string" calcext:value-type="string">
            <text:p>1箱あたりの重量</text:p>
          </table:table-cell>
          <table:table-cell table:formula="of:=[.A241]&amp;[.B241]&amp;SUBSTITUTE([.C241];CHAR(10);&quot;`&quot;)" office:value-type="string" office:string-value="WEIGHT PER 1 CRATESWORTH~~~1箱あたりの重量" calcext:value-type="string">
            <text:p>WEIGHT PER 1 CRATESWORTH~~~1箱あたりの重量</text:p>
          </table:table-cell>
          <table:table-cell table:number-columns-repeated="60"/>
        </table:table-row>
        <table:table-row table:style-name="ro1">
          <table:table-cell office:value-type="string" calcext:value-type="string">
            <text:p>RECIPES</text:p>
          </table:table-cell>
          <table:table-cell office:value-type="string" calcext:value-type="string">
            <text:p>~~~</text:p>
          </table:table-cell>
          <table:table-cell office:value-type="string" calcext:value-type="string">
            <text:p>レシピ</text:p>
          </table:table-cell>
          <table:table-cell table:formula="of:=[.A242]&amp;[.B242]&amp;SUBSTITUTE([.C242];CHAR(10);&quot;`&quot;)" office:value-type="string" office:string-value="RECIPES~~~レシピ" calcext:value-type="string">
            <text:p>RECIPES~~~レシピ</text:p>
          </table:table-cell>
          <table:table-cell table:number-columns-repeated="60"/>
        </table:table-row>
        <table:table-row table:style-name="ro1">
          <table:table-cell office:value-type="string" calcext:value-type="string">
            <text:p>Recipe For:</text:p>
          </table:table-cell>
          <table:table-cell office:value-type="string" calcext:value-type="string">
            <text:p>~~~</text:p>
          </table:table-cell>
          <table:table-cell office:value-type="string" calcext:value-type="string">
            <text:p>レシピ：</text:p>
          </table:table-cell>
          <table:table-cell table:formula="of:=[.A243]&amp;[.B243]&amp;SUBSTITUTE([.C243];CHAR(10);&quot;`&quot;)" office:value-type="string" office:string-value="Recipe For:~~~レシピ：" calcext:value-type="string">
            <text:p>Recipe For:~~~レシピ：</text:p>
          </table:table-cell>
          <table:table-cell table:number-columns-repeated="60"/>
        </table:table-row>
        <table:table-row table:style-name="ro1">
          <table:table-cell office:value-type="string" calcext:value-type="string">
            <text:p>IncompatibleCombination</text:p>
          </table:table-cell>
          <table:table-cell office:value-type="string" calcext:value-type="string">
            <text:p>~~~</text:p>
          </table:table-cell>
          <table:table-cell office:value-type="string" calcext:value-type="string">
            <text:p>互換性のない`の組み合わせ</text:p>
          </table:table-cell>
          <table:table-cell table:formula="of:=[.A244]&amp;[.B244]&amp;SUBSTITUTE([.C244];CHAR(10);&quot;`&quot;)" office:value-type="string" office:string-value="IncompatibleCombination~~~互換性のない`の組み合わせ" calcext:value-type="string">
            <text:p>IncompatibleCombination~~~互換性のない`の組み合わせ</text:p>
          </table:table-cell>
          <table:table-cell table:number-columns-repeated="60"/>
        </table:table-row>
        <table:table-row table:style-name="ro1">
          <table:table-cell office:value-type="string" calcext:value-type="string">
            <text:p>TIPS</text:p>
          </table:table-cell>
          <table:table-cell office:value-type="string" calcext:value-type="string">
            <text:p>~~~</text:p>
          </table:table-cell>
          <table:table-cell office:value-type="string" calcext:value-type="string">
            <text:p>ヒント</text:p>
          </table:table-cell>
          <table:table-cell table:formula="of:=[.A245]&amp;[.B245]&amp;SUBSTITUTE([.C245];CHAR(10);&quot;`&quot;)" office:value-type="string" office:string-value="TIPS~~~ヒント" calcext:value-type="string">
            <text:p>TIPS~~~ヒント</text:p>
          </table:table-cell>
          <table:table-cell table:number-columns-repeated="60"/>
        </table:table-row>
        <table:table-row table:style-name="ro1">
          <table:table-cell office:value-type="string" calcext:value-type="string">
            <text:p>Minecart tracks are great for transporting resources from distant mining rigs, try it out!</text:p>
          </table:table-cell>
          <table:table-cell office:value-type="string" calcext:value-type="string">
            <text:p>~~~</text:p>
          </table:table-cell>
          <table:table-cell office:value-type="string" calcext:value-type="string">
            <text:p>カートレールは、採掘リグからリソースを輸送するのに最適です。試してみてください。</text:p>
          </table:table-cell>
          <table:table-cell table:formula="of:=[.A246]&amp;[.B246]&amp;SUBSTITUTE([.C246];CHAR(10);&quot;`&quot;)" office:value-type="string" office:string-value="Minecart tracks are great for transporting resources from distant mining rigs, try it out!~~~カートレールは、採掘リグからリソースを輸送するのに最適です。試してみてください。" calcext:value-type="string">
            <text:p>Minecart tracks are great for transporting resources from distant mining rigs, try it out!~~~カートレールは、採掘リグからリソースを輸送するのに最適です。試してみてください。</text:p>
          </table:table-cell>
          <table:table-cell table:number-columns-repeated="60"/>
        </table:table-row>
        <table:table-row table:style-name="ro1">
          <table:table-cell office:value-type="string" calcext:value-type="string">
            <text:p>MEDALLION</text:p>
          </table:table-cell>
          <table:table-cell office:value-type="string" calcext:value-type="string">
            <text:p>~~~</text:p>
          </table:table-cell>
          <table:table-cell office:value-type="string" calcext:value-type="string">
            <text:p>メダリオン</text:p>
          </table:table-cell>
          <table:table-cell table:formula="of:=[.A247]&amp;[.B247]&amp;SUBSTITUTE([.C247];CHAR(10);&quot;`&quot;)" office:value-type="string" office:string-value="MEDALLION~~~メダリオン" calcext:value-type="string">
            <text:p>MEDALLION~~~メダリオン</text:p>
          </table:table-cell>
          <table:table-cell table:number-columns-repeated="60"/>
        </table:table-row>
        <table:table-row table:style-name="ro1">
          <table:table-cell office:value-type="string" calcext:value-type="string">
            <text:p>MEDALLION:</text:p>
          </table:table-cell>
          <table:table-cell office:value-type="string" calcext:value-type="string">
            <text:p>~~~</text:p>
          </table:table-cell>
          <table:table-cell office:value-type="string" calcext:value-type="string">
            <text:p>メダリオン：</text:p>
          </table:table-cell>
          <table:table-cell table:formula="of:=[.A248]&amp;[.B248]&amp;SUBSTITUTE([.C248];CHAR(10);&quot;`&quot;)" office:value-type="string" office:string-value="MEDALLION:~~~メダリオン：" calcext:value-type="string">
            <text:p>MEDALLION:~~~メダリオン：</text:p>
          </table:table-cell>
          <table:table-cell table:number-columns-repeated="60"/>
        </table:table-row>
        <table:table-row table:style-name="ro1">
          <table:table-cell office:value-type="string" calcext:value-type="string">
            <text:p>MEDALLION DESC</text:p>
          </table:table-cell>
          <table:table-cell office:value-type="string" calcext:value-type="string">
            <text:p>~~~</text:p>
          </table:table-cell>
          <table:table-cell office:value-type="string" calcext:value-type="string">
            <text:p>すべてのシナリオの第2の目標として、 毎月の目標出荷重量を達成することにより、 マスターメダリオンのロックを解除できます。</text:p>
          </table:table-cell>
          <table:table-cell table:formula="of:=[.A249]&amp;[.B249]&amp;SUBSTITUTE([.C249];CHAR(10);&quot;`&quot;)" office:value-type="string" office:string-value="MEDALLION DESC~~~すべてのシナリオの第2の目標として、 毎月の目標出荷重量を達成することにより、 マスターメダリオンのロックを解除できます。" calcext:value-type="string">
            <text:p>MEDALLION DESC~~~すべてのシナリオの第2の目標として、 毎月の目標出荷重量を達成することにより、 マスターメダリオンのロックを解除できます。</text:p>
          </table:table-cell>
          <table:table-cell table:number-columns-repeated="60"/>
        </table:table-row>
        <table:table-row table:style-name="ro1">
          <table:table-cell office:value-type="string" calcext:value-type="string">
            <text:p>MISSION OBJECTIVES</text:p>
          </table:table-cell>
          <table:table-cell office:value-type="string" calcext:value-type="string">
            <text:p>~~~</text:p>
          </table:table-cell>
          <table:table-cell office:value-type="string" calcext:value-type="string">
            <text:p>ミッションの目的</text:p>
          </table:table-cell>
          <table:table-cell table:formula="of:=[.A250]&amp;[.B250]&amp;SUBSTITUTE([.C250];CHAR(10);&quot;`&quot;)" office:value-type="string" office:string-value="MISSION OBJECTIVES~~~ミッションの目的" calcext:value-type="string">
            <text:p>MISSION OBJECTIVES~~~ミッションの目的</text:p>
          </table:table-cell>
          <table:table-cell table:number-columns-repeated="60"/>
        </table:table-row>
        <table:table-row table:style-name="ro1">
          <table:table-cell office:value-type="string" calcext:value-type="string">
            <text:p>OPTIONS</text:p>
          </table:table-cell>
          <table:table-cell office:value-type="string" calcext:value-type="string">
            <text:p>~~~</text:p>
          </table:table-cell>
          <table:table-cell office:value-type="string" calcext:value-type="string">
            <text:p>オプション</text:p>
          </table:table-cell>
          <table:table-cell table:formula="of:=[.A251]&amp;[.B251]&amp;SUBSTITUTE([.C251];CHAR(10);&quot;`&quot;)" office:value-type="string" office:string-value="OPTIONS~~~オプション" calcext:value-type="string">
            <text:p>OPTIONS~~~オプション</text:p>
          </table:table-cell>
          <table:table-cell table:number-columns-repeated="60"/>
        </table:table-row>
        <table:table-row table:style-name="ro1">
          <table:table-cell office:value-type="string" calcext:value-type="string">
            <text:p>Edge Panning:</text:p>
          </table:table-cell>
          <table:table-cell office:value-type="string" calcext:value-type="string">
            <text:p>~~~</text:p>
          </table:table-cell>
          <table:table-cell office:value-type="string" calcext:value-type="string">
            <text:p>エッジパン：</text:p>
          </table:table-cell>
          <table:table-cell table:formula="of:=[.A252]&amp;[.B252]&amp;SUBSTITUTE([.C252];CHAR(10);&quot;`&quot;)" office:value-type="string" office:string-value="Edge Panning:~~~エッジパン：" calcext:value-type="string">
            <text:p>Edge Panning:~~~エッジパン：</text:p>
          </table:table-cell>
          <table:table-cell table:number-columns-repeated="60"/>
        </table:table-row>
        <table:table-row table:style-name="ro1">
          <table:table-cell office:value-type="string" calcext:value-type="string">
            <text:p>DOF Tilt-shift:</text:p>
          </table:table-cell>
          <table:table-cell office:value-type="string" calcext:value-type="string">
            <text:p>~~~</text:p>
          </table:table-cell>
          <table:table-cell office:value-type="string" calcext:value-type="string">
            <text:p>小さな眺め</text:p>
          </table:table-cell>
          <table:table-cell table:formula="of:=[.A253]&amp;[.B253]&amp;SUBSTITUTE([.C253];CHAR(10);&quot;`&quot;)" office:value-type="string" office:string-value="DOF Tilt-shift:~~~小さな眺め" calcext:value-type="string">
            <text:p>DOF Tilt-shift:~~~小さな眺め</text:p>
          </table:table-cell>
          <table:table-cell table:number-columns-repeated="60"/>
        </table:table-row>
        <table:table-row table:style-name="ro1">
          <table:table-cell office:value-type="string" calcext:value-type="string">
            <text:p>Camera friction:</text:p>
          </table:table-cell>
          <table:table-cell office:value-type="string" calcext:value-type="string">
            <text:p>~~~</text:p>
          </table:table-cell>
          <table:table-cell office:value-type="string" calcext:value-type="string">
            <text:p>カメラの摩擦：</text:p>
          </table:table-cell>
          <table:table-cell table:formula="of:=[.A254]&amp;[.B254]&amp;SUBSTITUTE([.C254];CHAR(10);&quot;`&quot;)" office:value-type="string" office:string-value="Camera friction:~~~カメラの摩擦：" calcext:value-type="string">
            <text:p>Camera friction:~~~カメラの摩擦：</text:p>
          </table:table-cell>
          <table:table-cell table:number-columns-repeated="60"/>
        </table:table-row>
        <table:table-row table:style-name="ro1">
          <table:table-cell office:value-type="string" calcext:value-type="string">
            <text:p>DOF Focus:</text:p>
          </table:table-cell>
          <table:table-cell office:value-type="string" calcext:value-type="string">
            <text:p>~~~</text:p>
          </table:table-cell>
          <table:table-cell office:value-type="string" calcext:value-type="string">
            <text:p>小さなフォーカス：</text:p>
          </table:table-cell>
          <table:table-cell table:formula="of:=[.A255]&amp;[.B255]&amp;SUBSTITUTE([.C255];CHAR(10);&quot;`&quot;)" office:value-type="string" office:string-value="DOF Focus:~~~小さなフォーカス：" calcext:value-type="string">
            <text:p>DOF Focus:~~~小さなフォーカス：</text:p>
          </table:table-cell>
          <table:table-cell table:number-columns-repeated="60"/>
        </table:table-row>
        <table:table-row table:style-name="ro1">
          <table:table-cell office:value-type="string" calcext:value-type="string">
            <text:p>Field of view:</text:p>
          </table:table-cell>
          <table:table-cell office:value-type="string" calcext:value-type="string">
            <text:p>~~~</text:p>
          </table:table-cell>
          <table:table-cell office:value-type="string" calcext:value-type="string">
            <text:p>視野：</text:p>
          </table:table-cell>
          <table:table-cell table:formula="of:=[.A256]&amp;[.B256]&amp;SUBSTITUTE([.C256];CHAR(10);&quot;`&quot;)" office:value-type="string" office:string-value="Field of view:~~~視野：" calcext:value-type="string">
            <text:p>Field of view:~~~視野：</text:p>
          </table:table-cell>
          <table:table-cell table:number-columns-repeated="60"/>
        </table:table-row>
        <table:table-row table:style-name="ro1">
          <table:table-cell office:value-type="string" calcext:value-type="string">
            <text:p>Reset FOV:</text:p>
          </table:table-cell>
          <table:table-cell office:value-type="string" calcext:value-type="string">
            <text:p>~~~</text:p>
          </table:table-cell>
          <table:table-cell office:value-type="string" calcext:value-type="string">
            <text:p>視野のリセット：</text:p>
          </table:table-cell>
          <table:table-cell table:formula="of:=[.A257]&amp;[.B257]&amp;SUBSTITUTE([.C257];CHAR(10);&quot;`&quot;)" office:value-type="string" office:string-value="Reset FOV:~~~視野のリセット：" calcext:value-type="string">
            <text:p>Reset FOV:~~~視野のリセット：</text:p>
          </table:table-cell>
          <table:table-cell table:number-columns-repeated="60"/>
        </table:table-row>
        <table:table-row table:style-name="ro1">
          <table:table-cell office:value-type="string" calcext:value-type="string">
            <text:p>SOUND VOLUME:</text:p>
          </table:table-cell>
          <table:table-cell office:value-type="string" calcext:value-type="string">
            <text:p>~~~</text:p>
          </table:table-cell>
          <table:table-cell office:value-type="string" calcext:value-type="string">
            <text:p>音量：</text:p>
          </table:table-cell>
          <table:table-cell table:formula="of:=[.A258]&amp;[.B258]&amp;SUBSTITUTE([.C258];CHAR(10);&quot;`&quot;)" office:value-type="string" office:string-value="SOUND VOLUME:~~~音量：" calcext:value-type="string">
            <text:p>SOUND VOLUME:~~~音量：</text:p>
          </table:table-cell>
          <table:table-cell table:number-columns-repeated="60"/>
        </table:table-row>
        <table:table-row table:style-name="ro1">
          <table:table-cell office:value-type="string" calcext:value-type="string">
            <text:p>SAVE</text:p>
          </table:table-cell>
          <table:table-cell office:value-type="string" calcext:value-type="string">
            <text:p>~~~</text:p>
          </table:table-cell>
          <table:table-cell office:value-type="string" calcext:value-type="string">
            <text:p>セーブ</text:p>
          </table:table-cell>
          <table:table-cell table:formula="of:=[.A259]&amp;[.B259]&amp;SUBSTITUTE([.C259];CHAR(10);&quot;`&quot;)" office:value-type="string" office:string-value="SAVE~~~セーブ" calcext:value-type="string">
            <text:p>SAVE~~~セーブ</text:p>
          </table:table-cell>
          <table:table-cell table:number-columns-repeated="60"/>
        </table:table-row>
        <table:table-row table:style-name="ro1">
          <table:table-cell office:value-type="string" calcext:value-type="string">
            <text:p>SAVE AND EXIT</text:p>
          </table:table-cell>
          <table:table-cell office:value-type="string" calcext:value-type="string">
            <text:p>~~~</text:p>
          </table:table-cell>
          <table:table-cell office:value-type="string" calcext:value-type="string">
            <text:p>保存して終了</text:p>
          </table:table-cell>
          <table:table-cell table:formula="of:=[.A260]&amp;[.B260]&amp;SUBSTITUTE([.C260];CHAR(10);&quot;`&quot;)" office:value-type="string" office:string-value="SAVE AND EXIT~~~保存して終了" calcext:value-type="string">
            <text:p>SAVE AND EXIT~~~保存して終了</text:p>
          </table:table-cell>
          <table:table-cell table:number-columns-repeated="60"/>
        </table:table-row>
        <table:table-row table:style-name="ro1">
          <table:table-cell office:value-type="string" calcext:value-type="string">
            <text:p>EXIT</text:p>
          </table:table-cell>
          <table:table-cell office:value-type="string" calcext:value-type="string">
            <text:p>~~~</text:p>
          </table:table-cell>
          <table:table-cell office:value-type="string" calcext:value-type="string">
            <text:p>終了</text:p>
          </table:table-cell>
          <table:table-cell table:formula="of:=[.A261]&amp;[.B261]&amp;SUBSTITUTE([.C261];CHAR(10);&quot;`&quot;)" office:value-type="string" office:string-value="EXIT~~~終了" calcext:value-type="string">
            <text:p>EXIT~~~終了</text:p>
          </table:table-cell>
          <table:table-cell table:number-columns-repeated="60"/>
        </table:table-row>
        <table:table-row table:style-name="ro1">
          <table:table-cell office:value-type="string" calcext:value-type="string">
            <text:p>TRAIN TRACKDESC</text:p>
          </table:table-cell>
          <table:table-cell office:value-type="string" calcext:value-type="string">
            <text:p>~~~</text:p>
          </table:table-cell>
          <table:table-cell office:value-type="string" calcext:value-type="string">
            <text:p>コロニーを通過する貨物列車のレールとして機能します。</text:p>
          </table:table-cell>
          <table:table-cell table:formula="of:=[.A262]&amp;[.B262]&amp;SUBSTITUTE([.C262];CHAR(10);&quot;`&quot;)" office:value-type="string" office:string-value="TRAIN TRACKDESC~~~コロニーを通過する貨物列車のレールとして機能します。" calcext:value-type="string">
            <text:p>TRAIN TRACKDESC~~~コロニーを通過する貨物列車のレールとして機能します。</text:p>
          </table:table-cell>
          <table:table-cell table:number-columns-repeated="60"/>
        </table:table-row>
        <table:table-row table:style-name="ro1">
          <table:table-cell office:value-type="string" calcext:value-type="string">
            <text:p>ROADDESC</text:p>
          </table:table-cell>
          <table:table-cell office:value-type="string" calcext:value-type="string">
            <text:p>~~~</text:p>
          </table:table-cell>
          <table:table-cell office:value-type="string" calcext:value-type="string">
            <text:p>コロニーを通過する輸送トラックの道路として機能します。</text:p>
          </table:table-cell>
          <table:table-cell table:formula="of:=[.A263]&amp;[.B263]&amp;SUBSTITUTE([.C263];CHAR(10);&quot;`&quot;)" office:value-type="string" office:string-value="ROADDESC~~~コロニーを通過する輸送トラックの道路として機能します。" calcext:value-type="string">
            <text:p>ROADDESC~~~コロニーを通過する輸送トラックの道路として機能します。</text:p>
          </table:table-cell>
          <table:table-cell table:number-columns-repeated="60"/>
        </table:table-row>
        <table:table-row table:style-name="ro1">
          <table:table-cell office:value-type="string" calcext:value-type="string">
            <text:p>[ <text:s/>] to rotate.</text:p>
          </table:table-cell>
          <table:table-cell office:value-type="string" calcext:value-type="string">
            <text:p>~~~</text:p>
          </table:table-cell>
          <table:table-cell office:value-type="string" calcext:value-type="string">
            <text:p>[ <text:s/>] 回転します。</text:p>
          </table:table-cell>
          <table:table-cell table:formula="of:=[.A264]&amp;[.B264]&amp;SUBSTITUTE([.C264];CHAR(10);&quot;`&quot;)" office:value-type="string" office:string-value="[  ] to rotate.~~~[  ] 回転します。" calcext:value-type="string">
            <text:p>[ <text:s/>] to rotate.~~~[ <text:s/>] 回転します。</text:p>
          </table:table-cell>
          <table:table-cell table:number-columns-repeated="60"/>
        </table:table-row>
        <table:table-row table:style-name="ro1">
          <table:table-cell office:value-type="string" calcext:value-type="string">
            <text:p>[ <text:s/>] to untether.</text:p>
          </table:table-cell>
          <table:table-cell office:value-type="string" calcext:value-type="string">
            <text:p>~~~</text:p>
          </table:table-cell>
          <table:table-cell office:value-type="string" calcext:value-type="string">
            <text:p>[ <text:s/>] リンク解除</text:p>
          </table:table-cell>
          <table:table-cell table:formula="of:=[.A265]&amp;[.B265]&amp;SUBSTITUTE([.C265];CHAR(10);&quot;`&quot;)" office:value-type="string" office:string-value="[  ] to untether.~~~[  ] リンク解除" calcext:value-type="string">
            <text:p>[ <text:s/>] to untether.~~~[ <text:s/>] リンク解除</text:p>
          </table:table-cell>
          <table:table-cell table:number-columns-repeated="60"/>
        </table:table-row>
        <table:table-row table:style-name="ro1">
          <table:table-cell office:value-type="string" calcext:value-type="string">
            <text:p>[ <text:s/>] to toggle turn.</text:p>
          </table:table-cell>
          <table:table-cell office:value-type="string" calcext:value-type="string">
            <text:p>~~~</text:p>
          </table:table-cell>
          <table:table-cell office:value-type="string" calcext:value-type="string">
            <text:p>[ <text:s/>]ターンタイプを切り替えます。</text:p>
          </table:table-cell>
          <table:table-cell table:formula="of:=[.A266]&amp;[.B266]&amp;SUBSTITUTE([.C266];CHAR(10);&quot;`&quot;)" office:value-type="string" office:string-value="[  ] to toggle turn.~~~[  ]ターンタイプを切り替えます。" calcext:value-type="string">
            <text:p>[ <text:s/>] to toggle turn.~~~[ <text:s/>]ターンタイプを切り替えます。</text:p>
          </table:table-cell>
          <table:table-cell table:number-columns-repeated="60"/>
        </table:table-row>
        <table:table-row table:style-name="ro1">
          <table:table-cell office:value-type="string" calcext:value-type="string">
            <text:p>Due to high demand from lack of market saturation, most resources start with a revenue bonus attached to any sale of the given resource.``This bonus will degrade over time as you saturate the market with the given resource. Demand bonus also applies to research points a resource will generate.</text:p>
          </table:table-cell>
          <table:table-cell office:value-type="string" calcext:value-type="string">
            <text:p>~~~</text:p>
          </table:table-cell>
          <table:table-cell office:value-type="string" calcext:value-type="string">
            <text:p>市場の飽和の欠如からの需要が高いため、ほとんどのリソースは、特定のリソースの販売に付随する収益ボーナスから始まります。`` 与えられたリソースで市場を飽和させると、このボーナスは時間とともに低下します。 デマンドボーナスはリサーチポイントにも適用されます。</text:p>
          </table:table-cell>
          <table:table-cell table:formula="of:=[.A267]&amp;[.B267]&amp;SUBSTITUTE([.C267];CHAR(10);&quot;`&quot;)" office:value-type="string" office:string-value="Due to high demand from lack of market saturation, most resources start with a revenue bonus attached to any sale of the given resource.``This bonus will degrade over time as you saturate the market with the given resource. Demand bonus also applies to research points a resource will generate.~~~市場の飽和の欠如からの需要が高いため、ほとんどのリソースは、特定のリソースの販売に付随する収益ボーナスから始まります。`` 与えられたリソースで市場を飽和させると、このボーナスは時間とともに低下します。 デマンドボーナスはリサーチポイントにも適用されます。" calcext:value-type="string">
            <text:p>Due to high demand from lack of market saturation, most resources start with a revenue bonus attached to any sale of the given resource.``This bonus will degrade over time as you saturate the market with the given resource. Demand bonus also applies to research points a resource will generate.~~~市場の飽和の欠如からの需要が高いため、ほとんどのリソースは、特定のリソースの販売に付随する収益ボーナスから始まります。`` 与えられたリソースで市場を飽和させると、このボーナスは時間とともに低下します。 デマンドボーナスはリサーチポイントにも適用されます。</text:p>
          </table:table-cell>
          <table:table-cell table:number-columns-repeated="60"/>
        </table:table-row>
        <table:table-row table:style-name="ro1">
          <table:table-cell office:value-type="string" calcext:value-type="string">
            <text:p>The processes for making every potential resource.</text:p>
          </table:table-cell>
          <table:table-cell office:value-type="string" calcext:value-type="string">
            <text:p>~~~</text:p>
          </table:table-cell>
          <table:table-cell office:value-type="string" calcext:value-type="string">
            <text:p>すべての潜在的なリソースを作成するプロセス。</text:p>
          </table:table-cell>
          <table:table-cell table:formula="of:=[.A268]&amp;[.B268]&amp;SUBSTITUTE([.C268];CHAR(10);&quot;`&quot;)" office:value-type="string" office:string-value="The processes for making every potential resource.~~~すべての潜在的なリソースを作成するプロセス。" calcext:value-type="string">
            <text:p>The processes for making every potential resource.~~~すべての潜在的なリソースを作成するプロセス。</text:p>
          </table:table-cell>
          <table:table-cell table:number-columns-repeated="60"/>
        </table:table-row>
        <table:table-row table:style-name="ro1">
          <table:table-cell office:value-type="string" calcext:value-type="string">
            <text:p>Power costs - All electricity consuming machines contribute to your monthly power expenses``Taxes - The galactic government levies an equilibrium tax which is based on the total profit you've made with your colony over time (Each week charges 2% of your total profit). In the event of an income deficit, your tax will decrease to adjust.</text:p>
          </table:table-cell>
          <table:table-cell office:value-type="string" calcext:value-type="string">
            <text:p>~~~</text:p>
          </table:table-cell>
          <table:table-cell office:value-type="string" calcext:value-type="string">
            <text:p>電力費-すべての電力消費マシンは、毎月の電力費用に貢献します``税金-銀河政府は、 一定期間にわたって植民地で得た総利益に基づいて均衡税を徴収します（各週は総利益の2％を請求します）。 所得の赤字が発生した場合、調整するために税金が減ります。</text:p>
          </table:table-cell>
          <table:table-cell table:formula="of:=[.A269]&amp;[.B269]&amp;SUBSTITUTE([.C269];CHAR(10);&quot;`&quot;)" office:value-type="string" office:string-value="Power costs - All electricity consuming machines contribute to your monthly power expenses``Taxes - The galactic government levies an equilibrium tax which is based on the total profit you've made with your colony over time (Each week charges 2% of your total profit). In the event of an income deficit, your tax will decrease to adjust.~~~電力費-すべての電力消費マシンは、毎月の電力費用に貢献します``税金-銀河政府は、 一定期間にわたって植民地で得た総利益に基づいて均衡税を徴収します（各週は総利益の2％を請求します）。 所得の赤字が発生した場合、調整するために税金が減ります。" calcext:value-type="string">
            <text:p>Power costs - All electricity consuming machines contribute to your monthly power expenses``Taxes - The galactic government levies an equilibrium tax which is based on the total profit you've made with your colony over time (Each week charges 2% of your total profit). In the event of an income deficit, your tax will decrease to adjust.~~~電力費-すべての電力消費マシンは、毎月の電力費用に貢献します``税金-銀河政府は、 一定期間にわたって植民地で得た総利益に基づいて均衡税を徴収します（各週は総利益の2％を請求します）。 所得の赤字が発生した場合、調整するために税金が減ります。</text:p>
          </table:table-cell>
          <table:table-cell table:number-columns-repeated="60"/>
        </table:table-row>
        <table:table-row table:style-name="ro1">
          <table:table-cell office:value-type="string" calcext:value-type="string">
            <text:p>Weekly power costs:</text:p>
          </table:table-cell>
          <table:table-cell office:value-type="string" calcext:value-type="string">
            <text:p>~~~</text:p>
          </table:table-cell>
          <table:table-cell office:value-type="string" calcext:value-type="string">
            <text:p>毎週の電力費：</text:p>
          </table:table-cell>
          <table:table-cell table:formula="of:=[.A270]&amp;[.B270]&amp;SUBSTITUTE([.C270];CHAR(10);&quot;`&quot;)" office:value-type="string" office:string-value="Weekly power costs:~~~毎週の電力費：" calcext:value-type="string">
            <text:p>Weekly power costs:~~~毎週の電力費：</text:p>
          </table:table-cell>
          <table:table-cell table:number-columns-repeated="60"/>
        </table:table-row>
        <table:table-row table:style-name="ro1">
          <table:table-cell office:value-type="string" calcext:value-type="string">
            <text:p>Connecting water enables interior air conditioning.``Air conditioning lowers the monthly power costs of housed machines by X%.</text:p>
          </table:table-cell>
          <table:table-cell office:value-type="string" calcext:value-type="string">
            <text:p>~~~</text:p>
          </table:table-cell>
          <table:table-cell office:value-type="string" calcext:value-type="string">
            <text:p>水を接続すると、室内の空調が可能になります。`空調は、収容されたマシンの月々の電力コストを10％削減します。`使用容量：10</text:p>
          </table:table-cell>
          <table:table-cell table:formula="of:=[.A271]&amp;[.B271]&amp;SUBSTITUTE([.C271];CHAR(10);&quot;`&quot;)" office:value-type="string" office:string-value="Connecting water enables interior air conditioning.``Air conditioning lowers the monthly power costs of housed machines by X%.~~~水を接続すると、室内の空調が可能になります。`空調は、収容されたマシンの月々の電力コストを10％削減します。`使用容量：10" calcext:value-type="string">
            <text:p>Connecting water enables interior air conditioning.``Air conditioning lowers the monthly power costs of housed machines by X%.~~~水を接続すると、室内の空調が可能になります。`空調は、収容されたマシンの月々の電力コストを10％削減します。`使用容量：10</text:p>
          </table:table-cell>
          <table:table-cell table:number-columns-repeated="60"/>
        </table:table-row>
        <table:table-row table:style-name="ro1">
          <table:table-cell office:value-type="string" calcext:value-type="string">
            <text:p>Some housed machines require power to function.`Capacity use: 10</text:p>
          </table:table-cell>
          <table:table-cell office:value-type="string" calcext:value-type="string">
            <text:p>~~~</text:p>
          </table:table-cell>
          <table:table-cell office:value-type="string" calcext:value-type="string">
            <text:p>一部の収容されたマシンは、機能するために電力を必要とします。 `使用容量：10</text:p>
          </table:table-cell>
          <table:table-cell table:formula="of:=[.A272]&amp;[.B272]&amp;SUBSTITUTE([.C272];CHAR(10);&quot;`&quot;)" office:value-type="string" office:string-value="Some housed machines require power to function.`Capacity use: 10~~~一部の収容されたマシンは、機能するために電力を必要とします。 `使用容量：10" calcext:value-type="string">
            <text:p>Some housed machines require power to function.`Capacity use: 10~~~一部の収容されたマシンは、機能するために電力を必要とします。 `使用容量：10</text:p>
          </table:table-cell>
          <table:table-cell table:number-columns-repeated="60"/>
        </table:table-row>
        <table:table-row table:style-name="ro1">
          <table:table-cell office:value-type="string" calcext:value-type="string">
            <text:p>Requires power to function.``Monthly costs: $X``Power must be connected to the factory housing this machine.</text:p>
          </table:table-cell>
          <table:table-cell office:value-type="string" calcext:value-type="string">
            <text:p>~~~</text:p>
          </table:table-cell>
          <table:table-cell office:value-type="string" calcext:value-type="string">
            <text:p>機能するには電源が​​必要です。 `このマシンを収容する工場に電源を接続する必要があります。</text:p>
          </table:table-cell>
          <table:table-cell table:formula="of:=[.A273]&amp;[.B273]&amp;SUBSTITUTE([.C273];CHAR(10);&quot;`&quot;)" office:value-type="string" office:string-value="Requires power to function.``Monthly costs: $X``Power must be connected to the factory housing this machine.~~~機能するには電源が​​必要です。 `このマシンを収容する工場に電源を接続する必要があります。" calcext:value-type="string">
            <text:p>Requires power to function.``Monthly costs: $X``Power must be connected to the factory housing this machine.~~~機能するには電源が​​必要です。 `このマシンを収容する工場に電源を接続する必要があります。</text:p>
          </table:table-cell>
          <table:table-cell table:number-columns-repeated="60"/>
        </table:table-row>
        <table:table-row table:style-name="ro1">
          <table:table-cell office:value-type="string" calcext:value-type="string">
            <text:p>Requires power to function.`Monthly costs: $X`Power must be connected to the Factory housing this machine or the machine itself (if it's outside).</text:p>
          </table:table-cell>
          <table:table-cell office:value-type="string" calcext:value-type="string">
            <text:p>~~~</text:p>
          </table:table-cell>
          <table:table-cell office:value-type="string" calcext:value-type="string">
            <text:p>機能するには電源が​​必要です。 `月額費用：1,200ドル`電源は、 このマシンを収容する工場またはマシン自体（外部の場合）に接続する必要があります。</text:p>
          </table:table-cell>
          <table:table-cell table:formula="of:=[.A274]&amp;[.B274]&amp;SUBSTITUTE([.C274];CHAR(10);&quot;`&quot;)" office:value-type="string" office:string-value="Requires power to function.`Monthly costs: $X`Power must be connected to the Factory housing this machine or the machine itself (if it's outside).~~~機能するには電源が​​必要です。 `月額費用：1,200ドル`電源は、 このマシンを収容する工場またはマシン自体（外部の場合）に接続する必要があります。" calcext:value-type="string">
            <text:p>Requires power to function.`Monthly costs: $X`Power must be connected to the Factory housing this machine or the machine itself (if it's outside).~~~機能するには電源が​​必要です。 `月額費用：1,200ドル`電源は、 このマシンを収容する工場またはマシン自体（外部の場合）に接続する必要があります。</text:p>
          </table:table-cell>
          <table:table-cell table:number-columns-repeated="60"/>
        </table:table-row>
        <table:table-row table:style-name="ro1">
          <table:table-cell office:value-type="string" calcext:value-type="string">
            <text:p>Only X crates created by this crate maker can be active in your colony at a time.`If the limit is reached, this crate maker will pause the creation of new crates until an active crate is sold or destroyed.</text:p>
          </table:table-cell>
          <table:table-cell office:value-type="string" calcext:value-type="string">
            <text:p>~~~</text:p>
          </table:table-cell>
          <table:table-cell office:value-type="string" calcext:value-type="string">
            <text:p>このボックスメーカーによって作成された30個のボックスのみが、一度にコロニーでアクティブになります。`` 制限に達すると、ボックスメーカーは、アクティブなボックスが販売または破棄されるまで、新しいボックスの作成を一時停止します。</text:p>
          </table:table-cell>
          <table:table-cell table:formula="of:=[.A275]&amp;[.B275]&amp;SUBSTITUTE([.C275];CHAR(10);&quot;`&quot;)" office:value-type="string" office:string-value="Only X crates created by this crate maker can be active in your colony at a time.`If the limit is reached, this crate maker will pause the creation of new crates until an active crate is sold or destroyed.~~~このボックスメーカーによって作成された30個のボックスのみが、一度にコロニーでアクティブになります。`` 制限に達すると、ボックスメーカーは、アクティブなボックスが販売または破棄されるまで、新しいボックスの作成を一時停止します。" calcext:value-type="string">
            <text:p>Only X crates created by this crate maker can be active in your colony at a time.`If the limit is reached, this crate maker will pause the creation of new crates until an active crate is sold or destroyed.~~~このボックスメーカーによって作成された30個のボックスのみが、一度にコロニーでアクティブになります。`` 制限に達すると、ボックスメーカーは、アクティブなボックスが販売または破棄されるまで、新しいボックスの作成を一時停止します。</text:p>
          </table:table-cell>
          <table:table-cell table:number-columns-repeated="60"/>
        </table:table-row>
        <table:table-row table:style-name="ro1">
          <table:table-cell office:value-type="string" calcext:value-type="string">
            <text:p>Can be set to skip a certain number of crates or minecarts, letting them pass by unaffected.</text:p>
          </table:table-cell>
          <table:table-cell office:value-type="string" calcext:value-type="string">
            <text:p>~~~</text:p>
          </table:table-cell>
          <table:table-cell office:value-type="string" calcext:value-type="string">
            <text:p>特定の数のボックスまたはカートをスキップして、影響を受けずに通過させるように設定できます。</text:p>
          </table:table-cell>
          <table:table-cell table:formula="of:=[.A276]&amp;[.B276]&amp;SUBSTITUTE([.C276];CHAR(10);&quot;`&quot;)" office:value-type="string" office:string-value="Can be set to skip a certain number of crates or minecarts, letting them pass by unaffected.~~~特定の数のボックスまたはカートをスキップして、影響を受けずに通過させるように設定できます。" calcext:value-type="string">
            <text:p>Can be set to skip a certain number of crates or minecarts, letting them pass by unaffected.~~~特定の数のボックスまたはカートをスキップして、影響を受けずに通過させるように設定できます。</text:p>
          </table:table-cell>
          <table:table-cell table:number-columns-repeated="60"/>
        </table:table-row>
        <table:table-row table:style-name="ro1">
          <table:table-cell office:value-type="string" calcext:value-type="string">
            <text:p>Sets which crates will be moved, depending on what resources they hold.</text:p>
          </table:table-cell>
          <table:table-cell office:value-type="string" calcext:value-type="string">
            <text:p>~~~</text:p>
          </table:table-cell>
          <table:table-cell office:value-type="string" calcext:value-type="string">
            <text:p>リソースに従って移動するようにボックスを設定します。</text:p>
          </table:table-cell>
          <table:table-cell table:formula="of:=[.A277]&amp;[.B277]&amp;SUBSTITUTE([.C277];CHAR(10);&quot;`&quot;)" office:value-type="string" office:string-value="Sets which crates will be moved, depending on what resources they hold.~~~リソースに従って移動するようにボックスを設定します。" calcext:value-type="string">
            <text:p>Sets which crates will be moved, depending on what resources they hold.~~~リソースに従って移動するようにボックスを設定します。</text:p>
          </table:table-cell>
          <table:table-cell table:number-columns-repeated="60"/>
        </table:table-row>
        <table:table-row table:style-name="ro1">
          <table:table-cell office:value-type="string" calcext:value-type="string">
            <text:p>Monthly power costs:</text:p>
          </table:table-cell>
          <table:table-cell office:value-type="string" calcext:value-type="string">
            <text:p>~~~</text:p>
          </table:table-cell>
          <table:table-cell office:value-type="string" calcext:value-type="string">
            <text:p>毎月の電力費：</text:p>
          </table:table-cell>
          <table:table-cell table:formula="of:=[.A278]&amp;[.B278]&amp;SUBSTITUTE([.C278];CHAR(10);&quot;`&quot;)" office:value-type="string" office:string-value="Monthly power costs:~~~毎月の電力費：" calcext:value-type="string">
            <text:p>Monthly power costs:~~~毎月の電力費：</text:p>
          </table:table-cell>
          <table:table-cell table:number-columns-repeated="60"/>
        </table:table-row>
        <table:table-row table:style-name="ro1">
          <table:table-cell office:value-type="string" calcext:value-type="string">
            <text:p>Monthly tax costs:</text:p>
          </table:table-cell>
          <table:table-cell office:value-type="string" calcext:value-type="string">
            <text:p>~~~</text:p>
          </table:table-cell>
          <table:table-cell office:value-type="string" calcext:value-type="string">
            <text:p>毎月の税金：</text:p>
          </table:table-cell>
          <table:table-cell table:formula="of:=[.A279]&amp;[.B279]&amp;SUBSTITUTE([.C279];CHAR(10);&quot;`&quot;)" office:value-type="string" office:string-value="Monthly tax costs:~~~毎月の税金：" calcext:value-type="string">
            <text:p>Monthly tax costs:~~~毎月の税金：</text:p>
          </table:table-cell>
          <table:table-cell table:number-columns-repeated="60"/>
        </table:table-row>
        <table:table-row table:style-name="ro1">
          <table:table-cell office:value-type="string" calcext:value-type="string">
            <text:p>Sets what resources will be accepted by trucks which stop here.</text:p>
          </table:table-cell>
          <table:table-cell office:value-type="string" calcext:value-type="string">
            <text:p>~~~</text:p>
          </table:table-cell>
          <table:table-cell office:value-type="string" calcext:value-type="string">
            <text:p>ここで停止する輸送トラックが受け入れるリソースを設定します。</text:p>
          </table:table-cell>
          <table:table-cell table:formula="of:=[.A280]&amp;[.B280]&amp;SUBSTITUTE([.C280];CHAR(10);&quot;`&quot;)" office:value-type="string" office:string-value="Sets what resources will be accepted by trucks which stop here.~~~ここで停止する輸送トラックが受け入れるリソースを設定します。" calcext:value-type="string">
            <text:p>Sets what resources will be accepted by trucks which stop here.~~~ここで停止する輸送トラックが受け入れるリソースを設定します。</text:p>
          </table:table-cell>
          <table:table-cell table:number-columns-repeated="60"/>
        </table:table-row>
        <table:table-row table:style-name="ro1">
          <table:table-cell office:value-type="string" calcext:value-type="string">
            <text:p>Sets the priority drones will give to this station relative to others.`Drone can be set to not bring crates here at all, if it's set to "OFF".</text:p>
          </table:table-cell>
          <table:table-cell office:value-type="string" calcext:value-type="string">
            <text:p>~~~</text:p>
          </table:table-cell>
          <table:table-cell office:value-type="string" calcext:value-type="string">
            <text:p>このステーションへドローンがボックスを持ち込む優先度を設定します。 `ステーションがオフに設定されている場合、ドローンはここにボックスを持ち込みません。</text:p>
          </table:table-cell>
          <table:table-cell table:formula="of:=[.A281]&amp;[.B281]&amp;SUBSTITUTE([.C281];CHAR(10);&quot;`&quot;)" office:value-type="string" office:string-value="Sets the priority drones will give to this station relative to others.`Drone can be set to not bring crates here at all, if it's set to &quot;OFF&quot;.~~~このステーションへドローンがボックスを持ち込む優先度を設定します。 `ステーションがオフに設定されている場合、ドローンはここにボックスを持ち込みません。" calcext:value-type="string">
            <text:p>Sets the priority drones will give to this station relative to others.`Drone can be set to not bring crates here at all, if it's set to "OFF".~~~このステーションへドローンがボックスを持ち込む優先度を設定します。 `ステーションがオフに設定されている場合、ドローンはここにボックスを持ち込みません。</text:p>
          </table:table-cell>
          <table:table-cell table:number-columns-repeated="60"/>
        </table:table-row>
        <table:table-row table:style-name="ro1">
          <table:table-cell office:value-type="string" calcext:value-type="string">
            <text:p>Sets the priority drones will take from this station.`Drone can be set to not take crates from here at all, if it's set to "OFF".</text:p>
          </table:table-cell>
          <table:table-cell office:value-type="string" calcext:value-type="string">
            <text:p>~~~</text:p>
          </table:table-cell>
          <table:table-cell office:value-type="string" calcext:value-type="string">
            <text:p>このステーションからドローンがボックスを取得する優先度を設定します`ステーションがオフに設定されている場合、 ドローンはここからボックスを取得しません。</text:p>
          </table:table-cell>
          <table:table-cell table:formula="of:=[.A282]&amp;[.B282]&amp;SUBSTITUTE([.C282];CHAR(10);&quot;`&quot;)" office:value-type="string" office:string-value="Sets the priority drones will take from this station.`Drone can be set to not take crates from here at all, if it's set to &quot;OFF&quot;.~~~このステーションからドローンがボックスを取得する優先度を設定します`ステーションがオフに設定されている場合、 ドローンはここからボックスを取得しません。" calcext:value-type="string">
            <text:p>Sets the priority drones will take from this station.`Drone can be set to not take crates from here at all, if it's set to "OFF".~~~このステーションからドローンがボックスを取得する優先度を設定します`ステーションがオフに設定されている場合、 ドローンはここからボックスを取得しません。</text:p>
          </table:table-cell>
          <table:table-cell table:number-columns-repeated="60"/>
        </table:table-row>
        <table:table-row table:style-name="ro1">
          <table:table-cell office:value-type="string" calcext:value-type="string">
            <text:p>Sets which remote connector to be connected to if any exist in this container's factory. Only one container per factory can be set to a given color.</text:p>
          </table:table-cell>
          <table:table-cell office:value-type="string" calcext:value-type="string">
            <text:p>~~~</text:p>
          </table:table-cell>
          <table:table-cell office:value-type="string" calcext:value-type="string">
            <text:p>このタンクが工場に存在する場合、 接続するリモートコネクタを設定します。`特定の色に設定できるのは、工場ごとに1つのタンクのみです。</text:p>
          </table:table-cell>
          <table:table-cell table:formula="of:=[.A283]&amp;[.B283]&amp;SUBSTITUTE([.C283];CHAR(10);&quot;`&quot;)" office:value-type="string" office:string-value="Sets which remote connector to be connected to if any exist in this container's factory. Only one container per factory can be set to a given color.~~~このタンクが工場に存在する場合、 接続するリモートコネクタを設定します。`特定の色に設定できるのは、工場ごとに1つのタンクのみです。" calcext:value-type="string">
            <text:p>Sets which remote connector to be connected to if any exist in this container's factory. Only one container per factory can be set to a given color.~~~このタンクが工場に存在する場合、 接続するリモートコネクタを設定します。`特定の色に設定できるのは、工場ごとに1つのタンクのみです。</text:p>
          </table:table-cell>
          <table:table-cell table:number-columns-repeated="60"/>
        </table:table-row>
        <table:table-row table:style-name="ro1">
          <table:table-cell office:value-type="string" calcext:value-type="string">
            <text:p>Sets what singular resource type will be allowed in.</text:p>
          </table:table-cell>
          <table:table-cell office:value-type="string" calcext:value-type="string">
            <text:p>~~~</text:p>
          </table:table-cell>
          <table:table-cell office:value-type="string" calcext:value-type="string">
            <text:p>許可される単一のリソースタイプを設定します。</text:p>
          </table:table-cell>
          <table:table-cell table:formula="of:=[.A284]&amp;[.B284]&amp;SUBSTITUTE([.C284];CHAR(10);&quot;`&quot;)" office:value-type="string" office:string-value="Sets what singular resource type will be allowed in.~~~許可される単一のリソースタイプを設定します。" calcext:value-type="string">
            <text:p>Sets what singular resource type will be allowed in.~~~許可される単一のリソースタイプを設定します。</text:p>
          </table:table-cell>
          <table:table-cell table:number-columns-repeated="60"/>
        </table:table-row>
        <table:table-row table:style-name="ro1">
          <table:table-cell office:value-type="string" calcext:value-type="string">
            <text:p>Requires power to function.`Monthly costs: $X</text:p>
          </table:table-cell>
          <table:table-cell office:value-type="string" calcext:value-type="string">
            <text:p>~~~</text:p>
          </table:table-cell>
          <table:table-cell office:value-type="string" calcext:value-type="string">
            <text:p>機能するには電源が​​必要です。`月額費用：1,200ドル</text:p>
          </table:table-cell>
          <table:table-cell table:formula="of:=[.A285]&amp;[.B285]&amp;SUBSTITUTE([.C285];CHAR(10);&quot;`&quot;)" office:value-type="string" office:string-value="Requires power to function.`Monthly costs: $X~~~機能するには電源が​​必要です。`月額費用：1,200ドル" calcext:value-type="string">
            <text:p>Requires power to function.`Monthly costs: $X~~~機能するには電源が​​必要です。`月額費用：1,200ドル</text:p>
          </table:table-cell>
          <table:table-cell table:number-columns-repeated="60"/>
        </table:table-row>
        <table:table-row table:style-name="ro1">
          <table:table-cell office:value-type="string" calcext:value-type="string">
            <text:p>MiningRigWaterHover</text:p>
          </table:table-cell>
          <table:table-cell office:value-type="string" calcext:value-type="string">
            <text:p>~~~</text:p>
          </table:table-cell>
          <table:table-cell office:value-type="string" calcext:value-type="string">
            <text:p>水は抽出速度を30％向上させます。`使用容量：3</text:p>
          </table:table-cell>
          <table:table-cell table:formula="of:=[.A286]&amp;[.B286]&amp;SUBSTITUTE([.C286];CHAR(10);&quot;`&quot;)" office:value-type="string" office:string-value="MiningRigWaterHover~~~水は抽出速度を30％向上させます。`使用容量：3" calcext:value-type="string">
            <text:p>MiningRigWaterHover~~~水は抽出速度を30％向上させます。`使用容量：3</text:p>
          </table:table-cell>
          <table:table-cell table:number-columns-repeated="60"/>
        </table:table-row>
        <table:table-row table:style-name="ro1">
          <table:table-cell office:value-type="string" calcext:value-type="string">
            <text:p>oilDerrickWaterHover</text:p>
          </table:table-cell>
          <table:table-cell office:value-type="string" calcext:value-type="string">
            <text:p>~~~</text:p>
          </table:table-cell>
          <table:table-cell office:value-type="string" calcext:value-type="string">
            <text:p>水は抽出速度を30％向上させます。`使用容量：3</text:p>
          </table:table-cell>
          <table:table-cell table:formula="of:=[.A287]&amp;[.B287]&amp;SUBSTITUTE([.C287];CHAR(10);&quot;`&quot;)" office:value-type="string" office:string-value="oilDerrickWaterHover~~~水は抽出速度を30％向上させます。`使用容量：3" calcext:value-type="string">
            <text:p>oilDerrickWaterHover~~~水は抽出速度を30％向上させます。`使用容量：3</text:p>
          </table:table-cell>
          <table:table-cell table:number-columns-repeated="60"/>
        </table:table-row>
        <table:table-row table:style-name="ro1">
          <table:table-cell office:value-type="string" calcext:value-type="string">
            <text:p>RESEARCHBAYPOWERHOVER</text:p>
          </table:table-cell>
          <table:table-cell office:value-type="string" calcext:value-type="string">
            <text:p>~~~</text:p>
          </table:table-cell>
          <table:table-cell office:value-type="string" calcext:value-type="string">
            <text:p>機能するには電源が​​必要です。`月額費用：200ドル`使用容量：2</text:p>
          </table:table-cell>
          <table:table-cell table:formula="of:=[.A288]&amp;[.B288]&amp;SUBSTITUTE([.C288];CHAR(10);&quot;`&quot;)" office:value-type="string" office:string-value="RESEARCHBAYPOWERHOVER~~~機能するには電源が​​必要です。`月額費用：200ドル`使用容量：2" calcext:value-type="string">
            <text:p>RESEARCHBAYPOWERHOVER~~~機能するには電源が​​必要です。`月額費用：200ドル`使用容量：2</text:p>
          </table:table-cell>
          <table:table-cell table:number-columns-repeated="60"/>
        </table:table-row>
        <table:table-row table:style-name="ro1">
          <table:table-cell office:value-type="string" calcext:value-type="string">
            <text:p>miningRigPowerHover</text:p>
          </table:table-cell>
          <table:table-cell office:value-type="string" calcext:value-type="string">
            <text:p>~~~</text:p>
          </table:table-cell>
          <table:table-cell office:value-type="string" calcext:value-type="string">
            <text:p>機能するには電源が​​必要です。`月額料金：800ドル`使用容量：3</text:p>
          </table:table-cell>
          <table:table-cell table:formula="of:=[.A289]&amp;[.B289]&amp;SUBSTITUTE([.C289];CHAR(10);&quot;`&quot;)" office:value-type="string" office:string-value="miningRigPowerHover~~~機能するには電源が​​必要です。`月額料金：800ドル`使用容量：3" calcext:value-type="string">
            <text:p>miningRigPowerHover~~~機能するには電源が​​必要です。`月額料金：800ドル`使用容量：3</text:p>
          </table:table-cell>
          <table:table-cell table:number-columns-repeated="60"/>
        </table:table-row>
        <table:table-row table:style-name="ro1">
          <table:table-cell office:value-type="string" calcext:value-type="string">
            <text:p>refinerPowerHover</text:p>
          </table:table-cell>
          <table:table-cell office:value-type="string" calcext:value-type="string">
            <text:p>~~~</text:p>
          </table:table-cell>
          <table:table-cell office:value-type="string" calcext:value-type="string">
            <text:p>機能するには電源が​​必要です。`月額費用：800ドル`このマシンを収容する工場に電源を接続する必要があります。</text:p>
          </table:table-cell>
          <table:table-cell table:formula="of:=[.A290]&amp;[.B290]&amp;SUBSTITUTE([.C290];CHAR(10);&quot;`&quot;)" office:value-type="string" office:string-value="refinerPowerHover~~~機能するには電源が​​必要です。`月額費用：800ドル`このマシンを収容する工場に電源を接続する必要があります。" calcext:value-type="string">
            <text:p>refinerPowerHover~~~機能するには電源が​​必要です。`月額費用：800ドル`このマシンを収容する工場に電源を接続する必要があります。</text:p>
          </table:table-cell>
          <table:table-cell table:number-columns-repeated="60"/>
        </table:table-row>
        <table:table-row table:style-name="ro1">
          <table:table-cell office:value-type="string" calcext:value-type="string">
            <text:p>crateMakerPowerHover</text:p>
          </table:table-cell>
          <table:table-cell office:value-type="string" calcext:value-type="string">
            <text:p>~~~</text:p>
          </table:table-cell>
          <table:table-cell office:value-type="string" calcext:value-type="string">
            <text:p>機能するには電源が​​必要です。`月額費用：1,200ドル`使用容量：1（外部の場合）`電源は、このマシンを収容する工場またはマシン自体（外部の場合）に接続する必要があります。</text:p>
          </table:table-cell>
          <table:table-cell table:formula="of:=[.A291]&amp;[.B291]&amp;SUBSTITUTE([.C291];CHAR(10);&quot;`&quot;)" office:value-type="string" office:string-value="crateMakerPowerHover~~~機能するには電源が​​必要です。`月額費用：1,200ドル`使用容量：1（外部の場合）`電源は、このマシンを収容する工場またはマシン自体（外部の場合）に接続する必要があります。" calcext:value-type="string">
            <text:p>crateMakerPowerHover~~~機能するには電源が​​必要です。`月額費用：1,200ドル`使用容量：1（外部の場合）`電源は、このマシンを収容する工場またはマシン自体（外部の場合）に接続する必要があります。</text:p>
          </table:table-cell>
          <table:table-cell table:number-columns-repeated="60"/>
        </table:table-row>
        <table:table-row table:style-name="ro1">
          <table:table-cell office:value-type="string" calcext:value-type="string">
            <text:p>clawTrainCrateGateHover</text:p>
          </table:table-cell>
          <table:table-cell office:value-type="string" calcext:value-type="string">
            <text:p>~~~</text:p>
          </table:table-cell>
          <table:table-cell office:value-type="string" calcext:value-type="string">
            <text:p>-「許可しない」をオンにすると、クレーンは矢印の方向に通過できなくなります。``-「最小ボックス」がオンになっている場合、クレーンが通過するには少なくとも最小量のボックスを保持している必要があります。``-「最大ボックス」がオンになっている場合、クレーンは通過するために最大量のボックスを保持している必要があります。</text:p>
          </table:table-cell>
          <table:table-cell table:formula="of:=[.A292]&amp;[.B292]&amp;SUBSTITUTE([.C292];CHAR(10);&quot;`&quot;)" office:value-type="string" office:string-value="clawTrainCrateGateHover~~~-「許可しない」をオンにすると、クレーンは矢印の方向に通過できなくなります。``-「最小ボックス」がオンになっている場合、クレーンが通過するには少なくとも最小量のボックスを保持している必要があります。``-「最大ボックス」がオンになっている場合、クレーンは通過するために最大量のボックスを保持している必要があります。" calcext:value-type="string">
            <text:p>clawTrainCrateGateHover~~~-「許可しない」をオンにすると、クレーンは矢印の方向に通過できなくなります。``-「最小ボックス」がオンになっている場合、クレーンが通過するには少なくとも最小量のボックスを保持している必要があります。``-「最大ボックス」がオンになっている場合、クレーンは通過するために最大量のボックスを保持している必要があります。</text:p>
          </table:table-cell>
          <table:table-cell table:number-columns-repeated="60"/>
        </table:table-row>
        <table:table-row table:style-name="ro1">
          <table:table-cell office:value-type="string" calcext:value-type="string">
            <text:p>researchBayWaterHover</text:p>
          </table:table-cell>
          <table:table-cell office:value-type="string" calcext:value-type="string">
            <text:p>~~~</text:p>
          </table:table-cell>
          <table:table-cell office:value-type="string" calcext:value-type="string">
            <text:p>水を接続すると、室内の水冷が可能になります。 `水冷により研究速度が10％向上`使用容量：2</text:p>
          </table:table-cell>
          <table:table-cell table:formula="of:=[.A293]&amp;[.B293]&amp;SUBSTITUTE([.C293];CHAR(10);&quot;`&quot;)" office:value-type="string" office:string-value="researchBayWaterHover~~~水を接続すると、室内の水冷が可能になります。 `水冷により研究速度が10％向上`使用容量：2" calcext:value-type="string">
            <text:p>researchBayWaterHover~~~水を接続すると、室内の水冷が可能になります。 `水冷により研究速度が10％向上`使用容量：2</text:p>
          </table:table-cell>
          <table:table-cell table:number-columns-repeated="60"/>
        </table:table-row>
        <table:table-row table:style-name="ro1">
          <table:table-cell office:value-type="string" calcext:value-type="string">
            <text:p>researchBayProcessingHover</text:p>
          </table:table-cell>
          <table:table-cell office:value-type="string" calcext:value-type="string">
            <text:p>~~~</text:p>
          </table:table-cell>
          <table:table-cell office:value-type="string" calcext:value-type="string">
            <text:p>含まれるリソースを経時的にテクノロジーポイントに変換します。 `ドル価値に相当する研究価値。</text:p>
          </table:table-cell>
          <table:table-cell table:formula="of:=[.A294]&amp;[.B294]&amp;SUBSTITUTE([.C294];CHAR(10);&quot;`&quot;)" office:value-type="string" office:string-value="researchBayProcessingHover~~~含まれるリソースを経時的にテクノロジーポイントに変換します。 `ドル価値に相当する研究価値。" calcext:value-type="string">
            <text:p>researchBayProcessingHover~~~含まれるリソースを経時的にテクノロジーポイントに変換します。 `ドル価値に相当する研究価値。</text:p>
          </table:table-cell>
          <table:table-cell table:number-columns-repeated="60"/>
        </table:table-row>
        <table:table-row table:style-name="ro1">
          <table:table-cell office:value-type="string" calcext:value-type="string">
            <text:p>combinerPowerHover</text:p>
          </table:table-cell>
          <table:table-cell office:value-type="string" calcext:value-type="string">
            <text:p>~~~</text:p>
          </table:table-cell>
          <table:table-cell office:value-type="string" calcext:value-type="string">
            <text:p>機能するには電源が​​必要です。`月額費用：4,000ドル`このマシンを収容する工場に電源を接続する必要があります。</text:p>
          </table:table-cell>
          <table:table-cell table:formula="of:=[.A295]&amp;[.B295]&amp;SUBSTITUTE([.C295];CHAR(10);&quot;`&quot;)" office:value-type="string" office:string-value="combinerPowerHover~~~機能するには電源が​​必要です。`月額費用：4,000ドル`このマシンを収容する工場に電源を接続する必要があります。" calcext:value-type="string">
            <text:p>combinerPowerHover~~~機能するには電源が​​必要です。`月額費用：4,000ドル`このマシンを収容する工場に電源を接続する必要があります。</text:p>
          </table:table-cell>
          <table:table-cell table:number-columns-repeated="60"/>
        </table:table-row>
        <table:table-row table:style-name="ro1">
          <table:table-cell office:value-type="string" calcext:value-type="string">
            <text:p>researchBayFillBar</text:p>
          </table:table-cell>
          <table:table-cell office:value-type="string" calcext:value-type="string">
            <text:p>~~~</text:p>
          </table:table-cell>
          <table:table-cell office:value-type="string" calcext:value-type="string">
            <text:p>テクノロジーポイントは、青いノッチまでバーを埋めると請求できます。``特定のテクノロジーのロックを解除するには、特定のリソースタイプでの調査が必要です。</text:p>
          </table:table-cell>
          <table:table-cell table:formula="of:=[.A296]&amp;[.B296]&amp;SUBSTITUTE([.C296];CHAR(10);&quot;`&quot;)" office:value-type="string" office:string-value="researchBayFillBar~~~テクノロジーポイントは、青いノッチまでバーを埋めると請求できます。``特定のテクノロジーのロックを解除するには、特定のリソースタイプでの調査が必要です。" calcext:value-type="string">
            <text:p>researchBayFillBar~~~テクノロジーポイントは、青いノッチまでバーを埋めると請求できます。``特定のテクノロジーのロックを解除するには、特定のリソースタイプでの調査が必要です。</text:p>
          </table:table-cell>
          <table:table-cell table:number-columns-repeated="60"/>
        </table:table-row>
        <table:table-row table:style-name="ro1">
          <table:table-cell office:value-type="string" calcext:value-type="string">
            <text:p>addMinecartHover</text:p>
          </table:table-cell>
          <table:table-cell office:value-type="string" calcext:value-type="string">
            <text:p>~~~</text:p>
          </table:table-cell>
          <table:table-cell office:value-type="string" calcext:value-type="string">
            <text:p>このレールにカートを追加します。`費用は2,500ドルです。</text:p>
          </table:table-cell>
          <table:table-cell table:formula="of:=[.A297]&amp;[.B297]&amp;SUBSTITUTE([.C297];CHAR(10);&quot;`&quot;)" office:value-type="string" office:string-value="addMinecartHover~~~このレールにカートを追加します。`費用は2,500ドルです。" calcext:value-type="string">
            <text:p>addMinecartHover~~~このレールにカートを追加します。`費用は2,500ドルです。</text:p>
          </table:table-cell>
          <table:table-cell table:number-columns-repeated="60"/>
        </table:table-row>
        <table:table-row table:style-name="ro1">
          <table:table-cell office:value-type="string" calcext:value-type="string">
            <text:p>removeMinecartHover</text:p>
          </table:table-cell>
          <table:table-cell office:value-type="string" calcext:value-type="string">
            <text:p>~~~</text:p>
          </table:table-cell>
          <table:table-cell office:value-type="string" calcext:value-type="string">
            <text:p>単一のカートを削除/販売します。`2,500ドルで販売。</text:p>
          </table:table-cell>
          <table:table-cell table:formula="of:=[.A298]&amp;[.B298]&amp;SUBSTITUTE([.C298];CHAR(10);&quot;`&quot;)" office:value-type="string" office:string-value="removeMinecartHover~~~単一のカートを削除/販売します。`2,500ドルで販売。" calcext:value-type="string">
            <text:p>removeMinecartHover~~~単一のカートを削除/販売します。`2,500ドルで販売。</text:p>
          </table:table-cell>
          <table:table-cell table:number-columns-repeated="60"/>
        </table:table-row>
        <table:table-row table:style-name="ro1">
          <table:table-cell office:value-type="string" calcext:value-type="string">
            <text:p>removeClawHover</text:p>
          </table:table-cell>
          <table:table-cell office:value-type="string" calcext:value-type="string">
            <text:p>~~~</text:p>
          </table:table-cell>
          <table:table-cell office:value-type="string" calcext:value-type="string">
            <text:p>単一のクレーンを削除/販売します。`2,000ドルで販売。</text:p>
          </table:table-cell>
          <table:table-cell table:formula="of:=[.A299]&amp;[.B299]&amp;SUBSTITUTE([.C299];CHAR(10);&quot;`&quot;)" office:value-type="string" office:string-value="removeClawHover~~~単一のクレーンを削除/販売します。`2,000ドルで販売。" calcext:value-type="string">
            <text:p>removeClawHover~~~単一のクレーンを削除/販売します。`2,000ドルで販売。</text:p>
          </table:table-cell>
          <table:table-cell table:number-columns-repeated="60"/>
        </table:table-row>
        <table:table-row table:style-name="ro1">
          <table:table-cell office:value-type="string" calcext:value-type="string">
            <text:p>addClawHover</text:p>
          </table:table-cell>
          <table:table-cell office:value-type="string" calcext:value-type="string">
            <text:p>~~~</text:p>
          </table:table-cell>
          <table:table-cell office:value-type="string" calcext:value-type="string">
            <text:p>単一のクレーンを追加します。`費用は2,000ドルです。</text:p>
          </table:table-cell>
          <table:table-cell table:formula="of:=[.A300]&amp;[.B300]&amp;SUBSTITUTE([.C300];CHAR(10);&quot;`&quot;)" office:value-type="string" office:string-value="addClawHover~~~単一のクレーンを追加します。`費用は2,000ドルです。" calcext:value-type="string">
            <text:p>addClawHover~~~単一のクレーンを追加します。`費用は2,000ドルです。</text:p>
          </table:table-cell>
          <table:table-cell table:number-columns-repeated="60"/>
        </table:table-row>
        <table:table-row table:style-name="ro1">
          <table:table-cell office:value-type="string" calcext:value-type="string">
            <text:p>farmWaterHover</text:p>
          </table:table-cell>
          <table:table-cell office:value-type="string" calcext:value-type="string">
            <text:p>~~~</text:p>
          </table:table-cell>
          <table:table-cell office:value-type="string" calcext:value-type="string">
            <text:p>機能するには水が必要です。`使用容量：3</text:p>
          </table:table-cell>
          <table:table-cell table:formula="of:=[.A301]&amp;[.B301]&amp;SUBSTITUTE([.C301];CHAR(10);&quot;`&quot;)" office:value-type="string" office:string-value="farmWaterHover~~~機能するには水が必要です。`使用容量：3" calcext:value-type="string">
            <text:p>farmWaterHover~~~機能するには水が必要です。`使用容量：3</text:p>
          </table:table-cell>
          <table:table-cell table:number-columns-repeated="60"/>
        </table:table-row>
        <table:table-row table:style-name="ro1">
          <table:table-cell office:value-type="string" calcext:value-type="string">
            <text:p>researchPointHover</text:p>
          </table:table-cell>
          <table:table-cell office:value-type="string" calcext:value-type="string">
            <text:p>~~~</text:p>
          </table:table-cell>
          <table:table-cell office:value-type="string" calcext:value-type="string">
            <text:p>テクノロジーポイント</text:p>
          </table:table-cell>
          <table:table-cell table:formula="of:=[.A302]&amp;[.B302]&amp;SUBSTITUTE([.C302];CHAR(10);&quot;`&quot;)" office:value-type="string" office:string-value="researchPointHover~~~テクノロジーポイント" calcext:value-type="string">
            <text:p>researchPointHover~~~テクノロジーポイント</text:p>
          </table:table-cell>
          <table:table-cell table:number-columns-repeated="60"/>
        </table:table-row>
        <table:table-row table:style-name="ro1">
          <table:table-cell office:value-type="string" calcext:value-type="string">
            <text:p>timeHover</text:p>
          </table:table-cell>
          <table:table-cell office:value-type="string" calcext:value-type="string">
            <text:p>~~~</text:p>
          </table:table-cell>
          <table:table-cell office:value-type="string" calcext:value-type="string">
            <text:p>月-年</text:p>
          </table:table-cell>
          <table:table-cell table:formula="of:=[.A303]&amp;[.B303]&amp;SUBSTITUTE([.C303];CHAR(10);&quot;`&quot;)" office:value-type="string" office:string-value="timeHover~~~月-年" calcext:value-type="string">
            <text:p>timeHover~~~月-年</text:p>
          </table:table-cell>
          <table:table-cell table:number-columns-repeated="60"/>
        </table:table-row>
        <table:table-row table:style-name="ro1">
          <table:table-cell office:value-type="string" calcext:value-type="string">
            <text:p>dronePopHover</text:p>
          </table:table-cell>
          <table:table-cell office:value-type="string" calcext:value-type="string">
            <text:p>~~~</text:p>
          </table:table-cell>
          <table:table-cell office:value-type="string" calcext:value-type="string">
            <text:p>ドローン台数</text:p>
          </table:table-cell>
          <table:table-cell table:formula="of:=[.A304]&amp;[.B304]&amp;SUBSTITUTE([.C304];CHAR(10);&quot;`&quot;)" office:value-type="string" office:string-value="dronePopHover~~~ドローン台数" calcext:value-type="string">
            <text:p>dronePopHover~~~ドローン台数</text:p>
          </table:table-cell>
          <table:table-cell table:number-columns-repeated="60"/>
        </table:table-row>
        <table:table-row table:style-name="ro1">
          <table:table-cell office:value-type="string" calcext:value-type="string">
            <text:p>mineTrackHighway</text:p>
          </table:table-cell>
          <table:table-cell office:value-type="string" calcext:value-type="string">
            <text:p>~~~</text:p>
          </table:table-cell>
          <table:table-cell office:value-type="string" calcext:value-type="string">
            <text:p>高速レール（高さレベル2または3）での移動中にカートがより速く移動する</text:p>
          </table:table-cell>
          <table:table-cell table:formula="of:=[.A305]&amp;[.B305]&amp;SUBSTITUTE([.C305];CHAR(10);&quot;`&quot;)" office:value-type="string" office:string-value="mineTrackHighway~~~高速レール（高さレベル2または3）での移動中にカートがより速く移動する" calcext:value-type="string">
            <text:p>mineTrackHighway~~~高速レール（高さレベル2または3）での移動中にカートがより速く移動する</text:p>
          </table:table-cell>
          <table:table-cell table:number-columns-repeated="60"/>
        </table:table-row>
        <table:table-row table:style-name="ro1">
          <table:table-cell office:value-type="string" calcext:value-type="string">
            <text:p>Purchase these enhancements to upgrade the capacity and speed of your current infrastructure.</text:p>
          </table:table-cell>
          <table:table-cell office:value-type="string" calcext:value-type="string">
            <text:p>~~~</text:p>
          </table:table-cell>
          <table:table-cell office:value-type="string" calcext:value-type="string">
            <text:p>これらの拡張機能を購入して、 現在のインフラストラクチャの容量と速度をアップグレードしてください。</text:p>
          </table:table-cell>
          <table:table-cell table:formula="of:=[.A306]&amp;[.B306]&amp;SUBSTITUTE([.C306];CHAR(10);&quot;`&quot;)" office:value-type="string" office:string-value="Purchase these enhancements to upgrade the capacity and speed of your current infrastructure.~~~これらの拡張機能を購入して、 現在のインフラストラクチャの容量と速度をアップグレードしてください。" calcext:value-type="string">
            <text:p>Purchase these enhancements to upgrade the capacity and speed of your current infrastructure.~~~これらの拡張機能を購入して、 現在のインフラストラクチャの容量と速度をアップグレードしてください。</text:p>
          </table:table-cell>
          <table:table-cell table:number-columns-repeated="60"/>
        </table:table-row>
        <table:table-row table:style-name="ro1">
          <table:table-cell office:value-type="string" calcext:value-type="string">
            <text:p>Resource Requirement - Some unlocks require you to have processed a certain amount of a specific resource in your research bays in order to purchase</text:p>
          </table:table-cell>
          <table:table-cell office:value-type="string" calcext:value-type="string">
            <text:p>~~~</text:p>
          </table:table-cell>
          <table:table-cell office:value-type="string" calcext:value-type="string">
            <text:p>リソース要件-一部のロック解除では、 購入するために特定のリソースをリサーチベイで処理する必要があります</text:p>
          </table:table-cell>
          <table:table-cell table:formula="of:=[.A307]&amp;[.B307]&amp;SUBSTITUTE([.C307];CHAR(10);&quot;`&quot;)" office:value-type="string" office:string-value="Resource Requirement - Some unlocks require you to have processed a certain amount of a specific resource in your research bays in order to purchase~~~リソース要件-一部のロック解除では、 購入するために特定のリソースをリサーチベイで処理する必要があります" calcext:value-type="string">
            <text:p>Resource Requirement - Some unlocks require you to have processed a certain amount of a specific resource in your research bays in order to purchase~~~リソース要件-一部のロック解除では、 購入するために特定のリソースをリサーチベイで処理する必要があります</text:p>
          </table:table-cell>
          <table:table-cell table:number-columns-repeated="60"/>
        </table:table-row>
        <table:table-row table:style-name="ro1">
          <table:table-cell office:value-type="string" calcext:value-type="string">
            <text:p>Weight Requirement - Some unlocks require you to reach a certain 3-month weight output record in order to purchase.</text:p>
          </table:table-cell>
          <table:table-cell office:value-type="string" calcext:value-type="string">
            <text:p>~~~</text:p>
          </table:table-cell>
          <table:table-cell office:value-type="string" calcext:value-type="string">
            <text:p>重量要件-一部のロック解除では、 購入するために特定の3か月間の出荷重量記録に到達する必要があります。</text:p>
          </table:table-cell>
          <table:table-cell table:formula="of:=[.A308]&amp;[.B308]&amp;SUBSTITUTE([.C308];CHAR(10);&quot;`&quot;)" office:value-type="string" office:string-value="Weight Requirement - Some unlocks require you to reach a certain 3-month weight output record in order to purchase.~~~重量要件-一部のロック解除では、 購入するために特定の3か月間の出荷重量記録に到達する必要があります。" calcext:value-type="string">
            <text:p>Weight Requirement - Some unlocks require you to reach a certain 3-month weight output record in order to purchase.~~~重量要件-一部のロック解除では、 購入するために特定の3か月間の出荷重量記録に到達する必要があります。</text:p>
          </table:table-cell>
          <table:table-cell table:number-columns-repeated="60"/>
        </table:table-row>
        <table:table-row table:style-name="ro1">
          <table:table-cell office:value-type="string" calcext:value-type="string">
            <text:p>TRANFER-TUBE</text:p>
          </table:table-cell>
          <table:table-cell office:value-type="string" calcext:value-type="string">
            <text:p>~~~</text:p>
          </table:table-cell>
          <table:table-cell office:value-type="string" calcext:value-type="string">
            <text:p>移送管</text:p>
          </table:table-cell>
          <table:table-cell table:formula="of:=[.A309]&amp;[.B309]&amp;SUBSTITUTE([.C309];CHAR(10);&quot;`&quot;)" office:value-type="string" office:string-value="TRANFER-TUBE~~~移送管" calcext:value-type="string">
            <text:p>TRANFER-TUBE~~~移送管</text:p>
          </table:table-cell>
          <table:table-cell table:number-columns-repeated="60"/>
        </table:table-row>
        <table:table-row table:style-name="ro1">
          <table:table-cell office:value-type="string" calcext:value-type="string">
            <text:p>To add minecarts or clawtrains to a track: select the track you've built and press the "add" button to buy some.</text:p>
          </table:table-cell>
          <table:table-cell office:value-type="string" calcext:value-type="string">
            <text:p>~~~</text:p>
          </table:table-cell>
          <table:table-cell office:value-type="string" calcext:value-type="string">
            <text:p>カートまたはクレーンをレールに追加するには、 作成したレールを選択し、「追加」ボタンを押して購入します。</text:p>
          </table:table-cell>
          <table:table-cell table:formula="of:=[.A310]&amp;[.B310]&amp;SUBSTITUTE([.C310];CHAR(10);&quot;`&quot;)" office:value-type="string" office:string-value="To add minecarts or clawtrains to a track: select the track you've built and press the &quot;add&quot; button to buy some.~~~カートまたはクレーンをレールに追加するには、 作成したレールを選択し、「追加」ボタンを押して購入します。" calcext:value-type="string">
            <text:p>To add minecarts or clawtrains to a track: select the track you've built and press the "add" button to buy some.~~~カートまたはクレーンをレールに追加するには、 作成したレールを選択し、「追加」ボタンを押して購入します。</text:p>
          </table:table-cell>
          <table:table-cell table:number-columns-repeated="60"/>
        </table:table-row>
        <table:table-row table:style-name="ro1">
          <table:table-cell office:value-type="string" calcext:value-type="string">
            <text:p>It's possible to transfer resources between a step conveyor and minetrack via this simple setup.</text:p>
          </table:table-cell>
          <table:table-cell office:value-type="string" calcext:value-type="string">
            <text:p>~~~</text:p>
          </table:table-cell>
          <table:table-cell office:value-type="string" calcext:value-type="string">
            <text:p>このシンプルなセットアップを介して、 ステップコンベアとレールの間でリソースを転送することが可能です。</text:p>
          </table:table-cell>
          <table:table-cell table:formula="of:=[.A311]&amp;[.B311]&amp;SUBSTITUTE([.C311];CHAR(10);&quot;`&quot;)" office:value-type="string" office:string-value="It's possible to transfer resources between a step conveyor and minetrack via this simple setup.~~~このシンプルなセットアップを介して、 ステップコンベアとレールの間でリソースを転送することが可能です。" calcext:value-type="string">
            <text:p>It's possible to transfer resources between a step conveyor and minetrack via this simple setup.~~~このシンプルなセットアップを介して、 ステップコンベアとレールの間でリソースを転送することが可能です。</text:p>
          </table:table-cell>
          <table:table-cell table:number-columns-repeated="60"/>
        </table:table-row>
        <table:table-row table:style-name="ro1">
          <table:table-cell office:value-type="string" calcext:value-type="string">
            <text:p>Mouse-over a built structure and press [SPACEBAR] to duplicate the structure.</text:p>
          </table:table-cell>
          <table:table-cell office:value-type="string" calcext:value-type="string">
            <text:p>~~~</text:p>
          </table:table-cell>
          <table:table-cell office:value-type="string" calcext:value-type="string">
            <text:p>構築された構造の上にマウスを置き、 [スペースバー]を押して構造を複製します。</text:p>
          </table:table-cell>
          <table:table-cell table:formula="of:=[.A312]&amp;[.B312]&amp;SUBSTITUTE([.C312];CHAR(10);&quot;`&quot;)" office:value-type="string" office:string-value="Mouse-over a built structure and press [SPACEBAR] to duplicate the structure.~~~構築された構造の上にマウスを置き、 [スペースバー]を押して構造を複製します。" calcext:value-type="string">
            <text:p>Mouse-over a built structure and press [SPACEBAR] to duplicate the structure.~~~構築された構造の上にマウスを置き、 [スペースバー]を押して構造を複製します。</text:p>
          </table:table-cell>
          <table:table-cell table:number-columns-repeated="60"/>
        </table:table-row>
        <table:table-row table:style-name="ro1">
          <table:table-cell office:value-type="string" calcext:value-type="string">
            <text:p>Containers can be useful for storing resources.</text:p>
          </table:table-cell>
          <table:table-cell office:value-type="string" calcext:value-type="string">
            <text:p>~~~</text:p>
          </table:table-cell>
          <table:table-cell office:value-type="string" calcext:value-type="string">
            <text:p>タンクはリソースの保存に役立ちます。</text:p>
          </table:table-cell>
          <table:table-cell table:formula="of:=[.A313]&amp;[.B313]&amp;SUBSTITUTE([.C313];CHAR(10);&quot;`&quot;)" office:value-type="string" office:string-value="Containers can be useful for storing resources.~~~タンクはリソースの保存に役立ちます。" calcext:value-type="string">
            <text:p>Containers can be useful for storing resources.~~~タンクはリソースの保存に役立ちます。</text:p>
          </table:table-cell>
          <table:table-cell table:number-columns-repeated="60"/>
        </table:table-row>
        <table:table-row table:style-name="ro1">
          <table:table-cell office:value-type="string" calcext:value-type="string">
            <text:p>Make use of research bays to unlock new structures and technology.</text:p>
          </table:table-cell>
          <table:table-cell office:value-type="string" calcext:value-type="string">
            <text:p>~~~</text:p>
          </table:table-cell>
          <table:table-cell office:value-type="string" calcext:value-type="string">
            <text:p>リサーチベイを使用して、 =新しい構造とテクノロジーのロックを解除します。</text:p>
          </table:table-cell>
          <table:table-cell table:formula="of:=[.A314]&amp;[.B314]&amp;SUBSTITUTE([.C314];CHAR(10);&quot;`&quot;)" office:value-type="string" office:string-value="Make use of research bays to unlock new structures and technology.~~~リサーチベイを使用して、 =新しい構造とテクノロジーのロックを解除します。" calcext:value-type="string">
            <text:p>Make use of research bays to unlock new structures and technology.~~~リサーチベイを使用して、 =新しい構造とテクノロジーのロックを解除します。</text:p>
          </table:table-cell>
          <table:table-cell table:number-columns-repeated="60"/>
        </table:table-row>
        <table:table-row table:style-name="ro1">
          <table:table-cell office:value-type="string" calcext:value-type="string">
            <text:p>An unload stations can be set up to destroy the crates which reach the end. It also automatically destroys any empty crates which reach the end</text:p>
          </table:table-cell>
          <table:table-cell office:value-type="string" calcext:value-type="string">
            <text:p>~~~</text:p>
          </table:table-cell>
          <table:table-cell office:value-type="string" calcext:value-type="string">
            <text:p>最後に到達したボックスを破壊するようにアンロードステーションを設定できます。 また、最後に到達した空のボックスを自動的に破棄します</text:p>
          </table:table-cell>
          <table:table-cell table:formula="of:=[.A315]&amp;[.B315]&amp;SUBSTITUTE([.C315];CHAR(10);&quot;`&quot;)" office:value-type="string" office:string-value="An unload stations can be set up to destroy the crates which reach the end. It also automatically destroys any empty crates which reach the end~~~最後に到達したボックスを破壊するようにアンロードステーションを設定できます。 また、最後に到達した空のボックスを自動的に破棄します" calcext:value-type="string">
            <text:p>An unload stations can be set up to destroy the crates which reach the end. It also automatically destroys any empty crates which reach the end~~~最後に到達したボックスを破壊するようにアンロードステーションを設定できます。 また、最後に到達した空のボックスを自動的に破棄します</text:p>
          </table:table-cell>
          <table:table-cell table:number-columns-repeated="60"/>
        </table:table-row>
        <table:table-row table:style-name="ro1">
          <table:table-cell office:value-type="string" calcext:value-type="string">
            <text:p>Minecarts can hold up to 4 crates worth of resources, this makes them ideal for transporting resources long distances.</text:p>
          </table:table-cell>
          <table:table-cell office:value-type="string" calcext:value-type="string">
            <text:p>~~~</text:p>
          </table:table-cell>
          <table:table-cell office:value-type="string" calcext:value-type="string">
            <text:p>カートには最大4つのリソースを保持できます。 これにより、長距離のリソースの輸送に最適です。</text:p>
          </table:table-cell>
          <table:table-cell table:formula="of:=[.A316]&amp;[.B316]&amp;SUBSTITUTE([.C316];CHAR(10);&quot;`&quot;)" office:value-type="string" office:string-value="Minecarts can hold up to 4 crates worth of resources, this makes them ideal for transporting resources long distances.~~~カートには最大4つのリソースを保持できます。 これにより、長距離のリソースの輸送に最適です。" calcext:value-type="string">
            <text:p>Minecarts can hold up to 4 crates worth of resources, this makes them ideal for transporting resources long distances.~~~カートには最大4つのリソースを保持できます。 これにより、長距離のリソースの輸送に最適です。</text:p>
          </table:table-cell>
          <table:table-cell table:number-columns-repeated="60"/>
        </table:table-row>
        <table:table-row table:style-name="ro1">
          <table:table-cell office:value-type="string" calcext:value-type="string">
            <text:p>Transfer claws can be useful for connecting or splitting up step conveyor pathways.</text:p>
          </table:table-cell>
          <table:table-cell office:value-type="string" calcext:value-type="string">
            <text:p>~~~</text:p>
          </table:table-cell>
          <table:table-cell office:value-type="string" calcext:value-type="string">
            <text:p>クレーンは、ステップコンベアの経路を接続または分割するのに役立ちます。</text:p>
          </table:table-cell>
          <table:table-cell table:formula="of:=[.A317]&amp;[.B317]&amp;SUBSTITUTE([.C317];CHAR(10);&quot;`&quot;)" office:value-type="string" office:string-value="Transfer claws can be useful for connecting or splitting up step conveyor pathways.~~~クレーンは、ステップコンベアの経路を接続または分割するのに役立ちます。" calcext:value-type="string">
            <text:p>Transfer claws can be useful for connecting or splitting up step conveyor pathways.~~~クレーンは、ステップコンベアの経路を接続または分割するのに役立ちます。</text:p>
          </table:table-cell>
          <table:table-cell table:number-columns-repeated="60"/>
        </table:table-row>
        <table:table-row table:style-name="ro1">
          <table:table-cell office:value-type="string" calcext:value-type="string">
            <text:p>The downward nozzle of a transfer tube can only connect to a step-conveyor or minetrack.</text:p>
          </table:table-cell>
          <table:table-cell office:value-type="string" calcext:value-type="string">
            <text:p>~~~</text:p>
          </table:table-cell>
          <table:table-cell office:value-type="string" calcext:value-type="string">
            <text:p>移送管の下向きノズルは、ステップコンベアまたはカートレールにのみ接続できます。</text:p>
          </table:table-cell>
          <table:table-cell table:formula="of:=[.A318]&amp;[.B318]&amp;SUBSTITUTE([.C318];CHAR(10);&quot;`&quot;)" office:value-type="string" office:string-value="The downward nozzle of a transfer tube can only connect to a step-conveyor or minetrack.~~~移送管の下向きノズルは、ステップコンベアまたはカートレールにのみ接続できます。" calcext:value-type="string">
            <text:p>The downward nozzle of a transfer tube can only connect to a step-conveyor or minetrack.~~~移送管の下向きノズルは、ステップコンベアまたはカートレールにのみ接続できます。</text:p>
          </table:table-cell>
          <table:table-cell table:number-columns-repeated="60"/>
        </table:table-row>
        <table:table-row table:style-name="ro1">
          <table:table-cell office:value-type="string" calcext:value-type="string">
            <text:p>Minecarts move faster on highway tracks, use hotkeys 1,2,3 to switch track heights in build mode.</text:p>
          </table:table-cell>
          <table:table-cell office:value-type="string" calcext:value-type="string">
            <text:p>~~~</text:p>
          </table:table-cell>
          <table:table-cell office:value-type="string" calcext:value-type="string">
            <text:p>カートは高さ2以上の高速レール上をより速く移動し、 ビルドモードでホットキー1、2、3を使用してレールの高さを切り替えます。</text:p>
          </table:table-cell>
          <table:table-cell table:formula="of:=[.A319]&amp;[.B319]&amp;SUBSTITUTE([.C319];CHAR(10);&quot;`&quot;)" office:value-type="string" office:string-value="Minecarts move faster on highway tracks, use hotkeys 1,2,3 to switch track heights in build mode.~~~カートは高さ2以上の高速レール上をより速く移動し、 ビルドモードでホットキー1、2、3を使用してレールの高さを切り替えます。" calcext:value-type="string">
            <text:p>Minecarts move faster on highway tracks, use hotkeys 1,2,3 to switch track heights in build mode.~~~カートは高さ2以上の高速レール上をより速く移動し、 ビルドモードでホットキー1、2、3を使用してレールの高さを切り替えます。</text:p>
          </table:table-cell>
          <table:table-cell table:number-columns-repeated="60"/>
        </table:table-row>
        <table:table-row table:style-name="ro1">
          <table:table-cell office:value-type="string" calcext:value-type="string">
            <text:p>Hold [TAB] to see inside all of your factories at the same time.</text:p>
          </table:table-cell>
          <table:table-cell office:value-type="string" calcext:value-type="string">
            <text:p>~~~</text:p>
          </table:table-cell>
          <table:table-cell office:value-type="string" calcext:value-type="string">
            <text:p>[TAB]を押して、すべての工場の内部を同時に確認します。</text:p>
          </table:table-cell>
          <table:table-cell table:formula="of:=[.A320]&amp;[.B320]&amp;SUBSTITUTE([.C320];CHAR(10);&quot;`&quot;)" office:value-type="string" office:string-value="Hold [TAB] to see inside all of your factories at the same time.~~~[TAB]を押して、すべての工場の内部を同時に確認します。" calcext:value-type="string">
            <text:p>Hold [TAB] to see inside all of your factories at the same time.~~~[TAB]を押して、すべての工場の内部を同時に確認します。</text:p>
          </table:table-cell>
          <table:table-cell table:number-columns-repeated="60"/>
        </table:table-row>
        <table:table-row table:style-name="ro1">
          <table:table-cell office:value-type="string" calcext:value-type="string">
            <text:p>Avoid sending your drones on long journeys, travel-time matters when designing efficient transport systems.</text:p>
          </table:table-cell>
          <table:table-cell office:value-type="string" calcext:value-type="string">
            <text:p>~~~</text:p>
          </table:table-cell>
          <table:table-cell office:value-type="string" calcext:value-type="string">
            <text:p><text:span text:style-name="T1">効率的な輸送システムを設計するには、長い距離をドローンで送らないようにすることです</text:span>。</text:p>
          </table:table-cell>
          <table:table-cell table:formula="of:=[.A321]&amp;[.B321]&amp;SUBSTITUTE([.C321];CHAR(10);&quot;`&quot;)" office:value-type="string" office:string-value="Avoid sending your drones on long journeys, travel-time matters when designing efficient transport systems.~~~効率的な輸送システムを設計するには、長い距離をドローンで送らないようにすることです。" calcext:value-type="string">
            <text:p>Avoid sending your drones on long journeys, travel-time matters when designing efficient transport systems.~~~効率的な輸送システムを設計するには、長い距離をドローンで送らないようにすることです。</text:p>
          </table:table-cell>
          <table:table-cell table:number-columns-repeated="60"/>
        </table:table-row>
        <table:table-row table:style-name="ro1">
          <table:table-cell office:value-type="string" calcext:value-type="string">
            <text:p>Remote connectors can be a convenient way to move resources around a crowded factory interior.</text:p>
          </table:table-cell>
          <table:table-cell office:value-type="string" calcext:value-type="string">
            <text:p>~~~</text:p>
          </table:table-cell>
          <table:table-cell office:value-type="string" calcext:value-type="string">
            <text:p>リモートコネクタは、混雑した工場内をリソースを移動する便利な方法です。</text:p>
          </table:table-cell>
          <table:table-cell table:formula="of:=[.A322]&amp;[.B322]&amp;SUBSTITUTE([.C322];CHAR(10);&quot;`&quot;)" office:value-type="string" office:string-value="Remote connectors can be a convenient way to move resources around a crowded factory interior.~~~リモートコネクタは、混雑した工場内をリソースを移動する便利な方法です。" calcext:value-type="string">
            <text:p>Remote connectors can be a convenient way to move resources around a crowded factory interior.~~~リモートコネクタは、混雑した工場内をリソースを移動する便利な方法です。</text:p>
          </table:table-cell>
          <table:table-cell table:number-columns-repeated="60"/>
        </table:table-row>
        <table:table-row table:style-name="ro1">
          <table:table-cell office:value-type="string" calcext:value-type="string">
            <text:p>Don't expand to new resource deposits without fully utilizing your current ones. Bottlenecks in your system can cause major revenue deficiencies, don't let resources get backed up anywhere.</text:p>
          </table:table-cell>
          <table:table-cell office:value-type="string" calcext:value-type="string">
            <text:p>~~~</text:p>
          </table:table-cell>
          <table:table-cell office:value-type="string" calcext:value-type="string">
            <text:p>現在のリソースを完全に消費せずに、新しいリソース保管庫を拡大しないでください。 システムのボトルネックは、大きな収入不足を引き起こす可能性があり、リソースをどこにも保管させないでください。</text:p>
          </table:table-cell>
          <table:table-cell table:formula="of:=[.A323]&amp;[.B323]&amp;SUBSTITUTE([.C323];CHAR(10);&quot;`&quot;)" office:value-type="string" office:string-value="Don't expand to new resource deposits without fully utilizing your current ones. Bottlenecks in your system can cause major revenue deficiencies, don't let resources get backed up anywhere.~~~現在のリソースを完全に消費せずに、新しいリソース保管庫を拡大しないでください。 システムのボトルネックは、大きな収入不足を引き起こす可能性があり、リソースをどこにも保管させないでください。" calcext:value-type="string">
            <text:p>Don't expand to new resource deposits without fully utilizing your current ones. Bottlenecks in your system can cause major revenue deficiencies, don't let resources get backed up anywhere.~~~現在のリソースを完全に消費せずに、新しいリソース保管庫を拡大しないでください。 システムのボトルネックは、大きな収入不足を引き起こす可能性があり、リソースをどこにも保管させないでください。</text:p>
          </table:table-cell>
          <table:table-cell table:number-columns-repeated="60"/>
        </table:table-row>
        <table:table-row table:style-name="ro1">
          <table:table-cell office:value-type="string" calcext:value-type="string">
            <text:p>MISSION</text:p>
          </table:table-cell>
          <table:table-cell office:value-type="string" calcext:value-type="string">
            <text:p>~~~</text:p>
          </table:table-cell>
          <table:table-cell office:value-type="string" calcext:value-type="string">
            <text:p>ミッション</text:p>
          </table:table-cell>
          <table:table-cell table:formula="of:=[.A324]&amp;[.B324]&amp;SUBSTITUTE([.C324];CHAR(10);&quot;`&quot;)" office:value-type="string" office:string-value="MISSION~~~ミッション" calcext:value-type="string">
            <text:p>MISSION~~~ミッション</text:p>
          </table:table-cell>
          <table:table-cell table:number-columns-repeated="60"/>
        </table:table-row>
        <table:table-row table:style-name="ro1">
          <table:table-cell office:value-type="string" calcext:value-type="string">
            <text:p>OK</text:p>
          </table:table-cell>
          <table:table-cell office:value-type="string" calcext:value-type="string">
            <text:p>~~~</text:p>
          </table:table-cell>
          <table:table-cell office:value-type="string" calcext:value-type="string">
            <text:p>はい</text:p>
          </table:table-cell>
          <table:table-cell table:formula="of:=[.A325]&amp;[.B325]&amp;SUBSTITUTE([.C325];CHAR(10);&quot;`&quot;)" office:value-type="string" office:string-value="OK~~~はい" calcext:value-type="string">
            <text:p>OK~~~はい</text:p>
          </table:table-cell>
          <table:table-cell table:number-columns-repeated="60"/>
        </table:table-row>
        <table:table-row table:style-name="ro1">
          <table:table-cell office:value-type="string" calcext:value-type="string">
            <text:p>Exit without saving, are you sure?</text:p>
          </table:table-cell>
          <table:table-cell office:value-type="string" calcext:value-type="string">
            <text:p>~~~</text:p>
          </table:table-cell>
          <table:table-cell office:value-type="string" calcext:value-type="string">
            <text:p>保存せずに終了しますか？</text:p>
          </table:table-cell>
          <table:table-cell table:formula="of:=[.A326]&amp;[.B326]&amp;SUBSTITUTE([.C326];CHAR(10);&quot;`&quot;)" office:value-type="string" office:string-value="Exit without saving, are you sure?~~~保存せずに終了しますか？" calcext:value-type="string">
            <text:p>Exit without saving, are you sure?~~~保存せずに終了しますか？</text:p>
          </table:table-cell>
          <table:table-cell table:number-columns-repeated="60"/>
        </table:table-row>
        <table:table-row table:style-name="ro1">
          <table:table-cell office:value-type="string" calcext:value-type="string">
            <text:p>Goal:</text:p>
          </table:table-cell>
          <table:table-cell office:value-type="string" calcext:value-type="string">
            <text:p>~~~</text:p>
          </table:table-cell>
          <table:table-cell office:value-type="string" calcext:value-type="string">
            <text:p>ゴール：</text:p>
          </table:table-cell>
          <table:table-cell table:formula="of:=[.A327]&amp;[.B327]&amp;SUBSTITUTE([.C327];CHAR(10);&quot;`&quot;)" office:value-type="string" office:string-value="Goal:~~~ゴール：" calcext:value-type="string">
            <text:p>Goal:~~~ゴール：</text:p>
          </table:table-cell>
          <table:table-cell table:number-columns-repeated="60"/>
        </table:table-row>
        <table:table-row table:style-name="ro1">
          <table:table-cell office:value-type="string" calcext:value-type="string">
            <text:p>Continue playing to earn a Master Extractor's Medallion, or return to the Scenario selection screen.</text:p>
          </table:table-cell>
          <table:table-cell office:value-type="string" calcext:value-type="string">
            <text:p>~~~</text:p>
          </table:table-cell>
          <table:table-cell office:value-type="string" calcext:value-type="string">
            <text:p>プレイを続けてマスターメダリオンを獲得するか、シナリオ選択画面に戻ります。</text:p>
          </table:table-cell>
          <table:table-cell table:formula="of:=[.A328]&amp;[.B328]&amp;SUBSTITUTE([.C328];CHAR(10);&quot;`&quot;)" office:value-type="string" office:string-value="Continue playing to earn a Master Extractor's Medallion, or return to the Scenario selection screen.~~~プレイを続けてマスターメダリオンを獲得するか、シナリオ選択画面に戻ります。" calcext:value-type="string">
            <text:p>Continue playing to earn a Master Extractor's Medallion, or return to the Scenario selection screen.~~~プレイを続けてマスターメダリオンを獲得するか、シナリオ選択画面に戻ります。</text:p>
          </table:table-cell>
          <table:table-cell table:number-columns-repeated="60"/>
        </table:table-row>
        <table:table-row table:style-name="ro1">
          <table:table-cell office:value-type="string" calcext:value-type="string">
            <text:p>CONTINUE PLAYING</text:p>
          </table:table-cell>
          <table:table-cell office:value-type="string" calcext:value-type="string">
            <text:p>~~~</text:p>
          </table:table-cell>
          <table:table-cell office:value-type="string" calcext:value-type="string">
            <text:p>プレイを続ける</text:p>
          </table:table-cell>
          <table:table-cell table:formula="of:=[.A329]&amp;[.B329]&amp;SUBSTITUTE([.C329];CHAR(10);&quot;`&quot;)" office:value-type="string" office:string-value="CONTINUE PLAYING~~~プレイを続ける" calcext:value-type="string">
            <text:p>CONTINUE PLAYING~~~プレイを続ける</text:p>
          </table:table-cell>
          <table:table-cell table:number-columns-repeated="60"/>
        </table:table-row>
        <table:table-row table:style-name="ro1">
          <table:table-cell office:value-type="string" calcext:value-type="string">
            <text:p>SAVE AND EXIT</text:p>
          </table:table-cell>
          <table:table-cell office:value-type="string" calcext:value-type="string">
            <text:p>~~~</text:p>
          </table:table-cell>
          <table:table-cell office:value-type="string" calcext:value-type="string">
            <text:p>保存して終了</text:p>
          </table:table-cell>
          <table:table-cell table:formula="of:=[.A330]&amp;[.B330]&amp;SUBSTITUTE([.C330];CHAR(10);&quot;`&quot;)" office:value-type="string" office:string-value="SAVE AND EXIT~~~保存して終了" calcext:value-type="string">
            <text:p>SAVE AND EXIT~~~保存して終了</text:p>
          </table:table-cell>
          <table:table-cell table:number-columns-repeated="60"/>
        </table:table-row>
        <table:table-row table:style-name="ro1">
          <table:table-cell office:value-type="string" calcext:value-type="string">
            <text:p>Weight Output: 25,000</text:p>
          </table:table-cell>
          <table:table-cell office:value-type="string" calcext:value-type="string">
            <text:p>~~~</text:p>
          </table:table-cell>
          <table:table-cell office:value-type="string" calcext:value-type="string">
            <text:p>出荷重量：30,000</text:p>
          </table:table-cell>
          <table:table-cell table:formula="of:=[.A331]&amp;[.B331]&amp;SUBSTITUTE([.C331];CHAR(10);&quot;`&quot;)" office:value-type="string" office:string-value="Weight Output: 25,000~~~出荷重量：30,000" calcext:value-type="string">
            <text:p>Weight Output: 25,000~~~出荷重量：30,000</text:p>
          </table:table-cell>
          <table:table-cell table:number-columns-repeated="60"/>
        </table:table-row>
        <table:table-row table:style-name="ro1">
          <table:table-cell office:value-type="string" calcext:value-type="string">
            <text:p>Weight Output: 45,000</text:p>
          </table:table-cell>
          <table:table-cell office:value-type="string" calcext:value-type="string">
            <text:p>~~~</text:p>
          </table:table-cell>
          <table:table-cell office:value-type="string" calcext:value-type="string">
            <text:p>出荷重量：45,000</text:p>
          </table:table-cell>
          <table:table-cell table:formula="of:=[.A332]&amp;[.B332]&amp;SUBSTITUTE([.C332];CHAR(10);&quot;`&quot;)" office:value-type="string" office:string-value="Weight Output: 45,000~~~出荷重量：45,000" calcext:value-type="string">
            <text:p>Weight Output: 45,000~~~出荷重量：45,000</text:p>
          </table:table-cell>
          <table:table-cell table:number-columns-repeated="60"/>
        </table:table-row>
        <table:table-row table:style-name="ro1">
          <table:table-cell office:value-type="string" calcext:value-type="string">
            <text:p>Weight Goal:</text:p>
          </table:table-cell>
          <table:table-cell office:value-type="string" calcext:value-type="string">
            <text:p>~~~</text:p>
          </table:table-cell>
          <table:table-cell office:value-type="string" calcext:value-type="string">
            <text:p><text:span text:style-name="T1">目標</text:span>重量：</text:p>
          </table:table-cell>
          <table:table-cell table:formula="of:=[.A333]&amp;[.B333]&amp;SUBSTITUTE([.C333];CHAR(10);&quot;`&quot;)" office:value-type="string" office:string-value="Weight Goal:~~~目標重量：" calcext:value-type="string">
            <text:p>Weight Goal:~~~目標重量：</text:p>
          </table:table-cell>
          <table:table-cell table:number-columns-repeated="60"/>
        </table:table-row>
        <table:table-row table:style-name="ro1">
          <table:table-cell office:value-type="string" calcext:value-type="string">
            <text:p>Game by:</text:p>
          </table:table-cell>
          <table:table-cell office:value-type="string" calcext:value-type="string">
            <text:p>~~~</text:p>
          </table:table-cell>
          <table:table-cell office:value-type="string" calcext:value-type="string">
            <text:p>ゲーム：</text:p>
          </table:table-cell>
          <table:table-cell table:formula="of:=[.A334]&amp;[.B334]&amp;SUBSTITUTE([.C334];CHAR(10);&quot;`&quot;)" office:value-type="string" office:string-value="Game by:~~~ゲーム：" calcext:value-type="string">
            <text:p>Game by:~~~ゲーム：</text:p>
          </table:table-cell>
          <table:table-cell table:number-columns-repeated="60"/>
        </table:table-row>
        <table:table-row table:style-name="ro1">
          <table:table-cell office:value-type="string" calcext:value-type="string">
            <text:p>Sean Cutino and Brad Hall</text:p>
          </table:table-cell>
          <table:table-cell office:value-type="string" calcext:value-type="string">
            <text:p>~~~</text:p>
          </table:table-cell>
          <table:table-cell office:value-type="string" calcext:value-type="string">
            <text:p>ショーン・クティーノとブラッド・ホール</text:p>
          </table:table-cell>
          <table:table-cell table:formula="of:=[.A335]&amp;[.B335]&amp;SUBSTITUTE([.C335];CHAR(10);&quot;`&quot;)" office:value-type="string" office:string-value="Sean Cutino and Brad Hall~~~ショーン・クティーノとブラッド・ホール" calcext:value-type="string">
            <text:p>Sean Cutino and Brad Hall~~~ショーン・クティーノとブラッド・ホール</text:p>
          </table:table-cell>
          <table:table-cell table:number-columns-repeated="60"/>
        </table:table-row>
        <table:table-row table:style-name="ro1">
          <table:table-cell office:value-type="string" calcext:value-type="string">
            <text:p>Sets the priority drones will give to this pitstop relative to others.`Drones can be set to not bring crates here at all, if it's set to "OFF".</text:p>
          </table:table-cell>
          <table:table-cell office:value-type="string" calcext:value-type="string">
            <text:p>~~~</text:p>
          </table:table-cell>
          <table:table-cell office:value-type="string" calcext:value-type="string">
            <text:p>ドローンがこのピットストップに与える優先順位を設定します。 `ドローンはオフにすることでボックスをここに持ち込まないように設定できます</text:p>
          </table:table-cell>
          <table:table-cell table:formula="of:=[.A336]&amp;[.B336]&amp;SUBSTITUTE([.C336];CHAR(10);&quot;`&quot;)" office:value-type="string" office:string-value="Sets the priority drones will give to this pitstop relative to others.`Drones can be set to not bring crates here at all, if it's set to &quot;OFF&quot;.~~~ドローンがこのピットストップに与える優先順位を設定します。 `ドローンはオフにすることでボックスをここに持ち込まないように設定できます" calcext:value-type="string">
            <text:p>Sets the priority drones will give to this pitstop relative to others.`Drones can be set to not bring crates here at all, if it's set to "OFF".~~~ドローンがこのピットストップに与える優先順位を設定します。 `ドローンはオフにすることでボックスをここに持ち込まないように設定できます</text:p>
          </table:table-cell>
          <table:table-cell table:number-columns-repeated="60"/>
        </table:table-row>
        <table:table-row table:style-name="ro1">
          <table:table-cell office:value-type="string" calcext:value-type="string">
            <text:p>droneBayPowerHover</text:p>
          </table:table-cell>
          <table:table-cell office:value-type="string" calcext:value-type="string">
            <text:p>~~~</text:p>
          </table:table-cell>
          <table:table-cell office:value-type="string" calcext:value-type="string">
            <text:p>機能するには電源が​​必要です。`月額料金：320ドル`使用容量：0</text:p>
          </table:table-cell>
          <table:table-cell table:formula="of:=[.A337]&amp;[.B337]&amp;SUBSTITUTE([.C337];CHAR(10);&quot;`&quot;)" office:value-type="string" office:string-value="droneBayPowerHover~~~機能するには電源が​​必要です。`月額料金：320ドル`使用容量：0" calcext:value-type="string">
            <text:p>droneBayPowerHover~~~機能するには電源が​​必要です。`月額料金：320ドル`使用容量：0</text:p>
          </table:table-cell>
          <table:table-cell table:number-columns-repeated="60"/>
        </table:table-row>
        <table:table-row table:style-name="ro1">
          <table:table-cell office:value-type="string" calcext:value-type="string">
            <text:p>trainPowerHover</text:p>
          </table:table-cell>
          <table:table-cell office:value-type="string" calcext:value-type="string">
            <text:p>~~~</text:p>
          </table:table-cell>
          <table:table-cell office:value-type="string" calcext:value-type="string">
            <text:p>機能するには電源が​​必要です。`月額料金：6,000ドル`使用容量：5</text:p>
          </table:table-cell>
          <table:table-cell table:formula="of:=[.A338]&amp;[.B338]&amp;SUBSTITUTE([.C338];CHAR(10);&quot;`&quot;)" office:value-type="string" office:string-value="trainPowerHover~~~機能するには電源が​​必要です。`月額料金：6,000ドル`使用容量：5" calcext:value-type="string">
            <text:p>trainPowerHover~~~機能するには電源が​​必要です。`月額料金：6,000ドル`使用容量：5</text:p>
          </table:table-cell>
          <table:table-cell table:number-columns-repeated="60"/>
        </table:table-row>
        <table:table-row table:style-name="ro1">
          <table:table-cell office:value-type="string" calcext:value-type="string">
            <text:p>Revenue</text:p>
          </table:table-cell>
          <table:table-cell office:value-type="string" calcext:value-type="string">
            <text:p>~~~</text:p>
          </table:table-cell>
          <table:table-cell office:value-type="string" calcext:value-type="string">
            <text:p>収益</text:p>
          </table:table-cell>
          <table:table-cell table:formula="of:=[.A339]&amp;[.B339]&amp;SUBSTITUTE([.C339];CHAR(10);&quot;`&quot;)" office:value-type="string" office:string-value="Revenue~~~収益" calcext:value-type="string">
            <text:p>Revenue~~~収益</text:p>
          </table:table-cell>
          <table:table-cell table:number-columns-repeated="60"/>
        </table:table-row>
        <table:table-row table:style-name="ro1">
          <table:table-cell office:value-type="string" calcext:value-type="string">
            <text:p>3-month Weight Output Goal:</text:p>
          </table:table-cell>
          <table:table-cell office:value-type="string" calcext:value-type="string">
            <text:p>~~~</text:p>
          </table:table-cell>
          <table:table-cell office:value-type="string" calcext:value-type="string">
            <text:p>3ヶ月間の目標出荷重量：</text:p>
          </table:table-cell>
          <table:table-cell table:formula="of:=[.A340]&amp;[.B340]&amp;SUBSTITUTE([.C340];CHAR(10);&quot;`&quot;)" office:value-type="string" office:string-value="3-month Weight Output Goal:~~~3ヶ月間の目標出荷重量：" calcext:value-type="string">
            <text:p>3-month Weight Output Goal:~~~3ヶ月間の目標出荷重量：</text:p>
          </table:table-cell>
          <table:table-cell table:number-columns-repeated="60"/>
        </table:table-row>
        <table:table-row table:style-name="ro1">
          <table:table-cell office:value-type="string" calcext:value-type="string">
            <text:p>3-month weight output record of:</text:p>
          </table:table-cell>
          <table:table-cell office:value-type="string" calcext:value-type="string">
            <text:p>~~~</text:p>
          </table:table-cell>
          <table:table-cell office:value-type="string" calcext:value-type="string">
            <text:p>3ヶ月間の出荷重量</text:p>
          </table:table-cell>
          <table:table-cell table:formula="of:=[.A341]&amp;[.B341]&amp;SUBSTITUTE([.C341];CHAR(10);&quot;`&quot;)" office:value-type="string" office:string-value="3-month weight output record of:~~~3ヶ月間の出荷重量" calcext:value-type="string">
            <text:p>3-month weight output record of:~~~3ヶ月間の出荷重量</text:p>
          </table:table-cell>
          <table:table-cell table:number-columns-repeated="60"/>
        </table:table-row>
        <table:table-row table:style-name="ro1">
          <table:table-cell office:value-type="string" calcext:value-type="string">
            <text:p>MISSION OBJECTIVE</text:p>
          </table:table-cell>
          <table:table-cell office:value-type="string" calcext:value-type="string">
            <text:p>~~~</text:p>
          </table:table-cell>
          <table:table-cell office:value-type="string" calcext:value-type="string">
            <text:p>ミッションの目的</text:p>
          </table:table-cell>
          <table:table-cell table:formula="of:=[.A342]&amp;[.B342]&amp;SUBSTITUTE([.C342];CHAR(10);&quot;`&quot;)" office:value-type="string" office:string-value="MISSION OBJECTIVE~~~ミッションの目的" calcext:value-type="string">
            <text:p>MISSION OBJECTIVE~~~ミッションの目的</text:p>
          </table:table-cell>
          <table:table-cell table:number-columns-repeated="60"/>
        </table:table-row>
        <table:table-row table:style-name="ro1">
          <table:table-cell office:value-type="string" calcext:value-type="string">
            <text:p>SAVED</text:p>
          </table:table-cell>
          <table:table-cell office:value-type="string" calcext:value-type="string">
            <text:p>~~~</text:p>
          </table:table-cell>
          <table:table-cell office:value-type="string" calcext:value-type="string">
            <text:p>保存完了</text:p>
          </table:table-cell>
          <table:table-cell table:formula="of:=[.A343]&amp;[.B343]&amp;SUBSTITUTE([.C343];CHAR(10);&quot;`&quot;)" office:value-type="string" office:string-value="SAVED~~~保存完了" calcext:value-type="string">
            <text:p>SAVED~~~保存完了</text:p>
          </table:table-cell>
          <table:table-cell table:number-columns-repeated="60"/>
        </table:table-row>
        <table:table-row table:style-name="ro1">
          <table:table-cell office:value-type="string" calcext:value-type="string">
            <text:p>Simple Fields</text:p>
          </table:table-cell>
          <table:table-cell office:value-type="string" calcext:value-type="string">
            <text:p>~~~</text:p>
          </table:table-cell>
          <table:table-cell office:value-type="string" calcext:value-type="string">
            <text:p>スプリットバレー</text:p>
          </table:table-cell>
          <table:table-cell table:formula="of:=[.A344]&amp;[.B344]&amp;SUBSTITUTE([.C344];CHAR(10);&quot;`&quot;)" office:value-type="string" office:string-value="Simple Fields~~~スプリットバレー" calcext:value-type="string">
            <text:p>Simple Fields~~~スプリットバレー</text:p>
          </table:table-cell>
          <table:table-cell table:number-columns-repeated="60"/>
        </table:table-row>
        <table:table-row table:style-name="ro1">
          <table:table-cell office:value-type="string" calcext:value-type="string">
            <text:p>Simple Fields Description</text:p>
          </table:table-cell>
          <table:table-cell office:value-type="string" calcext:value-type="string">
            <text:p>~~~</text:p>
          </table:table-cell>
          <table:table-cell office:value-type="string" calcext:value-type="string">
            <text:p>この不毛の風景の中の干上がった川床の周りにシステムを作成します</text:p>
          </table:table-cell>
          <table:table-cell table:formula="of:=[.A345]&amp;[.B345]&amp;SUBSTITUTE([.C345];CHAR(10);&quot;`&quot;)" office:value-type="string" office:string-value="Simple Fields Description~~~この不毛の風景の中の干上がった川床の周りにシステムを作成します" calcext:value-type="string">
            <text:p>Simple Fields Description~~~この不毛の風景の中の干上がった川床の周りにシステムを作成します</text:p>
          </table:table-cell>
          <table:table-cell table:number-columns-repeated="60"/>
        </table:table-row>
        <table:table-row table:style-name="ro1">
          <table:table-cell office:value-type="string" calcext:value-type="string">
            <text:p>Big Cliffs</text:p>
          </table:table-cell>
          <table:table-cell office:value-type="string" calcext:value-type="string">
            <text:p>~~~</text:p>
          </table:table-cell>
          <table:table-cell office:value-type="string" calcext:value-type="string">
            <text:p>ロッキーヒルズ</text:p>
          </table:table-cell>
          <table:table-cell table:formula="of:=[.A346]&amp;[.B346]&amp;SUBSTITUTE([.C346];CHAR(10);&quot;`&quot;)" office:value-type="string" office:string-value="Big Cliffs~~~ロッキーヒルズ" calcext:value-type="string">
            <text:p>Big Cliffs~~~ロッキーヒルズ</text:p>
          </table:table-cell>
          <table:table-cell table:number-columns-repeated="60"/>
        </table:table-row>
        <table:table-row table:style-name="ro1">
          <table:table-cell office:value-type="string" calcext:value-type="string">
            <text:p>Big Cliffs Description</text:p>
          </table:table-cell>
          <table:table-cell office:value-type="string" calcext:value-type="string">
            <text:p>~~~</text:p>
          </table:table-cell>
          <table:table-cell office:value-type="string" calcext:value-type="string">
            <text:p>曲がりくねった川と湖に囲まれた大きな緑の崖は、工場の拠点に最適な背景を提供します</text:p>
          </table:table-cell>
          <table:table-cell table:formula="of:=[.A347]&amp;[.B347]&amp;SUBSTITUTE([.C347];CHAR(10);&quot;`&quot;)" office:value-type="string" office:string-value="Big Cliffs Description~~~曲がりくねった川と湖に囲まれた大きな緑の崖は、工場の拠点に最適な背景を提供します" calcext:value-type="string">
            <text:p>Big Cliffs Description~~~曲がりくねった川と湖に囲まれた大きな緑の崖は、工場の拠点に最適な背景を提供します</text:p>
          </table:table-cell>
          <table:table-cell table:number-columns-repeated="60"/>
        </table:table-row>
        <table:table-row table:style-name="ro1">
          <table:table-cell office:value-type="string" calcext:value-type="string">
            <text:p>Open Space</text:p>
          </table:table-cell>
          <table:table-cell office:value-type="string" calcext:value-type="string">
            <text:p>~~~</text:p>
          </table:table-cell>
          <table:table-cell office:value-type="string" calcext:value-type="string">
            <text:p>オープンスペース</text:p>
          </table:table-cell>
          <table:table-cell table:formula="of:=[.A348]&amp;[.B348]&amp;SUBSTITUTE([.C348];CHAR(10);&quot;`&quot;)" office:value-type="string" office:string-value="Open Space~~~オープンスペース" calcext:value-type="string">
            <text:p>Open Space~~~オープンスペース</text:p>
          </table:table-cell>
          <table:table-cell table:number-columns-repeated="60"/>
        </table:table-row>
        <table:table-row table:style-name="ro1">
          <table:table-cell office:value-type="string" calcext:value-type="string">
            <text:p>Open Space Description</text:p>
          </table:table-cell>
          <table:table-cell office:value-type="string" calcext:value-type="string">
            <text:p>~~~</text:p>
          </table:table-cell>
          <table:table-cell office:value-type="string" calcext:value-type="string">
            <text:p>シンプルで平らで開かれた砂漠は、制約のない創造性のための肥沃な土地を提供します。</text:p>
          </table:table-cell>
          <table:table-cell table:formula="of:=[.A349]&amp;[.B349]&amp;SUBSTITUTE([.C349];CHAR(10);&quot;`&quot;)" office:value-type="string" office:string-value="Open Space Description~~~シンプルで平らで開かれた砂漠は、制約のない創造性のための肥沃な土地を提供します。" calcext:value-type="string">
            <text:p>Open Space Description~~~シンプルで平らで開かれた砂漠は、制約のない創造性のための肥沃な土地を提供します。</text:p>
          </table:table-cell>
          <table:table-cell table:number-columns-repeated="60"/>
        </table:table-row>
        <table:table-row table:style-name="ro1">
          <table:table-cell office:value-type="string" calcext:value-type="string">
            <text:p>Big Islands</text:p>
          </table:table-cell>
          <table:table-cell office:value-type="string" calcext:value-type="string">
            <text:p>~~~</text:p>
          </table:table-cell>
          <table:table-cell office:value-type="string" calcext:value-type="string">
            <text:p>氷河地帯</text:p>
          </table:table-cell>
          <table:table-cell table:formula="of:=[.A350]&amp;[.B350]&amp;SUBSTITUTE([.C350];CHAR(10);&quot;`&quot;)" office:value-type="string" office:string-value="Big Islands~~~氷河地帯" calcext:value-type="string">
            <text:p>Big Islands~~~氷河地帯</text:p>
          </table:table-cell>
          <table:table-cell table:number-columns-repeated="60"/>
        </table:table-row>
        <table:table-row table:style-name="ro1">
          <table:table-cell office:value-type="string" calcext:value-type="string">
            <text:p>Big Islands Description</text:p>
          </table:table-cell>
          <table:table-cell office:value-type="string" calcext:value-type="string">
            <text:p>~~~</text:p>
          </table:table-cell>
          <table:table-cell office:value-type="string" calcext:value-type="string">
            <text:p>融解する氷床から分裂した氷河と豊富な鉱物の堆積物は、 システムを構築するためのフローティングプラットフォームとして機能します。</text:p>
          </table:table-cell>
          <table:table-cell table:formula="of:=[.A351]&amp;[.B351]&amp;SUBSTITUTE([.C351];CHAR(10);&quot;`&quot;)" office:value-type="string" office:string-value="Big Islands Description~~~融解する氷床から分裂した氷河と豊富な鉱物の堆積物は、 システムを構築するためのフローティングプラットフォームとして機能します。" calcext:value-type="string">
            <text:p>Big Islands Description~~~融解する氷床から分裂した氷河と豊富な鉱物の堆積物は、 システムを構築するためのフローティングプラットフォームとして機能します。</text:p>
          </table:table-cell>
          <table:table-cell table:number-columns-repeated="60"/>
        </table:table-row>
        <table:table-row table:style-name="ro1">
          <table:table-cell office:value-type="string" calcext:value-type="string">
            <text:p>Level_Craters</text:p>
          </table:table-cell>
          <table:table-cell office:value-type="string" calcext:value-type="string">
            <text:p>~~~</text:p>
          </table:table-cell>
          <table:table-cell office:value-type="string" calcext:value-type="string">
            <text:p>クレーター</text:p>
          </table:table-cell>
          <table:table-cell table:formula="of:=[.A352]&amp;[.B352]&amp;SUBSTITUTE([.C352];CHAR(10);&quot;`&quot;)" office:value-type="string" office:string-value="Level_Craters~~~クレーター" calcext:value-type="string">
            <text:p>Level_Craters~~~クレーター</text:p>
          </table:table-cell>
          <table:table-cell table:number-columns-repeated="60"/>
        </table:table-row>
        <table:table-row table:style-name="ro1">
          <table:table-cell office:value-type="string" calcext:value-type="string">
            <text:p>Level_CratersDescription</text:p>
          </table:table-cell>
          <table:table-cell office:value-type="string" calcext:value-type="string">
            <text:p>~~~</text:p>
          </table:table-cell>
          <table:table-cell office:value-type="string" calcext:value-type="string">
            <text:p>この分野には、何千年もの間、巨大な小惑星が打ちつけられ、 それぞれが貴重な鉱石を地面に堆積させてきました。</text:p>
          </table:table-cell>
          <table:table-cell table:formula="of:=[.A353]&amp;[.B353]&amp;SUBSTITUTE([.C353];CHAR(10);&quot;`&quot;)" office:value-type="string" office:string-value="Level_CratersDescription~~~この分野には、何千年もの間、巨大な小惑星が打ちつけられ、 それぞれが貴重な鉱石を地面に堆積させてきました。" calcext:value-type="string">
            <text:p>Level_CratersDescription~~~この分野には、何千年もの間、巨大な小惑星が打ちつけられ、 それぞれが貴重な鉱石を地面に堆積させてきました。</text:p>
          </table:table-cell>
          <table:table-cell table:number-columns-repeated="60"/>
        </table:table-row>
        <table:table-row table:style-name="ro1">
          <table:table-cell office:value-type="string" calcext:value-type="string">
            <text:p>Level_CoastLine</text:p>
          </table:table-cell>
          <table:table-cell office:value-type="string" calcext:value-type="string">
            <text:p>~~~</text:p>
          </table:table-cell>
          <table:table-cell office:value-type="string" calcext:value-type="string">
            <text:p>海岸線</text:p>
          </table:table-cell>
          <table:table-cell table:formula="of:=[.A354]&amp;[.B354]&amp;SUBSTITUTE([.C354];CHAR(10);&quot;`&quot;)" office:value-type="string" office:string-value="Level_CoastLine~~~海岸線" calcext:value-type="string">
            <text:p>Level_CoastLine~~~海岸線</text:p>
          </table:table-cell>
          <table:table-cell table:number-columns-repeated="60"/>
        </table:table-row>
        <table:table-row table:style-name="ro1">
          <table:table-cell office:value-type="string" calcext:value-type="string">
            <text:p>Level_CoastLineDescription</text:p>
          </table:table-cell>
          <table:table-cell office:value-type="string" calcext:value-type="string">
            <text:p>~~~</text:p>
          </table:table-cell>
          <table:table-cell office:value-type="string" calcext:value-type="string">
            <text:p>この緑豊かな森林惑星の海の端にあるオイル島を忘れないでください。</text:p>
          </table:table-cell>
          <table:table-cell table:formula="of:=[.A355]&amp;[.B355]&amp;SUBSTITUTE([.C355];CHAR(10);&quot;`&quot;)" office:value-type="string" office:string-value="Level_CoastLineDescription~~~この緑豊かな森林惑星の海の端にあるオイル島を忘れないでください。" calcext:value-type="string">
            <text:p>Level_CoastLineDescription~~~この緑豊かな森林惑星の海の端にあるオイル島を忘れないでください。</text:p>
          </table:table-cell>
          <table:table-cell table:number-columns-repeated="60"/>
        </table:table-row>
        <table:table-row table:style-name="ro1">
          <table:table-cell office:value-type="string" calcext:value-type="string">
            <text:p>Level_BigLake</text:p>
          </table:table-cell>
          <table:table-cell office:value-type="string" calcext:value-type="string">
            <text:p>~~~</text:p>
          </table:table-cell>
          <table:table-cell office:value-type="string" calcext:value-type="string">
            <text:p>オアシス湖</text:p>
          </table:table-cell>
          <table:table-cell table:formula="of:=[.A356]&amp;[.B356]&amp;SUBSTITUTE([.C356];CHAR(10);&quot;`&quot;)" office:value-type="string" office:string-value="Level_BigLake~~~オアシス湖" calcext:value-type="string">
            <text:p>Level_BigLake~~~オアシス湖</text:p>
          </table:table-cell>
          <table:table-cell table:number-columns-repeated="60"/>
        </table:table-row>
        <table:table-row table:style-name="ro1">
          <table:table-cell office:value-type="string" calcext:value-type="string">
            <text:p>Level_BigLakeDescription</text:p>
          </table:table-cell>
          <table:table-cell office:value-type="string" calcext:value-type="string">
            <text:p>~~~</text:p>
          </table:table-cell>
          <table:table-cell office:value-type="string" calcext:value-type="string">
            <text:p>砂漠の真ん中に、ヤシの木と葉に囲まれた美しい湖があります。周囲の多くのリソースを活用してください。</text:p>
          </table:table-cell>
          <table:table-cell table:formula="of:=[.A357]&amp;[.B357]&amp;SUBSTITUTE([.C357];CHAR(10);&quot;`&quot;)" office:value-type="string" office:string-value="Level_BigLakeDescription~~~砂漠の真ん中に、ヤシの木と葉に囲まれた美しい湖があります。周囲の多くのリソースを活用してください。" calcext:value-type="string">
            <text:p>Level_BigLakeDescription~~~砂漠の真ん中に、ヤシの木と葉に囲まれた美しい湖があります。周囲の多くのリソースを活用してください。</text:p>
          </table:table-cell>
          <table:table-cell table:number-columns-repeated="60"/>
        </table:table-row>
        <table:table-row table:style-name="ro1">
          <table:table-cell office:value-type="string" calcext:value-type="string">
            <text:p>Level_IslandHopper</text:p>
          </table:table-cell>
          <table:table-cell office:value-type="string" calcext:value-type="string">
            <text:p>~~~</text:p>
          </table:table-cell>
          <table:table-cell office:value-type="string" calcext:value-type="string">
            <text:p>アイランドホッパー</text:p>
          </table:table-cell>
          <table:table-cell table:formula="of:=[.A358]&amp;[.B358]&amp;SUBSTITUTE([.C358];CHAR(10);&quot;`&quot;)" office:value-type="string" office:string-value="Level_IslandHopper~~~アイランドホッパー" calcext:value-type="string">
            <text:p>Level_IslandHopper~~~アイランドホッパー</text:p>
          </table:table-cell>
          <table:table-cell table:number-columns-repeated="60"/>
        </table:table-row>
        <table:table-row table:style-name="ro1">
          <table:table-cell office:value-type="string" calcext:value-type="string">
            <text:p>Level_IslandHopperDescription</text:p>
          </table:table-cell>
          <table:table-cell office:value-type="string" calcext:value-type="string">
            <text:p>~~~</text:p>
          </table:table-cell>
          <table:table-cell office:value-type="string" calcext:value-type="string">
            <text:p>これらの小さな熱帯の島々の間の多くのパスを接続します。</text:p>
          </table:table-cell>
          <table:table-cell table:formula="of:=[.A359]&amp;[.B359]&amp;SUBSTITUTE([.C359];CHAR(10);&quot;`&quot;)" office:value-type="string" office:string-value="Level_IslandHopperDescription~~~これらの小さな熱帯の島々の間の多くのパスを接続します。" calcext:value-type="string">
            <text:p>Level_IslandHopperDescription~~~これらの小さな熱帯の島々の間の多くのパスを接続します。</text:p>
          </table:table-cell>
          <table:table-cell table:number-columns-repeated="60"/>
        </table:table-row>
        <table:table-row table:style-name="ro1">
          <table:table-cell office:value-type="string" calcext:value-type="string">
            <text:p>Level_CenterMesa</text:p>
          </table:table-cell>
          <table:table-cell office:value-type="string" calcext:value-type="string">
            <text:p>~~~</text:p>
          </table:table-cell>
          <table:table-cell office:value-type="string" calcext:value-type="string">
            <text:p>ミドルマウンテン</text:p>
          </table:table-cell>
          <table:table-cell table:formula="of:=[.A360]&amp;[.B360]&amp;SUBSTITUTE([.C360];CHAR(10);&quot;`&quot;)" office:value-type="string" office:string-value="Level_CenterMesa~~~ミドルマウンテン" calcext:value-type="string">
            <text:p>Level_CenterMesa~~~ミドルマウンテン</text:p>
          </table:table-cell>
          <table:table-cell table:number-columns-repeated="60"/>
        </table:table-row>
        <table:table-row table:style-name="ro1">
          <table:table-cell office:value-type="string" calcext:value-type="string">
            <text:p>Level_CenterMesaDescription</text:p>
          </table:table-cell>
          <table:table-cell office:value-type="string" calcext:value-type="string">
            <text:p>~~~</text:p>
          </table:table-cell>
          <table:table-cell office:value-type="string" calcext:value-type="string">
            <text:p>大きな丘は、周囲に建設される多くの資源鉱床の基盤として機能します。</text:p>
          </table:table-cell>
          <table:table-cell table:formula="of:=[.A361]&amp;[.B361]&amp;SUBSTITUTE([.C361];CHAR(10);&quot;`&quot;)" office:value-type="string" office:string-value="Level_CenterMesaDescription~~~大きな丘は、周囲に建設される多くの資源鉱床の基盤として機能します。" calcext:value-type="string">
            <text:p>Level_CenterMesaDescription~~~大きな丘は、周囲に建設される多くの資源鉱床の基盤として機能します。</text:p>
          </table:table-cell>
          <table:table-cell table:number-columns-repeated="60"/>
        </table:table-row>
        <table:table-row table:style-name="ro1">
          <table:table-cell office:value-type="string" calcext:value-type="string">
            <text:p>Level_Lakes</text:p>
          </table:table-cell>
          <table:table-cell office:value-type="string" calcext:value-type="string">
            <text:p>~~~</text:p>
          </table:table-cell>
          <table:table-cell office:value-type="string" calcext:value-type="string">
            <text:p>アイスエッジ</text:p>
          </table:table-cell>
          <table:table-cell table:formula="of:=[.A362]&amp;[.B362]&amp;SUBSTITUTE([.C362];CHAR(10);&quot;`&quot;)" office:value-type="string" office:string-value="Level_Lakes~~~アイスエッジ" calcext:value-type="string">
            <text:p>Level_Lakes~~~アイスエッジ</text:p>
          </table:table-cell>
          <table:table-cell table:number-columns-repeated="60"/>
        </table:table-row>
        <table:table-row table:style-name="ro1">
          <table:table-cell office:value-type="string" calcext:value-type="string">
            <text:p>Level_LakesDescription</text:p>
          </table:table-cell>
          <table:table-cell office:value-type="string" calcext:value-type="string">
            <text:p>~~~</text:p>
          </table:table-cell>
          <table:table-cell office:value-type="string" calcext:value-type="string">
            <text:p>この困難な土地に氷の端から資源を持ち込みます。</text:p>
          </table:table-cell>
          <table:table-cell table:formula="of:=[.A363]&amp;[.B363]&amp;SUBSTITUTE([.C363];CHAR(10);&quot;`&quot;)" office:value-type="string" office:string-value="Level_LakesDescription~~~この困難な土地に氷の端から資源を持ち込みます。" calcext:value-type="string">
            <text:p>Level_LakesDescription~~~この困難な土地に氷の端から資源を持ち込みます。</text:p>
          </table:table-cell>
          <table:table-cell table:number-columns-repeated="60"/>
        </table:table-row>
        <table:table-row table:style-name="ro1">
          <table:table-cell office:value-type="string" calcext:value-type="string">
            <text:p>Level_CompactCanyon</text:p>
          </table:table-cell>
          <table:table-cell office:value-type="string" calcext:value-type="string">
            <text:p>~~~</text:p>
          </table:table-cell>
          <table:table-cell office:value-type="string" calcext:value-type="string">
            <text:p>コンパクトキャニオン</text:p>
          </table:table-cell>
          <table:table-cell table:formula="of:=[.A364]&amp;[.B364]&amp;SUBSTITUTE([.C364];CHAR(10);&quot;`&quot;)" office:value-type="string" office:string-value="Level_CompactCanyon~~~コンパクトキャニオン" calcext:value-type="string">
            <text:p>Level_CompactCanyon~~~コンパクトキャニオン</text:p>
          </table:table-cell>
          <table:table-cell table:number-columns-repeated="60"/>
        </table:table-row>
        <table:table-row table:style-name="ro1">
          <table:table-cell office:value-type="string" calcext:value-type="string">
            <text:p>Level_CompactCanyonDescription</text:p>
          </table:table-cell>
          <table:table-cell office:value-type="string" calcext:value-type="string">
            <text:p>~~~</text:p>
          </table:table-cell>
          <table:table-cell office:value-type="string" calcext:value-type="string">
            <text:p>小さな峡谷には、この熱い火山の惑星のすべての構造が含まれています。 この小さなスペースにすべてを詰め込む方法を理解する必要があります。</text:p>
          </table:table-cell>
          <table:table-cell table:formula="of:=[.A365]&amp;[.B365]&amp;SUBSTITUTE([.C365];CHAR(10);&quot;`&quot;)" office:value-type="string" office:string-value="Level_CompactCanyonDescription~~~小さな峡谷には、この熱い火山の惑星のすべての構造が含まれています。 この小さなスペースにすべてを詰め込む方法を理解する必要があります。" calcext:value-type="string">
            <text:p>Level_CompactCanyonDescription~~~小さな峡谷には、この熱い火山の惑星のすべての構造が含まれています。 この小さなスペースにすべてを詰め込む方法を理解する必要があります。</text:p>
          </table:table-cell>
          <table:table-cell table:number-columns-repeated="60"/>
        </table:table-row>
        <table:table-row table:style-name="ro1">
          <table:table-cell office:value-type="string" calcext:value-type="string">
            <text:p>Level_BigCliffs_ResourceClusters</text:p>
          </table:table-cell>
          <table:table-cell office:value-type="string" calcext:value-type="string">
            <text:p>~~~</text:p>
          </table:table-cell>
          <table:table-cell office:value-type="string" calcext:value-type="string">
            <text:p>雪の森</text:p>
          </table:table-cell>
          <table:table-cell table:formula="of:=[.A366]&amp;[.B366]&amp;SUBSTITUTE([.C366];CHAR(10);&quot;`&quot;)" office:value-type="string" office:string-value="Level_BigCliffs_ResourceClusters~~~雪の森" calcext:value-type="string">
            <text:p>Level_BigCliffs_ResourceClusters~~~雪の森</text:p>
          </table:table-cell>
          <table:table-cell table:number-columns-repeated="60"/>
        </table:table-row>
        <table:table-row table:style-name="ro1">
          <table:table-cell office:value-type="string" calcext:value-type="string">
            <text:p>Level_BigCliffs_ResourceClustersDescription</text:p>
          </table:table-cell>
          <table:table-cell office:value-type="string" calcext:value-type="string">
            <text:p>~~~</text:p>
          </table:table-cell>
          <table:table-cell office:value-type="string" calcext:value-type="string">
            <text:p>この雪に覆われた森林のプロパティには、リソースが非常に密集しています。</text:p>
          </table:table-cell>
          <table:table-cell table:formula="of:=[.A367]&amp;[.B367]&amp;SUBSTITUTE([.C367];CHAR(10);&quot;`&quot;)" office:value-type="string" office:string-value="Level_BigCliffs_ResourceClustersDescription~~~この雪に覆われた森林のプロパティには、リソースが非常に密集しています。" calcext:value-type="string">
            <text:p>Level_BigCliffs_ResourceClustersDescription~~~この雪に覆われた森林のプロパティには、リソースが非常に密集しています。</text:p>
          </table:table-cell>
          <table:table-cell table:number-columns-repeated="60"/>
        </table:table-row>
        <table:table-row table:style-name="ro1">
          <table:table-cell office:value-type="string" calcext:value-type="string">
            <text:p>Level_OpenSpaceRocketsOnly</text:p>
          </table:table-cell>
          <table:table-cell office:value-type="string" calcext:value-type="string">
            <text:p>~~~</text:p>
          </table:table-cell>
          <table:table-cell office:value-type="string" calcext:value-type="string">
            <text:p>ロケットマスター</text:p>
          </table:table-cell>
          <table:table-cell table:formula="of:=[.A368]&amp;[.B368]&amp;SUBSTITUTE([.C368];CHAR(10);&quot;`&quot;)" office:value-type="string" office:string-value="Level_OpenSpaceRocketsOnly~~~ロケットマスター" calcext:value-type="string">
            <text:p>Level_OpenSpaceRocketsOnly~~~ロケットマスター</text:p>
          </table:table-cell>
          <table:table-cell table:number-columns-repeated="60"/>
        </table:table-row>
        <table:table-row table:style-name="ro1">
          <table:table-cell office:value-type="string" calcext:value-type="string">
            <text:p>Level_OpenSpaceRocketsOnlyDescription</text:p>
          </table:table-cell>
          <table:table-cell office:value-type="string" calcext:value-type="string">
            <text:p>~~~</text:p>
          </table:table-cell>
          <table:table-cell office:value-type="string" calcext:value-type="string">
            <text:p>この奇妙な緑のスカム惑星で既にロック解除されているロケットから始めます。</text:p>
          </table:table-cell>
          <table:table-cell table:formula="of:=[.A369]&amp;[.B369]&amp;SUBSTITUTE([.C369];CHAR(10);&quot;`&quot;)" office:value-type="string" office:string-value="Level_OpenSpaceRocketsOnlyDescription~~~この奇妙な緑のスカム惑星で既にロック解除されているロケットから始めます。" calcext:value-type="string">
            <text:p>Level_OpenSpaceRocketsOnlyDescription~~~この奇妙な緑のスカム惑星で既にロック解除されているロケットから始めます。</text:p>
          </table:table-cell>
          <table:table-cell table:number-columns-repeated="60"/>
        </table:table-row>
        <table:table-row table:style-name="ro1">
          <table:table-cell office:value-type="string" calcext:value-type="string">
            <text:p>Level_BigLake_CenterResources</text:p>
          </table:table-cell>
          <table:table-cell office:value-type="string" calcext:value-type="string">
            <text:p>~~~</text:p>
          </table:table-cell>
          <table:table-cell office:value-type="string" calcext:value-type="string">
            <text:p>豊富なリソース</text:p>
          </table:table-cell>
          <table:table-cell table:formula="of:=[.A370]&amp;[.B370]&amp;SUBSTITUTE([.C370];CHAR(10);&quot;`&quot;)" office:value-type="string" office:string-value="Level_BigLake_CenterResources~~~豊富なリソース" calcext:value-type="string">
            <text:p>Level_BigLake_CenterResources~~~豊富なリソース</text:p>
          </table:table-cell>
          <table:table-cell table:number-columns-repeated="60"/>
        </table:table-row>
        <table:table-row table:style-name="ro1">
          <table:table-cell office:value-type="string" calcext:value-type="string">
            <text:p>Level_BigLake_CenterResourcesDescription</text:p>
          </table:table-cell>
          <table:table-cell office:value-type="string" calcext:value-type="string">
            <text:p>~~~</text:p>
          </table:table-cell>
          <table:table-cell office:value-type="string" calcext:value-type="string">
            <text:p>すべての預金は、土地の中心にある島にあります。</text:p>
          </table:table-cell>
          <table:table-cell table:formula="of:=[.A371]&amp;[.B371]&amp;SUBSTITUTE([.C371];CHAR(10);&quot;`&quot;)" office:value-type="string" office:string-value="Level_BigLake_CenterResourcesDescription~~~すべての預金は、土地の中心にある島にあります。" calcext:value-type="string">
            <text:p>Level_BigLake_CenterResourcesDescription~~~すべての預金は、土地の中心にある島にあります。</text:p>
          </table:table-cell>
          <table:table-cell table:number-columns-repeated="60"/>
        </table:table-row>
        <table:table-row table:style-name="ro1">
          <table:table-cell office:value-type="string" calcext:value-type="string">
            <text:p>Per Month</text:p>
          </table:table-cell>
          <table:table-cell office:value-type="string" calcext:value-type="string">
            <text:p>~~~</text:p>
          </table:table-cell>
          <table:table-cell office:value-type="string" calcext:value-type="string">
            <text:p>月あたり</text:p>
          </table:table-cell>
          <table:table-cell table:formula="of:=[.A372]&amp;[.B372]&amp;SUBSTITUTE([.C372];CHAR(10);&quot;`&quot;)" office:value-type="string" office:string-value="Per Month~~~月あたり" calcext:value-type="string">
            <text:p>Per Month~~~月あたり</text:p>
          </table:table-cell>
          <table:table-cell table:number-columns-repeated="60"/>
        </table:table-row>
        <table:table-row table:style-name="ro1">
          <table:table-cell office:value-type="string" calcext:value-type="string">
            <text:p>PLAY</text:p>
          </table:table-cell>
          <table:table-cell office:value-type="string" calcext:value-type="string">
            <text:p>~~~</text:p>
          </table:table-cell>
          <table:table-cell office:value-type="string" calcext:value-type="string">
            <text:p>開始</text:p>
          </table:table-cell>
          <table:table-cell table:formula="of:=[.A373]&amp;[.B373]&amp;SUBSTITUTE([.C373];CHAR(10);&quot;`&quot;)" office:value-type="string" office:string-value="PLAY~~~開始" calcext:value-type="string">
            <text:p>PLAY~~~開始</text:p>
          </table:table-cell>
          <table:table-cell table:number-columns-repeated="60"/>
        </table:table-row>
        <table:table-row table:style-name="ro1">
          <table:table-cell office:value-type="string" calcext:value-type="string">
            <text:p>CREDITS</text:p>
          </table:table-cell>
          <table:table-cell office:value-type="string" calcext:value-type="string">
            <text:p>~~~</text:p>
          </table:table-cell>
          <table:table-cell office:value-type="string" calcext:value-type="string">
            <text:p>クレジット</text:p>
          </table:table-cell>
          <table:table-cell table:formula="of:=[.A374]&amp;[.B374]&amp;SUBSTITUTE([.C374];CHAR(10);&quot;`&quot;)" office:value-type="string" office:string-value="CREDITS~~~クレジット" calcext:value-type="string">
            <text:p>CREDITS~~~クレジット</text:p>
          </table:table-cell>
          <table:table-cell table:number-columns-repeated="60"/>
        </table:table-row>
        <table:table-row table:style-name="ro1">
          <table:table-cell office:value-type="string" calcext:value-type="string">
            <text:p>QUIT</text:p>
          </table:table-cell>
          <table:table-cell office:value-type="string" calcext:value-type="string">
            <text:p>~~~</text:p>
          </table:table-cell>
          <table:table-cell office:value-type="string" calcext:value-type="string">
            <text:p>終了</text:p>
          </table:table-cell>
          <table:table-cell table:formula="of:=[.A375]&amp;[.B375]&amp;SUBSTITUTE([.C375];CHAR(10);&quot;`&quot;)" office:value-type="string" office:string-value="QUIT~~~終了" calcext:value-type="string">
            <text:p>QUIT~~~終了</text:p>
          </table:table-cell>
          <table:table-cell table:number-columns-repeated="60"/>
        </table:table-row>
        <table:table-row table:style-name="ro1">
          <table:table-cell office:value-type="string" calcext:value-type="string">
            <text:p>NEW COLONY</text:p>
          </table:table-cell>
          <table:table-cell office:value-type="string" calcext:value-type="string">
            <text:p>~~~</text:p>
          </table:table-cell>
          <table:table-cell office:value-type="string" calcext:value-type="string">
            <text:p>コロニーを作成</text:p>
          </table:table-cell>
          <table:table-cell table:formula="of:=[.A376]&amp;[.B376]&amp;SUBSTITUTE([.C376];CHAR(10);&quot;`&quot;)" office:value-type="string" office:string-value="NEW COLONY~~~コロニーを作成" calcext:value-type="string">
            <text:p>NEW COLONY~~~コロニーを作成</text:p>
          </table:table-cell>
          <table:table-cell table:number-columns-repeated="60"/>
        </table:table-row>
        <table:table-row table:style-name="ro1">
          <table:table-cell office:value-type="string" calcext:value-type="string">
            <text:p>LOAD COLONY</text:p>
          </table:table-cell>
          <table:table-cell office:value-type="string" calcext:value-type="string">
            <text:p>~~~</text:p>
          </table:table-cell>
          <table:table-cell office:value-type="string" calcext:value-type="string">
            <text:p>コロニーをロード</text:p>
          </table:table-cell>
          <table:table-cell table:formula="of:=[.A377]&amp;[.B377]&amp;SUBSTITUTE([.C377];CHAR(10);&quot;`&quot;)" office:value-type="string" office:string-value="LOAD COLONY~~~コロニーをロード" calcext:value-type="string">
            <text:p>LOAD COLONY~~~コロニーをロード</text:p>
          </table:table-cell>
          <table:table-cell table:number-columns-repeated="60"/>
        </table:table-row>
        <table:table-row table:style-name="ro1">
          <table:table-cell office:value-type="string" calcext:value-type="string">
            <text:p>START</text:p>
          </table:table-cell>
          <table:table-cell office:value-type="string" calcext:value-type="string">
            <text:p>~~~</text:p>
          </table:table-cell>
          <table:table-cell office:value-type="string" calcext:value-type="string">
            <text:p>開始</text:p>
          </table:table-cell>
          <table:table-cell table:formula="of:=[.A378]&amp;[.B378]&amp;SUBSTITUTE([.C378];CHAR(10);&quot;`&quot;)" office:value-type="string" office:string-value="START~~~開始" calcext:value-type="string">
            <text:p>START~~~開始</text:p>
          </table:table-cell>
          <table:table-cell table:number-columns-repeated="60"/>
        </table:table-row>
        <table:table-row table:style-name="ro1">
          <table:table-cell office:value-type="string" calcext:value-type="string">
            <text:p>CANCEL</text:p>
          </table:table-cell>
          <table:table-cell office:value-type="string" calcext:value-type="string">
            <text:p>~~~</text:p>
          </table:table-cell>
          <table:table-cell office:value-type="string" calcext:value-type="string">
            <text:p>キャンセル</text:p>
          </table:table-cell>
          <table:table-cell table:formula="of:=[.A379]&amp;[.B379]&amp;SUBSTITUTE([.C379];CHAR(10);&quot;`&quot;)" office:value-type="string" office:string-value="CANCEL~~~キャンセル" calcext:value-type="string">
            <text:p>CANCEL~~~キャンセル</text:p>
          </table:table-cell>
          <table:table-cell table:number-columns-repeated="60"/>
        </table:table-row>
        <table:table-row table:style-name="ro1">
          <table:table-cell office:value-type="string" calcext:value-type="string">
            <text:p>Starter Mode:</text:p>
          </table:table-cell>
          <table:table-cell office:value-type="string" calcext:value-type="string">
            <text:p>~~~</text:p>
          </table:table-cell>
          <table:table-cell office:value-type="string" calcext:value-type="string">
            <text:p>スターターモード：</text:p>
          </table:table-cell>
          <table:table-cell table:formula="of:=[.A380]&amp;[.B380]&amp;SUBSTITUTE([.C380];CHAR(10);&quot;`&quot;)" office:value-type="string" office:string-value="Starter Mode:~~~スターターモード：" calcext:value-type="string">
            <text:p>Starter Mode:~~~スターターモード：</text:p>
          </table:table-cell>
          <table:table-cell table:number-columns-repeated="60"/>
        </table:table-row>
        <table:table-row table:style-name="ro1">
          <table:table-cell office:value-type="string" calcext:value-type="string">
            <text:p>Drone population.</text:p>
          </table:table-cell>
          <table:table-cell office:value-type="string" calcext:value-type="string">
            <text:p>~~~</text:p>
          </table:table-cell>
          <table:table-cell office:value-type="string" calcext:value-type="string">
            <text:p>ドローン台数</text:p>
          </table:table-cell>
          <table:table-cell table:formula="of:=[.A381]&amp;[.B381]&amp;SUBSTITUTE([.C381];CHAR(10);&quot;`&quot;)" office:value-type="string" office:string-value="Drone population.~~~ドローン台数" calcext:value-type="string">
            <text:p>Drone population.~~~ドローン台数</text:p>
          </table:table-cell>
          <table:table-cell table:number-columns-repeated="60"/>
        </table:table-row>
        <table:table-row table:style-name="ro1">
          <table:table-cell office:value-type="string" calcext:value-type="string">
            <text:p>CURRENT TIME:</text:p>
          </table:table-cell>
          <table:table-cell office:value-type="string" calcext:value-type="string">
            <text:p>~~~</text:p>
          </table:table-cell>
          <table:table-cell office:value-type="string" calcext:value-type="string">
            <text:p>現在の時刻：</text:p>
          </table:table-cell>
          <table:table-cell table:formula="of:=[.A382]&amp;[.B382]&amp;SUBSTITUTE([.C382];CHAR(10);&quot;`&quot;)" office:value-type="string" office:string-value="CURRENT TIME:~~~現在の時刻：" calcext:value-type="string">
            <text:p>CURRENT TIME:~~~現在の時刻：</text:p>
          </table:table-cell>
          <table:table-cell table:number-columns-repeated="60"/>
        </table:table-row>
        <table:table-row table:style-name="ro1">
          <table:table-cell office:value-type="string" calcext:value-type="string">
            <text:p>MISSION:</text:p>
          </table:table-cell>
          <table:table-cell office:value-type="string" calcext:value-type="string">
            <text:p>~~~</text:p>
          </table:table-cell>
          <table:table-cell office:value-type="string" calcext:value-type="string">
            <text:p>ミッション：</text:p>
          </table:table-cell>
          <table:table-cell table:formula="of:=[.A383]&amp;[.B383]&amp;SUBSTITUTE([.C383];CHAR(10);&quot;`&quot;)" office:value-type="string" office:string-value="MISSION:~~~ミッション：" calcext:value-type="string">
            <text:p>MISSION:~~~ミッション：</text:p>
          </table:table-cell>
          <table:table-cell table:number-columns-repeated="60"/>
        </table:table-row>
        <table:table-row table:style-name="ro1">
          <table:table-cell office:value-type="string" calcext:value-type="string">
            <text:p>LOAD COLONY:</text:p>
          </table:table-cell>
          <table:table-cell office:value-type="string" calcext:value-type="string">
            <text:p>~~~</text:p>
          </table:table-cell>
          <table:table-cell office:value-type="string" calcext:value-type="string">
            <text:p>コロニーのロード：</text:p>
          </table:table-cell>
          <table:table-cell table:formula="of:=[.A384]&amp;[.B384]&amp;SUBSTITUTE([.C384];CHAR(10);&quot;`&quot;)" office:value-type="string" office:string-value="LOAD COLONY:~~~コロニーのロード：" calcext:value-type="string">
            <text:p>LOAD COLONY:~~~コロニーのロード：</text:p>
          </table:table-cell>
          <table:table-cell table:number-columns-repeated="60"/>
        </table:table-row>
        <table:table-row table:style-name="ro1">
          <table:table-cell office:value-type="string" calcext:value-type="string">
            <text:p>IN PROGRESS</text:p>
          </table:table-cell>
          <table:table-cell office:value-type="string" calcext:value-type="string">
            <text:p>~~~</text:p>
          </table:table-cell>
          <table:table-cell office:value-type="string" calcext:value-type="string">
            <text:p>進行中</text:p>
          </table:table-cell>
          <table:table-cell table:formula="of:=[.A385]&amp;[.B385]&amp;SUBSTITUTE([.C385];CHAR(10);&quot;`&quot;)" office:value-type="string" office:string-value="IN PROGRESS~~~進行中" calcext:value-type="string">
            <text:p>IN PROGRESS~~~進行中</text:p>
          </table:table-cell>
          <table:table-cell table:number-columns-repeated="60"/>
        </table:table-row>
        <table:table-row table:style-name="ro1">
          <table:table-cell office:value-type="string" calcext:value-type="string">
            <text:p>LOAD</text:p>
          </table:table-cell>
          <table:table-cell office:value-type="string" calcext:value-type="string">
            <text:p>~~~</text:p>
          </table:table-cell>
          <table:table-cell office:value-type="string" calcext:value-type="string">
            <text:p>ロード</text:p>
          </table:table-cell>
          <table:table-cell table:formula="of:=[.A386]&amp;[.B386]&amp;SUBSTITUTE([.C386];CHAR(10);&quot;`&quot;)" office:value-type="string" office:string-value="LOAD~~~ロード" calcext:value-type="string">
            <text:p>LOAD~~~ロード</text:p>
          </table:table-cell>
          <table:table-cell table:number-columns-repeated="60"/>
        </table:table-row>
        <table:table-row table:style-name="ro1">
          <table:table-cell office:value-type="string" calcext:value-type="string">
            <text:p>DELETE</text:p>
          </table:table-cell>
          <table:table-cell office:value-type="string" calcext:value-type="string">
            <text:p>~~~</text:p>
          </table:table-cell>
          <table:table-cell office:value-type="string" calcext:value-type="string">
            <text:p>削除</text:p>
          </table:table-cell>
          <table:table-cell table:formula="of:=[.A387]&amp;[.B387]&amp;SUBSTITUTE([.C387];CHAR(10);&quot;`&quot;)" office:value-type="string" office:string-value="DELETE~~~削除" calcext:value-type="string">
            <text:p>DELETE~~~削除</text:p>
          </table:table-cell>
          <table:table-cell table:number-columns-repeated="60"/>
        </table:table-row>
        <table:table-row table:style-name="ro1">
          <table:table-cell office:value-type="string" calcext:value-type="string">
            <text:p>NAME YOUR COLONY:</text:p>
          </table:table-cell>
          <table:table-cell office:value-type="string" calcext:value-type="string">
            <text:p>~~~</text:p>
          </table:table-cell>
          <table:table-cell office:value-type="string" calcext:value-type="string">
            <text:p>あなたのコロニーに名前を付けてください：</text:p>
          </table:table-cell>
          <table:table-cell table:formula="of:=[.A388]&amp;[.B388]&amp;SUBSTITUTE([.C388];CHAR(10);&quot;`&quot;)" office:value-type="string" office:string-value="NAME YOUR COLONY:~~~あなたのコロニーに名前を付けてください：" calcext:value-type="string">
            <text:p>NAME YOUR COLONY:~~~あなたのコロニーに名前を付けてください：</text:p>
          </table:table-cell>
          <table:table-cell table:number-columns-repeated="60"/>
        </table:table-row>
        <table:table-row table:style-name="ro1">
          <table:table-cell office:value-type="string" calcext:value-type="string">
            <text:p>DEMOLISH</text:p>
          </table:table-cell>
          <table:table-cell office:value-type="string" calcext:value-type="string">
            <text:p>~~~</text:p>
          </table:table-cell>
          <table:table-cell office:value-type="string" calcext:value-type="string">
            <text:p>取り壊す</text:p>
          </table:table-cell>
          <table:table-cell table:formula="of:=[.A389]&amp;[.B389]&amp;SUBSTITUTE([.C389];CHAR(10);&quot;`&quot;)" office:value-type="string" office:string-value="DEMOLISH~~~取り壊す" calcext:value-type="string">
            <text:p>DEMOLISH~~~取り壊す</text:p>
          </table:table-cell>
          <table:table-cell table:number-columns-repeated="60"/>
        </table:table-row>
        <table:table-row table:style-name="ro1">
          <table:table-cell office:value-type="string" calcext:value-type="string">
            <text:p>GREENHOUSE ENABLED</text:p>
          </table:table-cell>
          <table:table-cell office:value-type="string" calcext:value-type="string">
            <text:p>~~~</text:p>
          </table:table-cell>
          <table:table-cell office:value-type="string" calcext:value-type="string">
            <text:p>温室の使用</text:p>
          </table:table-cell>
          <table:table-cell table:formula="of:=[.A390]&amp;[.B390]&amp;SUBSTITUTE([.C390];CHAR(10);&quot;`&quot;)" office:value-type="string" office:string-value="GREENHOUSE ENABLED~~~温室の使用" calcext:value-type="string">
            <text:p>GREENHOUSE ENABLED~~~温室の使用</text:p>
          </table:table-cell>
          <table:table-cell table:number-columns-repeated="60"/>
        </table:table-row>
        <table:table-row table:style-name="ro1">
          <table:table-cell office:value-type="string" calcext:value-type="string">
            <text:p>CONNECTOR COLOR:</text:p>
          </table:table-cell>
          <table:table-cell office:value-type="string" calcext:value-type="string">
            <text:p>~~~</text:p>
          </table:table-cell>
          <table:table-cell office:value-type="string" calcext:value-type="string">
            <text:p>コネクタの色：</text:p>
          </table:table-cell>
          <table:table-cell table:formula="of:=[.A391]&amp;[.B391]&amp;SUBSTITUTE([.C391];CHAR(10);&quot;`&quot;)" office:value-type="string" office:string-value="CONNECTOR COLOR:~~~コネクタの色：" calcext:value-type="string">
            <text:p>CONNECTOR COLOR:~~~コネクタの色：</text:p>
          </table:table-cell>
          <table:table-cell table:number-columns-repeated="60"/>
        </table:table-row>
        <table:table-row table:style-name="ro1">
          <table:table-cell office:value-type="string" calcext:value-type="string">
            <text:p>Sets which remote connector to be connected to if any exist in this container's factory.``Only one container per factory can be set to a given color.</text:p>
          </table:table-cell>
          <table:table-cell office:value-type="string" calcext:value-type="string">
            <text:p>~~~</text:p>
          </table:table-cell>
          <table:table-cell office:value-type="string" calcext:value-type="string">
            <text:p>このコンテナのファクトリに存在する場合、 接続するリモートコネクタを設定します。``特定の色に設定できるのは、工場ごとに1つのコンテナのみです。</text:p>
          </table:table-cell>
          <table:table-cell table:formula="of:=[.A392]&amp;[.B392]&amp;SUBSTITUTE([.C392];CHAR(10);&quot;`&quot;)" office:value-type="string" office:string-value="Sets which remote connector to be connected to if any exist in this container's factory.``Only one container per factory can be set to a given color.~~~このコンテナのファクトリに存在する場合、 接続するリモートコネクタを設定します。``特定の色に設定できるのは、工場ごとに1つのコンテナのみです。" calcext:value-type="string">
            <text:p>Sets which remote connector to be connected to if any exist in this container's factory.``Only one container per factory can be set to a given color.~~~このコンテナのファクトリに存在する場合、 接続するリモートコネクタを設定します。``特定の色に設定できるのは、工場ごとに1つのコンテナのみです。</text:p>
          </table:table-cell>
          <table:table-cell table:number-columns-repeated="60"/>
        </table:table-row>
        <table:table-row table:style-name="ro1">
          <table:table-cell office:value-type="string" calcext:value-type="string">
            <text:p>Starter mode provides you with the basics prebuilt. If you are unfamiliar with the game, starter mode is essential.</text:p>
          </table:table-cell>
          <table:table-cell office:value-type="string" calcext:value-type="string">
            <text:p>~~~</text:p>
          </table:table-cell>
          <table:table-cell office:value-type="string" calcext:value-type="string">
            <text:p>スターターモードは、事前に構築された基礎を提供します。 ゲームに慣れていない場合は、スターターモードが不可欠です。</text:p>
          </table:table-cell>
          <table:table-cell table:formula="of:=[.A393]&amp;[.B393]&amp;SUBSTITUTE([.C393];CHAR(10);&quot;`&quot;)" office:value-type="string" office:string-value="Starter mode provides you with the basics prebuilt. If you are unfamiliar with the game, starter mode is essential.~~~スターターモードは、事前に構築された基礎を提供します。 ゲームに慣れていない場合は、スターターモードが不可欠です。" calcext:value-type="string">
            <text:p>Starter mode provides you with the basics prebuilt. If you are unfamiliar with the game, starter mode is essential.~~~スターターモードは、事前に構築された基礎を提供します。 ゲームに慣れていない場合は、スターターモードが不可欠です。</text:p>
          </table:table-cell>
          <table:table-cell table:number-columns-repeated="60"/>
        </table:table-row>
        <table:table-row table:style-name="ro1">
          <table:table-cell office:value-type="string" calcext:value-type="string">
            <text:p>Clawtrack pitstops are best utilized in a relay system as shown. Be careful with them, as they can massively downgrade your truck loading efficiency if used improperly.</text:p>
          </table:table-cell>
          <table:table-cell office:value-type="string" calcext:value-type="string">
            <text:p>~~~</text:p>
          </table:table-cell>
          <table:table-cell office:value-type="string" calcext:value-type="string">
            <text:p>クレーンピットストップは、 図に示すようにリレーシステムで使用するのが最適です。 <text:s/>不適切な使用はトラックの積載効率を著しく低下させる可能性があることに注意してください。</text:p>
          </table:table-cell>
          <table:table-cell table:formula="of:=[.A394]&amp;[.B394]&amp;SUBSTITUTE([.C394];CHAR(10);&quot;`&quot;)" office:value-type="string" office:string-value="Clawtrack pitstops are best utilized in a relay system as shown. Be careful with them, as they can massively downgrade your truck loading efficiency if used improperly.~~~クレーンピットストップは、 図に示すようにリレーシステムで使用するのが最適です。  不適切な使用はトラックの積載効率を著しく低下させる可能性があることに注意してください。" calcext:value-type="string">
            <text:p>Clawtrack pitstops are best utilized in a relay system as shown. Be careful with them, as they can massively downgrade your truck loading efficiency if used improperly.~~~クレーンピットストップは、 図に示すようにリレーシステムで使用するのが最適です。 <text:s/>不適切な使用はトラックの積載効率を著しく低下させる可能性があることに注意してください。</text:p>
          </table:table-cell>
          <table:table-cell table:number-columns-repeated="60"/>
        </table:table-row>
        <table:table-row table:style-name="ro1">
          <table:table-cell office:value-type="string" calcext:value-type="string">
            <text:p>Edge panning:</text:p>
          </table:table-cell>
          <table:table-cell office:value-type="string" calcext:value-type="string">
            <text:p>~~~</text:p>
          </table:table-cell>
          <table:table-cell office:value-type="string" calcext:value-type="string">
            <text:p>エッジパン：</text:p>
          </table:table-cell>
          <table:table-cell table:formula="of:=[.A395]&amp;[.B395]&amp;SUBSTITUTE([.C395];CHAR(10);&quot;`&quot;)" office:value-type="string" office:string-value="Edge panning:~~~エッジパン：" calcext:value-type="string">
            <text:p>Edge panning:~~~エッジパン：</text:p>
          </table:table-cell>
          <table:table-cell table:number-columns-repeated="60"/>
        </table:table-row>
        <table:table-row table:style-name="ro1">
          <table:table-cell office:value-type="string" calcext:value-type="string">
            <text:p>Can be set to skip a certain number of claws, letting them pass by unaffected.</text:p>
          </table:table-cell>
          <table:table-cell office:value-type="string" calcext:value-type="string">
            <text:p>~~~</text:p>
          </table:table-cell>
          <table:table-cell office:value-type="string" calcext:value-type="string">
            <text:p>特定の数のクレーンをスキップさせ、影響を受けずに通過させます。</text:p>
          </table:table-cell>
          <table:table-cell table:formula="of:=[.A396]&amp;[.B396]&amp;SUBSTITUTE([.C396];CHAR(10);&quot;`&quot;)" office:value-type="string" office:string-value="Can be set to skip a certain number of claws, letting them pass by unaffected.~~~特定の数のクレーンをスキップさせ、影響を受けずに通過させます。" calcext:value-type="string">
            <text:p>Can be set to skip a certain number of claws, letting them pass by unaffected.~~~特定の数のクレーンをスキップさせ、影響を受けずに通過させます。</text:p>
          </table:table-cell>
          <table:table-cell table:number-columns-repeated="60"/>
        </table:table-row>
        <table:table-row table:style-name="ro1">
          <table:table-cell office:value-type="string" calcext:value-type="string">
            <text:p>COST:</text:p>
          </table:table-cell>
          <table:table-cell office:value-type="string" calcext:value-type="string">
            <text:p>~~~</text:p>
          </table:table-cell>
          <table:table-cell office:value-type="string" calcext:value-type="string">
            <text:p>費用：</text:p>
          </table:table-cell>
          <table:table-cell table:formula="of:=[.A397]&amp;[.B397]&amp;SUBSTITUTE([.C397];CHAR(10);&quot;`&quot;)" office:value-type="string" office:string-value="COST:~~~費用：" calcext:value-type="string">
            <text:p>COST:~~~費用：</text:p>
          </table:table-cell>
          <table:table-cell table:number-columns-repeated="60"/>
        </table:table-row>
        <table:table-row table:style-name="ro1">
          <table:table-cell office:value-type="string" calcext:value-type="string">
            <text:p>SELL:</text:p>
          </table:table-cell>
          <table:table-cell office:value-type="string" calcext:value-type="string">
            <text:p>~~~</text:p>
          </table:table-cell>
          <table:table-cell office:value-type="string" calcext:value-type="string">
            <text:p>売却：</text:p>
          </table:table-cell>
          <table:table-cell table:formula="of:=[.A398]&amp;[.B398]&amp;SUBSTITUTE([.C398];CHAR(10);&quot;`&quot;)" office:value-type="string" office:string-value="SELL:~~~売却：" calcext:value-type="string">
            <text:p>SELL:~~~売却：</text:p>
          </table:table-cell>
          <table:table-cell table:number-columns-repeated="60"/>
        </table:table-row>
        <table:table-row table:style-name="ro1">
          <table:table-cell office:value-type="string" calcext:value-type="string">
            <text:p>CLAIM</text:p>
          </table:table-cell>
          <table:table-cell office:value-type="string" calcext:value-type="string">
            <text:p>~~~</text:p>
          </table:table-cell>
          <table:table-cell office:value-type="string" calcext:value-type="string">
            <text:p>請求</text:p>
          </table:table-cell>
          <table:table-cell table:formula="of:=[.A399]&amp;[.B399]&amp;SUBSTITUTE([.C399];CHAR(10);&quot;`&quot;)" office:value-type="string" office:string-value="CLAIM~~~請求" calcext:value-type="string">
            <text:p>CLAIM~~~請求</text:p>
          </table:table-cell>
          <table:table-cell table:number-columns-repeated="60"/>
        </table:table-row>
        <table:table-row table:style-name="ro1">
          <table:table-cell office:value-type="string" calcext:value-type="string">
            <text:p>SUCCESS!</text:p>
          </table:table-cell>
          <table:table-cell office:value-type="string" calcext:value-type="string">
            <text:p>~~~</text:p>
          </table:table-cell>
          <table:table-cell office:value-type="string" calcext:value-type="string">
            <text:p>成功</text:p>
          </table:table-cell>
          <table:table-cell table:formula="of:=[.A400]&amp;[.B400]&amp;SUBSTITUTE([.C400];CHAR(10);&quot;`&quot;)" office:value-type="string" office:string-value="SUCCESS!~~~成功" calcext:value-type="string">
            <text:p>SUCCESS!~~~成功</text:p>
          </table:table-cell>
          <table:table-cell table:number-columns-repeated="60"/>
        </table:table-row>
        <table:table-row table:style-name="ro1">
          <table:table-cell office:value-type="string" calcext:value-type="string">
            <text:p>SuccessMessage</text:p>
          </table:table-cell>
          <table:table-cell office:value-type="string" calcext:value-type="string">
            <text:p>~~~</text:p>
          </table:table-cell>
          <table:table-cell office:value-type="string" calcext:value-type="string">
            <text:p>プレイを続けてマスターメダリオンを獲得するか、シナリオ選択画面に戻ります。</text:p>
          </table:table-cell>
          <table:table-cell table:formula="of:=[.A401]&amp;[.B401]&amp;SUBSTITUTE([.C401];CHAR(10);&quot;`&quot;)" office:value-type="string" office:string-value="SuccessMessage~~~プレイを続けてマスターメダリオンを獲得するか、シナリオ選択画面に戻ります。" calcext:value-type="string">
            <text:p>SuccessMessage~~~プレイを続けてマスターメダリオンを獲得するか、シナリオ選択画面に戻ります。</text:p>
          </table:table-cell>
          <table:table-cell table:number-columns-repeated="60"/>
        </table:table-row>
        <table:table-row table:style-name="ro1">
          <table:table-cell office:value-type="string" calcext:value-type="string">
            <text:p>MedallionSuccessMessage</text:p>
          </table:table-cell>
          <table:table-cell office:value-type="string" calcext:value-type="string">
            <text:p>~~~</text:p>
          </table:table-cell>
          <table:table-cell office:value-type="string" calcext:value-type="string">
            <text:p>マスターメダリオンが達成されました！続行するか、シナリオ選択画面に戻ります。</text:p>
          </table:table-cell>
          <table:table-cell table:formula="of:=[.A402]&amp;[.B402]&amp;SUBSTITUTE([.C402];CHAR(10);&quot;`&quot;)" office:value-type="string" office:string-value="MedallionSuccessMessage~~~マスターメダリオンが達成されました！続行するか、シナリオ選択画面に戻ります。" calcext:value-type="string">
            <text:p>MedallionSuccessMessage~~~マスターメダリオンが達成されました！続行するか、シナリオ選択画面に戻ります。</text:p>
          </table:table-cell>
          <table:table-cell table:number-columns-repeated="60"/>
        </table:table-row>
        <table:table-row table:style-name="ro1">
          <table:table-cell office:value-type="string" calcext:value-type="string">
            <text:p>PLANET SELECT</text:p>
          </table:table-cell>
          <table:table-cell office:value-type="string" calcext:value-type="string">
            <text:p>~~~</text:p>
          </table:table-cell>
          <table:table-cell office:value-type="string" calcext:value-type="string">
            <text:p>惑星選択</text:p>
          </table:table-cell>
          <table:table-cell table:formula="of:=[.A403]&amp;[.B403]&amp;SUBSTITUTE([.C403];CHAR(10);&quot;`&quot;)" office:value-type="string" office:string-value="PLANET SELECT~~~惑星選択" calcext:value-type="string">
            <text:p>PLANET SELECT~~~惑星選択</text:p>
          </table:table-cell>
          <table:table-cell table:number-columns-repeated="60"/>
        </table:table-row>
        <table:table-row table:style-name="ro1">
          <table:table-cell office:value-type="string" calcext:value-type="string">
            <text:p>Very Easy Mode:</text:p>
          </table:table-cell>
          <table:table-cell office:value-type="string" calcext:value-type="string">
            <text:p>~~~</text:p>
          </table:table-cell>
          <table:table-cell office:value-type="string" calcext:value-type="string">
            <text:p>チャレンジモード</text:p>
          </table:table-cell>
          <table:table-cell table:formula="of:=[.A404]&amp;[.B404]&amp;SUBSTITUTE([.C404];CHAR(10);&quot;`&quot;)" office:value-type="string" office:string-value="Very Easy Mode:~~~チャレンジモード" calcext:value-type="string">
            <text:p>Very Easy Mode:~~~チャレンジモード</text:p>
          </table:table-cell>
          <table:table-cell table:number-columns-repeated="60"/>
        </table:table-row>
        <table:table-row table:style-name="ro1">
          <table:table-cell office:value-type="string" calcext:value-type="string">
            <text:p>Reduces taxes by 90%</text:p>
          </table:table-cell>
          <table:table-cell office:value-type="string" calcext:value-type="string">
            <text:p>~~~</text:p>
          </table:table-cell>
          <table:table-cell office:value-type="string" calcext:value-type="string">
            <text:p>チャレンジモードは課税を追加します</text:p>
          </table:table-cell>
          <table:table-cell table:formula="of:=[.A405]&amp;[.B405]&amp;SUBSTITUTE([.C405];CHAR(10);&quot;`&quot;)" office:value-type="string" office:string-value="Reduces taxes by 90%~~~チャレンジモードは課税を追加します" calcext:value-type="string">
            <text:p>Reduces taxes by 90%~~~チャレンジモードは課税を追加します</text:p>
          </table:table-cell>
          <table:table-cell table:number-columns-repeated="60"/>
        </table:table-row>
        <table:table-row table:style-name="ro1">
          <table:table-cell office:value-type="string" calcext:value-type="string">
            <text:p>Auto Save:</text:p>
          </table:table-cell>
          <table:table-cell office:value-type="string" calcext:value-type="string">
            <text:p>~~~</text:p>
          </table:table-cell>
          <table:table-cell office:value-type="string" calcext:value-type="string">
            <text:p>オートセーブ</text:p>
          </table:table-cell>
          <table:table-cell table:formula="of:=[.A406]&amp;[.B406]&amp;SUBSTITUTE([.C406];CHAR(10);&quot;`&quot;)" office:value-type="string" office:string-value="Auto Save:~~~オートセーブ" calcext:value-type="string">
            <text:p>Auto Save:~~~オートセーブ</text:p>
          </table:table-cell>
          <table:table-cell table:number-columns-repeated="60"/>
        </table:table-row>
        <table:table-row table:style-name="ro3" table:number-rows-repeated="1048169">
          <table:table-cell table:number-columns-repeated="64"/>
        </table:table-row>
        <table:table-row table:style-name="ro3">
          <table:table-cell table:number-columns-repeated="64"/>
        </table:table-row>
      </table:table>
      <table:named-expressions/>
      <table:database-ranges>
        <table:database-range table:name="__Anonymous_Sheet_DB__0" table:target-range-address="Sheet1.A1:Sheet1.C1048576" table:contains-header="false">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メイリオ" svg:font-family="メイリオ"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7">0000/00/00</text:date>, <text:time style:data-style-name="N2" text:time-value="19:59:13.989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7T19:59:23.432000000</meta:creation-date>
    <meta:editing-duration>PT17M4S</meta:editing-duration>
    <meta:editing-cycles>4</meta:editing-cycles>
    <meta:generator>LibreOffice/6.3.4.2$Windows_X86_64 LibreOffice_project/60da17e045e08f1793c57c00ba83cdfce946d0aa</meta:generator>
    <dc:date>2020-01-07T20:26:31.005000000</dc:date>
    <meta:document-statistic meta:table-count="1" meta:cell-count="1624" meta:object-count="0"/>
  </office:meta>
</office:document-meta>
</file>